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3E0000002F334227EA.png" manifest:media-type="image/png"/>
  <manifest:file-entry manifest:full-path="Pictures/1000000000000016000000A94417A25C.png" manifest:media-type="image/png"/>
  <manifest:file-entry manifest:full-path="Pictures/10000000000000160000007E449197A3.png" manifest:media-type="image/png"/>
  <manifest:file-entry manifest:full-path="Pictures/10000001000001C700000100EE74E754.png" manifest:media-type="image/png"/>
  <manifest:file-entry manifest:full-path="Pictures/10000000000002900000020031AF1E84.jpg" manifest:media-type="image/jpeg"/>
  <manifest:file-entry manifest:full-path="Pictures/1000000100000134000000D0096F4A01.png" manifest:media-type="image/png"/>
  <manifest:file-entry manifest:full-path="Pictures/1000000000000548000001E94DFFFB38.png" manifest:media-type="image/png"/>
  <manifest:file-entry manifest:full-path="Pictures/100000000000003E00000025F0E843D3.png" manifest:media-type="image/png"/>
  <manifest:file-entry manifest:full-path="Pictures/1000000000000078000000BCFA968D18.png" manifest:media-type="image/png"/>
  <manifest:file-entry manifest:full-path="Pictures/10000000000000FF000004DA7DD9711C.jpg" manifest:media-type="image/jpeg"/>
  <manifest:file-entry manifest:full-path="Pictures/10000001000002500000034DC88E4BA7.png" manifest:media-type="image/png"/>
  <manifest:file-entry manifest:full-path="Pictures/1000056A000052C9000052C93CFA6ADB.svg" manifest:media-type="image/svg+xml"/>
  <manifest:file-entry manifest:full-path="Pictures/1000000000000200000002008FAA15CD.jpg" manifest:media-type="image/jpeg"/>
  <manifest:file-entry manifest:full-path="Pictures/10000001000002C3000002C369E1C627.png" manifest:media-type="image/png"/>
  <manifest:file-entry manifest:full-path="Pictures/10000000000001800000010061BCFFAB.jpg" manifest:media-type="image/jpeg"/>
  <manifest:file-entry manifest:full-path="Pictures/10000001000001540000023774712B8F.png" manifest:media-type="image/png"/>
  <manifest:file-entry manifest:full-path="Pictures/10000000000006FE0000034CA06E5D38.png" manifest:media-type="image/png"/>
  <manifest:file-entry manifest:full-path="Pictures/1000000000000119000001B1093121FA.png" manifest:media-type="image/png"/>
  <manifest:file-entry manifest:full-path="Pictures/100000000000005E0000005EF75A91A4.jpg" manifest:media-type="image/jpeg"/>
  <manifest:file-entry manifest:full-path="Pictures/10000000000004B000000276BE10C922.jpg" manifest:media-type="image/jpeg"/>
  <manifest:file-entry manifest:full-path="Pictures/10000000000000160000005B43B5DC5E.png" manifest:media-type="image/png"/>
  <manifest:file-entry manifest:full-path="Pictures/10000000000004FC000003F1676B9B27.png" manifest:media-type="image/png"/>
  <manifest:file-entry manifest:full-path="Pictures/100011C2000052C9000052C9F11924EF.svg" manifest:media-type="image/svg+xml"/>
  <manifest:file-entry manifest:full-path="Pictures/10000001000002C3000002C34E2BD1D0.png" manifest:media-type="image/png"/>
  <manifest:file-entry manifest:full-path="Pictures/100000000000013A000000ADF212F0B7.png" manifest:media-type="image/png"/>
  <manifest:file-entry manifest:full-path="Pictures/1000000000000112000000A409B69052.png" manifest:media-type="image/png"/>
  <manifest:file-entry manifest:full-path="Pictures/10000001000001190000025D79BA7939.png" manifest:media-type="image/png"/>
  <manifest:file-entry manifest:full-path="Pictures/100000000000007900000097F58C74D6.png" manifest:media-type="image/png"/>
  <manifest:file-entry manifest:full-path="Pictures/1000000000000063000000F74942FFCF.png" manifest:media-type="image/png"/>
  <manifest:file-entry manifest:full-path="Pictures/100000000000005E0000005ED8643444.jpg" manifest:media-type="image/jpeg"/>
  <manifest:file-entry manifest:full-path="Pictures/10000000000001320000019840D4560A.jpg" manifest:media-type="image/jpeg"/>
  <manifest:file-entry manifest:full-path="Pictures/10000000000001CE00000100D37179DA.jpg" manifest:media-type="image/jpeg"/>
  <manifest:file-entry manifest:full-path="Pictures/100000000000020000000200C64E4DBE.jpg" manifest:media-type="image/jpeg"/>
  <manifest:file-entry manifest:full-path="Pictures/10000000000004FE000003F13F676434.png" manifest:media-type="image/png"/>
  <manifest:file-entry manifest:full-path="Pictures/10000000000000FC000000A6DB53ECB8.png" manifest:media-type="image/png"/>
  <manifest:file-entry manifest:full-path="Pictures/1000000000000500000002D053724C9B.jpg" manifest:media-type="image/jpeg"/>
  <manifest:file-entry manifest:full-path="Pictures/10000001000000160000007EDC6C60E4.png" manifest:media-type="image/png"/>
  <manifest:file-entry manifest:full-path="Pictures/1000000000000260000002009D4EA61F.png" manifest:media-type="image/png"/>
  <manifest:file-entry manifest:full-path="Pictures/1000000000000400000004004834155F.jpg" manifest:media-type="image/jpeg"/>
  <manifest:file-entry manifest:full-path="Pictures/100000010000010000000337EA5CF0A7.png" manifest:media-type="image/png"/>
  <manifest:file-entry manifest:full-path="Pictures/1000000000000264000001B08C16F9CE.jpg" manifest:media-type="image/jpeg"/>
  <manifest:file-entry manifest:full-path="Pictures/10000000000001190000025D49D51A5C.png" manifest:media-type="image/png"/>
  <manifest:file-entry manifest:full-path="Pictures/10000C2A000039FB000052C99C57C99C.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fixed"/>
    <style:font-face style:name="DejaVu Sans Mono1" svg:font-family="'DejaVu Sans Mono'"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face style:name="Font Awesome 6 Brands Regular1" svg:font-family="'Font Awesome 6 Brands Regular'" style:font-adornments="Roman" style:font-pitch="variable"/>
    <style:font-face style:name="Font Awesome 6 Brands Regular2" svg:font-family="'Font Awesome 6 Brands Regular'" style:font-adornments="Roman"/>
    <style:font-face style:name="Font Awesome 6 Brands Regular3" svg:font-family="'Font Awesome 6 Brands Regular'" style:font-adornments="Regular" style:font-pitch="variable"/>
    <style:font-face style:name="Font Awesome 6 Brands Regular4" svg:font-family="'Font Awesome 6 Brands Regular'" style:font-adornments="Regular"/>
    <style:font-face style:name="Font Awesome 6 Brands Regular5"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face style:name="Font Awesome 6 Free Regular2" svg:font-family="'Font Awesome 6 Free Regular'" style:font-adornments="Roman"/>
    <style:font-face style:name="Font Awesome 6 Free Regular3" svg:font-family="'Font Awesome 6 Free Regular'" style:font-adornments="Regular" style:font-pitch="variable"/>
    <style:font-face style:name="Font Awesome 6 Free Regular4" svg:font-family="'Font Awesome 6 Free Regular'" style:font-adornments="Regular"/>
    <style:font-face style:name="Font Awesome 6 Free Regular5"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Symbola" svg:font-family="Symbola" style:font-adornments="Regular" style:font-pitch="variable"/>
    <style:font-face style:name="Symbola1" svg:font-family="Symbo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false" presentation:background-objects-visible="true" presentation:display-footer="false" presentation:display-page-number="true" presentation:display-date-time="false"/>
    </style:style>
    <style:style style:name="dp5"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draw:fill="bitmap" draw:fill-image-name="Concrete" draw:textarea-horizontal-align="justify" draw:textarea-vertical-align="middle" draw:auto-grow-height="false" fo:min-height="5.902cm" fo:min-width="4.447cm" loext:decorative="false"/>
    </style:style>
    <style:style style:name="gr10" style:family="graphic" style:parent-style-name="standard">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11" style:family="graphic" style:parent-style-name="standard">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12"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13"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14" style:family="graphic" style:parent-style-name="standard">
      <style:graphic-properties draw:stroke="none" draw:fill-color="#555555" draw:textarea-horizontal-align="justify" draw:textarea-vertical-align="middle" draw:auto-grow-height="false" fo:min-height="1.786cm" fo:min-width="10.243cm" loext:decorative="false"/>
    </style:style>
    <style:style style:name="gr15" style:family="graphic" style:parent-style-name="objectwithoutfill">
      <style:graphic-properties draw:stroke="dash" draw:stroke-dash="Long_20_Dash" svg:stroke-width="0.081cm" svg:stroke-color="#66ccee" draw:marker-start-width="0.321cm" draw:marker-end-width="0.321cm" svg:stroke-linecap="butt" draw:fill="none" draw:textarea-vertical-align="middle" fo:padding-top="0.165cm" fo:padding-bottom="0.165cm" fo:padding-left="0.29cm" fo:padding-right="0.29cm" loext:decorative="false"/>
    </style:style>
    <style:style style:name="gr16" style:family="graphic" style:parent-style-name="standard">
      <style:graphic-properties draw:stroke="none" draw:fill-color="#555555" draw:textarea-horizontal-align="justify" draw:textarea-vertical-align="middle" draw:auto-grow-height="false" fo:min-height="0.527cm" fo:min-width="8.642cm" loext:decorative="false"/>
    </style:style>
    <style:style style:name="gr17" style:family="graphic" style:parent-style-name="objectwithoutfill">
      <style:graphic-properties draw:stroke="solid" draw:stroke-dash="Long_20_Dash" svg:stroke-width="0.159cm" svg:stroke-color="#66ccee" draw:marker-start-width="0.438cm" draw:marker-end-width="0.438cm" svg:stroke-linecap="butt" draw:fill="none" draw:textarea-vertical-align="middle" fo:padding-top="0.204cm" fo:padding-bottom="0.204cm" fo:padding-left="0.329cm" fo:padding-right="0.329cm" loext:decorative="false"/>
    </style:style>
    <style:style style:name="gr18" style:family="graphic" style:parent-style-name="objectwithoutfill">
      <style:graphic-properties svg:stroke-width="0.035cm" svg:stroke-color="#ccbb44" draw:marker-start="" draw:marker-start-width="0.252cm" draw:marker-end="" draw:marker-end-width="0.252cm" draw:fill="none" draw:textarea-vertical-align="middle" fo:padding-top="0.142cm" fo:padding-bottom="0.142cm" fo:padding-left="0.267cm" fo:padding-right="0.267cm" loext:decorative="false"/>
    </style:style>
    <style:style style:name="gr19" style:family="graphic" style:parent-style-name="objectwithoutfill">
      <style:graphic-properties svg:stroke-width="0.159cm" svg:stroke-color="#555555" draw:marker-start-width="0.438cm" draw:marker-end-width="0.438cm" draw:fill="none" draw:textarea-vertical-align="middle" fo:padding-top="0.204cm" fo:padding-bottom="0.204cm" fo:padding-left="0.329cm" fo:padding-right="0.329cm" loext:decorative="false"/>
    </style:style>
    <style:style style:name="gr20" style:family="graphic" style:parent-style-name="standard">
      <style:graphic-properties draw:stroke="none" draw:fill="bitmap" draw:fill-image-name="Concrete" draw:textarea-horizontal-align="justify" draw:textarea-vertical-align="middle" draw:auto-grow-height="false" fo:min-height="11.75cm" fo:min-width="13.92cm" loext:decorative="false"/>
    </style:style>
    <style:style style:name="gr21" style:family="graphic" style:parent-style-name="standard">
      <style:graphic-properties draw:stroke="none" draw:fill-color="#555555" draw:textarea-horizontal-align="justify" draw:textarea-vertical-align="middle" draw:auto-grow-height="false" fo:min-height="1.17cm" fo:min-width="27.679cm" loext:decorative="false"/>
    </style:style>
    <style:style style:name="gr22" style:family="graphic" style:parent-style-name="standard">
      <style:graphic-properties draw:stroke="none" draw:fill="bitmap" draw:fill-image-name="Ice_20_light" draw:textarea-horizontal-align="justify" draw:textarea-vertical-align="middle" draw:auto-grow-height="false" fo:min-height="7.614cm" fo:min-width="1.892cm" loext:softedge-radius="0cm" loext:decorative="false"/>
    </style:style>
    <style:style style:name="gr23" style:family="graphic" style:parent-style-name="standard">
      <style:graphic-properties draw:stroke="none" draw:fill="bitmap" draw:fill-image-name="Ice_20_light" draw:textarea-horizontal-align="justify" draw:textarea-vertical-align="middle" draw:auto-grow-height="false" fo:min-height="2.841cm" fo:min-width="4.22cm" loext:softedge-radius="0cm" loext:decorative="false"/>
    </style:style>
    <style:style style:name="gr24"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2.001cm" loext:softedge-radius="0cm" loext:decorative="false"/>
    </style:style>
    <style:style style:name="gr25" style:family="graphic" style:parent-style-name="objectwithoutfill">
      <style:graphic-properties svg:stroke-width="0.212cm" svg:stroke-color="#555555" draw:marker-start-width="0.518cm" draw:marker-end-width="0.518cm" draw:fill="none" draw:textarea-vertical-align="middle" fo:padding-top="0.231cm" fo:padding-bottom="0.231cm" fo:padding-left="0.356cm" fo:padding-right="0.356cm" loext:decorative="false"/>
    </style:style>
    <style:style style:name="gr26"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27" style:family="graphic" style:parent-style-name="objectwithoutfill">
      <style:graphic-properties svg:stroke-width="0.106cm" svg:stroke-color="#ccbb44" draw:marker-start="" draw:marker-start-width="0.358cm" draw:marker-end="Arrow_20_large" draw:marker-end-width="0.377cm" draw:fill="none" draw:textarea-vertical-align="middle" fo:padding-top="0.177cm" fo:padding-bottom="0.177cm" fo:padding-left="0.302cm" fo:padding-right="0.302cm" loext:decorative="false"/>
    </style:style>
    <style:style style:name="gr28" style:family="graphic" style:parent-style-name="standard">
      <style:graphic-properties draw:stroke="none" svg:stroke-color="#000000" draw:fill="none" draw:fill-color="#ffffff" draw:textarea-horizontal-align="left" draw:auto-grow-height="true" draw:auto-grow-width="true" fo:min-height="0.853cm" fo:min-width="1.07cm" loext:decorative="false"/>
      <style:paragraph-properties style:writing-mode="lr-tb"/>
    </style:style>
    <style:style style:name="gr29"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30"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31" style:family="graphic" style:parent-style-name="standard">
      <style:graphic-properties draw:stroke="none" draw:stroke-dash="Dash_20_Dot_20_4" svg:stroke-width="0cm" draw:stroke-linejoin="none" svg:stroke-linecap="butt" draw:fill="solid" draw:fill-color="#555555" draw:textarea-horizontal-align="center" draw:textarea-vertical-align="middle" loext:decorative="false"/>
    </style:style>
    <style:style style:name="gr32"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2.566cm" fo:min-width="4.217cm" loext:softedge-radius="0cm" loext:decorative="false"/>
    </style:style>
    <style:style style:name="gr33" style:family="graphic" style:parent-style-name="objectwithoutfill">
      <style:graphic-properties svg:stroke-width="0.353cm" svg:stroke-color="#4477aa"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34" style:family="graphic" style:parent-style-name="objectwithoutfill">
      <style:graphic-properties svg:stroke-width="0.353cm" svg:stroke-color="#66ccee"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35" style:family="graphic" style:parent-style-name="standard">
      <style:graphic-properties draw:stroke="none"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36" style:family="graphic" style:parent-style-name="standard">
      <style:graphic-properties draw:stroke="none" svg:stroke-color="#000000" draw:fill="none" draw:fill-color="#ffffff" draw:textarea-horizontal-align="left" draw:auto-grow-height="true" draw:auto-grow-width="true" fo:min-height="0.496cm" fo:min-width="1.374cm"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496cm" fo:min-width="0.739cm" loext:decorative="false"/>
      <style:paragraph-properties style:writing-mode="lr-tb"/>
    </style:style>
    <style:style style:name="gr38" style:family="graphic" style:parent-style-name="objectwithoutfill">
      <style:graphic-properties svg:stroke-width="0.212cm" svg:stroke-color="#ccbb44" draw:marker-start-width="0.518cm" draw:marker-end-width="0.518cm" draw:fill="none" draw:textarea-vertical-align="middle" fo:padding-top="0.231cm" fo:padding-bottom="0.231cm" fo:padding-left="0.356cm" fo:padding-right="0.356cm" loext:decorative="false"/>
    </style:style>
    <style:style style:name="gr39" style:family="graphic" style:parent-style-name="objectwithoutfill">
      <style:graphic-properties svg:stroke-width="0.212cm" svg:stroke-color="#4477aa"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40" style:family="graphic" style:parent-style-name="standard">
      <style:graphic-properties draw:stroke="none" draw:fill="bitmap" draw:fill-image-name="Ice_20_light" draw:textarea-horizontal-align="justify" draw:textarea-vertical-align="middle" draw:auto-grow-height="false" fo:min-height="9.75cm" fo:min-width="4.5cm" loext:softedge-radius="0cm" style:protect="position size" loext:decorative="false"/>
    </style:style>
    <style:style style:name="gr41" style:family="graphic" style:parent-style-name="objectwithoutfill">
      <style:graphic-properties svg:stroke-width="0.212cm" svg:stroke-color="#888888" draw:marker-start-width="0.518cm" draw:marker-end-width="0.518cm" draw:fill="none" draw:textarea-vertical-align="middle" fo:padding-top="0.231cm" fo:padding-bottom="0.231cm" fo:padding-left="0.356cm" fo:padding-right="0.356cm" loext:decorative="false"/>
    </style:style>
    <style:style style:name="gr42" style:family="graphic" style:parent-style-name="standard">
      <style:graphic-properties draw:stroke="none" draw:fill="bitmap" draw:fill-image-name="Ice_20_light" draw:textarea-horizontal-align="justify" draw:textarea-vertical-align="middle" draw:auto-grow-height="false" fo:min-height="9.75cm" fo:min-width="4.5cm" loext:softedge-radius="0cm" loext:decorative="false"/>
    </style:style>
    <style:style style:name="gr43" style:family="graphic" style:parent-style-name="Default_20_Drawing_20_Style_5f_2_5f_1">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4" style:family="graphic" style:parent-style-name="objectwithoutfill">
      <style:graphic-properties svg:stroke-width="0.053cm" svg:stroke-color="#bbbbbb" draw:marker-start-width="0.279cm" draw:marker-end="Arrowheads_20_6" draw:marker-end-width="0.279cm" draw:fill="none" draw:textarea-vertical-align="middle" fo:padding-top="0.151cm" fo:padding-bottom="0.151cm" fo:padding-left="0.276cm" fo:padding-right="0.276cm" loext:decorative="false"/>
    </style:style>
    <style:style style:name="gr45" style:family="graphic" style:parent-style-name="objectwithoutfill">
      <style:graphic-properties svg:stroke-width="0.212cm" svg:stroke-color="#888888" draw:marker-start-width="0.518cm" draw:marker-end-width="0.518cm" svg:stroke-linecap="round" draw:fill="none" draw:textarea-vertical-align="middle" fo:padding-top="0.231cm" fo:padding-bottom="0.231cm" fo:padding-left="0.356cm" fo:padding-right="0.356cm" loext:decorative="false"/>
    </style:style>
    <style:style style:name="gr46" style:family="graphic" style:parent-style-name="objectwithoutfill">
      <style:graphic-properties draw:stroke="dash" draw:stroke-dash="Dash" svg:stroke-width="0.159cm" svg:stroke-color="#aa3377" draw:marker-start-width="0.437cm" draw:marker-end-width="0.437cm" svg:stroke-linecap="butt" draw:fill="none" draw:textarea-vertical-align="middle" fo:padding-top="0.203cm" fo:padding-bottom="0.203cm" fo:padding-left="0.328cm" fo:padding-right="0.328cm" loext:decorative="false"/>
    </style:style>
    <style:style style:name="gr47" style:family="graphic" style:parent-style-name="objectwithoutfill">
      <style:graphic-properties svg:stroke-width="0.159cm" svg:stroke-color="#ee6677" draw:marker-start="Arrowheads_20_14" draw:marker-start-width="0.437cm" draw:marker-end="Arrowheads_20_18" draw:marker-end-width="0.456cm" svg:stroke-opacity="100%" draw:fill="none" draw:textarea-vertical-align="middle" fo:padding-top="0.203cm" fo:padding-bottom="0.203cm" fo:padding-left="0.328cm" fo:padding-right="0.328cm" loext:decorative="false"/>
    </style:style>
    <style:style style:name="gr48" style:family="graphic" style:parent-style-name="standard">
      <style:graphic-properties draw:stroke="none" svg:stroke-width="0cm" svg:stroke-color="#555555"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49" style:family="graphic" style:parent-style-name="standard">
      <style:graphic-properties draw:stroke="none" draw:fill="bitmap" draw:fill-image-name="Ice_20_light" draw:textarea-horizontal-align="justify" draw:textarea-vertical-align="middle" draw:auto-grow-height="false" fo:min-height="10.936cm" fo:min-width="4.749cm" loext:softedge-radius="0cm" loext:decorative="false"/>
    </style:style>
    <style:style style:name="gr50" style:family="graphic" style:parent-style-name="objectwithoutfill">
      <style:graphic-properties svg:stroke-width="0.212cm" svg:stroke-color="#ee6677"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51" style:family="graphic" style:parent-style-name="objectwithoutfill">
      <style:graphic-properties draw:stroke="dash" draw:stroke-dash="Dash" svg:stroke-width="0.159cm" svg:stroke-color="#4477aa" draw:marker-start-width="0.437cm" draw:marker-end-width="0.437cm" svg:stroke-linecap="butt" draw:fill="none" draw:textarea-vertical-align="middle" fo:padding-top="0.203cm" fo:padding-bottom="0.203cm" fo:padding-left="0.328cm" fo:padding-right="0.328cm" loext:decorative="false"/>
    </style:style>
    <style:style style:name="gr52" style:family="graphic" style:parent-style-name="objectwithoutfill">
      <style:graphic-properties svg:stroke-width="0.212cm" svg:stroke-color="#66ccee"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53" style:family="graphic" style:parent-style-name="standard">
      <style:graphic-properties draw:stroke="none" svg:stroke-width="0cm" svg:stroke-color="#888888"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54" style:family="graphic" style:parent-style-name="standard">
      <style:graphic-properties draw:stroke="none" draw:fill="bitmap" draw:fill-image-name="Ice_20_light" draw:textarea-horizontal-align="justify" draw:textarea-vertical-align="middle" draw:auto-grow-height="false" fo:min-height="5.75cm" fo:min-width="5.5cm" loext:softedge-radius="0cm" loext:decorative="false"/>
    </style:style>
    <style:style style:name="gr55" style:family="graphic" style:parent-style-name="objectwithoutfill">
      <style:graphic-properties svg:stroke-width="0.159cm" svg:stroke-color="#ee6677" draw:marker-start="Arrowheads_20_14" draw:marker-start-width="0.436cm" draw:marker-end="Arrowheads_20_18" draw:marker-end-width="0.455cm" svg:stroke-opacity="100%" draw:fill="none" draw:textarea-vertical-align="middle" fo:padding-top="0.202cm" fo:padding-bottom="0.202cm" fo:padding-left="0.327cm" fo:padding-right="0.327cm" loext:decorative="false"/>
    </style:style>
    <style:style style:name="gr56" style:family="graphic" style:parent-style-name="objectwithoutfill">
      <style:graphic-properties svg:stroke-width="0.159cm" svg:stroke-color="#66ccee" draw:marker-start="Arrowheads_20_14" draw:marker-start-width="0.436cm" draw:marker-end="Arrowheads_20_18" draw:marker-end-width="0.455cm" svg:stroke-opacity="100%" draw:fill="none" draw:textarea-vertical-align="middle" fo:padding-top="0.202cm" fo:padding-bottom="0.202cm" fo:padding-left="0.327cm" fo:padding-right="0.327cm" loext:decorative="false"/>
    </style:style>
    <style:style style:name="gr57" style:family="graphic" style:parent-style-name="standard">
      <style:graphic-properties draw:stroke="none" draw:fill="bitmap" draw:fill-image-name="Ice_20_light" draw:textarea-horizontal-align="justify" draw:textarea-vertical-align="middle" draw:auto-grow-height="false" fo:min-height="11.75cm" fo:min-width="5.5cm" loext:softedge-radius="0cm" loext:decorative="false"/>
    </style:style>
    <style:style style:name="gr58"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59" style:family="graphic" style:parent-style-name="standard">
      <style:graphic-properties svg:stroke-width="0.106cm" svg:stroke-color="#ccbb44" draw:marker-start-width="0.359cm" draw:marker-end-width="0.359cm" svg:stroke-opacity="67%" draw:fill="none" loext:fill-use-slide-background="false" draw:textarea-horizontal-align="justify" draw:textarea-vertical-align="middle" draw:auto-grow-height="false" fo:min-height="1.25cm" fo:min-width="1cm" fo:padding-top="0.178cm" fo:padding-bottom="0.178cm" fo:padding-left="0.303cm" fo:padding-right="0.303cm" loext:decorative="false"/>
    </style:style>
    <style:style style:name="gr60" style:family="graphic" style:parent-style-name="standard">
      <style:graphic-properties svg:stroke-width="0.106cm" svg:stroke-color="#ccbb44" draw:marker-start-width="0.359cm" draw:marker-end-width="0.359cm" svg:stroke-opacity="67%" draw:fill="none" loext:fill-use-slide-background="false" draw:textarea-horizontal-align="justify" draw:textarea-vertical-align="middle" draw:auto-grow-height="false" fo:min-height="9.253cm" fo:min-width="9.003cm" fo:padding-top="0.178cm" fo:padding-bottom="0.178cm" fo:padding-left="0.303cm" fo:padding-right="0.303cm" loext:decorative="false"/>
    </style:style>
    <style:style style:name="gr61" style:family="graphic" style:parent-style-name="objectwithoutfill">
      <style:graphic-properties svg:stroke-width="0.053cm" svg:stroke-color="#ccbb44" draw:marker-start-width="0.28cm" draw:marker-end-width="0.28cm" svg:stroke-opacity="67%" draw:fill="none" draw:textarea-vertical-align="middle" fo:padding-top="0.152cm" fo:padding-bottom="0.152cm" fo:padding-left="0.277cm" fo:padding-right="0.277cm" loext:decorative="false"/>
    </style:style>
    <style:style style:name="gr62" style:family="graphic" style:parent-style-name="standard">
      <style:graphic-properties draw:stroke="none" draw:fill-color="#ffffff" draw:textarea-horizontal-align="justify" draw:textarea-vertical-align="middle" draw:auto-grow-height="false" fo:min-height="0cm" fo:min-width="0.278cm" loext:decorative="false"/>
    </style:style>
    <style:style style:name="gr63" style:family="graphic" style:parent-style-name="standard">
      <style:graphic-properties draw:stroke="none" draw:fill-color="#000000" draw:textarea-horizontal-align="justify" draw:textarea-vertical-align="middle" draw:auto-grow-height="false" fo:min-height="2.132cm" fo:min-width="4.22cm" loext:decorative="false"/>
    </style:style>
    <style:style style:name="gr64" style:family="graphic" style:parent-style-name="standard">
      <style:graphic-properties draw:stroke="none" svg:stroke-width="0.028cm" svg:stroke-color="#ffffff" draw:marker-start-width="0.242cm" draw:marker-end-width="0.242cm" draw:fill="bitmap" draw:fill-color="#555555" draw:fill-image-name="Studio" draw:textarea-horizontal-align="justify" draw:textarea-vertical-align="middle" draw:auto-grow-height="false" fo:min-height="0.782cm" fo:min-width="13.439cm" fo:padding-top="0.139cm" fo:padding-bottom="0.139cm" fo:padding-left="0.264cm" fo:padding-right="0.264cm" style:protect="position size" loext:decorative="false">
        <style:columns fo:column-count="1" fo:column-gap="0cm">
          <style:column style:rel-width="65535*" fo:start-indent="0cm" fo:end-indent="0cm"/>
        </style:columns>
      </style:graphic-properties>
    </style:style>
    <style:style style:name="gr65" style:family="graphic" style:parent-style-name="objectwithoutfill">
      <style:graphic-properties svg:stroke-width="0.318cm" svg:stroke-color="#228833" draw:marker-start-width="0.675cm" draw:marker-end-width="0.675cm" draw:fill="none" draw:textarea-vertical-align="middle" fo:padding-top="0.282cm" fo:padding-bottom="0.282cm" fo:padding-left="0.407cm" fo:padding-right="0.407cm" loext:decorative="false"/>
    </style:style>
    <style:style style:name="gr66" style:family="graphic" style:parent-style-name="standard">
      <style:graphic-properties draw:stroke="none" svg:stroke-color="#000000" draw:fill="none" draw:fill-color="#ffffff" draw:textarea-horizontal-align="left" draw:auto-grow-height="true" draw:auto-grow-width="true" fo:min-height="1.483cm" fo:min-width="1.306cm" loext:decorative="false"/>
      <style:paragraph-properties style:writing-mode="lr-tb"/>
    </style:style>
    <style:style style:name="gr67" style:family="graphic" style:parent-style-name="objectwithoutfill">
      <style:graphic-properties svg:stroke-width="0.159cm" svg:stroke-color="#4477aa" draw:marker-start="Arrowheads_20_14" draw:marker-start-width="0.438cm" draw:marker-end="Arrow_20_large" draw:marker-end-width="0.538cm" draw:fill="none" draw:textarea-vertical-align="middle" fo:padding-top="0.204cm" fo:padding-bottom="0.204cm" fo:padding-left="0.329cm" fo:padding-right="0.329cm" loext:decorative="false"/>
    </style:style>
    <style:style style:name="gr68" style:family="graphic" style:parent-style-name="objectwithoutfill">
      <style:graphic-properties svg:stroke-width="0.318cm" svg:stroke-color="#4477aa" draw:marker-start-width="0.674cm" draw:marker-end-width="0.674cm" draw:fill="none" draw:textarea-vertical-align="middle" fo:padding-top="0.281cm" fo:padding-bottom="0.281cm" fo:padding-left="0.406cm" fo:padding-right="0.406cm" loext:decorative="false"/>
    </style:style>
    <style:style style:name="gr69" style:family="graphic" style:parent-style-name="objectwithoutfill">
      <style:graphic-properties svg:stroke-width="0.318cm" svg:stroke-color="#ee6677" draw:marker-start-width="0.674cm" draw:marker-end-width="0.674cm" draw:fill="none" draw:textarea-vertical-align="middle" fo:padding-top="0.281cm" fo:padding-bottom="0.281cm" fo:padding-left="0.406cm" fo:padding-right="0.406cm" loext:decorative="false"/>
    </style:style>
    <style:style style:name="gr70" style:family="graphic" style:parent-style-name="standard">
      <style:graphic-properties draw:stroke="none" svg:stroke-color="#000000" draw:fill="none" draw:fill-color="#ffffff" draw:textarea-horizontal-align="left" draw:auto-grow-height="true" draw:auto-grow-width="true" fo:min-height="2.224cm" fo:min-width="2.851cm" loext:decorative="false"/>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true" fo:min-height="0.92cm" fo:min-width="0.463cm" loext:decorative="false"/>
      <style:paragraph-properties style:writing-mode="lr-tb"/>
    </style:style>
    <style:style style:name="gr72" style:family="graphic" style:parent-style-name="standard">
      <style:graphic-properties svg:stroke-width="0.053cm" svg:stroke-color="#228833"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73" style:family="graphic" style:parent-style-name="standard">
      <style:graphic-properties svg:stroke-width="0.053cm" svg:stroke-color="#66ccee"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74" style:family="graphic" style:parent-style-name="standard">
      <style:graphic-properties svg:stroke-width="0.053cm" svg:stroke-color="#ee6677"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75" style:family="graphic" style:parent-style-name="Default_20_Drawing_20_Style_5f_3">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76" style:family="graphic" style:parent-style-name="Default_20_Drawing_20_Style_5f_3">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77"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78"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79" style:family="graphic" style:parent-style-name="standard">
      <style:graphic-properties draw:stroke="none" svg:stroke-color="#000000" draw:fill="none" draw:fill-color="#ffffff" draw:textarea-horizontal-align="center" draw:textarea-vertical-align="middle" draw:auto-grow-height="true" draw:auto-grow-width="true" fo:min-height="0.458cm" fo:min-width="2.622cm" loext:decorative="false"/>
      <style:paragraph-properties style:writing-mode="lr-tb"/>
    </style:style>
    <style:style style:name="gr80" style:family="graphic" style:parent-style-name="standard">
      <style:graphic-properties draw:stroke="none" draw:fill="bitmap" draw:fill-image-name="Concrete" draw:textarea-horizontal-align="justify" draw:textarea-vertical-align="middle" draw:auto-grow-height="false" fo:min-height="4.15cm" fo:min-width="5.03cm" loext:decorative="false">
        <style:columns fo:column-count="1" fo:column-gap="0cm">
          <style:column style:rel-width="65535*" fo:start-indent="0cm" fo:end-indent="0cm"/>
        </style:columns>
      </style:graphic-properties>
    </style:style>
    <style:style style:name="gr81"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82" style:family="graphic" style:parent-style-name="standard">
      <style:graphic-properties draw:stroke="none" svg:stroke-color="#000000" draw:fill="none" draw:fill-color="#ffffff" draw:textarea-horizontal-align="left" draw:auto-grow-height="true" draw:auto-grow-width="true" fo:min-height="1.239cm" fo:min-width="2.749cm" loext:decorative="false"/>
      <style:paragraph-properties style:writing-mode="lr-tb"/>
    </style:style>
    <style:style style:name="gr83" style:family="graphic" style:parent-style-name="standard">
      <style:graphic-properties draw:stroke="none" svg:stroke-color="#000000" draw:fill="none" draw:fill-color="#ffffff" draw:textarea-horizontal-align="center" draw:auto-grow-height="true" draw:auto-grow-width="true" fo:min-height="0.62cm" fo:min-width="2.585cm" loext:decorative="false"/>
      <style:paragraph-properties style:writing-mode="lr-tb"/>
    </style:style>
    <style:style style:name="gr84" style:family="graphic" style:parent-style-name="standard">
      <style:graphic-properties draw:stroke="none" svg:stroke-color="#000000" draw:fill="none" draw:fill-color="#ffffff" draw:textarea-horizontal-align="center" draw:auto-grow-height="true" draw:auto-grow-width="true" fo:min-height="0.62cm" fo:min-width="2.779cm" loext:decorative="false"/>
      <style:paragraph-properties style:writing-mode="lr-tb"/>
    </style:style>
    <style:style style:name="gr85" style:family="graphic" style:parent-style-name="standard">
      <style:graphic-properties draw:stroke="none" svg:stroke-color="#000000" draw:fill="none" draw:fill-color="#ffffff" draw:textarea-horizontal-align="center" draw:auto-grow-height="true" draw:auto-grow-width="true" fo:min-height="0.947cm" fo:min-width="1.069cm" loext:decorative="false"/>
      <style:paragraph-properties style:writing-mode="lr-tb"/>
    </style:style>
    <style:style style:name="gr86" style:family="graphic" style:parent-style-name="objectwithoutfill">
      <style:graphic-properties draw:stroke="dash" draw:stroke-dash="Dash" svg:stroke-width="0.081cm" svg:stroke-color="#ee6677" draw:marker-start-width="0.321cm" draw:marker-end-width="0.321cm" svg:stroke-linecap="butt" draw:fill="none" draw:textarea-vertical-align="middle" fo:padding-top="0.165cm" fo:padding-bottom="0.165cm" fo:padding-left="0.29cm" fo:padding-right="0.29cm" loext:decorative="false"/>
    </style:style>
    <style:style style:name="gr87" style:family="graphic" style:parent-style-name="standard">
      <style:graphic-properties draw:stroke="none" svg:stroke-color="#000000" draw:fill="none" draw:fill-color="#ffffff" draw:textarea-horizontal-align="center" draw:auto-grow-height="true" draw:auto-grow-width="true" fo:min-height="0.947cm" fo:min-width="0.976cm" loext:decorative="false"/>
      <style:paragraph-properties style:writing-mode="lr-tb"/>
    </style:style>
    <style:style style:name="gr88" style:family="graphic" style:parent-style-name="standard">
      <style:graphic-properties draw:stroke="none" draw:fill="bitmap" draw:fill-image-name="Ice_20_light" draw:textarea-horizontal-align="justify" draw:textarea-vertical-align="middle" draw:auto-grow-height="false" fo:min-height="7.614cm" fo:min-width="3.5cm" loext:softedge-radius="0cm" loext:decorative="false"/>
    </style:style>
    <style:style style:name="gr89"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3.5cm" loext:softedge-radius="0cm" style:protect="position size" loext:decorative="false"/>
    </style:style>
    <style:style style:name="gr90" style:family="graphic" style:parent-style-name="standard">
      <style:graphic-properties draw:stroke="none" svg:stroke-color="#000000" draw:fill="none" draw:fill-color="#ffffff" draw:textarea-horizontal-align="left" draw:auto-grow-height="true" draw:auto-grow-width="true" fo:min-height="0.987cm" fo:min-width="0.438cm" loext:decorative="false"/>
      <style:paragraph-properties style:writing-mode="lr-tb"/>
    </style:style>
    <style:style style:name="gr91"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92" style:family="graphic" style:parent-style-name="objectwithoutfill">
      <style:graphic-properties svg:stroke-width="0.106cm" svg:stroke-color="#4477aa"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93"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94"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95" style:family="graphic" style:parent-style-name="objectwithoutfill">
      <style:graphic-properties svg:stroke-width="0.106cm" svg:stroke-color="#66ccee"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96" style:family="graphic" style:parent-style-name="standard">
      <style:graphic-properties draw:stroke="none" svg:stroke-color="#000000" draw:fill="none" draw:fill-color="#ffffff" draw:textarea-horizontal-align="center" draw:auto-grow-height="true" draw:auto-grow-width="true" fo:min-height="0.564cm" fo:min-width="1.56cm" loext:decorative="false"/>
      <style:paragraph-properties style:writing-mode="lr-tb"/>
    </style:style>
    <style:style style:name="gr97" style:family="graphic" style:parent-style-name="Default_20_Drawing_20_Style_5f_2">
      <style:graphic-properties draw:stroke-dash="Dash_20__28_Rounded_29_" svg:stroke-width="0.081cm" svg:stroke-color="#aa3377"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98" style:family="graphic" style:parent-style-name="standard">
      <style:graphic-properties draw:stroke="none" draw:stroke-dash="Dash_20_Dot_20_4" svg:stroke-width="0cm" svg:stroke-color="#aa3377" draw:stroke-linejoin="none" svg:stroke-linecap="butt" draw:fill="solid" draw:fill-color="#aa3377" draw:textarea-horizontal-align="center" draw:textarea-vertical-align="middle" loext:decorative="false"/>
    </style:style>
    <style:style style:name="gr9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100" style:family="graphic" style:parent-style-name="standard">
      <style:graphic-properties draw:stroke="none" draw:fill-color="#555555" draw:textarea-horizontal-align="justify" draw:textarea-vertical-align="middle" draw:auto-grow-height="false" fo:min-height="0.309cm" fo:min-width="18.73cm" loext:decorative="false"/>
    </style:style>
    <style:style style:name="gr101"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102" style:family="graphic" style:parent-style-name="objectwithoutfill">
      <style:graphic-properties svg:stroke-width="0.159cm" svg:stroke-color="#228833" draw:marker-start="" draw:marker-start-width="0.438cm" draw:marker-end="Concave" draw:marker-end-width="0.538cm" draw:fill="none" draw:textarea-vertical-align="middle" fo:padding-top="0.204cm" fo:padding-bottom="0.204cm" fo:padding-left="0.329cm" fo:padding-right="0.329cm" loext:decorative="false"/>
    </style:style>
    <style:style style:name="gr103" style:family="graphic" style:parent-style-name="standard">
      <style:graphic-properties draw:stroke="none" svg:stroke-color="#000000" draw:fill="none" draw:fill-color="#ffffff" draw:textarea-horizontal-align="left" draw:auto-grow-height="true" draw:auto-grow-width="true" fo:min-height="1.483cm" fo:min-width="0.828cm" loext:decorative="false"/>
      <style:paragraph-properties style:writing-mode="lr-tb"/>
    </style:style>
    <style:style style:name="gr104"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105"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106"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107"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108"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109"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10"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111"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112"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113"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114"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115"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116"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117"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118"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119"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120"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121"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122"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123"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124"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12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126"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127"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128"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129"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130"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131"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132"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133"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134"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135"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136"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137"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138"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139"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140"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141"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142"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143"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44"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145" style:family="graphic" style:parent-style-name="Default_20_Drawing_20_Style_5f_2">
      <style:graphic-properties draw:fill-color="#aa3377" draw:opacity="50%" draw:textarea-vertical-align="middle" loext:decorative="false"/>
    </style:style>
    <style:style style:name="gr146"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147"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148"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149"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150"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151"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152"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153"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154" style:family="graphic">
      <style:graphic-properties style:writing-mode="lr-tb" loext:decorative="false"/>
    </style:style>
    <style:style style:name="gr155"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56"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157"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158"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159"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160"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161"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162"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163"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164" style:family="graphic" style:parent-style-name="Default_20_Drawing_20_Style_5f_2">
      <style:graphic-properties draw:fill-color="#ee6677" draw:opacity="50%" draw:textarea-vertical-align="middle" loext:decorative="false"/>
    </style:style>
    <style:style style:name="gr165" style:family="graphic" style:parent-style-name="Default_20_Drawing_20_Style_5f_2">
      <style:graphic-properties draw:fill-color="#ee6677" draw:opacity="75%" draw:textarea-vertical-align="middle" loext:decorative="false"/>
    </style:style>
    <style:style style:name="gr166" style:family="graphic" style:parent-style-name="Default_20_Drawing_20_Style_5f_2">
      <style:graphic-properties draw:fill-color="#aa3377" draw:opacity="75%" draw:textarea-vertical-align="middle" loext:decorative="false"/>
    </style:style>
    <style:style style:name="gr167"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168"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169"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170"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171"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172"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173"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174"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175"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176"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177"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78"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179"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180"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181" style:family="graphic" style:parent-style-name="Default_20_Drawing_20_Style_5f_2">
      <style:graphic-properties draw:stroke="none" draw:fill-color="#aa3377" draw:opacity="50%" draw:textarea-vertical-align="middle" loext:decorative="false"/>
    </style:style>
    <style:style style:name="gr182"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183"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184"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185"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186"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187"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188" style:family="graphic" style:parent-style-name="objectwithoutfill">
      <style:graphic-properties svg:stroke-width="0.159cm" svg:stroke-color="#aa3377" draw:marker-start="Arrowheads_20_7" draw:marker-start-width="0.54cm" draw:marker-end="" draw:marker-end-width="0.538cm" draw:fill="none" draw:textarea-vertical-align="middle" fo:padding-top="0.204cm" fo:padding-bottom="0.204cm" fo:padding-left="0.329cm" fo:padding-right="0.329cm" loext:decorative="false"/>
    </style:style>
    <style:style style:name="gr189" style:family="graphic" style:parent-style-name="objectwithoutfill">
      <style:graphic-properties svg:stroke-width="0.159cm" svg:stroke-color="#aa3377" draw:marker-start="" draw:marker-start-width="0.438cm" draw:marker-end="Arrow_20_large" draw:marker-end-width="0.538cm" svg:stroke-linecap="round" draw:fill="none" draw:textarea-vertical-align="middle" fo:padding-top="0.204cm" fo:padding-bottom="0.204cm" fo:padding-left="0.329cm" fo:padding-right="0.329cm" loext:decorative="false"/>
    </style:style>
    <style:style style:name="gr190" style:family="graphic" style:parent-style-name="Default_20_Drawing_20_Style_5f_2_5f_1">
      <style:graphic-properties svg:stroke-width="0.106cm" svg:stroke-color="#aa3377" draw:marker-start="" draw:marker-start-width="0.359cm" draw:marker-end="Arrow_20_large" draw:marker-end-width="0.359cm" draw:fill="none" loext:fill-use-slide-background="false" draw:textarea-horizontal-align="justify" draw:textarea-vertical-align="middle" draw:auto-grow-height="false" fo:min-height="1.374cm" fo:min-width="0.521cm" fo:padding-top="0.178cm" fo:padding-bottom="0.178cm" fo:padding-left="0.303cm" fo:padding-right="0.303cm" draw:shadow="hidden" loext:decorative="false"/>
    </style:style>
    <style:style style:name="gr191" style:family="graphic" style:parent-style-name="objectwithoutfill">
      <style:graphic-properties svg:stroke-width="0.159cm" svg:stroke-color="#aa3377" draw:marker-start="" draw:marker-start-width="0.438cm" draw:marker-end="" draw:marker-end-width="0.538cm" svg:stroke-linecap="round" draw:fill="none" draw:textarea-vertical-align="middle" fo:padding-top="0.204cm" fo:padding-bottom="0.204cm" fo:padding-left="0.329cm" fo:padding-right="0.329cm" loext:decorative="false"/>
    </style:style>
    <style:style style:name="gr192"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193"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194"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195"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196"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97"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198"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199"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200"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201"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202"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203"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204"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205"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206"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207"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08" style:family="graphic" style:parent-style-name="standard">
      <style:graphic-properties draw:stroke="none" svg:stroke-width="0.081cm" svg:stroke-color="#66ccee" draw:marker-start-width="0.321cm" draw:marker-end-width="0.321cm" draw:fill="solid" draw:fill-color="#ee6677" loext:fill-use-slide-background="false" draw:textarea-horizontal-align="justify" draw:textarea-vertical-align="middle" draw:auto-grow-height="false" fo:min-height="1.448cm" fo:min-width="0.362cm" fo:padding-top="0.165cm" fo:padding-bottom="0.165cm" fo:padding-left="0.29cm" fo:padding-right="0.29cm" loext:softedge-radius="0cm" loext:decorative="false"/>
    </style:style>
    <style:style style:name="gr209" style:family="graphic" style:parent-style-name="standard">
      <style:graphic-properties draw:stroke="none" svg:stroke-width="0.081cm" svg:stroke-color="#66ccee" draw:marker-start-width="0.321cm" draw:marker-end-width="0.321cm" draw:fill="solid" draw:fill-color="#66ccee" loext:fill-use-slide-background="false" draw:opacity="50%"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210"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211" style:family="graphic" style:parent-style-name="objectwithoutfill">
      <style:graphic-properties svg:stroke-width="0.081cm" svg:stroke-color="#aa3377" draw:marker-start="" draw:marker-start-width="0.321cm" draw:marker-end="Arrow_20_large" draw:marker-end-width="0.34cm" draw:fill="none" draw:textarea-vertical-align="middle" fo:padding-top="0.165cm" fo:padding-bottom="0.165cm" fo:padding-left="0.29cm" fo:padding-right="0.29cm" loext:decorative="false"/>
    </style:style>
    <style:style style:name="gr212" style:family="graphic" style:parent-style-name="standard">
      <style:graphic-properties draw:stroke="none" draw:fill="bitmap" draw:fill-image-name="Ice_20_light" draw:textarea-horizontal-align="justify" draw:textarea-vertical-align="middle" draw:auto-grow-height="false" fo:min-height="8.333cm" fo:min-width="2.016cm" loext:softedge-radius="0cm" loext:decorative="false"/>
    </style:style>
    <style:style style:name="gr213" style:family="graphic" style:parent-style-name="standard">
      <style:graphic-properties draw:stroke="none" draw:fill-color="#777777" draw:textarea-horizontal-align="justify" draw:textarea-vertical-align="middle" draw:auto-grow-height="false" fo:min-height="2.978cm" fo:min-width="1.463cm" loext:decorative="false"/>
    </style:style>
    <style:style style:name="gr214" style:family="graphic" style:parent-style-name="standard">
      <style:graphic-properties draw:stroke="none" draw:fill-color="#777777" draw:textarea-horizontal-align="justify" draw:textarea-vertical-align="middle" draw:auto-grow-height="false" fo:min-height="0.286cm" fo:min-width="2.025cm" loext:decorative="false"/>
    </style:style>
    <style:style style:name="gr215" style:family="graphic" style:parent-style-name="objectwithoutfill">
      <style:graphic-properties draw:stroke="solid" draw:stroke-dash="Fine_20_Dotted" svg:stroke-width="0.423cm" svg:stroke-color="#ee6677" draw:marker-start-width="0.834cm" draw:marker-end-width="0.834cm" svg:stroke-linecap="butt" draw:fill="none" draw:textarea-vertical-align="middle" fo:padding-top="0.336cm" fo:padding-bottom="0.336cm" fo:padding-left="0.461cm" fo:padding-right="0.461cm" loext:decorative="false"/>
    </style:style>
    <style:style style:name="gr216" style:family="graphic" style:parent-style-name="objectwithoutfill">
      <style:graphic-properties svg:stroke-width="0.423cm" svg:stroke-color="#aa3377" draw:marker-start="" draw:marker-start-width="0.833cm" draw:marker-end="Arrow_20_large" draw:marker-end-width="0.852cm" draw:fill="none" draw:textarea-vertical-align="middle" fo:padding-top="0.335cm" fo:padding-bottom="0.335cm" fo:padding-left="0.46cm" fo:padding-right="0.46cm" loext:decorative="false"/>
    </style:style>
    <style:style style:name="gr217" style:family="graphic" style:parent-style-name="objectwithoutfill">
      <style:graphic-properties svg:stroke-width="0.159cm" svg:stroke-color="#ccbb44" draw:marker-start-width="0.437cm" draw:marker-end-width="0.437cm" draw:fill="none" draw:textarea-vertical-align="middle" fo:padding-top="0.203cm" fo:padding-bottom="0.203cm" fo:padding-left="0.328cm" fo:padding-right="0.328cm" loext:decorative="false"/>
    </style:style>
    <style:style style:name="gr218" style:family="graphic" style:parent-style-name="objectwithoutfill">
      <style:graphic-properties svg:stroke-width="0.053cm" svg:stroke-color="#777777" draw:marker-start-width="0.279cm" draw:marker-end="Arrowheads_20_20" draw:marker-end-width="0.379cm" draw:fill="none" draw:textarea-vertical-align="middle" fo:padding-top="0.151cm" fo:padding-bottom="0.151cm" fo:padding-left="0.276cm" fo:padding-right="0.276cm" loext:decorative="false"/>
    </style:style>
    <style:style style:name="gr219" style:family="graphic" style:parent-style-name="standard">
      <style:graphic-properties draw:stroke="none" svg:stroke-color="#000000" draw:fill="none" draw:fill-color="#ffffff" draw:textarea-horizontal-align="left" draw:auto-grow-height="true" draw:auto-grow-width="true" fo:min-height="0.742cm" fo:min-width="0.375cm" loext:decorative="false"/>
      <style:paragraph-properties style:writing-mode="lr-tb"/>
    </style:style>
    <style:style style:name="gr220" style:family="graphic" style:parent-style-name="standard">
      <style:graphic-properties draw:stroke="none" draw:fill-color="#555555" draw:textarea-horizontal-align="justify" draw:textarea-vertical-align="middle" draw:auto-grow-height="false" fo:min-height="0.072cm" fo:min-width="0cm" fo:wrap-option="wrap" loext:decorative="false"/>
    </style:style>
    <style:style style:name="gr221" style:family="graphic" style:parent-style-name="standard">
      <style:graphic-properties draw:stroke="none" svg:stroke-color="#000000" draw:fill="none" draw:fill-color="#ffffff" draw:textarea-horizontal-align="left" draw:auto-grow-height="true" draw:auto-grow-width="true" fo:min-height="0.92cm" fo:min-width="0.621cm" loext:decorative="false"/>
      <style:paragraph-properties style:writing-mode="lr-tb"/>
    </style:style>
    <style:style style:name="gr222" style:family="graphic" style:parent-style-name="standard">
      <style:graphic-properties draw:stroke="none" svg:stroke-color="#000000" draw:fill="none" draw:fill-color="#ffffff" draw:textarea-horizontal-align="left" draw:auto-grow-height="true" draw:auto-grow-width="true" fo:min-height="0.92cm" fo:min-width="0.612cm" loext:decorative="false"/>
      <style:paragraph-properties style:writing-mode="lr-tb"/>
    </style:style>
    <style:style style:name="gr223" style:family="graphic" style:parent-style-name="standard">
      <style:graphic-properties draw:stroke="none" svg:stroke-color="#000000" draw:fill="none" draw:fill-color="#ffffff" draw:textarea-horizontal-align="left" draw:auto-grow-height="true" draw:auto-grow-width="true" fo:min-height="0.92cm" fo:min-width="0.692cm" loext:decorative="false"/>
      <style:paragraph-properties style:writing-mode="lr-tb"/>
    </style:style>
    <style:style style:name="gr224" style:family="graphic" style:parent-style-name="standard">
      <style:graphic-properties draw:stroke="none" svg:stroke-color="#000000" draw:fill="none" draw:fill-color="#ffffff" draw:textarea-horizontal-align="left" draw:auto-grow-height="true" draw:auto-grow-width="true" fo:min-height="0.92cm" fo:min-width="0.701cm" loext:decorative="false"/>
      <style:paragraph-properties style:writing-mode="lr-tb"/>
    </style:style>
    <style:style style:name="gr225" style:family="graphic" style:parent-style-name="standard">
      <style:graphic-properties draw:stroke="none" svg:stroke-color="#000000" draw:fill="none" draw:fill-color="#ffffff" draw:textarea-horizontal-align="left" draw:auto-grow-height="true" draw:auto-grow-width="true" fo:min-height="0.742cm" fo:min-width="0.578cm" loext:decorative="false"/>
      <style:paragraph-properties style:writing-mode="lr-tb"/>
    </style:style>
    <style:style style:name="gr226" style:family="graphic" style:parent-style-name="standard">
      <style:graphic-properties draw:stroke="none" svg:stroke-color="#000000" draw:fill="none" draw:fill-color="#ffffff" draw:textarea-horizontal-align="left" draw:auto-grow-height="true" draw:auto-grow-width="true" fo:min-height="0.742cm" fo:min-width="0.951cm" loext:decorative="false"/>
      <style:paragraph-properties style:writing-mode="lr-tb"/>
    </style:style>
    <style:style style:name="gr227" style:family="graphic" style:parent-style-name="standard">
      <style:graphic-properties draw:stroke-dash="Dash_20__28_Rounded_29_" svg:stroke-width="0.053cm" svg:stroke-color="#4477aa" draw:marker-start-width="0.316cm" draw:marker-end="Arrowheads_20_21" draw:marker-end-width="0.458cm" draw:marker-end-center="true" svg:stroke-opacity="50%" svg:stroke-linecap="round" draw:fill-color="#4477aa" draw:textarea-horizontal-align="center" draw:textarea-vertical-align="middle" fo:padding-top="0.151cm" fo:padding-bottom="0.151cm" fo:padding-left="0.276cm" fo:padding-right="0.276cm" loext:decorative="false"/>
    </style:style>
    <style:style style:name="gr228"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229"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230"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231"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232"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33"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234"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235"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236"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37"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238"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239"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240"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41"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242"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243"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244"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45"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246"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247"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248"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49"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250"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251"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252"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53"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254"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255"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256"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257"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258"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259"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260"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261" style:family="graphic" style:parent-style-name="Default_20_Drawing_20_Style_5f_2">
      <style:graphic-properties draw:stroke="none" draw:fill="none" fo:min-height="1.411cm" fo:min-width="1.412cm" loext:decorative="false"/>
      <style:paragraph-properties style:writing-mode="lr-tb"/>
    </style:style>
    <style:style style:name="gr262"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263"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264"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265"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266"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267"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268"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269"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70"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271"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272"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73"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274"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275"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276"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277"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78"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79"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80"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81"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82"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283"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84"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285"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286"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287"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288"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289"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90"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291"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292"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293"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294"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295"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296"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297"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298"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299"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300"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301"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302"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303"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304"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305"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306"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307"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308"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309"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310"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311"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312"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313"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314"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315"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316"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317"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318"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319"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320"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321"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322"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323"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324"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325"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26"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327"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328"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329"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330"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331"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332"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333"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334"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335"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336"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337"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338"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339"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340"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341"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342"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343"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344"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345"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346"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347"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348"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349"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350"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351"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352"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353"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354"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355"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356"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357"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358"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359"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360"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361"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362"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363"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364"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365"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366"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367"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368"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369"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370"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371"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372"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373"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374"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375"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376"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377"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378"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379"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380"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381"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382"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383"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384"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385"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386"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387"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388"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389"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390"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391"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392"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393"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394"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395"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396"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397"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98"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99"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400"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401"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402"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403"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404"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405"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406"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407"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408"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409"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410"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411"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412" style:family="graphic" style:parent-style-name="Default_20_Drawing_20_Style_5f_2">
      <style:graphic-properties draw:stroke="none" draw:fill-color="#66ccee" draw:opacity="100%" draw:textarea-horizontal-align="justify" draw:textarea-vertical-align="top" draw:auto-grow-height="false" fo:min-height="4.907cm" fo:min-width="0cm" style:writing-mode="lr-tb" loext:decorative="false"/>
      <style:paragraph-properties style:writing-mode="lr-tb"/>
    </style:style>
    <style:style style:name="gr413" style:family="graphic" style:parent-style-name="Default_20_Drawing_20_Style_5f_2">
      <style:graphic-properties draw:stroke="none" draw:fill-color="#ccbb44" draw:opacity="100%" draw:textarea-horizontal-align="justify" draw:textarea-vertical-align="top" draw:auto-grow-height="false" fo:min-height="2.179cm" fo:min-width="0cm" style:writing-mode="lr-tb" loext:decorative="false"/>
      <style:paragraph-properties style:writing-mode="lr-tb"/>
    </style:style>
    <style:style style:name="gr414" style:family="graphic" style:parent-style-name="Default_20_Drawing_20_Style_5f_2">
      <style:graphic-properties draw:stroke="none" draw:fill-color="#ccbb44" draw:opacity="100%" draw:textarea-horizontal-align="justify" draw:textarea-vertical-align="top" draw:auto-grow-height="false" fo:min-height="4.34cm" fo:min-width="0cm" style:writing-mode="lr-tb" loext:decorative="false"/>
      <style:paragraph-properties style:writing-mode="lr-tb"/>
    </style:style>
    <style:style style:name="gr415"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416"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417" style:family="graphic" style:parent-style-name="standard">
      <style:graphic-properties svg:stroke-color="#777777" svg:stroke-opacity="50%" draw:fill-color="#bbbbbb" draw:opacity="50%" draw:textarea-vertical-align="middle" loext:decorative="false"/>
    </style:style>
    <style:style style:name="gr418" style:family="graphic" style:parent-style-name="standard">
      <style:graphic-properties draw:stroke="none" draw:fill="none" fo:min-height="1.695cm" fo:min-width="1.695cm" loext:decorative="false"/>
      <style:paragraph-properties style:writing-mode="lr-tb"/>
    </style:style>
    <style:style style:name="gr419"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420"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421"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422"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423"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424"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25"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26"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427"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428"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429"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430"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431"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32"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33"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434"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435"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436"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437"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438"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439"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440"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441"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442"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443"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44"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45"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446"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447"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448"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449"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450"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451"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452"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453"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454"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455"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456"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457"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733cm" loext:decorative="false"/>
      <style:paragraph-properties style:writing-mode="lr-tb"/>
    </style:style>
    <style:style style:name="gr458"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399cm" loext:decorative="false"/>
      <style:paragraph-properties style:writing-mode="lr-tb"/>
    </style:style>
    <style:style style:name="gr459"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460"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461" style:family="graphic" style:parent-style-name="standard">
      <style:graphic-properties draw:stroke="none" svg:stroke-color="#000000" draw:fill="none" draw:fill-color="#ffffff" draw:textarea-horizontal-align="center" draw:auto-grow-height="true" draw:auto-grow-width="true" fo:min-height="1.483cm" fo:min-width="4.972cm" loext:decorative="false"/>
      <style:paragraph-properties style:writing-mode="lr-tb"/>
    </style:style>
    <style:style style:name="gr462" style:family="graphic" style:parent-style-name="standard">
      <style:graphic-properties draw:stroke="none" svg:stroke-color="#000000" draw:fill="none" draw:fill-color="#ffffff" draw:textarea-horizontal-align="center" draw:auto-grow-height="true" draw:auto-grow-width="true" fo:min-height="1.906cm" fo:min-width="3.262cm" loext:decorative="false"/>
      <style:paragraph-properties style:writing-mode="lr-tb"/>
    </style:style>
    <style:style style:name="gr463" style:family="graphic" style:parent-style-name="standard">
      <style:graphic-properties svg:stroke-width="0.053cm" svg:stroke-color="#777777" draw:marker-start="Concave" draw:marker-start-width="0.38cm" draw:marker-end-width="0.279cm" svg:stroke-opacity="75%"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464" style:family="graphic" style:parent-style-name="standard">
      <style:graphic-properties draw:stroke="none" svg:stroke-color="#000000" draw:fill="none" draw:fill-color="#ffffff" draw:textarea-horizontal-align="center" draw:auto-grow-height="true" draw:auto-grow-width="true" fo:min-height="1.483cm" fo:min-width="5.383cm" loext:decorative="false"/>
      <style:paragraph-properties style:writing-mode="lr-tb"/>
    </style:style>
    <style:style style:name="gr465" style:family="graphic" style:parent-style-name="standard">
      <style:graphic-properties draw:stroke="none" svg:stroke-color="#000000" draw:fill="none" draw:fill-color="#ffffff" draw:textarea-horizontal-align="center" draw:auto-grow-height="true" draw:auto-grow-width="true" fo:min-height="1.906cm" fo:min-width="3.617cm" loext:decorative="false"/>
      <style:paragraph-properties style:writing-mode="lr-tb"/>
    </style:style>
    <style:style style:name="gr466" style:family="graphic" style:parent-style-name="objectwithoutfill">
      <style:graphic-properties svg:stroke-width="0.081cm" svg:stroke-color="#bbbbbb" draw:marker-start-width="0.321cm" draw:marker-end-width="0.321cm" svg:stroke-opacity="80%" draw:fill="solid" draw:fill-color="#bbbbbb" loext:fill-use-slide-background="false" draw:opacity="25%" draw:textarea-vertical-align="middle" fo:padding-top="0.165cm" fo:padding-bottom="0.165cm" fo:padding-left="0.29cm" fo:padding-right="0.29cm" loext:decorative="false">
        <style:columns fo:column-count="1" fo:column-gap="0cm">
          <style:column style:rel-width="65535*" fo:start-indent="0cm" fo:end-indent="0cm"/>
        </style:columns>
      </style:graphic-properties>
    </style:style>
    <style:style style:name="gr467" style:family="graphic" style:parent-style-name="objectwithoutfill">
      <style:graphic-properties draw:stroke="solid" draw:stroke-dash="Dash" svg:stroke-width="0.212cm" svg:stroke-color="#4477aa"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468" style:family="graphic" style:parent-style-name="objectwithoutfill">
      <style:graphic-properties draw:stroke="solid" draw:stroke-dash="Dash" svg:stroke-width="0.212cm" svg:stroke-color="#ccbb44"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469"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470" style:family="graphic" style:parent-style-name="Default_20_Drawing_20_Style_5f_2">
      <style:graphic-properties draw:stroke-dash="Dash_20__28_Rounded_29_" svg:stroke-width="0.081cm" svg:stroke-color="#ccbb44"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471" style:family="graphic" style:parent-style-name="objectwithoutfill">
      <style:graphic-properties svg:stroke-width="0.159cm" svg:stroke-color="#228833" draw:marker-start-width="0.438cm" draw:marker-end-width="0.438cm" svg:stroke-opacity="80%" draw:fill="none" draw:fill-color="#bbbbbb" loext:fill-use-slide-background="false" draw:opacity="25%" draw:textarea-horizontal-align="center"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472" style:family="graphic" style:parent-style-name="standard">
      <style:graphic-properties draw:stroke="none" draw:stroke-dash="Dash_20_Dot_20_4" svg:stroke-width="0cm" draw:stroke-linejoin="none" svg:stroke-linecap="butt" draw:fill="solid" draw:fill-color="#ee6677" draw:textarea-horizontal-align="center" draw:textarea-vertical-align="middle" loext:decorative="false"/>
    </style:style>
    <style:style style:name="gr473" style:family="graphic" style:parent-style-name="Default_20_Drawing_20_Style_5f_2">
      <style:graphic-properties draw:stroke-dash="Dash_20__28_Rounded_29_" svg:stroke-width="0.081cm" svg:stroke-color="#228833"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474" style:family="graphic" style:parent-style-name="standard">
      <style:graphic-properties draw:stroke="none" svg:stroke-color="#000000" draw:fill="none" draw:fill-color="#ffffff" draw:textarea-horizontal-align="left" draw:auto-grow-height="true" draw:auto-grow-width="true" fo:min-height="1.935cm" fo:min-width="2.817cm" loext:decorative="false"/>
      <style:paragraph-properties style:writing-mode="lr-tb"/>
    </style:style>
    <style:style style:name="gr475" style:family="graphic" style:parent-style-name="standard">
      <style:graphic-properties draw:stroke="none" svg:stroke-color="#000000" draw:fill="none" draw:fill-color="#ffffff" draw:textarea-horizontal-align="left" draw:auto-grow-height="true" draw:auto-grow-width="false" fo:min-height="2.261cm" fo:min-width="1.268cm" loext:decorative="false"/>
      <style:paragraph-properties style:writing-mode="lr-tb"/>
    </style:style>
    <style:style style:name="gr476" style:family="graphic" style:parent-style-name="standard">
      <style:graphic-properties draw:stroke="none" svg:stroke-color="#000000" draw:fill="none" draw:fill-color="#ffffff" draw:textarea-horizontal-align="left" draw:auto-grow-height="true" draw:auto-grow-width="false" fo:min-height="3.234cm" fo:min-width="1.996cm" loext:decorative="false"/>
      <style:paragraph-properties style:writing-mode="lr-tb"/>
    </style:style>
    <style:style style:name="gr477" style:family="graphic" style:parent-style-name="standard">
      <style:graphic-properties draw:stroke="none" svg:stroke-color="#000000" draw:fill="none" draw:fill-color="#ffffff" draw:textarea-horizontal-align="left" draw:auto-grow-height="true" draw:auto-grow-width="true" fo:min-height="1.935cm" fo:min-width="3.651cm" loext:decorative="false"/>
      <style:paragraph-properties style:writing-mode="lr-tb"/>
    </style:style>
    <style:style style:name="gr478" style:family="graphic" style:parent-style-name="objectwithoutfill">
      <style:graphic-properties svg:stroke-width="0.212cm" svg:stroke-color="#aa33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479"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480" style:family="graphic" style:parent-style-name="objectwithoutfill">
      <style:graphic-properties draw:stroke="solid" draw:stroke-dash="Dash" svg:stroke-width="0.212cm" svg:stroke-color="#228833"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481" style:family="graphic" style:parent-style-name="Default_20_Drawing_20_Style_5f_2">
      <style:graphic-properties draw:stroke-dash="Dash_20__28_Rounded_29_" svg:stroke-width="0.159cm" svg:stroke-color="#228833"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482" style:family="graphic" style:parent-style-name="standard">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483" style:family="graphic" style:parent-style-name="Default_20_Drawing_20_Style_5f_2">
      <style:graphic-properties draw:stroke-dash="Dash_20__28_Rounded_29_" svg:stroke-width="0.159cm" svg:stroke-color="#aa33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484" style:family="graphic" style:parent-style-name="standard">
      <style:graphic-properties draw:stroke="none" svg:stroke-color="#000000" draw:fill="none" draw:fill-color="#ffffff" draw:textarea-horizontal-align="left" draw:auto-grow-height="true" draw:auto-grow-width="true" fo:min-height="1.411cm" fo:min-width="8.105cm" loext:decorative="false"/>
      <style:paragraph-properties style:writing-mode="lr-tb"/>
    </style:style>
    <style:style style:name="gr485" style:family="graphic" style:parent-style-name="standard">
      <style:graphic-properties draw:stroke="none" svg:stroke-color="#000000" draw:fill="none" draw:fill-color="#ffffff" draw:textarea-horizontal-align="left" draw:auto-grow-height="true" draw:auto-grow-width="true" fo:min-height="1.411cm" fo:min-width="5.455cm" loext:decorative="false"/>
      <style:paragraph-properties style:writing-mode="lr-tb"/>
    </style:style>
    <style:style style:name="gr486" style:family="graphic" style:parent-style-name="objectwithoutfill">
      <style:graphic-properties svg:stroke-width="0.212cm" svg:stroke-color="#ee66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487" style:family="graphic" style:parent-style-name="Default_20_Drawing_20_Style_5f_2">
      <style:graphic-properties draw:stroke-dash="Dash_20__28_Rounded_29_" svg:stroke-width="0.159cm" svg:stroke-color="#ee66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488"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489" style:family="graphic" style:parent-style-name="Default_20_Drawing_20_Style_5f_2_5f_1">
      <style:graphic-properties draw:textarea-horizontal-align="justify" draw:textarea-vertical-align="middle" draw:auto-grow-height="false" fo:min-height="3.137cm" fo:min-width="4.496cm" loext:decorative="false"/>
    </style:style>
    <style:style style:name="gr490" style:family="graphic" style:parent-style-name="Default_20_Drawing_20_Style_5f_2_5f_1">
      <style:graphic-properties draw:stroke="none" draw:fill-color="#ffffff" draw:textarea-horizontal-align="justify" draw:textarea-vertical-align="middle" draw:auto-grow-height="false" fo:min-height="3.3cm" fo:min-width="5.595cm" loext:decorative="false"/>
    </style:style>
    <style:style style:name="gr491" style:family="graphic" style:parent-style-name="Default_20_Drawing_20_Style_5f_2_5f_1">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492" style:family="graphic" style:parent-style-name="Default_20_Drawing_20_Style_5f_2_5f_1">
      <style:graphic-properties draw:stroke="none" draw:textarea-horizontal-align="justify" draw:textarea-vertical-align="middle" draw:auto-grow-height="false" fo:min-height="3.399cm" fo:min-width="0.146cm" loext:decorative="false"/>
    </style:style>
    <style:style style:name="gr493"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494"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495" style:family="graphic" style:parent-style-name="Default_20_Drawing_20_Style_5f_2_5f_1">
      <style:graphic-properties draw:stroke="none" svg:stroke-color="#555555" draw:fill-color="#555555" draw:textarea-horizontal-align="justify" draw:textarea-vertical-align="middle" draw:auto-grow-height="false" fo:min-height="0cm" fo:min-width="0cm" fo:wrap-option="wrap" loext:decorative="false"/>
    </style:style>
    <style:style style:name="gr496" style:family="graphic" style:parent-style-name="Default_20_Drawing_20_Style_5f_2_5f_1">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497" style:family="graphic" style:parent-style-name="Default_20_Drawing_20_Style_5f_2_5f_1">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498" style:family="graphic" style:parent-style-name="Default_20_Drawing_20_Style_5f_2_5f_1">
      <style:graphic-properties draw:stroke="none" draw:fill="none" fo:min-height="4.465cm" fo:min-width="27.549cm" loext:decorative="false"/>
      <style:paragraph-properties style:writing-mode="lr-tb"/>
    </style:style>
    <style:style style:name="gr499" style:family="graphic" style:parent-style-name="Default_20_Drawing_20_Style_5f_2_5f_1"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500" style:family="graphic" style:parent-style-name="Default_20_Drawing_20_Style_5f_2_5f_1">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gr501" style:family="graphic" style:parent-style-name="Default_20_Drawing_20_Style_5f_2_5f_1">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502" style:family="graphic" style:parent-style-name="Default_20_Drawing_20_Style_5f_2_5f_1">
      <style:graphic-properties draw:stroke="none" svg:stroke-color="#ccbb44" draw:fill-color="#ffffff" draw:textarea-horizontal-align="justify" draw:textarea-vertical-align="middle" draw:auto-grow-height="false" fo:min-height="0.26cm" fo:min-width="0.007cm" loext:decorative="false"/>
    </style:style>
    <style:style style:name="gr503" style:family="graphic" style:parent-style-name="Default_20_Drawing_20_Style_5f_2_5f_1">
      <style:graphic-properties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504" style:family="graphic" style:parent-style-name="Default_20_Drawing_20_Style_5f_2_5f_1">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505" style:family="graphic" style:parent-style-name="Default_20_Drawing_20_Style_5f_3_5f_1">
      <style:graphic-properties draw:stroke="none" svg:stroke-color="#555555" draw:fill-color="#4477aa" draw:textarea-horizontal-align="justify" draw:textarea-vertical-align="middle" draw:auto-grow-height="false" fo:min-height="0cm" fo:min-width="0cm" fo:wrap-option="wrap" loext:decorative="false"/>
    </style:style>
    <style:style style:name="gr506" style:family="graphic" style:parent-style-name="Default_20_Drawing_20_Style_5f_3_5f_1">
      <style:graphic-properties draw:stroke="none" svg:stroke-color="#555555" draw:fill-color="#ee6677" draw:textarea-horizontal-align="justify" draw:textarea-vertical-align="middle" draw:auto-grow-height="false" fo:min-height="0cm" fo:min-width="0cm" fo:wrap-option="wrap" loext:decorative="false"/>
    </style:style>
    <style:style style:name="gr507" style:family="graphic" style:parent-style-name="Default_20_Drawing_20_Style_5f_3_5f_1">
      <style:graphic-properties draw:stroke="none" draw:fill-color="#4477aa" draw:textarea-horizontal-align="justify" draw:textarea-vertical-align="middle" draw:auto-grow-height="false" fo:min-height="0.365cm" fo:min-width="1.661cm" loext:decorative="false"/>
    </style:style>
    <style:style style:name="gr508" style:family="graphic" style:parent-style-name="Default_20_Drawing_20_Style_5f_3_5f_1">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509" style:family="graphic" style:parent-style-name="Default_20_Drawing_20_Style_5f_3">
      <style:graphic-properties draw:stroke="none" draw:fill="none" fo:min-height="1.18cm" fo:min-width="1.049cm" loext:decorative="false"/>
      <style:paragraph-properties style:writing-mode="lr-tb"/>
    </style:style>
    <style:style style:name="gr510" style:family="graphic" style:parent-style-name="Default_20_Drawing_20_Style_5f_2_5f_1">
      <style:graphic-properties svg:stroke-width="0.053cm" svg:stroke-color="#555555" draw:marker-start="Arrowheads_20_6" draw:marker-start-width="0.3cm" draw:marker-end="Arrowheads_20_6" draw:marker-end-width="0.3cm" draw:textarea-vertical-align="middle" fo:padding-top="0.151cm" fo:padding-bottom="0.151cm" fo:padding-left="0.276cm" fo:padding-right="0.276cm" loext:decorative="false"/>
    </style:style>
    <style:style style:name="gr511" style:family="graphic" style:parent-style-name="Default_20_Drawing_20_Style_5f_3">
      <style:graphic-properties svg:stroke-width="0.053cm" draw:marker-start="Concave" draw:marker-start-width="0.38cm" draw:marker-end-width="0.279cm"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bitmap" draw:fill-image-name="Concrete"/>
      <style:paragraph-properties fo:text-align="center"/>
    </style:style>
    <style:style style:name="P5" style:family="paragraph">
      <loext:graphic-properties draw:fill="solid" draw:fill-color="#bbbbbb" draw:opacity="100%"/>
      <style:paragraph-properties fo:text-align="center"/>
      <style:text-properties fo:color="#bbbbbb" loext:opacity="100%"/>
    </style:style>
    <style:style style:name="P6" style:family="paragraph">
      <loext:graphic-properties draw:fill="solid" draw:fill-color="#bbbbbb"/>
      <style:paragraph-properties fo:text-align="center"/>
      <style:text-properties fo:color="#bbbbbb" loext:opacity="100%" style:font-name="Palatino LT Std1" fo:font-size="16pt" fo:font-style="italic" style:font-size-asian="14pt" style:font-style-asian="italic" style:font-size-complex="14pt" style:font-style-complex="italic"/>
    </style:style>
    <style:style style:name="P7" style:family="paragraph">
      <loext:graphic-properties draw:fill-color="#ffffff"/>
    </style:style>
    <style:style style:name="P8" style:family="paragraph">
      <loext:graphic-properties draw:fill-color="#555555"/>
      <style:paragraph-properties fo:text-align="center"/>
    </style:style>
    <style:style style:name="P9" style:family="paragraph">
      <loext:graphic-properties draw:fill="bitmap" draw:fill-image-name="Ice_20_light"/>
      <style:paragraph-properties fo:text-align="center"/>
    </style:style>
    <style:style style:name="P10" style:family="paragraph">
      <loext:graphic-properties draw:fill="solid" draw:fill-color="#ccbb44" draw:opacity="100%"/>
      <style:paragraph-properties fo:text-align="center"/>
    </style:style>
    <style:style style:name="P11" style:family="paragraph">
      <loext:graphic-properties draw:fill="solid" draw:fill-color="#ccbb44"/>
      <style:paragraph-properties fo:text-align="center"/>
    </style:style>
    <style:style style:name="P12" style:family="paragraph">
      <loext:graphic-properties draw:fill="none"/>
      <style:paragraph-properties fo:text-align="center"/>
      <style:text-properties fo:color="#ee6677" loext:opacity="100%"/>
    </style:style>
    <style:style style:name="P13" style:family="paragraph">
      <loext:graphic-properties draw:fill="none" draw:fill-color="#ffffff"/>
      <style:text-properties fo:color="#555555" loext:opacity="100%" style:font-name="Palatino LT Std1" fo:font-style="italic" style:font-style-asian="italic" style:font-style-complex="italic"/>
    </style:style>
    <style:style style:name="P14"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1"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15" style:family="paragraph">
      <loext:graphic-properties draw:fill="solid" draw:fill-color="#555555"/>
      <style:paragraph-properties fo:text-align="center"/>
    </style:style>
    <style:style style:name="P16" style:family="paragraph">
      <loext:graphic-properties draw:fill="solid" draw:fill-color="#ffffff"/>
      <style:paragraph-properties fo:text-align="center"/>
    </style:style>
    <style:style style:name="P17" style:family="paragraph">
      <loext:graphic-properties draw:fill="none" draw:fill-color="#ffffff"/>
    </style:style>
    <style:style style:name="P18" style:family="paragraph">
      <loext:graphic-properties draw:fill="solid" draw:fill-color="#555555"/>
      <style:paragraph-properties fo:text-align="center"/>
      <style:text-properties fo:color="#555555" loext:opacity="100%"/>
    </style:style>
    <style:style style:name="P19" style:family="paragraph">
      <loext:graphic-properties draw:fill="none"/>
      <style:paragraph-properties fo:text-align="center"/>
      <style:text-properties fo:color="#4477aa" loext:opacity="100%"/>
    </style:style>
    <style:style style:name="P20" style:family="paragraph">
      <loext:graphic-properties draw:fill-color="#4477aa"/>
      <style:paragraph-properties fo:text-align="center"/>
    </style:style>
    <style:style style:name="P21" style:family="paragraph">
      <loext:graphic-properties draw:fill="none"/>
      <style:paragraph-properties fo:text-align="center"/>
      <style:text-properties fo:color="#c9211e" loext:opacity="100%"/>
    </style:style>
    <style:style style:name="P22" style:family="paragraph">
      <loext:graphic-properties draw:fill="solid" draw:fill-color="#888888" draw:opacity="100%"/>
      <style:paragraph-properties fo:text-align="center"/>
    </style:style>
    <style:style style:name="P23" style:family="paragraph">
      <style:text-properties fo:color="#ffffff" loext:opacity="100%"/>
    </style:style>
    <style:style style:name="P24" style:family="paragraph">
      <loext:graphic-properties draw:fill="none" draw:fill-color="#ffffff"/>
      <style:text-properties fo:color="#ffffff" loext:opacity="100%"/>
    </style:style>
    <style:style style:name="P25" style:family="paragraph">
      <style:paragraph-properties fo:text-align="center"/>
      <style:text-properties fo:color="#000000" loext:opacity="100%"/>
    </style:style>
    <style:style style:name="P26" style:family="paragraph">
      <loext:graphic-properties draw:fill="none" draw:fill-color="#ffffff"/>
      <style:paragraph-properties fo:text-align="center"/>
      <style:text-properties fo:color="#000000" loext:opacity="100%"/>
    </style:style>
    <style:style style:name="P27" style:family="paragraph">
      <loext:graphic-properties draw:fill-color="#ffffff"/>
      <style:paragraph-properties fo:text-align="center"/>
    </style:style>
    <style:style style:name="P28" style:family="paragraph">
      <loext:graphic-properties draw:fill-color="#000000"/>
      <style:paragraph-properties fo:text-align="center"/>
    </style:style>
    <style:style style:name="P29" style:family="paragraph">
      <loext:graphic-properties draw:fill="bitmap" draw:fill-color="#555555" draw:fill-image-name="Studio"/>
      <style:paragraph-properties fo:text-align="center"/>
    </style:style>
    <style:style style:name="P30" style:family="paragraph">
      <loext:graphic-properties draw:fill="none"/>
      <style:paragraph-properties fo:text-align="center"/>
      <style:text-properties fo:font-size="24pt" style:font-size-asian="21pt" style:font-size-complex="21pt"/>
    </style:style>
    <style:style style:name="P31" style:family="paragraph">
      <loext:graphic-properties draw:fill="none" draw:fill-color="#ffffff"/>
      <style:text-properties style:font-name="Palatino LT Std1" fo:font-size="26pt" style:font-size-asian="22pt" style:font-size-complex="22pt"/>
    </style:style>
    <style:style style:name="P32" style:family="paragraph">
      <style:paragraph-properties fo:text-align="center"/>
      <style:text-properties fo:color="#228833" loext:opacity="100%" fo:font-weight="bold" style:font-weight-asian="bold" style:font-weight-complex="bold"/>
    </style:style>
    <style:style style:name="P33" style:family="paragraph">
      <loext:graphic-properties draw:fill="none"/>
      <style:paragraph-properties fo:text-align="center" style:writing-mode="lr-tb"/>
      <style:text-properties fo:color="#228833" loext:opacity="100%" fo:font-weight="bold" style:font-weight-asian="bold" style:font-weight-complex="bold"/>
    </style:style>
    <style:style style:name="P34" style:family="paragraph">
      <style:paragraph-properties fo:text-align="center"/>
      <style:text-properties fo:color="#66ccee" loext:opacity="100%" fo:font-weight="bold" style:font-weight-asian="bold" style:font-weight-complex="bold"/>
    </style:style>
    <style:style style:name="P35" style:family="paragraph">
      <loext:graphic-properties draw:fill="none"/>
      <style:paragraph-properties fo:text-align="center" style:writing-mode="lr-tb"/>
      <style:text-properties fo:color="#66ccee" loext:opacity="100%" fo:font-weight="bold" style:font-weight-asian="bold" style:font-weight-complex="bold"/>
    </style:style>
    <style:style style:name="P36" style:family="paragraph">
      <style:paragraph-properties fo:text-align="center"/>
      <style:text-properties fo:color="#ee6677" loext:opacity="100%" fo:font-weight="bold" style:font-weight-asian="bold" style:font-weight-complex="bold"/>
    </style:style>
    <style:style style:name="P37" style:family="paragraph">
      <loext:graphic-properties draw:fill="none"/>
      <style:paragraph-properties fo:text-align="center" style:writing-mode="lr-tb"/>
      <style:text-properties fo:color="#ee6677" loext:opacity="100%" fo:font-weight="bold" style:font-weight-asian="bold" style:font-weight-complex="bold"/>
    </style:style>
    <style:style style:name="P38" style:family="paragraph">
      <style:paragraph-properties fo:text-align="center"/>
    </style:style>
    <style:style style:name="P39" style:family="paragraph">
      <loext:graphic-properties draw:fill="none" draw:fill-color="#ffffff"/>
      <style:paragraph-properties fo:text-align="center"/>
      <style:text-properties fo:font-size="13pt" style:font-size-asian="11pt" style:font-size-complex="11pt"/>
    </style:style>
    <style:style style:name="P40" style:family="paragraph">
      <loext:graphic-properties draw:fill="none" draw:fill-color="#ffffff"/>
      <style:paragraph-properties fo:text-align="center"/>
      <style:text-properties fo:color="#aa3377" loext:opacity="100%" style:font-name="Palatino LT Std1" fo:font-size="16pt" style:font-size-asian="14pt" style:font-size-complex="14pt"/>
    </style:style>
    <style:style style:name="P41" style:family="paragraph">
      <loext:graphic-properties draw:fill="none" draw:fill-color="#ffffff"/>
      <style:paragraph-properties fo:text-align="center"/>
      <style:text-properties fo:color="#ee6677" loext:opacity="100%" style:font-name="Palatino LT Std1" fo:font-size="16pt" style:font-size-asian="14pt" style:font-size-complex="14pt"/>
    </style:style>
    <style:style style:name="P42" style:family="paragraph">
      <loext:graphic-properties draw:fill="none" draw:fill-color="#ffffff"/>
      <style:text-properties fo:color="#555555" loext:opacity="100%" style:font-name="Palatino LT Std1" fo:font-size="28pt" fo:font-style="italic" style:font-size-asian="24pt" style:font-style-asian="italic" style:font-size-complex="24pt" style:font-style-complex="italic"/>
    </style:style>
    <style:style style:name="P43" style:family="paragraph">
      <loext:graphic-properties draw:fill="solid" draw:fill-color="#4477aa"/>
      <style:paragraph-properties fo:text-align="center"/>
    </style:style>
    <style:style style:name="P44" style:family="paragraph">
      <loext:graphic-properties draw:fill="solid" draw:fill-color="#66ccee"/>
      <style:paragraph-properties fo:text-align="center"/>
    </style:style>
    <style:style style:name="P45" style:family="paragraph">
      <loext:graphic-properties draw:fill="none" draw:fill-color="#ffffff"/>
      <style:paragraph-properties fo:text-align="center"/>
      <style:text-properties fo:font-size="16pt" style:font-size-asian="14pt" style:font-size-complex="14pt"/>
    </style:style>
    <style:style style:name="P46" style:family="paragraph">
      <loext:graphic-properties draw:fill="solid" draw:fill-color="#aa3377"/>
      <style:paragraph-properties fo:text-align="center"/>
      <style:text-properties fo:color="#aa3377" loext:opacity="100%"/>
    </style:style>
    <style:style style:name="P47" style:family="paragraph">
      <loext:graphic-properties draw:fill="none" draw:fill-color="#ffffff"/>
      <style:text-properties fo:color="#228833" loext:opacity="100%" fo:font-weight="bold" style:font-weight-asian="bold" style:font-weight-complex="bold"/>
    </style:style>
    <style:style style:name="P48" style:family="paragraph">
      <loext:graphic-properties draw:fill-color="#ffffff"/>
      <style:paragraph-properties fo:text-align="center"/>
      <style:text-properties fo:color="#228833" loext:opacity="100%"/>
    </style:style>
    <style:style style:name="P49" style:family="paragraph">
      <loext:graphic-properties draw:fill="none" draw:fill-color="#ffffff"/>
      <style:text-properties style:font-name="Palatino LT Std1" fo:font-size="54pt" style:font-size-asian="44pt" style:font-size-complex="44pt"/>
    </style:style>
    <style:style style:name="P50" style:family="paragraph">
      <loext:graphic-properties draw:fill="none" draw:fill-color="#ffffff"/>
      <style:text-properties fo:color="#228833" loext:opacity="100%" style:font-name="Palatino LT Std1" fo:font-size="32pt" fo:font-style="normal" style:font-size-asian="26pt" style:font-size-complex="26pt"/>
    </style:style>
    <style:style style:name="P51" style:family="paragraph">
      <loext:graphic-properties draw:fill="none" draw:fill-color="#ffffff"/>
      <style:text-properties fo:color="#228833" loext:opacity="100%" style:font-name="Palatino LT Std1" fo:font-size="22pt" fo:font-style="normal" style:font-size-asian="20pt" style:font-size-complex="20pt"/>
    </style:style>
    <style:style style:name="P52" style:family="paragraph">
      <loext:graphic-properties draw:fill="none" draw:fill-color="#ffffff"/>
      <style:text-properties style:font-name="Palatino LT Std1" fo:font-size="24pt" fo:font-style="normal" style:font-size-asian="21pt" style:font-size-complex="21pt"/>
    </style:style>
    <style:style style:name="P53" style:family="paragraph">
      <style:paragraph-properties fo:margin-left="0cm" fo:margin-right="0cm" fo:margin-top="0cm" fo:margin-bottom="0cm" fo:line-height="100%" fo:text-align="center" fo:text-indent="0cm"/>
    </style:style>
    <style:style style:name="P54"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55" style:family="paragraph">
      <loext:graphic-properties draw:fill-color="#bbbbbb"/>
      <style:paragraph-properties fo:text-align="center"/>
    </style:style>
    <style:style style:name="P56" style:family="paragraph">
      <loext:graphic-properties draw:fill="none" draw:fill-color="#ffffff"/>
      <style:text-properties fo:color="#228833" loext:opacity="100%" style:font-name="Palatino LT Std1"/>
    </style:style>
    <style:style style:name="P57" style:family="paragraph">
      <loext:graphic-properties draw:fill-color="#bbbbbb" draw:opacity="25%"/>
      <style:paragraph-properties fo:text-align="center"/>
    </style:style>
    <style:style style:name="P58" style:family="paragraph">
      <style:paragraph-properties fo:text-align="center"/>
      <style:text-properties fo:color="#bbbbbb" loext:opacity="100%"/>
    </style:style>
    <style:style style:name="P59"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60"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61" style:family="paragraph">
      <loext:graphic-properties draw:fill-color="#66ccee" draw:opacity="50%"/>
      <style:paragraph-properties fo:text-align="center"/>
    </style:style>
    <style:style style:name="P62" style:family="paragraph">
      <style:paragraph-properties fo:margin-left="0cm" fo:margin-right="0cm" fo:margin-top="0cm" fo:margin-bottom="0cm" fo:line-height="115%" fo:text-align="center" fo:text-indent="0cm"/>
    </style:style>
    <style:style style:name="P63"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64" style:family="paragraph">
      <loext:graphic-properties draw:fill-color="#bbbbbb" draw:opacity="50%"/>
      <style:paragraph-properties fo:text-align="center"/>
    </style:style>
    <style:style style:name="P65" style:family="paragraph">
      <loext:graphic-properties draw:fill-color="#228833" draw:opacity="50%"/>
      <style:paragraph-properties fo:text-align="center"/>
    </style:style>
    <style:style style:name="P66" style:family="paragraph">
      <loext:graphic-properties draw:fill="hatch" draw:fill-color="#ee6677" draw:fill-hatch-name="Red_20_-45_20_Degrees_20_Triple" draw:opacity="50%"/>
      <style:paragraph-properties fo:text-align="center"/>
    </style:style>
    <style:style style:name="P67" style:family="paragraph">
      <loext:graphic-properties draw:fill="hatch" draw:fill-hatch-name="Green_20_90_20_Degrees_20_Triple"/>
      <style:paragraph-properties fo:text-align="center"/>
    </style:style>
    <style:style style:name="P68" style:family="paragraph">
      <loext:graphic-properties draw:fill="solid" draw:fill-color="#ee6677"/>
      <style:paragraph-properties fo:text-align="center"/>
    </style:style>
    <style:style style:name="P69" style:family="paragraph">
      <loext:graphic-properties draw:fill="solid" draw:fill-color="#aa3377"/>
      <style:paragraph-properties fo:text-align="center"/>
    </style:style>
    <style:style style:name="P70" style:family="paragraph">
      <style:paragraph-properties fo:text-align="center"/>
      <style:text-properties fo:color="#555555" loext:opacity="100%"/>
    </style:style>
    <style:style style:name="P71" style:family="paragraph">
      <loext:graphic-properties draw:fill-color="#aa3377" draw:opacity="50%"/>
      <style:paragraph-properties fo:text-align="center"/>
    </style:style>
    <style:style style:name="P72" style:family="paragraph">
      <loext:graphic-properties draw:fill="none" draw:fill-color="#ffffff"/>
      <style:text-properties fo:color="#4477aa" loext:opacity="100%" fo:font-size="15pt" style:font-size-asian="13pt" style:font-size-complex="13pt"/>
    </style:style>
    <style:style style:name="P73" style:family="paragraph">
      <loext:graphic-properties draw:fill="none" draw:fill-color="#ffffff"/>
      <style:text-properties style:font-name="Palatino LT Std1"/>
    </style:style>
    <style:style style:name="P74" style:family="paragraph">
      <style:paragraph-properties fo:line-height="100%" fo:text-align="center"/>
    </style:style>
    <style:style style:name="P75"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76" style:family="paragraph">
      <loext:graphic-properties draw:fill="none" draw:fill-color="#ffffff"/>
      <style:text-properties fo:color="#aa3377" loext:opacity="100%" fo:font-size="15pt" style:font-size-asian="13pt" style:font-size-complex="13pt"/>
    </style:style>
    <style:style style:name="P77"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78" style:family="paragraph">
      <loext:graphic-properties draw:fill-color="#ee6677" draw:opacity="50%"/>
      <style:paragraph-properties fo:text-align="center"/>
    </style:style>
    <style:style style:name="P79" style:family="paragraph">
      <loext:graphic-properties draw:fill-color="#ee6677" draw:opacity="75%"/>
      <style:paragraph-properties fo:text-align="center"/>
    </style:style>
    <style:style style:name="P80" style:family="paragraph">
      <loext:graphic-properties draw:fill-color="#aa3377" draw:opacity="75%"/>
      <style:paragraph-properties fo:text-align="center"/>
    </style:style>
    <style:style style:name="P81" style:family="paragraph">
      <style:paragraph-properties fo:text-align="end"/>
    </style:style>
    <style:style style:name="P82" style:family="paragraph">
      <loext:graphic-properties draw:fill="none" draw:fill-color="#ffffff"/>
      <style:paragraph-properties fo:text-align="end"/>
      <style:text-properties fo:color="#aa3377" loext:opacity="100%" style:font-name="Palatino LT Std1" fo:font-size="32pt" style:font-size-asian="26pt" style:font-size-complex="26pt"/>
    </style:style>
    <style:style style:name="P83"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84"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85" style:family="paragraph">
      <loext:graphic-properties draw:fill="none" draw:fill-color="#ffffff"/>
      <style:paragraph-properties fo:text-align="end"/>
      <style:text-properties fo:color="#777777" loext:opacity="100%" style:font-name="Palatino LT Std1" fo:font-size="40pt" style:font-size-asian="32pt" style:font-size-complex="32pt"/>
    </style:style>
    <style:style style:name="P86"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87"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8"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9" style:family="paragraph">
      <loext:graphic-properties draw:fill="none" draw:fill-color="#ffffff"/>
      <style:paragraph-properties fo:text-align="end"/>
      <style:text-properties fo:color="#4477aa" loext:opacity="100%" style:font-name="Palatino LT Std1" fo:font-size="40pt" style:font-size-asian="32pt" style:font-size-complex="32pt"/>
    </style:style>
    <style:style style:name="P90"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91" style:family="paragraph">
      <loext:graphic-properties draw:fill="none" draw:fill-color="#ffffff"/>
      <style:paragraph-properties fo:text-align="end"/>
      <style:text-properties fo:color="#228833" loext:opacity="100%" style:font-name="Palatino LT Std1" fo:font-size="40pt" style:font-size-asian="32pt" style:font-size-complex="32pt"/>
    </style:style>
    <style:style style:name="P92" style:family="paragraph">
      <loext:graphic-properties draw:fill="none" draw:fill-color="#ffffff"/>
      <style:paragraph-properties fo:text-align="end"/>
      <style:text-properties fo:color="#ccbb44" loext:opacity="100%" style:font-name="Palatino LT Std1" fo:font-size="32pt" style:font-size-asian="26pt" style:font-size-complex="26pt"/>
    </style:style>
    <style:style style:name="P93" style:family="paragraph">
      <loext:graphic-properties draw:fill="none" draw:fill-color="#ffffff"/>
      <style:paragraph-properties fo:text-align="end"/>
      <style:text-properties fo:color="#ccbb44" loext:opacity="100%" style:font-name="Palatino LT Std1" fo:font-size="40pt" style:font-size-asian="32pt" style:font-size-complex="32pt"/>
    </style:style>
    <style:style style:name="P94" style:family="paragraph">
      <loext:graphic-properties draw:fill="hatch" draw:fill-hatch-name="Green_20_30_20_Degrees"/>
      <style:paragraph-properties fo:text-align="center"/>
    </style:style>
    <style:style style:name="P95" style:family="paragraph">
      <loext:graphic-properties draw:fill="solid" draw:fill-color="#66ccee" draw:opacity="50%"/>
      <style:paragraph-properties fo:text-align="center"/>
    </style:style>
    <style:style style:name="P96" style:family="paragraph">
      <loext:graphic-properties draw:fill="solid" draw:fill-color="#66ccee" draw:opacity="25%"/>
      <style:paragraph-properties fo:text-align="center"/>
    </style:style>
    <style:style style:name="P97" style:family="paragraph">
      <loext:graphic-properties draw:fill="none" draw:fill-color="#ffffff"/>
      <style:text-properties fo:color="#ccbb44" loext:opacity="100%" fo:font-size="42pt" style:font-size-asian="36pt" style:font-size-complex="36pt"/>
    </style:style>
    <style:style style:name="P98" style:family="paragraph">
      <loext:graphic-properties draw:fill="none" draw:fill-color="#ffffff"/>
      <style:text-properties fo:color="#ccbb44" loext:opacity="100%" fo:font-size="36pt" style:font-size-asian="28pt" style:font-size-complex="28pt"/>
    </style:style>
    <style:style style:name="P99" style:family="paragraph">
      <loext:graphic-properties draw:fill="none" draw:fill-color="#ffffff"/>
      <style:text-properties fo:color="#aa3377" loext:opacity="100%" fo:font-size="36pt" fo:font-weight="bold" style:font-size-asian="28pt" style:font-weight-asian="bold" style:font-size-complex="28pt" style:font-weight-complex="bold"/>
    </style:style>
    <style:style style:name="P100" style:family="paragraph">
      <loext:graphic-properties draw:fill-color="#777777"/>
      <style:paragraph-properties fo:text-align="center"/>
    </style:style>
    <style:style style:name="P101" style:family="paragraph">
      <loext:graphic-properties draw:fill="none" draw:fill-color="#ffffff"/>
      <style:text-properties fo:color="#777777" loext:opacity="100%" fo:font-style="italic" style:font-style-asian="italic" style:font-style-complex="italic"/>
    </style:style>
    <style:style style:name="P102" style:family="paragraph">
      <loext:graphic-properties draw:fill="none" draw:fill-color="#ffffff"/>
      <style:text-properties fo:color="#000000" loext:opacity="100%" fo:font-style="italic" style:font-style-asian="italic" style:font-style-complex="italic"/>
    </style:style>
    <style:style style:name="P103" style:family="paragraph">
      <loext:graphic-properties draw:fill="none" draw:fill-color="#ffffff"/>
      <style:text-properties fo:color="#ee6677" loext:opacity="100%" fo:font-style="italic" style:font-style-asian="italic" style:font-style-complex="italic"/>
    </style:style>
    <style:style style:name="P104" style:family="paragraph">
      <loext:graphic-properties draw:fill="none" draw:fill-color="#ffffff"/>
      <style:text-properties fo:color="#4477aa" loext:opacity="100%" fo:font-style="italic" style:font-style-asian="italic" style:font-style-complex="italic"/>
    </style:style>
    <style:style style:name="P105" style:family="paragraph">
      <loext:graphic-properties draw:fill="solid" draw:fill-color="#e7fdff"/>
      <style:paragraph-properties fo:text-align="center"/>
    </style:style>
    <style:style style:name="P106" style:family="paragraph">
      <loext:graphic-properties draw:fill="bitmap" draw:fill-color="#66ccee" draw:fill-image-name="Pool" draw:opacity="25%"/>
      <style:paragraph-properties fo:text-align="center"/>
    </style:style>
    <style:style style:name="P107" style:family="paragraph">
      <loext:graphic-properties draw:fill="solid" draw:fill-color="#228833"/>
      <style:paragraph-properties fo:text-align="center"/>
      <style:text-properties fo:color="#228833" loext:opacity="100%"/>
    </style:style>
    <style:style style:name="P108" style:family="paragraph">
      <loext:graphic-properties draw:fill="none"/>
      <style:text-properties fo:color="#228833" loext:opacity="100%"/>
    </style:style>
    <style:style style:name="P109" style:family="paragraph">
      <loext:graphic-properties draw:fill="none"/>
      <style:text-properties fo:color="#aa3377" loext:opacity="100%"/>
    </style:style>
    <style:style style:name="P110" style:family="paragraph">
      <loext:graphic-properties draw:fill="solid" draw:fill-color="#555555" draw:opacity="25%"/>
      <style:paragraph-properties fo:text-align="center"/>
    </style:style>
    <style:style style:name="P111" style:family="paragraph">
      <loext:graphic-properties draw:fill-color="#ee6677"/>
      <style:paragraph-properties fo:text-align="center"/>
    </style:style>
    <style:style style:name="P112" style:family="paragraph">
      <loext:graphic-properties draw:fill="solid" draw:fill-color="#bbbbbb" draw:opacity="25%"/>
      <style:paragraph-properties fo:text-align="center"/>
    </style:style>
    <style:style style:name="P113" style:family="paragraph">
      <loext:graphic-properties draw:fill="none" draw:fill-color="#ffffff"/>
      <style:text-properties fo:color="#aa3377" loext:opacity="100%" style:font-name="Palatino LT Std1"/>
    </style:style>
    <style:style style:name="P114" style:family="paragraph">
      <style:paragraph-properties fo:text-align="center"/>
      <style:text-properties fo:color="#4477aa" loext:opacity="100%"/>
    </style:style>
    <style:style style:name="P115" style:family="paragraph">
      <loext:graphic-properties draw:fill-color="#ccbb44" draw:opacity="80%"/>
      <style:paragraph-properties fo:text-align="center" style:writing-mode="lr-tb"/>
    </style:style>
    <style:style style:name="P116" style:family="paragraph">
      <loext:graphic-properties draw:fill="none" draw:fill-color="#ffffff"/>
      <style:text-properties fo:color="#4477aa" loext:opacity="100%" style:font-name="Palatino LT Std1" fo:font-weight="bold" style:font-weight-asian="bold" style:font-weight-complex="bold"/>
    </style:style>
    <style:style style:name="P117" style:family="paragraph">
      <loext:graphic-properties draw:fill-color="#aa3377"/>
      <style:paragraph-properties fo:text-align="center"/>
    </style:style>
    <style:style style:name="P118" style:family="paragraph">
      <loext:graphic-properties draw:fill="none" draw:fill-color="#ffffff"/>
      <style:text-properties fo:color="#aa3377" loext:opacity="100%" style:font-name="Palatino LT Std1" fo:font-weight="bold" style:font-weight-asian="bold" style:font-weight-complex="bold"/>
    </style:style>
    <style:style style:name="P119" style:family="paragraph">
      <loext:graphic-properties draw:fill="none" draw:fill-color="#ffffff"/>
      <style:text-properties fo:color="#aa3377" loext:opacity="100%" style:font-name="Palatino LT Std1" fo:font-size="21pt"/>
    </style:style>
    <style:style style:name="P120" style:family="paragraph">
      <loext:graphic-properties draw:fill="none" draw:fill-color="#ffffff"/>
      <style:text-properties fo:color="#4477aa" loext:opacity="100%" style:font-name="Palatino LT Std1" fo:font-style="normal" style:font-style-asian="normal" style:font-style-complex="normal"/>
    </style:style>
    <style:style style:name="P121" style:family="paragraph">
      <loext:graphic-properties draw:fill="none" draw:fill-color="#ffffff"/>
      <style:text-properties fo:color="#aa3377" loext:opacity="100%" style:font-name="Palatino LT Std1" fo:font-style="normal" style:font-style-asian="normal" style:font-style-complex="normal"/>
    </style:style>
    <style:style style:name="P122" style:family="paragraph">
      <loext:graphic-properties draw:fill="none" draw:fill-color="#ffffff"/>
      <style:paragraph-properties fo:text-align="center"/>
      <style:text-properties fo:color="#777777" loext:opacity="100%" style:font-name="Palatino LT Std1"/>
    </style:style>
    <style:style style:name="P123" style:family="paragraph">
      <style:paragraph-properties fo:text-align="center"/>
      <style:text-properties fo:color="#66ccee" loext:opacity="100%"/>
    </style:style>
    <style:style style:name="P124" style:family="paragraph">
      <loext:graphic-properties draw:fill="none" draw:fill-color="#ffffff"/>
      <style:text-properties fo:color="#66ccee" loext:opacity="100%" style:font-name="Palatino LT Std1" fo:font-size="22pt" style:font-size-asian="20pt" style:font-size-complex="20pt"/>
    </style:style>
    <style:style style:name="P125" style:family="paragraph">
      <loext:graphic-properties draw:fill="none" draw:fill-color="#ffffff"/>
      <style:text-properties fo:color="#4477aa" loext:opacity="100%" style:font-name="Palatino LT Std1" fo:font-size="22pt" style:font-size-asian="20pt" style:font-size-complex="20pt"/>
    </style:style>
    <style:style style:name="P126" style:family="paragraph">
      <loext:graphic-properties draw:fill="solid" draw:fill-color="#555555" draw:opacity="50%"/>
      <style:paragraph-properties fo:text-align="center"/>
    </style:style>
    <style:style style:name="P127"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128"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129" style:family="paragraph">
      <loext:graphic-properties draw:fill="none" draw:fill-color="#ffffff"/>
      <style:text-properties fo:color="#4477aa" loext:opacity="100%"/>
    </style:style>
    <style:style style:name="P130" style:family="paragraph">
      <loext:graphic-properties draw:fill="none" draw:fill-color="#ffffff"/>
      <style:text-properties fo:color="#aa3377" loext:opacity="100%"/>
    </style:style>
    <style:style style:name="P131" style:family="paragraph">
      <loext:graphic-properties draw:fill="none" draw:fill-color="#ffffff"/>
      <style:text-properties fo:color="#4477aa" loext:opacity="100%" style:font-name="Palatino LT Std1" fo:font-size="24pt" style:font-size-asian="21pt" style:font-size-complex="21pt"/>
    </style:style>
    <style:style style:name="P132" style:family="paragraph">
      <loext:graphic-properties draw:fill="none" draw:fill-color="#ffffff"/>
      <style:text-properties fo:color="#aa3377" loext:opacity="100%" style:font-name="Palatino LT Std1" fo:font-size="24pt" style:font-size-asian="21pt" style:font-size-complex="21pt"/>
    </style:style>
    <style:style style:name="P133" style:family="paragraph">
      <loext:graphic-properties draw:fill="solid" draw:fill-color="#aa3377" draw:opacity="100%"/>
      <style:paragraph-properties fo:text-align="center"/>
    </style:style>
    <style:style style:name="P134" style:family="paragraph">
      <loext:graphic-properties draw:fill="none" draw:fill-color="#ffffff"/>
      <style:text-properties fo:color="#66ccee" loext:opacity="100%" style:font-name="Palatino LT Std1" fo:font-style="normal" style:font-style-asian="normal" style:font-style-complex="normal"/>
    </style:style>
    <style:style style:name="P135" style:family="paragraph">
      <loext:graphic-properties draw:fill="none" draw:fill-color="#ffffff"/>
      <style:text-properties fo:color="#ee6677" loext:opacity="100%" style:font-name="Palatino LT Std1" fo:font-style="normal" style:font-style-asian="normal" style:font-style-complex="normal"/>
    </style:style>
    <style:style style:name="P136" style:family="paragraph">
      <loext:graphic-properties draw:fill="none"/>
      <style:paragraph-properties fo:text-align="center"/>
      <style:text-properties fo:font-size="20pt" style:font-size-asian="16pt" style:font-size-complex="16pt"/>
    </style:style>
    <style:style style:name="P137" style:family="paragraph">
      <loext:graphic-properties draw:fill="solid" draw:fill-color="#aa3377" draw:opacity="100%"/>
      <style:paragraph-properties fo:text-align="center"/>
      <style:text-properties fo:font-size="20pt" style:font-size-asian="16pt" style:font-size-complex="16pt"/>
    </style:style>
    <style:style style:name="P138"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139"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140"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141"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142"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3"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4" style:family="paragraph">
      <loext:graphic-properties draw:fill="none" draw:fill-color="#ffffff"/>
      <style:text-properties style:font-name="Palatino LT Std1" fo:font-size="28pt" style:font-size-asian="28pt" style:font-size-complex="28pt"/>
    </style:style>
    <style:style style:name="P145" style:family="paragraph">
      <loext:graphic-properties draw:fill="none" draw:fill-color="#ffffff"/>
      <style:text-properties fo:color="#4477aa" loext:opacity="100%" style:font-name="Palatino LT Std1" fo:font-size="21pt" fo:font-weight="bold" style:font-weight-asian="bold" style:font-weight-complex="bold"/>
    </style:style>
    <style:style style:name="P146" style:family="paragraph">
      <loext:graphic-properties draw:fill="none" draw:fill-color="#bbbbbb" draw:opacity="25%"/>
      <style:paragraph-properties fo:text-align="center"/>
    </style:style>
    <style:style style:name="P147" style:family="paragraph">
      <loext:graphic-properties draw:fill-color="#4477aa" draw:opacity="95%"/>
      <style:paragraph-properties fo:text-align="center"/>
    </style:style>
    <style:style style:name="P148" style:family="paragraph">
      <loext:graphic-properties draw:fill-color="#404042"/>
      <style:paragraph-properties fo:text-align="center"/>
    </style:style>
    <style:style style:name="P149" style:family="paragraph">
      <loext:graphic-properties draw:fill="none"/>
      <style:paragraph-properties fo:text-align="center"/>
      <style:text-properties fo:font-weight="bold"/>
    </style:style>
    <style:style style:name="P150" style:family="paragraph">
      <loext:graphic-properties draw:fill-color="#404042"/>
      <style:paragraph-properties fo:text-align="center"/>
      <style:text-properties fo:font-weight="bold"/>
    </style:style>
    <style:style style:name="P151" style:family="paragraph">
      <loext:graphic-properties draw:fill-color="#ee6677"/>
      <style:paragraph-properties fo:text-align="center"/>
      <style:text-properties fo:font-weight="bold"/>
    </style:style>
    <style:style style:name="P152" style:family="paragraph">
      <loext:graphic-properties draw:fill-color="#4477aa"/>
      <style:paragraph-properties fo:text-align="center"/>
      <style:text-properties fo:font-weight="bold"/>
    </style:style>
    <style:style style:name="P153" style:family="paragraph">
      <loext:graphic-properties draw:fill-color="#4477aa" draw:opacity="80%"/>
      <style:paragraph-properties fo:text-align="center"/>
    </style:style>
    <style:style style:name="P154" style:family="paragraph">
      <loext:graphic-properties draw:opacity="25%"/>
      <style:paragraph-properties fo:text-align="center"/>
    </style:style>
    <style:style style:name="P155" style:family="paragraph">
      <loext:graphic-properties draw:fill-color="#aa3377" draw:opacity="25%"/>
      <style:paragraph-properties fo:text-align="center"/>
    </style:style>
    <style:style style:name="P156"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157" style:family="paragraph">
      <loext:graphic-properties draw:fill-color="#4477aa" draw:opacity="100%"/>
      <style:paragraph-properties fo:text-align="center"/>
    </style:style>
    <style:style style:name="P158" style:family="paragraph">
      <loext:graphic-properties draw:fill-color="#aa3377" draw:opacity="100%"/>
      <style:paragraph-properties fo:text-align="center"/>
    </style:style>
    <style:style style:name="P159" style:family="paragraph">
      <style:paragraph-properties fo:text-align="center"/>
      <style:text-properties fo:color="#777777" loext:opacity="100%"/>
    </style:style>
    <style:style style:name="P160" style:family="paragraph">
      <loext:graphic-properties draw:fill="none" draw:fill-color="#ffffff"/>
      <style:text-properties fo:color="#777777" loext:opacity="100%" style:font-name="Palatino LT Std1" fo:font-size="32pt" fo:font-style="italic" style:font-size-asian="26pt" style:font-style-asian="italic" style:font-size-complex="26pt" style:font-style-complex="italic"/>
    </style:style>
    <style:style style:name="P161" style:family="paragraph">
      <loext:graphic-properties draw:fill="none" draw:fill-color="#4477aa"/>
      <style:paragraph-properties fo:text-align="center"/>
    </style:style>
    <style:style style:name="P162" style:family="paragraph">
      <loext:graphic-properties draw:fill-color="#4477aa" draw:opacity="100%"/>
      <style:paragraph-properties fo:text-align="center" style:writing-mode="lr-tb"/>
    </style:style>
    <style:style style:name="P163" style:family="paragraph">
      <loext:graphic-properties draw:fill-color="#66ccee" draw:opacity="100%"/>
      <style:paragraph-properties fo:text-align="center" style:writing-mode="lr-tb"/>
    </style:style>
    <style:style style:name="P164" style:family="paragraph">
      <loext:graphic-properties draw:fill-color="#ccbb44" draw:opacity="100%"/>
      <style:paragraph-properties fo:text-align="center" style:writing-mode="lr-tb"/>
    </style:style>
    <style:style style:name="P165" style:family="paragraph">
      <style:paragraph-properties fo:margin-left="0cm" fo:margin-right="0cm" fo:margin-top="0cm" fo:margin-bottom="0cm" fo:line-height="100%" fo:text-indent="0cm"/>
    </style:style>
    <style:style style:name="P166"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167" style:family="paragraph">
      <loext:graphic-properties draw:fill="none"/>
      <style:text-properties fo:color="#777777" loext:opacity="50%" fo:font-size="80pt" style:font-size-asian="66pt" style:font-size-complex="66pt"/>
    </style:style>
    <style:style style:name="P168" style:family="paragraph">
      <loext:graphic-properties draw:fill="none" draw:fill-color="#ffffff"/>
      <style:text-properties fo:color="#555555" loext:opacity="100%" style:font-name="Palatino LT Std1" fo:font-size="32pt" fo:font-style="italic" style:font-size-asian="26pt" style:font-style-asian="italic" style:font-size-complex="26pt" style:font-style-complex="italic"/>
    </style:style>
    <style:style style:name="P169"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70"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71" style:family="paragraph">
      <loext:graphic-properties draw:fill-color="#228833" draw:opacity="100%"/>
      <style:paragraph-properties fo:text-align="center" style:writing-mode="lr-tb"/>
    </style:style>
    <style:style style:name="P172"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173" style:family="paragraph">
      <loext:graphic-properties draw:fill="none"/>
      <style:paragraph-properties fo:text-align="center"/>
      <style:text-properties fo:font-style="italic" style:font-style-asian="italic" style:font-style-complex="italic"/>
    </style:style>
    <style:style style:name="P174"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175"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6"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7"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178" style:family="paragraph">
      <style:paragraph-properties fo:text-align="center"/>
      <style:text-properties fo:color="#ffffff" loext:opacity="100%" fo:font-style="italic" style:font-style-asian="italic" style:font-style-complex="italic"/>
    </style:style>
    <style:style style:name="P179"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180" style:family="paragraph">
      <loext:graphic-properties draw:fill="none" draw:fill-color="#ffffff"/>
      <style:text-properties fo:color="#228833" loext:opacity="100%" fo:font-style="italic" style:font-style-asian="italic" style:font-style-complex="italic"/>
    </style:style>
    <style:style style:name="P181" style:family="paragraph">
      <loext:graphic-properties draw:fill="none" draw:fill-color="#ffffff"/>
      <style:text-properties fo:color="#555555" loext:opacity="100%" style:font-name="Palatino LT Std1" fo:font-size="20pt" fo:font-style="normal" style:font-size-asian="16pt" style:font-style-asian="normal" style:font-size-complex="16pt" style:font-style-complex="normal"/>
    </style:style>
    <style:style style:name="P182" style:family="paragraph">
      <loext:graphic-properties draw:fill="none" draw:fill-color="#ffffff"/>
      <style:paragraph-properties fo:text-align="center"/>
      <style:text-properties fo:color="#228833" loext:opacity="100%"/>
    </style:style>
    <style:style style:name="P183" style:family="paragraph">
      <loext:graphic-properties draw:fill="none" draw:fill-color="#ffffff"/>
      <style:paragraph-properties fo:text-align="center"/>
      <style:text-properties fo:color="#4477aa" loext:opacity="100%" fo:font-size="18pt" style:font-size-asian="15pt" style:font-size-complex="15pt"/>
    </style:style>
    <style:style style:name="P184" style:family="paragraph">
      <loext:graphic-properties draw:fill="none" draw:fill-color="#ffffff"/>
      <style:paragraph-properties fo:text-align="center"/>
      <style:text-properties fo:color="#aa3377" loext:opacity="100%" fo:font-size="18pt" style:font-size-asian="15pt" style:font-size-complex="15pt"/>
    </style:style>
    <style:style style:name="P185" style:family="paragraph">
      <loext:graphic-properties draw:fill="solid" draw:fill-color="#bbbbbb" draw:opacity="25%"/>
      <style:paragraph-properties fo:text-align="center"/>
      <style:text-properties fo:font-size="22pt" style:font-size-asian="20pt" style:font-size-complex="20pt"/>
    </style:style>
    <style:style style:name="P186" style:family="paragraph">
      <loext:graphic-properties draw:fill="none" draw:fill-color="#bbbbbb" draw:opacity="25%"/>
      <style:paragraph-properties fo:text-align="center"/>
      <style:text-properties fo:font-size="22pt" style:font-size-asian="20pt" style:font-size-complex="20pt"/>
    </style:style>
    <style:style style:name="P187" style:family="paragraph">
      <loext:graphic-properties draw:fill-color="#4477aa"/>
      <style:paragraph-properties fo:text-align="center"/>
      <style:text-properties fo:font-size="22pt" style:font-size-asian="20pt" style:font-size-complex="20pt"/>
    </style:style>
    <style:style style:name="P188" style:family="paragraph">
      <loext:graphic-properties draw:fill="none" draw:fill-color="#bbbbbb" draw:opacity="25%"/>
      <style:paragraph-properties fo:text-align="center"/>
      <style:text-properties fo:color="#4477aa" loext:opacity="100%" fo:font-size="22pt" style:font-size-asian="20pt" style:font-size-complex="20pt"/>
    </style:style>
    <style:style style:name="P189" style:family="paragraph">
      <style:paragraph-properties fo:line-height="115%" fo:text-align="center"/>
    </style:style>
    <style:style style:name="P190" style:family="paragraph">
      <loext:graphic-properties draw:fill="none" draw:fill-color="#ffffff"/>
      <style:paragraph-properties fo:text-align="center"/>
      <style:text-properties fo:color="#4477aa" loext:opacity="100%" fo:font-size="36pt" style:font-size-asian="28pt" style:font-size-complex="28pt"/>
    </style:style>
    <style:style style:name="P191" style:family="paragraph">
      <loext:graphic-properties draw:fill="none" draw:fill-color="#ffffff"/>
      <style:text-properties fo:color="#4477aa" loext:opacity="100%" fo:font-size="36pt" style:font-size-asian="28pt" style:font-size-complex="28pt"/>
    </style:style>
    <style:style style:name="P192" style:family="paragraph">
      <loext:graphic-properties draw:fill="none" draw:fill-color="#ffffff"/>
      <style:paragraph-properties fo:text-align="center"/>
      <style:text-properties fo:color="#aa3377" loext:opacity="100%" fo:font-size="36pt" style:font-size-asian="28pt" style:font-size-complex="28pt"/>
    </style:style>
    <style:style style:name="P193" style:family="paragraph">
      <loext:graphic-properties draw:fill="none" draw:fill-color="#ffffff"/>
      <style:text-properties fo:color="#aa3377" loext:opacity="100%" fo:font-size="36pt" style:font-size-asian="28pt" style:font-size-complex="28pt"/>
    </style:style>
    <style:style style:name="P194" style:family="paragraph">
      <loext:graphic-properties draw:fill="none" draw:fill-color="#ffffff"/>
      <style:paragraph-properties fo:text-align="center"/>
      <style:text-properties fo:color="#ccbb44" loext:opacity="100%" fo:font-size="36pt" style:font-size-asian="28pt" style:font-size-complex="28pt"/>
    </style:style>
    <style:style style:name="P195" style:family="paragraph">
      <loext:graphic-properties draw:fill="none" draw:fill-color="#ffffff"/>
      <style:text-properties fo:color="#228833" loext:opacity="100%" fo:font-size="36pt" style:font-size-asian="28pt" style:font-size-complex="28pt"/>
    </style:style>
    <style:style style:name="P196" style:family="paragraph">
      <loext:graphic-properties draw:fill="none" draw:fill-color="#ffffff"/>
      <style:paragraph-properties fo:text-align="center"/>
      <style:text-properties fo:color="#228833" loext:opacity="100%" fo:font-size="36pt" style:font-size-asian="28pt" style:font-size-complex="28pt"/>
    </style:style>
    <style:style style:name="P197" style:family="paragraph">
      <loext:graphic-properties draw:fill="solid" draw:fill-color="#228833"/>
      <style:paragraph-properties fo:text-align="center"/>
    </style:style>
    <style:style style:name="P198" style:family="paragraph">
      <loext:graphic-properties draw:fill="none" draw:fill-color="#ffffff"/>
      <style:paragraph-properties fo:text-align="center"/>
      <style:text-properties fo:color="#228833" loext:opacity="100%" fo:font-size="48pt" style:font-size-asian="42pt" style:font-size-complex="42pt"/>
    </style:style>
    <style:style style:name="P199" style:family="paragraph">
      <loext:graphic-properties draw:fill="none" draw:fill-color="#ffffff"/>
      <style:paragraph-properties fo:text-align="center"/>
      <style:text-properties fo:color="#aa3377" loext:opacity="100%" fo:font-size="48pt" style:font-size-asian="42pt" style:font-size-complex="42pt"/>
    </style:style>
    <style:style style:name="P200" style:family="paragraph">
      <loext:graphic-properties draw:fill="solid" draw:fill-color="#729fcf"/>
      <style:paragraph-properties fo:text-align="center"/>
    </style:style>
    <style:style style:name="P201" style:family="paragraph">
      <loext:graphic-properties draw:fill="none"/>
      <style:paragraph-properties fo:margin-left="0cm" fo:margin-right="0cm" fo:margin-top="0cm" fo:margin-bottom="0cm" fo:line-height="100%" fo:text-indent="0cm"/>
      <style:text-properties fo:font-size="21pt"/>
    </style:style>
    <style:style style:name="P202" style:family="paragraph">
      <loext:graphic-properties draw:fill="none" draw:fill-color="#ffffff"/>
      <style:paragraph-properties fo:margin-left="0cm" fo:margin-right="0cm" fo:margin-top="0cm" fo:margin-bottom="0cm" fo:line-height="100%" fo:text-indent="0cm"/>
      <style:text-properties fo:font-size="21pt"/>
    </style:style>
    <style:style style:name="P203" style:family="paragraph">
      <loext:graphic-properties draw:fill="none"/>
    </style:style>
    <style:style style:name="T1" style:family="text">
      <style:text-properties fo:color="#555555" loext:opacity="100%" style:font-name="Palatino LT Std1" fo:font-style="italic" style:font-style-asian="italic" style:font-style-complex="italic"/>
    </style:style>
    <style:style style:name="T2" style:family="text">
      <style:text-properties fo:color="#555555" loext:opacity="100%" style:font-name="Palatino LT Std1" fo:font-style="normal" style:font-style-asian="normal" style:font-style-complex="normal"/>
    </style:style>
    <style:style style:name="T3" style:family="text">
      <style:text-properties fo:font-size="14pt" style:font-size-asian="12pt" style:font-size-complex="12pt"/>
    </style:style>
    <style:style style:name="T4" style:family="text">
      <style:text-properties fo:color="#000000" loext:opacity="100%"/>
    </style:style>
    <style:style style:name="T5" style:family="text">
      <style:text-properties style:font-name="Palatino LT Std1" fo:font-size="26pt" style:font-size-asian="22pt" style:font-size-complex="22pt"/>
    </style:style>
    <style:style style:name="T6" style:family="text">
      <style:text-properties fo:color="#228833" loext:opacity="100%" fo:font-size="24pt" fo:font-weight="bold" style:font-size-asian="21pt" style:font-weight-asian="bold" style:font-size-complex="21pt" style:font-weight-complex="bold"/>
    </style:style>
    <style:style style:name="T7" style:family="text">
      <style:text-properties fo:color="#66ccee" loext:opacity="100%" fo:font-size="24pt" fo:font-weight="bold" style:font-size-asian="21pt" style:font-weight-asian="bold" style:font-size-complex="21pt" style:font-weight-complex="bold"/>
    </style:style>
    <style:style style:name="T8" style:family="text">
      <style:text-properties fo:color="#ee6677" loext:opacity="100%" fo:font-size="24pt" fo:font-weight="bold" style:font-size-asian="21pt" style:font-weight-asian="bold" style:font-size-complex="21pt" style:font-weight-complex="bold"/>
    </style:style>
    <style:style style:name="T9" style:family="text">
      <style:text-properties fo:font-size="13pt" style:font-size-asian="11pt" style:font-size-complex="11pt"/>
    </style:style>
    <style:style style:name="T10" style:family="text">
      <style:text-properties fo:color="#aa3377" loext:opacity="100%" style:font-name="Palatino LT Std1" fo:font-size="16pt" fo:font-style="normal" style:font-size-asian="14pt" style:font-style-asian="normal" style:font-size-complex="14pt" style:font-style-complex="normal"/>
    </style:style>
    <style:style style:name="T11" style:family="text">
      <style:text-properties fo:color="#aa3377" loext:opacity="100%" style:font-name="Palatino LT Std1" fo:font-size="16pt" fo:font-style="italic" style:font-size-asian="14pt" style:font-style-asian="italic" style:font-size-complex="14pt" style:font-style-complex="italic"/>
    </style:style>
    <style:style style:name="T12" style:family="text">
      <style:text-properties fo:color="#aa3377" loext:opacity="100%" style:font-name="Palatino LT Std1" fo:font-size="16pt" style:font-size-asian="14pt" style:font-size-complex="14pt"/>
    </style:style>
    <style:style style:name="T13" style:family="text">
      <style:text-properties fo:color="#ee6677" loext:opacity="100%" style:font-name="Palatino LT Std1" fo:font-size="16pt" fo:font-style="italic" style:font-size-asian="14pt" style:font-style-asian="italic" style:font-size-complex="14pt" style:font-style-complex="italic"/>
    </style:style>
    <style:style style:name="T14" style:family="text">
      <style:text-properties fo:color="#ee6677" loext:opacity="100%" style:text-position="-8% 58%" style:font-name="Palatino LT Std1" fo:font-size="16pt" style:font-size-asian="14pt" style:font-size-complex="14pt"/>
    </style:style>
    <style:style style:name="T15" style:family="text">
      <style:text-properties fo:color="#ee6677" loext:opacity="100%" style:font-name="Palatino LT Std1" fo:font-size="16pt" style:font-size-asian="14pt" style:font-size-complex="14pt"/>
    </style:style>
    <style:style style:name="T16" style:family="text">
      <style:text-properties fo:color="#555555" loext:opacity="100%" style:font-name="Palatino LT Std1" fo:font-size="28pt" fo:font-style="italic" style:font-size-asian="24pt" style:font-style-asian="italic" style:font-size-complex="24pt" style:font-style-complex="italic"/>
    </style:style>
    <style:style style:name="T17" style:family="text">
      <style:text-properties fo:font-size="16pt" style:font-size-asian="14pt" style:font-size-complex="14pt"/>
    </style:style>
    <style:style style:name="T18" style:family="text">
      <style:text-properties fo:font-size="42pt" fo:font-style="italic" style:font-size-asian="36pt" style:font-style-asian="italic" style:font-size-complex="36pt" style:font-style-complex="italic"/>
    </style:style>
    <style:style style:name="T19" style:family="text">
      <style:text-properties style:text-position="-8% 58%" fo:font-size="42pt" style:font-size-asian="36pt" style:font-size-complex="36pt"/>
    </style:style>
    <style:style style:name="T20"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21" style:family="text">
      <style:text-properties style:font-name="Palatino LT Std1" fo:font-size="54pt" fo:font-style="italic" style:font-size-asian="44pt" style:font-style-asian="italic" style:font-size-complex="44pt" style:font-style-complex="italic"/>
    </style:style>
    <style:style style:name="T22" style:family="text">
      <style:text-properties style:text-position="-8% 58%" style:font-name="Palatino LT Std1" fo:font-size="54pt" style:font-size-asian="44pt" style:font-size-complex="44pt"/>
    </style:style>
    <style:style style:name="T23" style:family="text">
      <style:text-properties fo:color="#228833" loext:opacity="100%" style:font-name="Palatino LT Std1" fo:font-size="22pt" fo:font-style="normal" style:font-size-asian="20pt" style:font-style-asian="italic" style:font-size-complex="20pt" style:font-style-complex="italic"/>
    </style:style>
    <style:style style:name="T24" style:family="text">
      <style:text-properties fo:color="#228833" loext:opacity="100%" style:font-name="Palatino LT Std1" fo:font-size="22pt" fo:font-style="italic" style:font-size-asian="20pt" style:font-style-asian="italic" style:font-size-complex="20pt" style:font-style-complex="italic"/>
    </style:style>
    <style:style style:name="T25"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26" style:family="text">
      <style:text-properties style:font-name="Palatino LT Std1" fo:font-size="24pt" fo:font-style="normal" style:font-size-asian="21pt" style:font-style-asian="italic" style:font-size-complex="21pt" style:font-style-complex="italic"/>
    </style:style>
    <style:style style:name="T27" style:family="text">
      <style:text-properties style:font-name="Palatino LT Std1" fo:font-size="24pt" fo:font-style="italic" style:font-size-asian="21pt" style:font-style-asian="italic" style:font-size-complex="21pt" style:font-style-complex="italic"/>
    </style:style>
    <style:style style:name="T28" style:family="text">
      <style:text-properties style:text-position="-8% 58%" style:font-name="Palatino LT Std1" fo:font-size="24pt" fo:font-style="normal" style:font-size-asian="21pt" style:font-style-asian="italic" style:font-size-complex="21pt" style:font-style-complex="italic"/>
    </style:style>
    <style:style style:name="T29" style:family="text">
      <style:text-properties fo:color="#228833" loext:opacity="100%" style:font-name="Palatino LT Std1" fo:font-size="40pt" fo:font-style="italic" style:font-size-asian="32pt" style:font-style-asian="italic" style:font-size-complex="32pt" style:font-style-complex="italic"/>
    </style:style>
    <style:style style:name="T30" style:family="text">
      <style:text-properties fo:color="#228833" loext:opacity="100%" style:text-position="-8% 58%" style:font-name="Palatino LT Std1" fo:font-size="40pt" style:font-size-asian="32pt" style:font-size-complex="32pt"/>
    </style:style>
    <style:style style:name="T31" style:family="text">
      <style:text-properties fo:color="#bbbbbb" loext:opacity="100%" style:font-name="Palatino LT Std1" fo:font-size="28pt" fo:font-style="italic" style:font-size-asian="24pt" style:font-style-asian="italic" style:font-size-complex="24pt" style:font-style-complex="italic"/>
    </style:style>
    <style:style style:name="T32" style:family="text">
      <style:text-properties fo:color="#777777" loext:opacity="100%" style:font-name="Palatino LT Std1" fo:font-size="16pt" style:font-size-asian="14pt" style:font-size-complex="14pt"/>
    </style:style>
    <style:style style:name="T33" style:family="text">
      <style:text-properties fo:color="#ee6677" loext:opacity="100%" style:font-name="Palatino LT Std1" fo:font-size="20pt" style:text-underline-style="none" style:font-size-asian="16pt" style:font-size-complex="16pt"/>
    </style:style>
    <style:style style:name="T34" style:family="text">
      <style:text-properties fo:color="#4477aa" loext:opacity="100%" fo:font-size="15pt" style:font-size-asian="13pt" style:font-size-complex="13pt"/>
    </style:style>
    <style:style style:name="T35" style:family="text">
      <style:text-properties style:font-name="Palatino LT Std1" fo:font-style="italic" style:font-style-asian="italic" style:font-style-complex="italic"/>
    </style:style>
    <style:style style:name="T36" style:family="text">
      <style:text-properties style:font-name="Palatino LT Std1"/>
    </style:style>
    <style:style style:name="T37" style:family="text">
      <style:text-properties fo:color="#4477aa" loext:opacity="100%" fo:font-size="13pt" fo:font-style="italic" style:font-size-asian="11pt" style:font-style-asian="italic" style:font-size-complex="11pt" style:font-style-complex="italic"/>
    </style:style>
    <style:style style:name="T38" style:family="text">
      <style:text-properties fo:color="#aa3377" loext:opacity="100%" fo:font-size="15pt" style:font-size-asian="13pt" style:font-size-complex="13pt"/>
    </style:style>
    <style:style style:name="T39" style:family="text">
      <style:text-properties fo:color="#aa3377" loext:opacity="100%" fo:font-size="13pt" fo:font-style="italic" style:font-size-asian="11pt" style:font-style-asian="italic" style:font-size-complex="11pt" style:font-style-complex="italic"/>
    </style:style>
    <style:style style:name="T40" style:family="text">
      <style:text-properties fo:color="#aa3377" loext:opacity="100%" style:font-name="Palatino LT Std1" fo:font-size="40pt" style:font-size-asian="32pt" style:font-size-complex="32pt"/>
    </style:style>
    <style:style style:name="T41" style:family="text">
      <style:text-properties fo:color="#aa3377" loext:opacity="100%" style:font-name="Palatino LT Std1" fo:font-size="40pt" fo:font-style="italic" style:font-size-asian="32pt" style:font-style-asian="italic" style:font-size-complex="32pt" style:font-style-complex="italic"/>
    </style:style>
    <style:style style:name="T42" style:family="text">
      <style:text-properties fo:color="#66ccee" loext:opacity="100%" fo:font-size="44pt" fo:font-style="italic" style:font-size-asian="40pt" style:font-style-asian="italic" style:font-size-complex="40pt" style:font-style-complex="italic"/>
    </style:style>
    <style:style style:name="T43" style:family="text">
      <style:text-properties fo:color="#66ccee" loext:opacity="100%" style:text-position="-8% 58%" fo:font-size="44pt" fo:font-style="italic" style:font-size-asian="40pt" style:font-style-asian="italic" style:font-size-complex="40pt" style:font-style-complex="italic"/>
    </style:style>
    <style:style style:name="T44" style:family="text">
      <style:text-properties fo:color="#ccbb44" loext:opacity="100%" fo:font-size="44pt" fo:font-style="italic" style:font-size-asian="40pt" style:font-style-asian="italic" style:font-size-complex="40pt" style:font-style-complex="italic"/>
    </style:style>
    <style:style style:name="T45" style:family="text">
      <style:text-properties fo:color="#777777" loext:opacity="100%" style:font-name="Palatino LT Std1" fo:font-size="40pt" style:font-size-asian="32pt" style:font-size-complex="32pt"/>
    </style:style>
    <style:style style:name="T46" style:family="text">
      <style:text-properties fo:color="#777777" loext:opacity="100%" style:font-name="Palatino LT Std1" fo:font-size="40pt" fo:font-style="italic" style:font-size-asian="32pt" style:font-style-asian="italic" style:font-size-complex="32pt" style:font-style-complex="italic"/>
    </style:style>
    <style:style style:name="T47" style:family="text">
      <style:text-properties fo:color="#555555" loext:opacity="100%" fo:font-size="32pt" fo:font-style="italic" style:font-size-asian="26pt" style:font-style-asian="italic" style:font-size-complex="26pt" style:font-style-complex="italic"/>
    </style:style>
    <style:style style:name="T48"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49"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50" style:family="text">
      <style:text-properties fo:font-variant="normal" fo:text-transform="none" fo:color="#66ccee" loext:opacity="100%" style:text-outline="false" style:text-line-through-style="none" style:text-line-through-type="none" style:font-name="TeX Gyre Pagella Math"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51" style:family="text">
      <style:text-properties fo:color="#ccbb44" loext:opacity="100%" style:text-position="-8% 58%" fo:font-size="44pt" fo:font-style="italic" style:font-size-asian="40pt" style:font-style-asian="italic" style:font-size-complex="40pt" style:font-style-complex="italic"/>
    </style:style>
    <style:style style:name="T52" style:family="text">
      <style:text-properties fo:color="#4477aa" loext:opacity="100%" style:font-name="Palatino LT Std1" fo:font-size="40pt" style:font-size-asian="32pt" style:font-size-complex="32pt"/>
    </style:style>
    <style:style style:name="T53" style:family="text">
      <style:text-properties fo:color="#4477aa" loext:opacity="100%" style:font-name="Palatino LT Std1" fo:font-size="40pt" fo:font-style="italic" style:font-size-asian="32pt" style:font-style-asian="italic" style:font-size-complex="32pt" style:font-style-complex="italic"/>
    </style:style>
    <style:style style:name="T54" style:family="text">
      <style:text-properties fo:color="#ee6677" loext:opacity="100%" fo:font-size="44pt" fo:font-style="italic" style:font-size-asian="40pt" style:font-style-asian="italic" style:font-size-complex="40pt" style:font-style-complex="italic"/>
    </style:style>
    <style:style style:name="T55" style:family="text">
      <style:text-properties fo:color="#ee6677" loext:opacity="100%" style:text-position="-8% 58%" fo:font-size="44pt" fo:font-style="italic" style:font-size-asian="40pt" style:font-style-asian="italic" style:font-size-complex="40pt" style:font-style-complex="italic"/>
    </style:style>
    <style:style style:name="T56" style:family="text">
      <style:text-properties fo:color="#ccbb44" loext:opacity="100%" style:font-name="Palatino LT Std1" fo:font-size="40pt" fo:font-style="italic" style:font-size-asian="32pt" style:font-style-asian="italic" style:font-size-complex="32pt" style:font-style-complex="italic"/>
    </style:style>
    <style:style style:name="T57" style:family="text">
      <style:text-properties fo:color="#66ccee" loext:opacity="100%" style:text-position="0% 100%" fo:font-size="44pt" fo:font-style="italic" style:font-size-asian="40pt" style:font-style-asian="italic" style:font-size-complex="40pt" style:font-style-complex="italic"/>
    </style:style>
    <style:style style:name="T58" style:family="text">
      <style:text-properties fo:color="#66ccee" loext:opacity="100%" style:text-position="0% 100%" style:font-name="TeX Gyre Pagella Math" fo:font-size="44pt" fo:font-style="italic" style:font-size-asian="40pt" style:font-style-asian="italic" style:font-size-complex="40pt" style:font-style-complex="italic"/>
    </style:style>
    <style:style style:name="T59" style:family="text">
      <style:text-properties fo:font-size="40pt" fo:font-style="italic" style:font-size-asian="32pt" style:font-style-asian="italic" style:font-size-complex="32pt" style:font-style-complex="italic"/>
    </style:style>
    <style:style style:name="T60" style:family="text">
      <style:text-properties style:text-position="-8% 58%" fo:font-size="40pt" style:font-size-asian="32pt" style:font-size-complex="32pt"/>
    </style:style>
    <style:style style:name="T61" style:family="text">
      <style:text-properties fo:color="#ccbb44" loext:opacity="100%" fo:font-size="42pt" fo:font-style="italic" style:font-size-asian="36pt" style:font-style-asian="italic" style:font-size-complex="36pt" style:font-style-complex="italic"/>
    </style:style>
    <style:style style:name="T62" style:family="text">
      <style:text-properties fo:color="#ccbb44" loext:opacity="100%" style:text-position="-8% 58%" fo:font-size="42pt" style:font-size-asian="36pt" style:font-size-complex="36pt"/>
    </style:style>
    <style:style style:name="T63" style:family="text">
      <style:text-properties fo:color="#ccbb44" loext:opacity="100%" style:font-name="TeX Gyre Pagella Math" fo:font-size="42pt" fo:font-style="normal" style:font-size-asian="36pt" style:font-style-asian="normal" style:font-size-complex="36pt" style:font-style-complex="normal"/>
    </style:style>
    <style:style style:name="T64" style:family="text">
      <style:text-properties fo:color="#ccbb44" loext:opacity="100%" fo:font-size="36pt" fo:font-style="italic" style:font-size-asian="28pt" style:font-style-asian="italic" style:font-size-complex="28pt" style:font-style-complex="italic"/>
    </style:style>
    <style:style style:name="T65" style:family="text">
      <style:text-properties fo:color="#aa3377" loext:opacity="100%" fo:font-size="36pt" fo:font-style="italic" fo:font-weight="bold" style:font-size-asian="28pt" style:font-style-asian="italic" style:font-weight-asian="bold" style:font-size-complex="28pt" style:font-style-complex="italic" style:font-weight-complex="bold"/>
    </style:style>
    <style:style style:name="T66" style:family="text">
      <style:text-properties fo:color="#777777" loext:opacity="100%" fo:font-style="italic" style:font-style-asian="italic" style:font-style-complex="italic"/>
    </style:style>
    <style:style style:name="T67" style:family="text">
      <style:text-properties fo:color="#000000" loext:opacity="100%" fo:font-style="italic" style:font-style-asian="italic" style:font-style-complex="italic"/>
    </style:style>
    <style:style style:name="T68" style:family="text">
      <style:text-properties fo:color="#000000" loext:opacity="100%" style:text-position="-8% 58%" fo:font-size="26pt" fo:font-style="italic" style:font-size-asian="22pt" style:font-style-asian="italic" style:font-size-complex="22pt" style:font-style-complex="italic"/>
    </style:style>
    <style:style style:name="T69" style:family="text">
      <style:text-properties fo:color="#ee6677" loext:opacity="100%" fo:font-style="italic" style:font-style-asian="italic" style:font-style-complex="italic"/>
    </style:style>
    <style:style style:name="T70" style:family="text">
      <style:text-properties fo:color="#ee6677" loext:opacity="100%" style:text-position="-8% 58%" fo:font-size="26pt" fo:font-style="italic" style:font-size-asian="22pt" style:font-style-asian="italic" style:font-size-complex="22pt" style:font-style-complex="italic"/>
    </style:style>
    <style:style style:name="T71" style:family="text">
      <style:text-properties fo:color="#4477aa" loext:opacity="100%" fo:font-style="italic" style:font-style-asian="italic" style:font-style-complex="italic"/>
    </style:style>
    <style:style style:name="T72" style:family="text">
      <style:text-properties style:font-name="Palatino LT Std1" fo:font-size="40pt" style:font-size-asian="32pt" style:font-size-complex="32pt"/>
    </style:style>
    <style:style style:name="T73" style:family="text">
      <style:text-properties fo:font-variant="normal" fo:text-transform="none" fo:color="#228833"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aa3377"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75" style:family="text">
      <style:text-properties fo:color="#aa3377" loext:opacity="100%" style:font-name="Palatino LT Std1" fo:font-size="66pt" style:font-size-asian="54pt" style:font-size-complex="54pt"/>
    </style:style>
    <style:style style:name="T76" style:family="text">
      <style:text-properties fo:color="#4477aa" loext:opacity="100%" style:font-name="Palatino LT Std1" fo:font-weight="bold" style:font-weight-asian="bold" style:font-weight-complex="bold"/>
    </style:style>
    <style:style style:name="T77" style:family="text">
      <style:text-properties fo:color="#aa3377" loext:opacity="100%" style:font-name="Palatino LT Std1" fo:font-weight="bold" style:font-weight-asian="bold" style:font-weight-complex="bold"/>
    </style:style>
    <style:style style:name="T78" style:family="text">
      <style:text-properties fo:color="#4477aa" loext:opacity="100%" style:font-name="Palatino LT Std1" fo:font-size="36pt" fo:font-style="normal" style:font-size-asian="28pt" style:font-style-asian="normal" style:font-size-complex="28pt" style:font-style-complex="normal"/>
    </style:style>
    <style:style style:name="T79" style:family="text">
      <style:text-properties fo:color="#aa3377" loext:opacity="100%" style:font-name="Palatino LT Std1" fo:font-size="36pt" fo:font-style="normal" style:font-size-asian="28pt" style:font-style-asian="normal" style:font-size-complex="28pt" style:font-style-complex="normal"/>
    </style:style>
    <style:style style:name="T80" style:family="text">
      <style:text-properties fo:color="#66ccee" loext:opacity="100%" style:font-name="Palatino LT Std1" fo:font-size="22pt" style:font-size-asian="20pt" style:font-size-complex="20pt"/>
    </style:style>
    <style:style style:name="T81" style:family="text">
      <style:text-properties fo:color="#4477aa" loext:opacity="100%" style:font-name="Palatino LT Std1" fo:font-size="22pt" style:font-size-asian="20pt" style:font-size-complex="20pt"/>
    </style:style>
    <style:style style:name="T82" style:family="text">
      <style:text-properties fo:color="#bbbbbb" loext:opacity="100%" style:font-name="Palatino LT Std1" fo:font-size="16pt" fo:font-style="italic" style:font-size-asian="14pt" style:font-style-asian="italic" style:font-size-complex="14pt" style:font-style-complex="italic"/>
    </style:style>
    <style:style style:name="T83" style:family="text">
      <style:text-properties fo:color="#555555" loext:opacity="100%" style:font-name="Palatino LT Std1" fo:font-size="20pt" fo:font-style="italic" style:font-size-asian="16pt" style:font-style-asian="italic" style:font-size-complex="16pt" style:font-style-complex="italic"/>
    </style:style>
    <style:style style:name="T84" style:family="text">
      <style:text-properties fo:color="#4477aa" loext:opacity="100%"/>
    </style:style>
    <style:style style:name="T85" style:family="text">
      <style:text-properties fo:color="#aa3377" loext:opacity="100%"/>
    </style:style>
    <style:style style:name="T86" style:family="text">
      <style:text-properties fo:color="#4477aa" loext:opacity="100%" style:font-name="Palatino LT Std1" fo:font-size="24pt" style:font-size-asian="21pt" style:font-size-complex="21pt"/>
    </style:style>
    <style:style style:name="T87" style:family="text">
      <style:text-properties fo:color="#aa3377" loext:opacity="100%" style:font-name="Palatino LT Std1" fo:font-size="24pt" style:font-size-asian="21pt" style:font-size-complex="21pt"/>
    </style:style>
    <style:style style:name="T88" style:family="text">
      <style:text-properties fo:color="#66ccee" loext:opacity="100%" style:font-name="Palatino LT Std1" fo:font-size="36pt" fo:font-style="normal" style:font-size-asian="28pt" style:font-style-asian="normal" style:font-size-complex="28pt" style:font-style-complex="normal"/>
    </style:style>
    <style:style style:name="T89" style:family="text">
      <style:text-properties fo:color="#ee6677" loext:opacity="100%" style:font-name="Palatino LT Std1" fo:font-size="36pt" fo:font-style="normal" style:font-size-asian="28pt" style:font-style-asian="normal" style:font-size-complex="28pt" style:font-style-complex="normal"/>
    </style:style>
    <style:style style:name="T90" style:family="text">
      <style:text-properties fo:color="#4477aa" loext:opacity="100%" style:font-name="Palatino LT Std1" fo:font-size="32pt" fo:font-style="normal" style:font-size-asian="26pt" style:font-style-asian="normal" style:font-size-complex="26pt" style:font-style-complex="normal"/>
    </style:style>
    <style:style style:name="T91" style:family="text">
      <style:text-properties fo:color="#66ccee" loext:opacity="100%" style:font-name="Palatino LT Std1" fo:font-size="32pt" fo:font-style="normal" style:font-size-asian="26pt" style:font-style-asian="normal" style:font-size-complex="26pt" style:font-style-complex="normal"/>
    </style:style>
    <style:style style:name="T92" style:family="text">
      <style:text-properties fo:color="#aa3377" loext:opacity="100%" style:font-name="Palatino LT Std1" fo:font-size="32pt" fo:font-style="normal" style:font-size-asian="26pt" style:font-style-asian="normal" style:font-size-complex="26pt" style:font-style-complex="normal"/>
    </style:style>
    <style:style style:name="T93" style:family="text">
      <style:text-properties fo:color="#ee6677" loext:opacity="100%" style:font-name="Palatino LT Std1" fo:font-size="32pt" fo:font-style="normal" style:font-size-asian="26pt" style:font-style-asian="normal" style:font-size-complex="26pt" style:font-style-complex="normal"/>
    </style:style>
    <style:style style:name="T94"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95"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96" style:family="text">
      <style:text-properties style:font-name="Palatino LT Std1" fo:font-size="28pt" style:font-size-asian="28pt" style:font-size-complex="28pt"/>
    </style:style>
    <style:style style:name="T97" style:family="text">
      <style:text-properties fo:color="#4477aa" loext:opacity="100%" style:font-name="Palatino LT Std1" fo:font-size="21pt" fo:font-weight="bold" style:font-weight-asian="bold" style:font-weight-complex="bold"/>
    </style:style>
    <style:style style:name="T98" style:family="text">
      <style:text-properties style:font-name="Palatino LT Std1" fo:font-size="42pt" fo:font-style="italic" style:font-size-asian="36pt" style:font-style-asian="italic" style:font-size-complex="36pt" style:font-style-complex="italic"/>
    </style:style>
    <style:style style:name="T99" style:family="text">
      <style:text-properties fo:color="#777777" loext:opacity="100%" style:font-name="Palatino LT Std1" fo:font-size="32pt" fo:font-style="italic" style:font-size-asian="26pt" style:font-style-asian="italic" style:font-size-complex="26pt" style:font-style-complex="italic"/>
    </style:style>
    <style:style style:name="T100" style:family="text">
      <style:text-properties fo:color="#000000" loext:opacity="100%" style:font-name="Palatino LT Std1" fo:font-size="18pt" fo:font-weight="bold" fo:background-color="#bbbbbb" style:font-size-asian="18pt" style:font-size-complex="18pt"/>
    </style:style>
    <style:style style:name="T101" style:family="text">
      <style:text-properties fo:font-variant="normal" fo:text-transform="none" fo:color="#777777" loext:opacity="50%" style:text-outline="false" style:text-line-through-style="none" style:text-line-through-type="none" style:font-name="Font Awesome 6 Free Solid1" fo:font-size="48pt" fo:font-style="normal" fo:text-shadow="none" style:text-underline-style="none" fo:font-weight="normal" style:letter-kerning="true" fo:background-color="transparent" style:font-name-asian="Font Awesome 6 Free Solid1" style:font-size-asian="48pt" style:font-style-asian="normal" style:font-weight-asian="normal" style:font-name-complex="Font Awesome 6 Free Solid1" style:font-size-complex="48pt" style:font-style-complex="normal" style:font-weight-complex="normal" style:text-emphasize="none" style:font-relief="none" style:text-overline-style="none" style:text-overline-color="font-color"/>
    </style:style>
    <style:style style:name="T102" style:family="text">
      <style:text-properties fo:color="#555555" loext:opacity="100%" style:font-name="Palatino LT Std1" fo:font-size="32pt" fo:font-style="italic" style:font-size-asian="26pt" style:font-style-asian="italic" style:font-size-complex="26pt" style:font-style-complex="italic"/>
    </style:style>
    <style:style style:name="T103"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04"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105"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 style:font-size-asian="22pt" style:font-style-asian="italic" style:font-weight-asian="bold" style:font-name-complex="Lohit Devanagari" style:font-size-complex="22pt" style:font-style-complex="italic" style:font-weight-complex="bold" style:text-emphasize="none" style:font-relief="none" style:text-overline-style="none" style:text-overline-color="font-color"/>
    </style:style>
    <style:style style:name="T106"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107"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108"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109"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110" style:family="text">
      <style:text-properties fo:font-variant="normal" fo:text-transform="none" fo:color="#228833" loext:opacity="100%" style:text-outline="false" style:text-line-through-style="none" style:text-line-through-type="none" style:font-name="Palatino LT Std2"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111"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112"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113"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14"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15" style:family="text">
      <style:text-properties fo:color="#ffffff" loext:opacity="100%" fo:font-size="36pt" fo:font-style="italic" style:font-size-asian="28pt" style:font-style-asian="italic" style:font-size-complex="28pt" style:font-style-complex="italic"/>
    </style:style>
    <style:style style:name="T116" style:family="text">
      <style:text-properties fo:color="#ffffff" loext:opacity="100%" fo:font-size="32pt" fo:font-style="italic" style:font-size-asian="26pt" style:font-style-asian="italic" style:font-size-complex="26pt" style:font-style-complex="italic"/>
    </style:style>
    <style:style style:name="T117" style:family="text">
      <style:text-properties fo:color="#228833" loext:opacity="100%" style:text-position="-8% 58%" fo:font-size="42pt" fo:font-style="italic" style:font-size-asian="36pt" style:font-style-asian="italic" style:font-size-complex="36pt" style:font-style-complex="italic"/>
    </style:style>
    <style:style style:name="T118"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119" style:family="text">
      <style:text-properties fo:color="#555555" loext:opacity="100%" style:font-name="Palatino LT Std1" fo:font-size="20pt" fo:font-style="normal" style:font-size-asian="16pt" style:font-style-asian="normal" style:font-size-complex="16pt" style:font-style-complex="normal"/>
    </style:style>
    <style:style style:name="T120" style:family="text">
      <style:text-properties fo:color="#228833" loext:opacity="100%"/>
    </style:style>
    <style:style style:name="T121" style:family="text">
      <style:text-properties fo:color="#4477aa" loext:opacity="100%" fo:font-size="18pt" style:font-size-asian="15pt" style:font-size-complex="15pt"/>
    </style:style>
    <style:style style:name="T122" style:family="text">
      <style:text-properties fo:color="#aa3377" loext:opacity="100%" fo:font-size="18pt" style:font-size-asian="15pt" style:font-size-complex="15pt"/>
    </style:style>
    <style:style style:name="T123" style:family="text">
      <style:text-properties fo:color="#228833" loext:opacity="100%" fo:font-weight="900" style:font-weight-asian="bold" style:font-weight-complex="bold"/>
    </style:style>
    <style:style style:name="T124" style:family="text">
      <style:text-properties fo:color="#4477aa" loext:opacity="100%" fo:font-size="32pt" style:font-size-asian="26pt" style:font-size-complex="26pt"/>
    </style:style>
    <style:style style:name="T125" style:family="text">
      <style:text-properties fo:color="#aa3377" loext:opacity="100%" fo:font-size="32pt" style:font-size-asian="26pt" style:font-size-complex="26pt"/>
    </style:style>
    <style:style style:name="T126" style:family="text">
      <style:text-properties fo:color="#ccbb44" loext:opacity="100%" fo:font-size="18pt" style:font-size-asian="15pt" style:font-size-complex="15pt"/>
    </style:style>
    <style:style style:name="T127" style:family="text">
      <style:text-properties fo:color="#ccbb44" loext:opacity="100%" fo:font-size="32pt" style:font-size-asian="26pt" style:font-size-complex="26pt"/>
    </style:style>
    <style:style style:name="T128" style:family="text">
      <style:text-properties fo:color="#228833" loext:opacity="100%" fo:font-size="32pt" style:font-size-asian="26pt" style:font-size-complex="26pt"/>
    </style:style>
    <style:style style:name="T129" style:family="text">
      <style:text-properties fo:color="#228833" loext:opacity="100%" fo:font-size="18pt" style:font-size-asian="15pt" style:font-size-complex="15pt"/>
    </style:style>
    <style:style style:name="T130" style:family="text">
      <style:text-properties fo:color="#228833" loext:opacity="100%" fo:font-size="40pt" style:font-size-asian="32pt" style:font-size-complex="32pt"/>
    </style:style>
    <style:style style:name="T131" style:family="text">
      <style:text-properties fo:color="#aa3377" loext:opacity="100%" fo:font-size="40pt" style:font-size-asian="32pt" style:font-size-complex="32pt"/>
    </style:style>
    <style:style style:name="T132"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bold" style:letter-kerning="true" fo:background-color="transparent" style:font-name-asian="Font Awesome 6 Free Solid1" style:font-size-asian="14pt" style:font-style-asian="normal" style:font-weight-asian="bold" style:font-name-complex="Font Awesome 6 Free Solid1" style:font-size-complex="14pt" style:font-style-complex="normal" style:font-weight-complex="bold" style:text-emphasize="none" style:font-relief="none" style:text-overline-style="none" style:text-overline-color="font-color"/>
    </style:style>
    <style:style style:name="T133"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normal" style:letter-kerning="true" fo:background-color="transparent" style:font-name-asian="Font Awesome 6 Free Solid1" style:font-size-asian="14pt" style:font-style-asian="normal" style:font-weight-asian="normal" style:font-name-complex="Font Awesome 6 Free Solid1" style:font-size-complex="14pt" style:font-style-complex="normal" style:font-weight-complex="normal" style:text-emphasize="none" style:font-relief="none" style:text-overline-style="none" style:text-overline-color="font-color"/>
    </style:style>
    <style:style style:name="T134" style:family="text">
      <style:text-properties fo:font-variant="normal" fo:text-transform="none" style:use-window-font-color="true" loext:opacity="0%" style:text-outline="false" style:text-line-through-style="none" style:text-line-through-type="none" style:font-name="Font Awesome 6 Free Regular1" fo:font-size="14pt" fo:font-style="normal" fo:text-shadow="none" style:text-underline-style="none" fo:font-weight="normal" style:letter-kerning="true" fo:background-color="transparent" style:font-name-asian="Font Awesome 6 Free Regular1" style:font-size-asian="14pt" style:font-style-asian="normal" style:font-weight-asian="normal" style:font-name-complex="Font Awesome 6 Free Regular1" style:font-size-complex="14pt" style:font-style-complex="normal" style:font-weight-complex="normal" style:text-emphasize="none" style:font-relief="none" style:text-overline-style="none" style:text-overline-color="font-color"/>
    </style:style>
    <style:style style:name="T135" style:family="text">
      <style:text-properties fo:font-variant="normal" fo:text-transform="none" style:use-window-font-color="true" loext:opacity="0%" style:text-outline="false" style:text-line-through-style="none" style:text-line-through-type="none" style:font-name="Font Awesome 6 Brands Regular" fo:font-size="14pt" fo:font-style="normal" fo:text-shadow="none" style:text-underline-style="none" fo:font-weight="normal" style:letter-kerning="true" fo:background-color="transparent" style:font-name-asian="Font Awesome 6 Brands Regular" style:font-size-asian="14pt" style:font-style-asian="normal" style:font-weight-asian="normal" style:font-name-complex="Font Awesome 6 Brands Regular" style:font-size-complex="14pt" style:font-style-complex="normal" style:font-weight-complex="normal" style:text-emphasize="none" style:font-relief="none" style:text-overline-style="none" style:text-overline-color="font-color"/>
    </style:style>
    <style:style style:name="T136" style:family="text">
      <style:text-properties fo:font-size="21pt" fo:font-weight="normal" style:font-weight-asian="normal" style:font-weight-complex="normal"/>
    </style:style>
    <style:style style:name="T137" style:family="text">
      <style:text-properties fo:font-size="21pt"/>
    </style:style>
    <style:style style:name="T138" style:family="text">
      <style:text-properties fo:color="#555555" loext:opacity="100%" style:font-name="Symbola1" fo:font-size="24pt" style:font-size-asian="21pt" style:font-size-complex="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rotate (0.11065387457644) translate (3.50977234999903cm 4.63276420119381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8.993cm" svg:height="14.999cm" svg:x="3.453cm" svg:y="1.172cm">
          <draw:image xlink:href="Pictures/10000001000001540000023774712B8F.png" xlink:type="simple" xlink:show="embed" xlink:actuate="onLoad" draw:mime-type="image/png">
            <text:p/>
          </draw:image>
        </draw:frame>
        <draw:custom-shape draw:style-name="gr9" draw:text-style-name="P4" draw:layer="layout" svg:width="4.947cm" svg:height="6.152cm" svg:x="5.498cm" svg:y="12.383cm">
          <text:p/>
          <draw:enhanced-geometry svg:viewBox="0 0 21600 21600" draw:type="rectangle" draw:enhanced-path="M 0 0 L 21600 0 21600 21600 0 21600 0 0 Z N"/>
        </draw:custom-shape>
        <draw:path draw:style-name="gr10" draw:text-style-name="P5" draw:layer="layout" svg:width="3.014cm" svg:height="0.43cm" svg:x="1.246cm" svg:y="18.902cm" svg:viewBox="0 0 3015 431" svg:d="M0 246v-31-30h2442v30 31zM2447 386l26-53 18-59 4-61-6-61-18-57-25-52-33-43 602 215-602 216z">
          <text:p/>
        </draw:path>
        <draw:path draw:style-name="gr11" draw:text-style-name="P5" draw:layer="layout" svg:width="0.43cm" svg:height="3.014cm" svg:x="1.03cm" svg:y="16.102cm" svg:viewBox="0 0 431 3015" svg:d="M246 3015h-31-30v-2442h30 31zM386 568l-53-26-59-17-61-5-61 6-57 18-52 26-43 32 215-602 216 602z">
          <text:p/>
        </draw:path>
        <draw:path draw:style-name="gr12" draw:text-style-name="P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8" draw:text-style-name="P1" draw:layer="layout" svg:width="8.993cm" svg:height="14.999cm" svg:x="18.453cm" svg:y="0.473cm">
          <draw:image xlink:href="Pictures/10000001000001540000023774712B8F.png" xlink:type="simple" xlink:show="embed" xlink:actuate="onLoad" draw:mime-type="image/png">
            <text:p/>
          </draw:image>
        </draw:frame>
        <draw:custom-shape draw:style-name="gr9" draw:text-style-name="P4" draw:layer="layout" svg:width="4.947cm" svg:height="6.152cm" svg:x="20.498cm" svg:y="11.684cm">
          <text:p/>
          <draw:enhanced-geometry svg:viewBox="0 0 21600 21600" draw:type="rectangle" draw:enhanced-path="M 0 0 L 21600 0 21600 21600 0 21600 0 0 Z N"/>
        </draw:custom-shape>
        <draw:path draw:style-name="gr10" draw:text-style-name="P5" draw:layer="layout" svg:width="3.014cm" svg:height="0.43cm" svg:x="19.141cm" svg:y="19.203cm" svg:viewBox="0 0 3015 431" svg:d="M0 246v-31-30h2442v30 31zM2447 386l26-53 18-59 4-61-6-61-18-57-25-52-33-43 602 215-602 216z">
          <text:p/>
        </draw:path>
        <draw:path draw:style-name="gr11" draw:text-style-name="P5" draw:layer="layout" svg:width="0.43cm" svg:height="3.014cm" svg:x="18.925cm" svg:y="16.403cm" svg:viewBox="0 0 431 3015" svg:d="M246 3015h-31-30v-2442h30 31zM386 568l-53-26-59-17-61-5-61 6-57 18-52 26-43 32 215-602 216 602z">
          <text:p/>
        </draw:path>
        <draw:path draw:style-name="gr12" draw:text-style-name="P6" draw:layer="layout" svg:width="0.404cm" svg:height="0.478cm" svg:x="18.547cm" svg:y="17.146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21.061cm" svg:y="19.637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presentation:notes draw:style-name="dp2">
          <draw:page-thumbnail draw:style-name="gr7" draw:layer="layout" svg:width="21.219cm" svg:height="10.476cm" svg:x="0.185cm" svg:y="2.123cm" draw:page-number="2" presentation:class="page"/>
          <draw:frame presentation:style-name="pr1" draw:text-style-name="P7"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aw:frame draw:style-name="gr8" draw:text-style-name="P1" draw:layer="layout" svg:width="8.993cm" svg:height="14.999cm" svg:x="3.453cm" svg:y="1.172cm">
          <draw:image xlink:href="Pictures/10000001000001540000023774712B8F.png" xlink:type="simple" xlink:show="embed" xlink:actuate="onLoad" draw:mime-type="image/png">
            <text:p/>
          </draw:image>
        </draw:frame>
        <draw:custom-shape draw:style-name="gr9" draw:text-style-name="P4" draw:layer="layout" svg:width="4.947cm" svg:height="6.152cm" svg:x="5.498cm" svg:y="12.383cm">
          <text:p/>
          <draw:enhanced-geometry svg:viewBox="0 0 21600 21600" draw:type="rectangle" draw:enhanced-path="M 0 0 L 21600 0 21600 21600 0 21600 0 0 Z N"/>
        </draw:custom-shape>
        <draw:path draw:style-name="gr10" draw:text-style-name="P5" draw:layer="layout" svg:width="3.014cm" svg:height="0.43cm" svg:x="1.246cm" svg:y="18.902cm" svg:viewBox="0 0 3015 431" svg:d="M0 246v-31-30h2442v30 31zM2447 386l26-53 18-59 4-61-6-61-18-57-25-52-33-43 602 215-602 216z">
          <text:p/>
        </draw:path>
        <draw:path draw:style-name="gr11" draw:text-style-name="P5" draw:layer="layout" svg:width="0.43cm" svg:height="3.014cm" svg:x="1.03cm" svg:y="16.102cm" svg:viewBox="0 0 431 3015" svg:d="M246 3015h-31-30v-2442h30 31zM386 568l-53-26-59-17-61-5-61 6-57 18-52 26-43 32 215-602 216 602z">
          <text:p/>
        </draw:path>
        <draw:path draw:style-name="gr12" draw:text-style-name="P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8" draw:text-style-name="P1" draw:layer="layout" svg:width="8.993cm" svg:height="14.999cm" svg:x="18.453cm" svg:y="0.473cm">
          <draw:image xlink:href="Pictures/10000001000001540000023774712B8F.png" xlink:type="simple" xlink:show="embed" xlink:actuate="onLoad" draw:mime-type="image/png">
            <text:p/>
          </draw:image>
        </draw:frame>
        <draw:custom-shape draw:style-name="gr9" draw:text-style-name="P4" draw:layer="layout" svg:width="4.947cm" svg:height="6.152cm" svg:x="20.498cm" svg:y="11.684cm">
          <text:p/>
          <draw:enhanced-geometry svg:viewBox="0 0 21600 21600" draw:type="rectangle" draw:enhanced-path="M 0 0 L 21600 0 21600 21600 0 21600 0 0 Z N"/>
        </draw:custom-shape>
        <draw:path draw:style-name="gr10" draw:text-style-name="P5" draw:layer="layout" svg:width="3.014cm" svg:height="0.43cm" svg:x="16.56cm" svg:y="16.105cm" svg:viewBox="0 0 3015 431" svg:d="M0 246v-31-30h2442v30 31zM2447 386l26-53 18-59 4-61-6-61-18-57-25-52-33-43 602 215-602 216z">
          <text:p/>
        </draw:path>
        <draw:path draw:style-name="gr11" draw:text-style-name="P5" draw:layer="layout" svg:width="0.43cm" svg:height="3.014cm" svg:x="16.344cm" svg:y="13.305cm" svg:viewBox="0 0 431 3015" svg:d="M246 3015h-31-30v-2442h30 31zM386 568l-53-26-59-17-61-5-61 6-57 18-52 26-43 32 215-602 216 602z">
          <text:p/>
        </draw:path>
        <draw:path draw:style-name="gr12" draw:text-style-name="P6" draw:layer="layout" svg:width="0.404cm" svg:height="0.478cm" svg:x="15.966cm" svg:y="14.048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18.48cm" svg:y="16.539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custom-shape draw:style-name="gr14" draw:text-style-name="P8" draw:layer="layout" svg:width="10.743cm" svg:height="2.036cm" svg:x="17.484cm" svg:y="17.873cm">
          <text:p/>
          <draw:enhanced-geometry svg:viewBox="0 0 21600 21600" draw:type="rectangle" draw:enhanced-path="M 0 0 L 21600 0 21600 21600 0 21600 0 0 Z N"/>
        </draw:custom-shape>
        <draw:line draw:style-name="gr15" draw:text-style-name="P1" draw:layer="layout" svg:x1="20.498cm" svg:y1="17.854cm" svg:x2="25.445cm" svg:y2="17.854cm">
          <text:p/>
        </draw:line>
        <presentation:notes draw:style-name="dp2">
          <draw:page-thumbnail draw:style-name="gr7" draw:layer="layout" svg:width="21.219cm" svg:height="10.476cm" svg:x="0.185cm" svg:y="2.123cm" draw:page-number="3" presentation:class="page"/>
          <draw:frame presentation:style-name="pr1" draw:text-style-name="P7"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frame draw:style-name="gr8" draw:text-style-name="P1" draw:layer="layout" svg:width="5.364cm" svg:height="13.385cm" svg:x="11.153cm" svg:y="1.873cm">
          <draw:image xlink:href="Pictures/1000000000000063000000F74942FFCF.png" xlink:type="simple" xlink:show="embed" xlink:actuate="onLoad" draw:mime-type="image/png">
            <text:p/>
          </draw:image>
        </draw:frame>
        <draw:g draw:style-name="gr5">
          <draw:path draw:style-name="gr10" draw:text-style-name="P5" draw:layer="layout" svg:width="2.338cm" svg:height="0.333cm" svg:x="10.159cm" svg:y="8.867cm" svg:viewBox="0 0 2339 334" svg:d="M0 191v-24-23h1895v23 24zM1898 299l21-41 14-45 3-48-5-47-14-44-19-41-26-33 467 167-467 167z">
            <text:p/>
          </draw:path>
          <draw:path draw:style-name="gr11" draw:text-style-name="P5" draw:layer="layout" svg:width="0.333cm" svg:height="2.338cm" svg:x="9.991cm" svg:y="6.694cm" svg:viewBox="0 0 334 2339" svg:d="M191 2339h-24-23v-1894h23 24zM299 441l-41-20-45-14-48-4-47 5-44 14-41 20-33 25 167-467 167 467z">
            <text:p/>
          </draw:path>
          <draw:path draw:style-name="gr12" draw:text-style-name="P6" draw:layer="layout" svg:width="0.313cm" svg:height="0.371cm" svg:x="9.698cm" svg:y="7.271cm" svg:viewBox="0 0 314 372" svg:d="M0 348l7 20c21-18 47-24 67-24 35 0 69 11 102 18 23 6 47 10 69 10 11 0 20-3 37-7 9-53 15-80 22-108h-17l-16 45c-5 12-12 18-30 18-9 0-21-1-37-5-19-5-54-12-78-12s-48 5-67 14l-2-1 253-285 4-24-6-7-18 17c-8 8-14 11-25 11-30 0-74-9-101-16-23-6-44-12-60-12s-32 3-47 8l-24 91h16l22-43c10-3 21-4 30-4 11 0 22 2 34 4 18 4 43 8 59 8 23 0 47-4 67-16l1 2z">
            <text:p/>
          </draw:path>
          <draw:path draw:style-name="gr13" draw:text-style-name="P6" draw:layer="layout" svg:width="0.357cm" svg:height="0.371cm" svg:x="11.648cm" svg:y="9.203cm" svg:viewBox="0 0 358 372" svg:d="M9 297c0 23-5 43-9 65 10 6 24 10 32 10 29 0 57-25 78-58l58-87 8 52c4 28 15 93 55 93 21 0 50-22 64-35l37-33-7-15c-5 5-39 35-57 35-19 0-27-16-34-35-7-18-12-39-14-52l-14-76 26-38c16-21 43-62 75-66h3c11 0 24 5 27 17l10-3 11-63c-6-4-14-8-22-8-44 0-86 65-107 96l-28 42-5-36c-6-46-14-102-73-102-17 0-36 5-44 16l-43 62 12 8c15-17 35-36 51-36 40 0 51 78 55 104l9 48-30 46c-14 21-50 75-77 75-12 0-21-2-23-7l-9-21z">
            <text:p/>
          </draw:path>
        </draw:g>
        <draw:custom-shape draw:style-name="gr16" draw:text-style-name="P8" draw:layer="layout" svg:width="9.142cm" svg:height="0.777cm" svg:x="8.938cm" svg:y="15.313cm">
          <text:p/>
          <draw:enhanced-geometry svg:viewBox="0 0 21600 21600" draw:type="rectangle" draw:enhanced-path="M 0 0 L 21600 0 21600 21600 0 21600 0 0 Z N"/>
        </draw:custom-shape>
        <draw:line draw:style-name="gr17" draw:text-style-name="P1" draw:layer="layout" svg:x1="11.485cm" svg:y1="15.294cm" svg:x2="12.702cm" svg:y2="15.294cm">
          <text:p/>
        </draw:line>
        <presentation:notes draw:style-name="dp2">
          <draw:page-thumbnail draw:style-name="gr7" draw:layer="layout" svg:width="21.219cm" svg:height="10.476cm" svg:x="0.185cm" svg:y="2.123cm" draw:page-number="4" presentation:class="page"/>
          <draw:frame presentation:style-name="pr1" draw:text-style-name="P7"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9" draw:text-style-name="P4" draw:layer="layout" svg:width="4.947cm" svg:height="6.152cm" svg:x="12.086cm" svg:y="4.479cm">
          <text:p/>
          <draw:enhanced-geometry svg:viewBox="0 0 21600 21600" draw:type="rectangle" draw:enhanced-path="M 0 0 L 21600 0 21600 21600 0 21600 0 0 Z N"/>
        </draw:custom-shape>
        <draw:path draw:style-name="gr11" draw:text-style-name="P5" draw:layer="layout" svg:width="0.43cm" svg:height="3.014cm" svg:x="9.676cm" svg:y="5.724cm" svg:viewBox="0 0 431 3015" svg:d="M246 3015h-31-30v-2442h30 31zM386 568l-53-26-59-17-61-5-61 6-57 18-52 26-43 32 215-602 216 602z">
          <text:p/>
        </draw:path>
        <draw:path draw:style-name="gr12" draw:text-style-name="P6" draw:layer="layout" svg:width="0.404cm" svg:height="0.478cm" svg:x="9.298cm" svg:y="6.4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8" draw:text-style-name="P1" draw:layer="layout" svg:width="2.628cm" svg:height="4.82cm" draw:transform="rotate (0.770737397680696) translate (7.884cm 15cm)" svg:viewBox="0 0 2629 4821" svg:d="M0 0c0 0 1743 1693 2361 2293 648 814-85 2528-85 2528">
          <text:p/>
        </draw:path>
        <draw:line draw:style-name="gr19" draw:text-style-name="P1" draw:layer="layout" svg:x1="19.079cm" svg:y1="8.738cm" svg:x2="17.914cm" svg:y2="8.738cm">
          <text:p/>
        </draw:line>
        <draw:line draw:style-name="gr19" draw:text-style-name="P1" draw:layer="layout" svg:x1="17.027cm" svg:y1="10.813cm" svg:x2="15.507cm" svg:y2="10.813cm">
          <text:p/>
        </draw:line>
        <draw:path draw:style-name="gr19" draw:text-style-name="P1" draw:layer="layout" svg:width="2.257cm" svg:height="0.285cm" draw:transform="skewX (0.478394747971646) rotate (-1.97431644985599) translate (18.0168475820177cm 8.86264265922793cm)" svg:viewBox="0 0 2258 286" svg:d="M2258 145c-473-500-1724 495-2258-2">
          <text:p/>
        </draw:path>
        <draw:line draw:style-name="gr19" draw:text-style-name="P1" draw:layer="layout" svg:x1="10.107cm" svg:y1="8.739cm" svg:x2="11.272cm" svg:y2="8.739cm">
          <text:p/>
        </draw:line>
        <draw:line draw:style-name="gr19" draw:text-style-name="P1" draw:layer="layout" svg:x1="12.159cm" svg:y1="10.814cm" svg:x2="15.507cm" svg:y2="10.814cm">
          <text:p/>
        </draw:line>
        <draw:path draw:style-name="gr19" draw:text-style-name="P1" draw:layer="layout" svg:width="2.257cm" svg:height="0.285cm" draw:transform="skewX (-0.478743813822044) rotate (1.97396738400559) translate (12.0554925692694cm 10.9399780208497cm)" svg:viewBox="0 0 2258 286" svg:d="M0 145c472-500 1724 494 2258-2">
          <text:p/>
        </draw:path>
        <presentation:notes draw:style-name="dp2">
          <draw:page-thumbnail draw:style-name="gr7" draw:layer="layout" svg:width="21.219cm" svg:height="10.476cm" svg:x="0.185cm" svg:y="2.123cm" draw:page-number="5" presentation:class="page"/>
          <draw:frame presentation:style-name="pr1" draw:text-style-name="P7"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frame draw:style-name="gr8" draw:text-style-name="P1" draw:layer="layout" svg:width="9.61cm" svg:height="12cm" svg:x="2.811cm" svg:y="4.27cm">
          <draw:image xlink:href="Pictures/100000000000007900000097F58C74D6.png" xlink:type="simple" xlink:show="embed" xlink:actuate="onLoad" draw:mime-type="image/png">
            <text:p/>
          </draw:image>
        </draw:frame>
        <draw:custom-shape draw:style-name="gr20" draw:text-style-name="P4" draw:layer="layout" svg:width="14.42cm" svg:height="12cm" svg:x="12.469cm" svg:y="4.27cm">
          <text:p/>
          <draw:enhanced-geometry svg:viewBox="0 0 21600 21600" draw:type="rectangle" draw:enhanced-path="M 0 0 L 21600 0 21600 21600 0 21600 0 0 Z N"/>
        </draw:custom-shape>
        <draw:custom-shape draw:style-name="gr21" draw:text-style-name="P8" draw:layer="layout" svg:width="28.179cm" svg:height="1.42cm" svg:x="0.761cm" svg:y="16.377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6" presentation:class="page"/>
          <draw:frame presentation:style-name="pr1" draw:text-style-name="P7"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22" draw:text-style-name="P9" draw:layer="layout" svg:width="2.392cm" svg:height="7.864cm" svg:x="20.638cm" svg:y="7.942cm">
          <text:p/>
          <draw:enhanced-geometry svg:viewBox="0 0 21600 21600" draw:type="rectangle" draw:enhanced-path="M 0 0 L 21600 0 21600 21600 0 21600 0 0 Z N"/>
        </draw:custom-shape>
        <draw:custom-shape draw:style-name="gr23" draw:text-style-name="P9" draw:layer="layout" svg:width="4.72cm" svg:height="3.091cm" svg:x="3.933cm" svg:y="10.235cm">
          <text:p/>
          <draw:enhanced-geometry svg:viewBox="0 0 21600 21600" draw:type="rectangle" draw:enhanced-path="M 0 0 L 21600 0 21600 21600 0 21600 0 0 Z N"/>
        </draw:custom-shape>
        <draw:custom-shape draw:style-name="gr24" draw:text-style-name="P10" draw:layer="layout" svg:width="2.501cm" svg:height="1.493cm" svg:x="20.584cm" svg:y="6.464cm">
          <text:p/>
          <draw:enhanced-geometry svg:viewBox="0 0 21600 21600" draw:type="rectangle" draw:enhanced-path="M 0 0 L 21600 0 21600 21600 0 21600 0 0 Z N"/>
        </draw:custom-shape>
        <draw:line draw:style-name="gr25" draw:text-style-name="P1" draw:layer="layout" svg:x1="20.532cm" svg:y1="5.944cm" svg:x2="20.532cm" svg:y2="15.909cm">
          <text:p/>
        </draw:line>
        <draw:line draw:style-name="gr25" draw:text-style-name="P1" draw:layer="layout" svg:x1="23.132cm" svg:y1="5.944cm" svg:x2="23.132cm" svg:y2="15.909cm">
          <text:p/>
        </draw:line>
        <draw:line draw:style-name="gr25" draw:text-style-name="P1" draw:layer="layout" svg:x1="20.433cm" svg:y1="15.806cm" svg:x2="23.236cm" svg:y2="15.806cm">
          <text:p/>
        </draw:line>
        <draw:g draw:style-name="gr5">
          <svg:title>TexMaths</svg:title>
          <svg:desc>28§latex§$$A$$§svg§600§TRUE§</svg:desc>
          <draw:path draw:style-name="gr26" draw:text-style-name="P11" draw:layer="layout" svg:width="0.524cm" svg:height="0.533cm" svg:x="22.16cm" svg:y="8.117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line draw:style-name="gr27" draw:text-style-name="P12" draw:layer="layout" svg:x1="21.799cm" svg:y1="4.301cm" svg:x2="21.799cm" svg:y2="1.975cm">
          <text:p/>
        </draw:line>
        <draw:g draw:style-name="gr5">
          <svg:title>TexMaths</svg:title>
          <svg:desc>28§latex§$$\yv$$§svg§600§TRUE§</svg:desc>
          <draw:path draw:style-name="gr26" draw:text-style-name="P11" draw:layer="layout" svg:width="0.478cm" svg:height="0.469cm" svg:x="21.044cm" svg:y="3.026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draw:frame draw:style-name="gr28" draw:text-style-name="P13" draw:layer="layout" svg:width="1.57cm" svg:height="1.103cm" svg:x="24.309cm" svg:y="11.186cm">
          <draw:text-box>
            <text:p><text:span text:style-name="T1">z</text:span><text:span text:style-name="T2">(</text:span><text:span text:style-name="T1">t</text:span><text:span text:style-name="T2">)</text:span></text:p>
          </draw:text-box>
        </draw:frame>
        <draw:measure draw:style-name="gr29" draw:text-style-name="P14" draw:layer="layout" svg:x1="23.675cm" svg:y1="7.938cm" svg:x2="23.681cm" svg:y2="15.74cm">
          <text:p/>
        </draw:measure>
        <draw:g draw:style-name="gr5">
          <svg:title>TexMaths</svg:title>
          <svg:desc>28§latex§$$V(t)$$§svg§600§TRUE§</svg:desc>
          <draw:path draw:style-name="gr30" draw:text-style-name="P2" draw:layer="layout" svg:width="0.664cm" svg:height="0.681cm" svg:x="20.969cm" svg:y="11.081cm" svg:viewBox="0 0 665 682" svg:d="M665 28c0-9 0-19 0-28-33 3-64 3-95 3-42 0-81 0-120-3 0 9 0 19 0 28 8 1 17 2 25 3 37 3 56 11 56 30 0 12-6 20-17 40-94 160-188 320-282 480-23-171-47-343-70-514-5-31 14-36 39-36 14-1 28-2 42-3 0-9 0-19 0-28-39 3-81 3-120 3-42 0-81 0-123-3 0 9 0 19 0 28 8 1 17 2 25 3 45 3 53 8 59 44 29 202 58 405 87 607 15 0 31 0 47 0 123-202 246-403 369-604 22-39 31-44 59-47 6-1 13-2 19-3z">
            <text:p/>
          </draw:path>
          <draw:path draw:style-name="gr30" draw:text-style-name="P2" draw:layer="layout" svg:width="0.248cm" svg:height="0.943cm" svg:x="21.743cm" svg:y="11.02cm" svg:viewBox="0 0 249 944" svg:d="M238 0c-149 98-238 263-238 472 0 193 92 374 235 472 4-5 9-11 14-17-137-117-160-231-160-458 0-226 26-346 160-452-4-6-8-11-11-17z">
            <text:p/>
          </draw:path>
          <draw:path draw:style-name="gr30" draw:text-style-name="P2" draw:layer="layout" svg:width="0.262cm" svg:height="0.639cm" svg:x="22.073cm" svg:y="11.126cm" svg:viewBox="0 0 263 640" svg:d="M221 534c-4-6-8-12-11-17-15 10-30 20-45 31-28 19-48 27-59 27-8 0-11-8-11-19 0-25 11-101 42-246 4-20 7-41 11-61 36 0 71 0 106 0 3-16 6-32 9-48-37 3-70 6-106 6 16-92 25-140 44-193-3-5-7-9-11-14-19 11-47 25-75 36-9 55-17 110-26 165-44 20-69 31-86 36-1 4-2 8-3 12 28 0 56 0 84 0-19 92-37 184-56 276-6 25-11 50-11 76 0 22 8 39 28 39 33 0 67-20 145-81 17-14 11-11 31-25z">
            <text:p/>
          </draw:path>
          <draw:path draw:style-name="gr30" draw:text-style-name="P2" draw:layer="layout" svg:width="0.248cm" svg:height="0.943cm" svg:x="22.45cm" svg:y="11.02cm" svg:viewBox="0 0 249 944" svg:d="M11 0c-4 6-7 11-11 17 134 106 159 226 159 452 0 227-22 341-159 458 5 6 9 12 14 17 143-98 235-279 235-472 0-209-90-374-238-472z">
            <text:p/>
          </draw:path>
        </draw:g>
        <draw:g draw:style-name="gr5">
          <svg:title>TexMaths</svg:title>
          <svg:desc>28§latex§$$\yM$$§svg§600§TRUE§</svg:desc>
          <draw:path draw:style-name="gr31" draw:text-style-name="P15" draw:layer="layout" svg:width="0.699cm" svg:height="0.478cm" svg:x="21.484cm" svg:y="6.919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custom-shape draw:style-name="gr32" draw:text-style-name="P10" draw:layer="layout" svg:width="4.717cm" svg:height="2.816cm" svg:x="3.935cm" svg:y="7.447cm">
          <text:p/>
          <draw:enhanced-geometry svg:viewBox="0 0 21600 21600" draw:type="rectangle" draw:enhanced-path="M 0 0 L 21600 0 21600 21600 0 21600 0 0 Z N"/>
        </draw:custom-shape>
        <draw:line draw:style-name="gr33" draw:text-style-name="P12" draw:layer="layout" svg:x1="7.145cm" svg:y1="7.549cm" svg:x2="7.145cm" svg:y2="9.528cm">
          <text:p/>
        </draw:line>
        <draw:line draw:style-name="gr34" draw:text-style-name="P12" draw:layer="layout" svg:x1="5.445cm" svg:y1="10.161cm" svg:x2="5.445cm" svg:y2="8.501cm">
          <text:p/>
        </draw:line>
        <draw:g draw:style-name="gr5">
          <svg:title>TexMaths</svg:title>
          <svg:desc>28§latex§$$F_{\text{atm}}$$§svg§600§TRUE§</svg:desc>
          <draw:path draw:style-name="gr30" draw:text-style-name="P2" draw:layer="layout" svg:width="0.536cm" svg:height="0.678cm" svg:x="7.633cm" svg:y="7.878cm" svg:viewBox="0 0 537 679" svg:d="M517 151c3-62 9-109 20-148-23 0-51-3-67-3-76 0-151 3-230 3-50 0-97 0-148-3-1 9-2 19-3 28 19 1 38 2 56 3 23 0 34 8 34 25 0 14-6 45-8 75-26 141-51 281-76 422-14 92-14 92-56 95-11 1-22 2-33 3-2 9-4 18-6 28 42-3 84-3 126-3 45 0 89 0 134 3 1-10 2-19 3-28-21-1-41-2-62-3-28 0-36-8-36-28 0-6 0-17 3-20 11-72 22-145 33-217 38 0 77 0 115 0 123 0 101 2 128 2 7-14 14-28 20-41-1-3-2-6-3-9-72 2-143 4-215 6-12 0-24 0-36 0 15-89 29-177 44-266 3-14 6-19 9-30 19 0-3 2 120-3 61 0 101 8 101 22 2 29 5 58 8 87 8 0 17 0 25 0z">
            <text:p/>
          </draw:path>
          <draw:path draw:style-name="gr30" draw:text-style-name="P2" draw:layer="layout" svg:width="0.312cm" svg:height="0.343cm" svg:x="8.203cm" svg:y="8.367cm" svg:viewBox="0 0 313 344" svg:d="M313 335c0-6 0-13 0-19-9-1-19-2-28-3-17 0-19-6-19-42 0-43 0-86 0-129 0-106-31-142-115-142-31 0-59 6-87 22-12 9-24 17-36 25 0 15 0 30 0 45 6 2 13 4 20 6 2-8 5-15 8-23 14-33 22-39 56-39 67 0 95 28 95 92-23 5-47 10-70 14-98 17-137 51-137 112 0 56 34 90 89 90 14 0 26-3 31-6 29-21 58-41 87-62-1 20-2 40-3 59 20 0 36 0 56 0s36 0 53 0zM207 246c-20 28-64 56-92 56s-54-26-54-56c0-28 14-53 34-67 20-9 59-20 112-28 0 31 0 63 0 95z">
            <text:p/>
          </draw:path>
          <draw:path draw:style-name="gr30" draw:text-style-name="P2" draw:layer="layout" svg:width="0.211cm" svg:height="0.451cm" svg:x="8.553cm" svg:y="8.258cm" svg:viewBox="0 0 212 452" svg:d="M212 131c-32 2-65 4-97 6 0-9 0-19 0-28 0-31 2-56 8-103-3-2-6-4-8-6-17 11-40 20-62 25 3 22 3 36 3 59 0 17 0 33 0 50-19 8-37 17-56 25 0 5 0 9 0 14 19-1 37-2 56-3 0 69 0 138 0 207 0 53 22 75 78 75 17 0 34-2 37-8 12-13 24-26 36-39-4-4-8-8-11-11-17 8-28 14-42 14-28 0-39-14-39-51 0-62 0-124 0-187 30 0 61 0 92 0 2-13 4-26 5-39z">
            <text:p/>
          </draw:path>
          <draw:path draw:style-name="gr30" draw:text-style-name="P2" draw:layer="layout" svg:width="0.611cm" svg:height="0.334cm" svg:x="8.782cm" svg:y="8.367cm" svg:viewBox="0 0 612 335" svg:d="M612 335c0-6 0-13 0-19-11-1-22-2-33-3-26 0-28-6-28-50 0-50 0-99 0-148 0-73-42-115-107-115-25 0-47 6-58 17-19 16-38 31-56 47-23-44-50-64-101-64-28 0-47 6-58 17-17 15-34 30-51 44 0-19 0-39 0-58-2-1-4-2-5-3-37 14-76 25-112 28 0 6 0 13 0 19 8 0 17 0 25 0 28 0 31 6 31 54 0 54 0 108 0 162 0 44 0 50-25 50-12 1-23 2-34 3 0 6 0 13 0 19 31 0 61 0 92 0 28 0 56 0 84 0 0-6 0-13 0-19-10-1-20-2-31-3-22 0-25-6-25-50 0-52 0-103 0-154 0-31 48-67 90-67 39 0 67 36 67 92 0 43 0 86 0 129 0 44-3 50-28 50-11 1-23 2-34 3 0 6 0 13 0 19 31 0 60 0 90 0 29 0 61 0 89 0 0-6 0-13 0-19-10-1-20-2-31-3-25 0-28-6-28-50 0-52 0-103 0-154 0-31 48-67 90-67 39 0 67 36 67 92 0 67 0 134 0 201 17 0 36 0 56 0 22 0 42 0 64 0z">
            <text:p/>
          </draw:path>
        </draw:g>
        <draw:g draw:style-name="gr5">
          <svg:title>TexMaths</svg:title>
          <svg:desc>28§latex§$$F_{\text{pg}}$$§svg§600§TRUE§</svg:desc>
          <draw:path draw:style-name="gr30" draw:text-style-name="P2" draw:layer="layout" svg:width="0.533cm" svg:height="0.678cm" svg:x="3.64cm" svg:y="8.885cm" svg:viewBox="0 0 534 679" svg:d="M514 151c3-62 11-112 20-148-20-3-48-3-64-3-76 0-154 3-230 3-50 0-100 0-148-3-1 9-2 19-3 28 18 0 36 0 54 0 25 3 36 11 36 28 0 14-6 45-11 72-25 142-49 283-73 425-14 89-17 92-56 95-12 1-24 2-36 3-1 9-2 18-3 28 42-3 84-3 123-3 45 0 89 0 137 3 1-10 2-19 3-28-22-1-43-2-65-3-25 0-33-8-33-28 0-6 0-17 0-20 12-72 24-145 36-217 38 0 77 0 115 0 123 0 98 2 128 2 7-14 13-29 20-44-2-2-4-4-6-6-70 2-141 4-212 6-12 0-24 0-36 0 15-89 29-177 44-266 3-14 3-19 9-30 19 0-3 0 120-3 61 0 101 8 101 22 2 29 5 58 8 87 7 0 15 0 22 0z">
            <text:p/>
          </draw:path>
          <draw:path draw:style-name="gr30" draw:text-style-name="P2" draw:layer="layout" svg:width="0.39cm" svg:height="0.535cm" svg:x="4.191cm" svg:y="9.371cm" svg:viewBox="0 0 391 536" svg:d="M391 142c0-78-67-142-151-142-25 0-50 8-61 20-20 17-39 35-59 53 0-24 0-47 0-70-3-1-5-2-8-3-37 17-73 25-112 31 0 6 0 13 0 19 9 0 19 0 28 0 28 0 31 6 31 53 0 120 0 241 0 361 0 44-3 50-25 50-12 1-23 2-34 3 0 6 0 13 0 19 31 0 59 0 89 0 31 0 59 0 90 0 0-6 0-13 0-19-11-1-22-2-34-3-25 0-25-6-25-50 0-46 0-92 0-137 20 14 45 19 76 19 22 0 39-5 50-14 27-16 54-33 81-50 31-19 64-95 64-140zM327 170c0 79-47 140-112 140-39 0-67-14-95-45 0-49 0-98 0-148 0-8 3-16 11-30 23-26 51-40 87-40 67 0 109 48 109 123z">
            <text:p/>
          </draw:path>
          <draw:path draw:style-name="gr30" draw:text-style-name="P2" draw:layer="layout" svg:width="0.365cm" svg:height="0.538cm" svg:x="4.638cm" svg:y="9.371cm" svg:viewBox="0 0 366 539" svg:d="M366 36c-1-2-2-5-3-8-33 1-67 2-100 3-28-23-53-31-90-31-30 0-67 11-95 28-42 22-61 59-61 100 0 54 33 93 86 98-19 14-39 28-58 42-6 11-11 20-11 31 0 19 14 31 47 42-20 11-41 22-61 33-9 6-20 34-20 56 0 64 64 109 154 109 109 0 193-67 193-156 0-51-34-87-84-87-38 0-77 0-115 0-36 0-53-8-53-28 0-8 6-17 22-33 6-3 6-3 12-6 5 0 11 0 16 0 31 0 67-14 98-33 31-26 48-54 48-90 0-17-3-25-9-39 23 0 45 0 67 0 6-10 12-20 17-31zM229 126c0 47-28 78-72 78-48 0-82-38-82-92 0-55 28-87 73-87 50 0 81 39 81 101zM291 411c0 61-56 106-132 106-61 0-106-37-106-90 0-30 20-61 48-72 11-6 33-9 81-9 81 0 109 17 109 65z">
            <text:p/>
          </draw:path>
        </draw:g>
        <draw:g draw:style-name="gr5">
          <svg:title>TexMaths</svg:title>
          <svg:desc>28§latex§$$F_{\text{gp}}$$§svg§600§TRUE§</svg:desc>
          <draw:path draw:style-name="gr30" draw:text-style-name="P2" draw:layer="layout" svg:width="0.533cm" svg:height="0.678cm" svg:x="3.64cm" svg:y="10.59cm" svg:viewBox="0 0 534 679" svg:d="M514 151c3-62 11-112 20-148-20-3-48-3-65-3-75 0-153 3-229 3-50 0-100 0-148-3-1 9-2 19-3 28 18 0 36 0 53 0 26 3 37 11 37 28 0 14-6 45-11 72-25 142-49 283-73 425-14 89-17 92-56 95-12 1-24 2-36 3-1 9-2 18-3 28 42-3 84-3 123-3 45 0 89 0 137 3 1-10 2-19 3-28-22-1-43-2-65-3-25 0-33-8-33-28 0-6 0-17 0-20 12-72 24-145 36-217 38 0 76 0 115 0 123 0 97 2 128 2 7-14 13-29 20-44-2-2-4-4-6-6-71 2-141 4-212 6-12 0-24 0-37 0 15-89 30-177 45-266 3-14 3-19 9-30 19 0-3 0 120-3 61 0 100 8 100 22 3 29 6 58 9 87 7 0 15 0 22 0z">
            <text:p/>
          </draw:path>
          <draw:path draw:style-name="gr30" draw:text-style-name="P2" draw:layer="layout" svg:width="0.365cm" svg:height="0.538cm" svg:x="4.207cm" svg:y="11.076cm" svg:viewBox="0 0 366 539" svg:d="M366 36c-1-2-2-5-3-8-33 1-67 2-100 3-28-23-54-31-87-31-34 0-70 11-98 28-42 22-61 59-61 100 0 54 33 93 86 98-19 14-39 28-58 42-6 11-9 20-9 31 0 19 11 31 48 42-22 11-43 22-64 33-9 6-20 34-20 56 0 64 64 109 154 109 109 0 192-67 192-156 0-51-33-87-83-87-39 0-77 0-115 0-36 0-53-8-53-28 0-8 6-17 25-33 3-3 6-3 8-6 6 0 12 0 17 0 31 0 67-14 98-33 31-26 48-54 48-90 0-17-3-25-9-39 22 0 45 0 67 0 6-10 11-20 17-31zM232 126c0 47-31 78-76 78-47 0-81-38-81-92 0-55 28-87 73-87 50 0 84 39 84 101zM291 411c0 61-56 106-132 106-61 0-103-37-103-90 0-30 17-61 45-72 14-6 33-9 81-9 81 0 109 17 109 65z">
            <text:p/>
          </draw:path>
          <draw:path draw:style-name="gr30" draw:text-style-name="P2" draw:layer="layout" svg:width="0.39cm" svg:height="0.535cm" svg:x="4.587cm" svg:y="11.076cm" svg:viewBox="0 0 391 536" svg:d="M391 142c0-78-67-142-148-142-28 0-53 8-64 20-20 17-39 35-59 53 0-24 0-47 0-70-2-1-4-2-5-3-37 17-76 25-112 31 0 6 0 13 0 19 8 0 17 0 25 0 28 0 33 6 33 53 0 120 0 241 0 361 0 44-2 50-27 50-12 1-23 2-34 3 0 6 0 13 0 19 31 0 60 0 89 0 30 0 59 0 90 0 0-6 0-13 0-19-11-1-23-2-34-3-22 0-25-6-25-50 0-46 0-92 0-137 22 14 45 19 76 19 22 0 39-5 53-14 27-16 54-33 81-50 28-19 61-95 61-140zM330 170c0 79-48 140-112 140-42 0-70-14-98-45 0-49 0-98 0-148 0-8 3-16 14-30 20-26 50-40 84-40 67 0 112 48 112 123z">
            <text:p/>
          </draw:path>
        </draw:g>
        <draw:line draw:style-name="gr34" draw:text-style-name="P12" draw:layer="layout" svg:x1="5.445cm" svg:y1="10.36cm" svg:x2="5.445cm" svg:y2="12.02cm">
          <text:p/>
        </draw:line>
        <draw:path draw:style-name="gr35" draw:text-style-name="P16" draw:layer="layout" svg:width="4.719cm" svg:height="1.094cm" svg:x="3.933cm" svg:y="12.331cm" svg:viewBox="0 0 4720 1095" svg:d="M0 1095v-855c0 0 759-220 1537-239 795-21 894 470 1612 449 803-18 575-257 1571-287v8 924z">
          <text:p/>
        </draw:path>
        <draw:frame draw:style-name="gr36" draw:text-style-name="P17" draw:layer="layout" svg:width="1.874cm" svg:height="0.746cm" svg:x="3.935cm" svg:y="7.447cm">
          <draw:text-box>
            <text:p><text:span text:style-name="T3">piston</text:span></text:p>
          </draw:text-box>
        </draw:frame>
        <draw:frame draw:style-name="gr37" draw:text-style-name="P17" draw:layer="layout" svg:width="1.239cm" svg:height="0.746cm" svg:x="7.427cm" svg:y="11.696cm">
          <draw:text-box>
            <text:p><text:span text:style-name="T3">gas</text:span></text:p>
          </draw:text-box>
        </draw:frame>
        <draw:custom-shape draw:style-name="gr22" draw:text-style-name="P9" draw:layer="layout" svg:width="2.392cm" svg:height="7.864cm" svg:x="13.745cm" svg:y="9.941cm">
          <text:p/>
          <draw:enhanced-geometry svg:viewBox="0 0 21600 21600" draw:type="rectangle" draw:enhanced-path="M 0 0 L 21600 0 21600 21600 0 21600 0 0 Z N"/>
        </draw:custom-shape>
        <draw:line draw:style-name="gr38" draw:text-style-name="P1" draw:layer="layout" svg:x1="13.54cm" svg:y1="9.805cm" svg:x2="16.343cm" svg:y2="9.805cm">
          <text:p/>
        </draw:line>
        <draw:line draw:style-name="gr25" draw:text-style-name="P1" draw:layer="layout" svg:x1="13.638cm" svg:y1="7.943cm" svg:x2="13.638cm" svg:y2="17.908cm">
          <text:p/>
        </draw:line>
        <draw:line draw:style-name="gr25" draw:text-style-name="P1" draw:layer="layout" svg:x1="16.238cm" svg:y1="7.943cm" svg:x2="16.238cm" svg:y2="17.908cm">
          <text:p/>
        </draw:line>
        <draw:line draw:style-name="gr25" draw:text-style-name="P1" draw:layer="layout" svg:x1="13.54cm" svg:y1="17.805cm" svg:x2="16.343cm" svg:y2="17.805cm">
          <text:p/>
        </draw:line>
        <draw:g draw:style-name="gr5">
          <svg:title>TexMaths</svg:title>
          <svg:desc>28§latex§$$V$$§svg§600§TRUE§</svg:desc>
          <draw:path draw:style-name="gr31" draw:text-style-name="P18" draw:layer="layout" svg:width="0.661cm" svg:height="0.682cm" svg:x="14.61cm" svg:y="12.119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39" draw:text-style-name="P19" draw:layer="layout" svg:x1="16.083cm" svg:y1="14.077cm" svg:x2="14.873cm" svg:y2="14.077cm">
          <text:p/>
        </draw:line>
        <draw:line draw:style-name="gr39" draw:text-style-name="P19" draw:layer="layout" svg:x1="13.807cm" svg:y1="13.577cm" svg:x2="15.017cm" svg:y2="13.577cm">
          <text:p/>
        </draw:line>
        <draw:line draw:style-name="gr39" draw:text-style-name="P19" draw:layer="layout" svg:x1="14.841cm" svg:y1="9.952cm" svg:x2="14.841cm" svg:y2="11.162cm">
          <text:p/>
        </draw:line>
        <draw:line draw:style-name="gr39" draw:text-style-name="P19" draw:layer="layout" svg:x1="15.041cm" svg:y1="17.642cm" svg:x2="15.041cm" svg:y2="16.432cm">
          <text:p/>
        </draw:line>
        <presentation:notes draw:style-name="dp2">
          <draw:page-thumbnail draw:style-name="gr7" draw:layer="layout" svg:width="21.219cm" svg:height="10.476cm" svg:x="0.185cm" svg:y="2.123cm" draw:page-number="7" presentation:class="page"/>
          <draw:frame presentation:style-name="pr1" draw:text-style-name="P7"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custom-shape draw:style-name="gr40" draw:text-style-name="P9" draw:layer="layout" svg:width="5cm" svg:height="10cm" svg:x="21.747cm" svg:y="7.052cm">
          <text:p/>
          <draw:enhanced-geometry svg:viewBox="0 0 21600 21600" draw:type="rectangle" draw:enhanced-path="M 0 0 L 21600 0 21600 21600 0 21600 0 0 Z N"/>
        </draw:custom-shape>
        <draw:line draw:style-name="gr41" draw:text-style-name="P1" draw:layer="layout" svg:x1="21.642cm" svg:y1="7.105cm" svg:x2="26.852cm" svg:y2="7.105cm">
          <text:p/>
        </draw:line>
        <draw:custom-shape draw:style-name="gr22" draw:text-style-name="P9" draw:layer="layout" svg:width="2.392cm" svg:height="7.864cm" svg:x="0.746cm" svg:y="9.942cm">
          <text:p/>
          <draw:enhanced-geometry svg:viewBox="0 0 21600 21600" draw:type="rectangle" draw:enhanced-path="M 0 0 L 21600 0 21600 21600 0 21600 0 0 Z N"/>
        </draw:custom-shape>
        <draw:line draw:style-name="gr38" draw:text-style-name="P1" draw:layer="layout" svg:x1="0.541cm" svg:y1="9.806cm" svg:x2="3.344cm" svg:y2="9.806cm">
          <text:p/>
        </draw:line>
        <draw:line draw:style-name="gr25" draw:text-style-name="P1" draw:layer="layout" svg:x1="0.639cm" svg:y1="7.944cm" svg:x2="0.639cm" svg:y2="17.909cm">
          <text:p/>
        </draw:line>
        <draw:line draw:style-name="gr25" draw:text-style-name="P1" draw:layer="layout" svg:x1="3.239cm" svg:y1="7.944cm" svg:x2="3.239cm" svg:y2="17.909cm">
          <text:p/>
        </draw:line>
        <draw:line draw:style-name="gr25" draw:text-style-name="P1" draw:layer="layout" svg:x1="0.541cm" svg:y1="17.806cm" svg:x2="3.344cm" svg:y2="17.806cm">
          <text:p/>
        </draw:line>
        <draw:g draw:style-name="gr5">
          <svg:title>TexMaths</svg:title>
          <svg:desc>28§latex§$$V$$§svg§600§TRUE§</svg:desc>
          <draw:path draw:style-name="gr31" draw:text-style-name="P18" draw:layer="layout" svg:width="0.661cm" svg:height="0.682cm" svg:x="1.611cm" svg:y="12.12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39" draw:text-style-name="P19" draw:layer="layout" svg:x1="3.084cm" svg:y1="14.078cm" svg:x2="1.874cm" svg:y2="14.078cm">
          <text:p/>
        </draw:line>
        <draw:line draw:style-name="gr39" draw:text-style-name="P19" draw:layer="layout" svg:x1="0.808cm" svg:y1="13.578cm" svg:x2="2.018cm" svg:y2="13.578cm">
          <text:p/>
        </draw:line>
        <draw:line draw:style-name="gr39" draw:text-style-name="P19" draw:layer="layout" svg:x1="1.842cm" svg:y1="9.953cm" svg:x2="1.842cm" svg:y2="11.163cm">
          <text:p/>
        </draw:line>
        <draw:line draw:style-name="gr39" draw:text-style-name="P19" draw:layer="layout" svg:x1="2.042cm" svg:y1="17.643cm" svg:x2="2.042cm" svg:y2="16.433cm">
          <text:p/>
        </draw:line>
        <draw:custom-shape draw:style-name="gr42" draw:text-style-name="P9" draw:layer="layout" svg:width="5cm" svg:height="10cm" svg:x="13.747cm" svg:y="7.052cm">
          <text:p/>
          <draw:enhanced-geometry svg:viewBox="0 0 21600 21600" draw:type="rectangle" draw:enhanced-path="M 0 0 L 21600 0 21600 21600 0 21600 0 0 Z N"/>
        </draw:custom-shape>
        <draw:line draw:style-name="gr41" draw:text-style-name="P1" draw:layer="layout" svg:x1="13.642cm" svg:y1="17.052cm" svg:x2="18.852cm" svg:y2="17.052cm">
          <text:p/>
        </draw:line>
        <draw:ellipse draw:style-name="gr43" draw:text-style-name="P20" draw:layer="layout" svg:width="4.397cm" svg:height="0.947cm" draw:transform="skewX (-0.20315632493214) rotate (-1.5707963267949) translate (3.796cm 1.191cm)" draw:kind="arc" draw:start-angle="218.6" draw:end-angle="318.08">
          <text:p/>
        </draw:ellipse>
        <draw:path draw:style-name="gr44" draw:text-style-name="P1" draw:layer="layout" svg:width="4.646cm" svg:height="0.235cm" draw:transform="rotate (1.5707963267949) translate (15.995cm 7.744cm)" svg:viewBox="0 0 4647 236" svg:d="M0 236c1520 0 3184 0 4647-236">
          <text:p/>
        </draw:path>
        <draw:path draw:style-name="gr44" draw:text-style-name="P1" draw:layer="layout" svg:width="4.646cm" svg:height="0.235cm" draw:transform="rotate (1.5707963267949) translate (15.295cm 7.758cm)" svg:viewBox="0 0 4647 236" svg:d="M0 236c1520 0 3184 0 4647-236">
          <text:p/>
        </draw:path>
        <draw:path draw:style-name="gr44" draw:text-style-name="P1" draw:layer="layout" svg:width="4.646cm" svg:height="0.235cm" draw:transform="rotate (1.5707963267949) translate (16.695cm 7.758cm)" svg:viewBox="0 0 4647 236" svg:d="M0 236c1520 0 3184 0 4647-236">
          <text:p/>
        </draw:path>
        <draw:line draw:style-name="gr45" draw:text-style-name="P1" draw:layer="layout" svg:x1="16.996cm" svg:y1="2.257cm" svg:x2="18.783cm" svg:y2="7.151cm">
          <text:p/>
        </draw:line>
        <draw:line draw:style-name="gr46" draw:text-style-name="P1" draw:layer="layout" svg:x1="13.642cm" svg:y1="9.552cm" svg:x2="18.812cm" svg:y2="9.552cm">
          <text:p/>
        </draw:line>
        <draw:line draw:style-name="gr47" draw:text-style-name="P21" draw:layer="layout" svg:x1="17.08cm" svg:y1="9.353cm" svg:x2="17.08cm" svg:y2="8.143cm">
          <text:p/>
        </draw:line>
        <draw:line draw:style-name="gr41" draw:text-style-name="P1" draw:layer="layout" svg:x1="21.642cm" svg:y1="17.052cm" svg:x2="26.852cm" svg:y2="17.052cm">
          <text:p/>
        </draw:line>
        <draw:line draw:style-name="gr46" draw:text-style-name="P1" draw:layer="layout" svg:x1="21.642cm" svg:y1="9.579cm" svg:x2="26.812cm" svg:y2="9.579cm">
          <text:p/>
        </draw:line>
        <draw:line draw:style-name="gr47" draw:text-style-name="P21" draw:layer="layout" svg:x1="23.414cm" svg:y1="7.372cm" svg:x2="23.414cm" svg:y2="8.582cm">
          <text:p/>
        </draw:line>
        <draw:line draw:style-name="gr46" draw:text-style-name="P1" draw:layer="layout" svg:x1="21.642cm" svg:y1="7.174cm" svg:x2="26.812cm" svg:y2="7.174cm">
          <text:p/>
        </draw:line>
        <draw:line draw:style-name="gr47" draw:text-style-name="P21" draw:layer="layout" svg:x1="25.08cm" svg:y1="9.364cm" svg:x2="25.08cm" svg:y2="8.154cm">
          <text:p/>
        </draw:line>
        <draw:line draw:style-name="gr46" draw:text-style-name="P1" draw:layer="layout" svg:x1="13.662cm" svg:y1="7.174cm" svg:x2="18.832cm" svg:y2="7.174cm">
          <text:p/>
        </draw:line>
        <draw:line draw:style-name="gr41" draw:text-style-name="P1" draw:layer="layout" svg:x1="18.747cm" svg:y1="7.03cm" svg:x2="18.747cm" svg:y2="17.03cm">
          <text:p/>
        </draw:line>
        <draw:line draw:style-name="gr41" draw:text-style-name="P1" draw:layer="layout" svg:x1="13.747cm" svg:y1="7.03cm" svg:x2="13.747cm" svg:y2="17.03cm">
          <text:p/>
        </draw:line>
        <draw:line draw:style-name="gr41" draw:text-style-name="P1" draw:layer="layout" svg:x1="21.747cm" svg:y1="7.03cm" svg:x2="21.747cm" svg:y2="17.03cm">
          <text:p/>
        </draw:line>
        <draw:line draw:style-name="gr41" draw:text-style-name="P1" draw:layer="layout" svg:x1="26.747cm" svg:y1="7.03cm" svg:x2="26.747cm" svg:y2="17.03cm">
          <text:p/>
        </draw:line>
        <draw:custom-shape draw:style-name="gr42" draw:text-style-name="P9" draw:layer="layout" svg:width="5cm" svg:height="10cm" svg:x="6.747cm" svg:y="7.052cm">
          <text:p/>
          <draw:enhanced-geometry svg:viewBox="0 0 21600 21600" draw:type="rectangle" draw:enhanced-path="M 0 0 L 21600 0 21600 21600 0 21600 0 0 Z N"/>
        </draw:custom-shape>
        <draw:line draw:style-name="gr41" draw:text-style-name="P1" draw:layer="layout" svg:x1="6.642cm" svg:y1="17.052cm" svg:x2="11.852cm" svg:y2="17.052cm">
          <text:p/>
        </draw:line>
        <draw:path draw:style-name="gr44" draw:text-style-name="P1" draw:layer="layout" svg:width="4.646cm" svg:height="0.235cm" draw:transform="rotate (1.5707963267949) translate (8.995cm 7.744cm)" svg:viewBox="0 0 4647 236" svg:d="M0 236c1520 0 3184 0 4647-236">
          <text:p/>
        </draw:path>
        <draw:path draw:style-name="gr44" draw:text-style-name="P1" draw:layer="layout" svg:width="4.646cm" svg:height="0.235cm" draw:transform="rotate (1.5707963267949) translate (8.295cm 7.758cm)" svg:viewBox="0 0 4647 236" svg:d="M0 236c1520 0 3184 0 4647-236">
          <text:p/>
        </draw:path>
        <draw:path draw:style-name="gr44" draw:text-style-name="P1" draw:layer="layout" svg:width="4.646cm" svg:height="0.235cm" draw:transform="rotate (1.5707963267949) translate (9.695cm 7.758cm)" svg:viewBox="0 0 4647 236" svg:d="M0 236c1520 0 3184 0 4647-236">
          <text:p/>
        </draw:path>
        <draw:line draw:style-name="gr45" draw:text-style-name="P1" draw:layer="layout" svg:x1="9.996cm" svg:y1="2.257cm" svg:x2="11.783cm" svg:y2="7.151cm">
          <text:p/>
        </draw:line>
        <draw:line draw:style-name="gr46" draw:text-style-name="P1" draw:layer="layout" svg:x1="6.642cm" svg:y1="9.552cm" svg:x2="11.812cm" svg:y2="9.552cm">
          <text:p/>
        </draw:line>
        <draw:line draw:style-name="gr46" draw:text-style-name="P1" draw:layer="layout" svg:x1="6.662cm" svg:y1="7.174cm" svg:x2="11.832cm" svg:y2="7.174cm">
          <text:p/>
        </draw:line>
        <draw:line draw:style-name="gr41" draw:text-style-name="P1" draw:layer="layout" svg:x1="11.747cm" svg:y1="7.03cm" svg:x2="11.747cm" svg:y2="17.03cm">
          <text:p/>
        </draw:line>
        <draw:line draw:style-name="gr41" draw:text-style-name="P1" draw:layer="layout" svg:x1="6.747cm" svg:y1="7.03cm" svg:x2="6.747cm" svg:y2="17.03cm">
          <text:p/>
        </draw:line>
        <presentation:notes draw:style-name="dp2">
          <draw:page-thumbnail draw:style-name="gr7" draw:layer="layout" svg:width="21.219cm" svg:height="10.476cm" svg:x="0.185cm" svg:y="2.123cm" draw:page-number="8" presentation:class="page"/>
          <draw:frame presentation:style-name="pr1" draw:text-style-name="P7"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polygon draw:style-name="gr48" draw:text-style-name="P22" draw:layer="layout" svg:width="2.999cm" svg:height="2.999cm" svg:x="9.741cm" svg:y="1.053cm" svg:viewBox="0 0 3000 3000" draw:points="0,3000 0,1500 0,0 3000,0 3000,1500 3000,3000">
          <text:p/>
        </draw:polygon>
        <draw:custom-shape draw:style-name="gr49" draw:text-style-name="P9" draw:layer="layout" svg:width="5.249cm" svg:height="11.186cm" svg:x="19.532cm" svg:y="4.861cm">
          <text:p/>
          <draw:enhanced-geometry svg:viewBox="0 0 21600 21600" draw:type="rectangle" draw:enhanced-path="M 0 0 L 21600 0 21600 21600 0 21600 0 0 Z N"/>
        </draw:custom-shape>
        <draw:line draw:style-name="gr50" draw:text-style-name="P21" draw:layer="layout" svg:x1="22.974cm" svg:y1="7.627cm" svg:x2="22.974cm" svg:y2="6.417cm">
          <text:p/>
        </draw:line>
        <draw:polygon draw:style-name="gr48" draw:text-style-name="P22" draw:layer="layout" svg:width="11.199cm" svg:height="1.999cm" svg:x="16.539cm" svg:y="3.086cm" svg:viewBox="0 0 11200 2000" draw:points="0,2000 0,1000 0,0 11200,0 11200,1000 11200,2000">
          <text:p/>
        </draw:polygon>
        <draw:line draw:style-name="gr46" draw:text-style-name="P1" draw:layer="layout" svg:x1="19.643cm" svg:y1="7.774cm" svg:x2="24.641cm" svg:y2="7.774cm">
          <text:p/>
        </draw:line>
        <draw:line draw:style-name="gr46" draw:text-style-name="P1" draw:layer="layout" svg:x1="19.643cm" svg:y1="10.472cm" svg:x2="24.641cm" svg:y2="10.472cm">
          <text:p/>
        </draw:line>
        <draw:polygon draw:style-name="gr48" draw:text-style-name="P22" draw:layer="layout" svg:width="2.999cm" svg:height="10.879cm" svg:x="16.541cm" svg:y="5.03cm" svg:viewBox="0 0 3000 10880" draw:points="0,0 1500,0 3000,0 3000,10880 1500,10880 0,10880">
          <text:p/>
        </draw:polygon>
        <draw:polygon draw:style-name="gr48" draw:text-style-name="P22" draw:layer="layout" svg:width="11.202cm" svg:height="1.999cm" svg:x="16.542cm" svg:y="15.831cm" svg:viewBox="0 0 11203 2000" draw:points="0,2000 0,1000 0,0 11203,0 11203,1000 11203,2000">
          <text:p/>
        </draw:polygon>
        <draw:line draw:style-name="gr46" draw:text-style-name="P1" draw:layer="layout" svg:x1="19.643cm" svg:y1="15.854cm" svg:x2="24.641cm" svg:y2="15.854cm">
          <text:p/>
        </draw:line>
        <draw:line draw:style-name="gr46" draw:text-style-name="P1" draw:layer="layout" svg:x1="19.643cm" svg:y1="13.171cm" svg:x2="24.641cm" svg:y2="13.171cm">
          <text:p/>
        </draw:line>
        <draw:line draw:style-name="gr51" draw:text-style-name="P1" draw:layer="layout" svg:x1="16.542cm" svg:y1="7.774cm" svg:x2="19.542cm" svg:y2="7.774cm">
          <text:p/>
        </draw:line>
        <draw:line draw:style-name="gr51" draw:text-style-name="P1" draw:layer="layout" svg:x1="16.542cm" svg:y1="10.472cm" svg:x2="19.542cm" svg:y2="10.472cm">
          <text:p/>
        </draw:line>
        <draw:line draw:style-name="gr51" draw:text-style-name="P1" draw:layer="layout" svg:x1="16.542cm" svg:y1="15.854cm" svg:x2="19.542cm" svg:y2="15.854cm">
          <text:p/>
        </draw:line>
        <draw:line draw:style-name="gr51" draw:text-style-name="P1" draw:layer="layout" svg:x1="16.542cm" svg:y1="13.171cm" svg:x2="19.542cm" svg:y2="13.171cm">
          <text:p/>
        </draw:line>
        <draw:line draw:style-name="gr50" draw:text-style-name="P21" draw:layer="layout" svg:x1="22.974cm" svg:y1="10.328cm" svg:x2="22.974cm" svg:y2="9.118cm">
          <text:p/>
        </draw:line>
        <draw:line draw:style-name="gr50" draw:text-style-name="P21" draw:layer="layout" svg:x1="21.308cm" svg:y1="7.911cm" svg:x2="21.308cm" svg:y2="9.121cm">
          <text:p/>
        </draw:line>
        <draw:line draw:style-name="gr50" draw:text-style-name="P21" draw:layer="layout" svg:x1="22.974cm" svg:y1="13.029cm" svg:x2="22.974cm" svg:y2="11.819cm">
          <text:p/>
        </draw:line>
        <draw:line draw:style-name="gr50" draw:text-style-name="P21" draw:layer="layout" svg:x1="21.308cm" svg:y1="10.612cm" svg:x2="21.308cm" svg:y2="11.822cm">
          <text:p/>
        </draw:line>
        <draw:line draw:style-name="gr50" draw:text-style-name="P21" draw:layer="layout" svg:x1="22.974cm" svg:y1="15.73cm" svg:x2="22.974cm" svg:y2="14.52cm">
          <text:p/>
        </draw:line>
        <draw:line draw:style-name="gr50" draw:text-style-name="P21" draw:layer="layout" svg:x1="21.308cm" svg:y1="13.313cm" svg:x2="21.308cm" svg:y2="14.523cm">
          <text:p/>
        </draw:line>
        <draw:line draw:style-name="gr52" draw:text-style-name="P21" draw:layer="layout" svg:x1="18.674cm" svg:y1="16.121cm" svg:x2="18.674cm" svg:y2="14.911cm">
          <text:p/>
        </draw:line>
        <draw:line draw:style-name="gr52" draw:text-style-name="P21" draw:layer="layout" svg:x1="18.674cm" svg:y1="13.432cm" svg:x2="18.674cm" svg:y2="12.222cm">
          <text:p/>
        </draw:line>
        <draw:line draw:style-name="gr52" draw:text-style-name="P21" draw:layer="layout" svg:x1="18.674cm" svg:y1="10.743cm" svg:x2="18.674cm" svg:y2="9.533cm">
          <text:p/>
        </draw:line>
        <draw:line draw:style-name="gr52" draw:text-style-name="P21" draw:layer="layout" svg:x1="18.674cm" svg:y1="8.054cm" svg:x2="18.674cm" svg:y2="6.844cm">
          <text:p/>
        </draw:line>
        <draw:line draw:style-name="gr50" draw:text-style-name="P21" draw:layer="layout" svg:x1="21.308cm" svg:y1="16.044cm" svg:x2="21.308cm" svg:y2="17.254cm">
          <text:p/>
        </draw:line>
        <draw:polygon draw:style-name="gr53" draw:text-style-name="P22" draw:layer="layout" svg:width="2.999cm" svg:height="10.879cm" svg:x="24.741cm" svg:y="5.03cm" svg:viewBox="0 0 3000 10880" draw:points="0,0 1500,0 3000,0 3000,10880 1500,10880 0,10880">
          <text:p/>
        </draw:polygon>
        <draw:line draw:style-name="gr50" draw:text-style-name="P21" draw:layer="layout" svg:x1="21.308cm" svg:y1="5.21cm" svg:x2="21.308cm" svg:y2="6.42cm">
          <text:p/>
        </draw:line>
        <draw:line draw:style-name="gr46" draw:text-style-name="P1" draw:layer="layout" svg:x1="19.643cm" svg:y1="5.075cm" svg:x2="24.641cm" svg:y2="5.075cm">
          <text:p/>
        </draw:line>
        <draw:line draw:style-name="gr51" draw:text-style-name="P1" draw:layer="layout" svg:x1="16.542cm" svg:y1="5.075cm" svg:x2="19.542cm" svg:y2="5.075cm">
          <text:p/>
        </draw:line>
        <draw:line draw:style-name="gr50" draw:text-style-name="P21" draw:layer="layout" svg:x1="22.974cm" svg:y1="4.919cm" svg:x2="22.974cm" svg:y2="3.709cm">
          <text:p/>
        </draw:line>
        <draw:line draw:style-name="gr52" draw:text-style-name="P21" draw:layer="layout" svg:x1="18.674cm" svg:y1="5.365cm" svg:x2="18.674cm" svg:y2="4.155cm">
          <text:p/>
        </draw:line>
        <draw:line draw:style-name="gr51" draw:text-style-name="P1" draw:layer="layout" svg:x1="24.741cm" svg:y1="7.774cm" svg:x2="27.741cm" svg:y2="7.774cm">
          <text:p/>
        </draw:line>
        <draw:line draw:style-name="gr51" draw:text-style-name="P1" draw:layer="layout" svg:x1="24.741cm" svg:y1="10.472cm" svg:x2="27.741cm" svg:y2="10.472cm">
          <text:p/>
        </draw:line>
        <draw:line draw:style-name="gr51" draw:text-style-name="P1" draw:layer="layout" svg:x1="24.741cm" svg:y1="15.854cm" svg:x2="27.741cm" svg:y2="15.854cm">
          <text:p/>
        </draw:line>
        <draw:line draw:style-name="gr51" draw:text-style-name="P1" draw:layer="layout" svg:x1="24.741cm" svg:y1="13.171cm" svg:x2="27.741cm" svg:y2="13.171cm">
          <text:p/>
        </draw:line>
        <draw:line draw:style-name="gr52" draw:text-style-name="P21" draw:layer="layout" svg:x1="25.674cm" svg:y1="7.55cm" svg:x2="25.674cm" svg:y2="8.76cm">
          <text:p/>
        </draw:line>
        <draw:line draw:style-name="gr52" draw:text-style-name="P21" draw:layer="layout" svg:x1="25.674cm" svg:y1="10.242cm" svg:x2="25.674cm" svg:y2="11.452cm">
          <text:p/>
        </draw:line>
        <draw:line draw:style-name="gr52" draw:text-style-name="P21" draw:layer="layout" svg:x1="25.674cm" svg:y1="12.933cm" svg:x2="25.674cm" svg:y2="14.143cm">
          <text:p/>
        </draw:line>
        <draw:line draw:style-name="gr52" draw:text-style-name="P21" draw:layer="layout" svg:x1="25.674cm" svg:y1="15.625cm" svg:x2="25.674cm" svg:y2="16.835cm">
          <text:p/>
        </draw:line>
        <draw:line draw:style-name="gr51" draw:text-style-name="P1" draw:layer="layout" svg:x1="24.741cm" svg:y1="5.075cm" svg:x2="27.741cm" svg:y2="5.075cm">
          <text:p/>
        </draw:line>
        <draw:line draw:style-name="gr52" draw:text-style-name="P21" draw:layer="layout" svg:x1="25.674cm" svg:y1="4.858cm" svg:x2="25.674cm" svg:y2="6.068cm">
          <text:p/>
        </draw:line>
        <draw:line draw:style-name="gr52" draw:text-style-name="P21" draw:layer="layout" svg:x1="17.374cm" svg:y1="7.544cm" svg:x2="17.374cm" svg:y2="8.754cm">
          <text:p/>
        </draw:line>
        <draw:line draw:style-name="gr52" draw:text-style-name="P21" draw:layer="layout" svg:x1="17.374cm" svg:y1="10.233cm" svg:x2="17.374cm" svg:y2="11.443cm">
          <text:p/>
        </draw:line>
        <draw:line draw:style-name="gr52" draw:text-style-name="P21" draw:layer="layout" svg:x1="17.374cm" svg:y1="12.922cm" svg:x2="17.374cm" svg:y2="14.132cm">
          <text:p/>
        </draw:line>
        <draw:line draw:style-name="gr52" draw:text-style-name="P21" draw:layer="layout" svg:x1="17.374cm" svg:y1="15.611cm" svg:x2="17.374cm" svg:y2="16.821cm">
          <text:p/>
        </draw:line>
        <draw:line draw:style-name="gr52" draw:text-style-name="P21" draw:layer="layout" svg:x1="17.374cm" svg:y1="4.855cm" svg:x2="17.374cm" svg:y2="6.065cm">
          <text:p/>
        </draw:line>
        <draw:line draw:style-name="gr52" draw:text-style-name="P21" draw:layer="layout" svg:x1="26.774cm" svg:y1="16.08cm" svg:x2="26.774cm" svg:y2="14.87cm">
          <text:p/>
        </draw:line>
        <draw:line draw:style-name="gr52" draw:text-style-name="P21" draw:layer="layout" svg:x1="26.774cm" svg:y1="13.394cm" svg:x2="26.774cm" svg:y2="12.184cm">
          <text:p/>
        </draw:line>
        <draw:line draw:style-name="gr52" draw:text-style-name="P21" draw:layer="layout" svg:x1="26.774cm" svg:y1="10.707cm" svg:x2="26.774cm" svg:y2="9.497cm">
          <text:p/>
        </draw:line>
        <draw:line draw:style-name="gr52" draw:text-style-name="P21" draw:layer="layout" svg:x1="26.774cm" svg:y1="8.021cm" svg:x2="26.774cm" svg:y2="6.811cm">
          <text:p/>
        </draw:line>
        <draw:line draw:style-name="gr52" draw:text-style-name="P21" draw:layer="layout" svg:x1="26.774cm" svg:y1="5.334cm" svg:x2="26.774cm" svg:y2="4.124cm">
          <text:p/>
        </draw:line>
        <draw:custom-shape draw:style-name="gr54" draw:text-style-name="P9" draw:layer="layout" svg:width="6cm" svg:height="6cm" svg:x="3.741cm" svg:y="4.053cm">
          <text:p/>
          <draw:enhanced-geometry svg:viewBox="0 0 21600 21600" draw:type="rectangle" draw:enhanced-path="M 0 0 L 21600 0 21600 21600 0 21600 0 0 Z N"/>
        </draw:custom-shape>
        <draw:polygon draw:style-name="gr48" draw:text-style-name="P22" draw:layer="layout" svg:width="5.999cm" svg:height="2.999cm" svg:x="3.741cm" svg:y="1.053cm" svg:viewBox="0 0 6000 3000" draw:points="0,3000 0,1500 0,0 6000,0 6000,1500 6000,3000">
          <text:p/>
        </draw:polygon>
        <draw:line draw:style-name="gr46" draw:text-style-name="P1" draw:layer="layout" svg:x1="3.741cm" svg:y1="10.053cm" svg:x2="9.741cm" svg:y2="10.053cm">
          <text:p/>
        </draw:line>
        <draw:line draw:style-name="gr55" draw:text-style-name="P21" draw:layer="layout" svg:x1="6.741cm" svg:y1="9.855cm" svg:x2="6.741cm" svg:y2="8.645cm">
          <text:p/>
        </draw:line>
        <draw:polygon draw:style-name="gr53" draw:text-style-name="P22" draw:layer="layout" svg:width="2.999cm" svg:height="5.999cm" svg:x="9.741cm" svg:y="4.053cm" svg:viewBox="0 0 3000 6000" draw:points="0,0 1500,0 3000,0 3000,6000 1500,6000 0,6000">
          <text:p/>
        </draw:polygon>
        <draw:line draw:style-name="gr55" draw:text-style-name="P21" draw:layer="layout" svg:x1="6.741cm" svg:y1="4.244cm" svg:x2="6.741cm" svg:y2="5.454cm">
          <text:p/>
        </draw:line>
        <draw:line draw:style-name="gr46" draw:text-style-name="P1" draw:layer="layout" svg:x1="3.741cm" svg:y1="4.053cm" svg:x2="9.741cm" svg:y2="4.053cm">
          <text:p/>
        </draw:line>
        <draw:line draw:style-name="gr55" draw:text-style-name="P21" draw:layer="layout" svg:x1="6.741cm" svg:y1="3.843cm" svg:x2="6.741cm" svg:y2="2.633cm">
          <text:p/>
        </draw:line>
        <draw:line draw:style-name="gr51" draw:text-style-name="P1" draw:layer="layout" svg:x1="9.741cm" svg:y1="10.053cm" svg:x2="12.741cm" svg:y2="10.053cm">
          <text:p/>
        </draw:line>
        <draw:line draw:style-name="gr51" draw:text-style-name="P1" draw:layer="layout" svg:x1="9.741cm" svg:y1="4.076cm" svg:x2="12.741cm" svg:y2="4.076cm">
          <text:p/>
        </draw:line>
        <draw:line draw:style-name="gr56" draw:text-style-name="P21" draw:layer="layout" svg:x1="11.771cm" svg:y1="9.589cm" svg:x2="10.561cm" svg:y2="9.589cm">
          <text:p/>
        </draw:line>
        <draw:line draw:style-name="gr56" draw:text-style-name="P21" draw:layer="layout" svg:x1="11.373cm" svg:y1="4.416cm" svg:x2="10.517cm" svg:y2="3.56cm">
          <text:p/>
        </draw:line>
        <draw:line draw:style-name="gr51" draw:text-style-name="P1" draw:layer="layout" svg:x1="9.741cm" svg:y1="4.053cm" svg:x2="9.741cm" svg:y2="1.053cm">
          <text:p/>
        </draw:line>
        <draw:line draw:style-name="gr46" draw:text-style-name="P1" draw:layer="layout" svg:x1="9.741cm" svg:y1="10.053cm" svg:x2="9.741cm" svg:y2="4.053cm">
          <text:p/>
        </draw:line>
        <draw:line draw:style-name="gr46" draw:text-style-name="P1" draw:layer="layout" svg:x1="3.741cm" svg:y1="10.053cm" svg:x2="3.741cm" svg:y2="4.053cm">
          <text:p/>
        </draw:line>
        <draw:line draw:style-name="gr51" draw:text-style-name="P1" draw:layer="layout" svg:x1="3.741cm" svg:y1="4.053cm" svg:x2="3.741cm" svg:y2="1.053cm">
          <text:p/>
        </draw:line>
        <draw:line draw:style-name="gr55" draw:text-style-name="P21" draw:layer="layout" svg:x1="9.535cm" svg:y1="7.053cm" svg:x2="8.325cm" svg:y2="7.053cm">
          <text:p/>
        </draw:line>
        <draw:line draw:style-name="gr55" draw:text-style-name="P21" draw:layer="layout" svg:x1="3.928cm" svg:y1="7.053cm" svg:x2="5.138cm" svg:y2="7.053cm">
          <text:p/>
        </draw:line>
        <draw:line draw:style-name="gr55" draw:text-style-name="P21" draw:layer="layout" svg:x1="9.959cm" svg:y1="7.053cm" svg:x2="11.169cm" svg:y2="7.053cm">
          <text:p/>
        </draw:line>
        <draw:line draw:style-name="gr56" draw:text-style-name="P21" draw:layer="layout" svg:x1="9.389cm" svg:y1="2.516cm" svg:x2="10.245cm" svg:y2="3.372cm">
          <text:p/>
        </draw:line>
        <draw:line draw:style-name="gr56" draw:text-style-name="P21" draw:layer="layout" svg:x1="11.371cm" svg:y1="3.76cm" svg:x2="12.227cm" svg:y2="4.616cm">
          <text:p/>
        </draw:line>
        <draw:line draw:style-name="gr56" draw:text-style-name="P21" draw:layer="layout" svg:x1="10.045cm" svg:y1="2.451cm" svg:x2="9.189cm" svg:y2="1.595cm">
          <text:p/>
        </draw:line>
        <draw:line draw:style-name="gr56" draw:text-style-name="P21" draw:layer="layout" svg:x1="4.092cm" svg:y1="1.984cm" svg:x2="4.092cm" svg:y2="3.194cm">
          <text:p/>
        </draw:line>
        <draw:custom-shape draw:style-name="gr54" draw:text-style-name="P9" draw:layer="layout" svg:width="6cm" svg:height="6cm" svg:x="3.741cm" svg:y="12.053cm">
          <text:p/>
          <draw:enhanced-geometry svg:viewBox="0 0 21600 21600" draw:type="rectangle" draw:enhanced-path="M 0 0 L 21600 0 21600 21600 0 21600 0 0 Z N"/>
        </draw:custom-shape>
        <draw:line draw:style-name="gr46" draw:text-style-name="P1" draw:layer="layout" svg:x1="3.741cm" svg:y1="18.053cm" svg:x2="9.741cm" svg:y2="18.053cm">
          <text:p/>
        </draw:line>
        <draw:line draw:style-name="gr55" draw:text-style-name="P21" draw:layer="layout" svg:x1="6.741cm" svg:y1="17.855cm" svg:x2="6.741cm" svg:y2="16.645cm">
          <text:p/>
        </draw:line>
        <draw:line draw:style-name="gr55" draw:text-style-name="P21" draw:layer="layout" svg:x1="6.741cm" svg:y1="12.244cm" svg:x2="6.741cm" svg:y2="13.454cm">
          <text:p/>
        </draw:line>
        <draw:line draw:style-name="gr46" draw:text-style-name="P1" draw:layer="layout" svg:x1="3.741cm" svg:y1="12.053cm" svg:x2="9.741cm" svg:y2="12.053cm">
          <text:p/>
        </draw:line>
        <draw:line draw:style-name="gr46" draw:text-style-name="P1" draw:layer="layout" svg:x1="9.741cm" svg:y1="18.053cm" svg:x2="9.741cm" svg:y2="12.053cm">
          <text:p/>
        </draw:line>
        <draw:line draw:style-name="gr46" draw:text-style-name="P1" draw:layer="layout" svg:x1="3.741cm" svg:y1="18.053cm" svg:x2="3.741cm" svg:y2="12.053cm">
          <text:p/>
        </draw:line>
        <draw:line draw:style-name="gr55" draw:text-style-name="P21" draw:layer="layout" svg:x1="9.535cm" svg:y1="15.053cm" svg:x2="8.325cm" svg:y2="15.053cm">
          <text:p/>
        </draw:line>
        <draw:line draw:style-name="gr55" draw:text-style-name="P21" draw:layer="layout" svg:x1="3.928cm" svg:y1="15.053cm" svg:x2="5.138cm" svg:y2="15.053cm">
          <text:p/>
        </draw:line>
        <presentation:notes draw:style-name="dp3">
          <office:forms form:automatic-focus="false" form:apply-design-mode="false"/>
          <draw:page-thumbnail draw:style-name="gr7" draw:layer="layout" svg:width="21.219cm" svg:height="10.476cm" svg:x="0.185cm" svg:y="2.123cm" draw:page-number="9" presentation:class="page"/>
          <draw:frame presentation:style-name="pr1" draw:text-style-name="P7"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polygon draw:style-name="gr48" draw:text-style-name="P22" draw:layer="layout" svg:width="2.999cm" svg:height="2.999cm" svg:x="13.841cm" svg:y="0.453cm" svg:viewBox="0 0 3000 3000" draw:points="0,3000 0,1500 0,0 3000,0 3000,1500 3000,3000">
          <text:p/>
        </draw:polygon>
        <draw:custom-shape draw:style-name="gr54" draw:text-style-name="P9" draw:layer="layout" svg:width="6cm" svg:height="6cm" svg:x="7.841cm" svg:y="3.453cm">
          <text:p/>
          <draw:enhanced-geometry svg:viewBox="0 0 21600 21600" draw:type="rectangle" draw:enhanced-path="M 0 0 L 21600 0 21600 21600 0 21600 0 0 Z N"/>
        </draw:custom-shape>
        <draw:polygon draw:style-name="gr48" draw:text-style-name="P22" draw:layer="layout" svg:width="5.999cm" svg:height="2.999cm" svg:x="7.841cm" svg:y="0.453cm" svg:viewBox="0 0 6000 3000" draw:points="0,3000 0,1500 0,0 6000,0 6000,1500 6000,3000">
          <text:p/>
        </draw:polygon>
        <draw:line draw:style-name="gr46" draw:text-style-name="P1" draw:layer="layout" svg:x1="7.841cm" svg:y1="9.453cm" svg:x2="13.841cm" svg:y2="9.453cm">
          <text:p/>
        </draw:line>
        <draw:line draw:style-name="gr55" draw:text-style-name="P21" draw:layer="layout" svg:x1="10.841cm" svg:y1="9.255cm" svg:x2="10.841cm" svg:y2="8.045cm">
          <text:p/>
        </draw:line>
        <draw:polygon draw:style-name="gr53" draw:text-style-name="P22" draw:layer="layout" svg:width="2.999cm" svg:height="5.999cm" svg:x="13.841cm" svg:y="3.453cm" svg:viewBox="0 0 3000 6000" draw:points="0,0 1500,0 3000,0 3000,6000 1500,6000 0,6000">
          <text:p/>
        </draw:polygon>
        <draw:line draw:style-name="gr55" draw:text-style-name="P21" draw:layer="layout" svg:x1="10.841cm" svg:y1="3.644cm" svg:x2="10.841cm" svg:y2="4.854cm">
          <text:p/>
        </draw:line>
        <draw:line draw:style-name="gr46" draw:text-style-name="P1" draw:layer="layout" svg:x1="7.841cm" svg:y1="3.453cm" svg:x2="13.841cm" svg:y2="3.453cm">
          <text:p/>
        </draw:line>
        <draw:line draw:style-name="gr55" draw:text-style-name="P21" draw:layer="layout" svg:x1="10.841cm" svg:y1="3.243cm" svg:x2="10.841cm" svg:y2="2.033cm">
          <text:p/>
        </draw:line>
        <draw:line draw:style-name="gr51" draw:text-style-name="P1" draw:layer="layout" svg:x1="13.841cm" svg:y1="9.453cm" svg:x2="16.841cm" svg:y2="9.453cm">
          <text:p/>
        </draw:line>
        <draw:line draw:style-name="gr51" draw:text-style-name="P1" draw:layer="layout" svg:x1="13.841cm" svg:y1="3.476cm" svg:x2="16.841cm" svg:y2="3.476cm">
          <text:p/>
        </draw:line>
        <draw:line draw:style-name="gr56" draw:text-style-name="P21" draw:layer="layout" svg:x1="15.79cm" svg:y1="9.087cm" svg:x2="14.742cm" svg:y2="9.692cm">
          <text:p/>
        </draw:line>
        <draw:line draw:style-name="gr56" draw:text-style-name="P21" draw:layer="layout" svg:x1="15.473cm" svg:y1="3.816cm" svg:x2="14.617cm" svg:y2="2.96cm">
          <text:p/>
        </draw:line>
        <draw:line draw:style-name="gr51" draw:text-style-name="P1" draw:layer="layout" svg:x1="13.841cm" svg:y1="3.453cm" svg:x2="13.841cm" svg:y2="0.453cm">
          <text:p/>
        </draw:line>
        <draw:line draw:style-name="gr46" draw:text-style-name="P1" draw:layer="layout" svg:x1="13.841cm" svg:y1="9.453cm" svg:x2="13.841cm" svg:y2="3.453cm">
          <text:p/>
        </draw:line>
        <draw:line draw:style-name="gr46" draw:text-style-name="P1" draw:layer="layout" svg:x1="7.841cm" svg:y1="9.453cm" svg:x2="7.841cm" svg:y2="3.453cm">
          <text:p/>
        </draw:line>
        <draw:line draw:style-name="gr51" draw:text-style-name="P1" draw:layer="layout" svg:x1="7.841cm" svg:y1="3.453cm" svg:x2="7.841cm" svg:y2="0.453cm">
          <text:p/>
        </draw:line>
        <draw:line draw:style-name="gr55" draw:text-style-name="P21" draw:layer="layout" svg:x1="13.635cm" svg:y1="6.453cm" svg:x2="12.425cm" svg:y2="6.453cm">
          <text:p/>
        </draw:line>
        <draw:line draw:style-name="gr55" draw:text-style-name="P21" draw:layer="layout" svg:x1="8.028cm" svg:y1="6.453cm" svg:x2="9.238cm" svg:y2="6.453cm">
          <text:p/>
        </draw:line>
        <draw:line draw:style-name="gr55" draw:text-style-name="P21" draw:layer="layout" svg:x1="14.059cm" svg:y1="6.453cm" svg:x2="15.269cm" svg:y2="6.453cm">
          <text:p/>
        </draw:line>
        <draw:line draw:style-name="gr56" draw:text-style-name="P21" draw:layer="layout" svg:x1="13.489cm" svg:y1="1.916cm" svg:x2="14.345cm" svg:y2="2.772cm">
          <text:p/>
        </draw:line>
        <draw:line draw:style-name="gr56" draw:text-style-name="P21" draw:layer="layout" svg:x1="15.471cm" svg:y1="3.16cm" svg:x2="16.327cm" svg:y2="4.016cm">
          <text:p/>
        </draw:line>
        <draw:line draw:style-name="gr56" draw:text-style-name="P21" draw:layer="layout" svg:x1="14.145cm" svg:y1="1.851cm" svg:x2="13.289cm" svg:y2="0.995cm">
          <text:p/>
        </draw:line>
        <draw:line draw:style-name="gr56" draw:text-style-name="P21" draw:layer="layout" svg:x1="8.195cm" svg:y1="1.465cm" svg:x2="7.59cm" svg:y2="2.513cm">
          <text:p/>
        </draw:line>
        <draw:custom-shape draw:style-name="gr57" draw:text-style-name="P9" draw:layer="layout" svg:width="6cm" svg:height="12cm" svg:x="23.197cm" svg:y="4.094cm">
          <text:p/>
          <draw:enhanced-geometry svg:viewBox="0 0 21600 21600" draw:mirror-horizontal="false" draw:mirror-vertical="false" draw:type="rectangle" draw:enhanced-path="M 0 0 L 21600 0 21600 21600 0 21600 0 0 Z N"/>
        </draw:custom-shape>
        <draw:line draw:style-name="gr46" draw:text-style-name="P1" draw:layer="layout" svg:x1="23.197cm" svg:y1="10.094cm" svg:x2="29.197cm" svg:y2="10.094cm">
          <text:p/>
        </draw:line>
        <draw:line draw:style-name="gr55" draw:text-style-name="P21" draw:layer="layout" svg:x1="25.197cm" svg:y1="4.285cm" svg:x2="25.197cm" svg:y2="5.495cm">
          <text:p/>
        </draw:line>
        <draw:line draw:style-name="gr46" draw:text-style-name="P1" draw:layer="layout" svg:x1="23.197cm" svg:y1="4.094cm" svg:x2="29.197cm" svg:y2="4.094cm">
          <text:p/>
        </draw:line>
        <draw:line draw:style-name="gr46" draw:text-style-name="P1" draw:layer="layout" svg:x1="23.197cm" svg:y1="7.094cm" svg:x2="29.197cm" svg:y2="7.094cm">
          <text:p/>
        </draw:line>
        <draw:line draw:style-name="gr46" draw:text-style-name="P1" draw:layer="layout" svg:x1="23.197cm" svg:y1="13.094cm" svg:x2="29.197cm" svg:y2="13.094cm">
          <text:p/>
        </draw:line>
        <draw:line draw:style-name="gr46" draw:text-style-name="P1" draw:layer="layout" svg:x1="23.197cm" svg:y1="16.094cm" svg:x2="29.197cm" svg:y2="16.094cm">
          <text:p/>
        </draw:line>
        <draw:line draw:style-name="gr55" draw:text-style-name="P21" draw:layer="layout" svg:x1="27.197cm" svg:y1="6.891cm" svg:x2="27.197cm" svg:y2="5.681cm">
          <text:p/>
        </draw:line>
        <draw:line draw:style-name="gr55" draw:text-style-name="P21" draw:layer="layout" svg:x1="27.197cm" svg:y1="9.894cm" svg:x2="27.197cm" svg:y2="8.684cm">
          <text:p/>
        </draw:line>
        <draw:line draw:style-name="gr55" draw:text-style-name="P21" draw:layer="layout" svg:x1="27.197cm" svg:y1="12.887cm" svg:x2="27.197cm" svg:y2="11.677cm">
          <text:p/>
        </draw:line>
        <draw:line draw:style-name="gr55" draw:text-style-name="P21" draw:layer="layout" svg:x1="27.197cm" svg:y1="15.88cm" svg:x2="27.197cm" svg:y2="14.67cm">
          <text:p/>
        </draw:line>
        <draw:line draw:style-name="gr55" draw:text-style-name="P21" draw:layer="layout" svg:x1="25.197cm" svg:y1="7.281cm" svg:x2="25.197cm" svg:y2="8.491cm">
          <text:p/>
        </draw:line>
        <draw:line draw:style-name="gr55" draw:text-style-name="P21" draw:layer="layout" svg:x1="25.197cm" svg:y1="10.289cm" svg:x2="25.197cm" svg:y2="11.499cm">
          <text:p/>
        </draw:line>
        <draw:line draw:style-name="gr55" draw:text-style-name="P21" draw:layer="layout" svg:x1="25.197cm" svg:y1="13.296cm" svg:x2="25.197cm" svg:y2="14.506cm">
          <text:p/>
        </draw:line>
        <draw:frame draw:style-name="gr58" draw:text-style-name="P24" draw:layer="layout" svg:width="3.58cm" svg:height="0.992cm" svg:x="9.051cm" svg:y="0.645cm">
          <draw:text-box>
            <text:p text:style-name="P23">container</text:p>
          </draw:text-box>
        </draw:frame>
        <draw:frame draw:style-name="gr58" draw:text-style-name="P26" draw:layer="layout" svg:width="1.598cm" svg:height="0.992cm" svg:x="10.042cm" svg:y="5.945cm">
          <draw:text-box>
            <text:p text:style-name="P25"><text:span text:style-name="T4">gas</text:span></text:p>
          </draw:text-box>
        </draw:frame>
        <draw:custom-shape draw:style-name="gr42" draw:text-style-name="P9" draw:layer="layout" svg:width="5cm" svg:height="10cm" svg:x="12.847cm" svg:y="10.752cm">
          <text:p/>
          <draw:enhanced-geometry svg:viewBox="0 0 21600 21600" draw:type="rectangle" draw:enhanced-path="M 0 0 L 21600 0 21600 21600 0 21600 0 0 Z N"/>
        </draw:custom-shape>
        <draw:line draw:style-name="gr41" draw:text-style-name="P1" draw:layer="layout" svg:x1="12.742cm" svg:y1="10.805cm" svg:x2="17.952cm" svg:y2="10.805cm">
          <text:p/>
        </draw:line>
        <draw:line draw:style-name="gr41" draw:text-style-name="P1" draw:layer="layout" svg:x1="12.742cm" svg:y1="20.752cm" svg:x2="17.952cm" svg:y2="20.752cm">
          <text:p/>
        </draw:line>
        <draw:line draw:style-name="gr41" draw:text-style-name="P1" draw:layer="layout" svg:x1="12.847cm" svg:y1="10.73cm" svg:x2="12.847cm" svg:y2="20.73cm">
          <text:p/>
        </draw:line>
        <draw:line draw:style-name="gr41" draw:text-style-name="P1" draw:layer="layout" svg:x1="17.847cm" svg:y1="10.73cm" svg:x2="17.847cm" svg:y2="20.73cm">
          <text:p/>
        </draw:line>
        <draw:custom-shape draw:style-name="gr59" draw:text-style-name="P1" draw:layer="layout" svg:width="1.5cm" svg:height="1.5cm" svg:x="16.636cm" svg:y="10.526cm">
          <text:p/>
          <draw:enhanced-geometry svg:viewBox="0 0 21600 21600" draw:type="rectangle" draw:enhanced-path="M 0 0 L 21600 0 21600 21600 0 21600 0 0 Z N"/>
        </draw:custom-shape>
        <draw:custom-shape draw:style-name="gr60" draw:text-style-name="P1" draw:layer="layout" svg:width="9.609cm" svg:height="9.609cm" svg:x="7.436cm" svg:y="0.237cm">
          <text:p/>
          <draw:enhanced-geometry svg:viewBox="0 0 21600 21600" draw:type="rectangle" draw:enhanced-path="M 0 0 L 21600 0 21600 21600 0 21600 0 0 Z N"/>
        </draw:custom-shape>
        <draw:line draw:style-name="gr61" draw:text-style-name="P1" draw:layer="layout" svg:x1="7.436cm" svg:y1="9.846cm" svg:x2="16.636cm" svg:y2="12.026cm">
          <text:p/>
        </draw:line>
        <draw:line draw:style-name="gr61" draw:text-style-name="P1" draw:layer="layout" svg:x1="18.136cm" svg:y1="10.526cm" svg:x2="17.045cm" svg:y2="0.237cm">
          <text:p/>
        </draw:line>
        <presentation:notes draw:style-name="dp3">
          <office:forms form:automatic-focus="false" form:apply-design-mode="false"/>
          <draw:page-thumbnail draw:style-name="gr7" draw:layer="layout" svg:width="21.219cm" svg:height="10.476cm" svg:x="0.185cm" svg:y="2.123cm" draw:page-number="10" presentation:class="page"/>
          <draw:frame presentation:style-name="pr1" draw:text-style-name="P7"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frame draw:style-name="gr8" draw:text-style-name="P1" draw:layer="layout" svg:width="3.68cm" svg:height="5.67cm" svg:x="5.98cm" svg:y="4.534cm">
          <draw:image xlink:href="Pictures/1000000000000119000001B1093121FA.png" xlink:type="simple" xlink:show="embed" xlink:actuate="onLoad" draw:mime-type="image/png">
            <text:p/>
          </draw:image>
        </draw:frame>
        <draw:custom-shape draw:style-name="gr62" draw:text-style-name="P27" draw:layer="layout" svg:width="0.778cm" svg:height="0.243cm" svg:x="5.274cm" svg:y="10.148cm">
          <text:p/>
          <draw:enhanced-geometry svg:viewBox="0 0 21600 21600" draw:type="rectangle" draw:enhanced-path="M 0 0 L 21600 0 21600 21600 0 21600 0 0 Z N"/>
        </draw:custom-shape>
        <draw:custom-shape draw:style-name="gr62" draw:text-style-name="P27" draw:layer="layout" svg:width="0.778cm" svg:height="0.243cm" svg:x="8.911cm" svg:y="10.16cm">
          <text:p/>
          <draw:enhanced-geometry svg:viewBox="0 0 21600 21600" draw:type="rectangle" draw:enhanced-path="M 0 0 L 21600 0 21600 21600 0 21600 0 0 Z N"/>
        </draw:custom-shape>
        <draw:frame draw:style-name="gr8" draw:text-style-name="P1" draw:layer="layout" svg:width="3.675cm" svg:height="7.915cm" svg:x="25.72cm" svg:y="7.875cm">
          <draw:image xlink:href="Pictures/10000000000001190000025D49D51A5C.png" xlink:type="simple" xlink:show="embed" xlink:actuate="onLoad" draw:mime-type="image/png">
            <text:p/>
          </draw:image>
        </draw:frame>
        <draw:custom-shape draw:style-name="gr63" draw:text-style-name="P28" draw:layer="layout" svg:width="7.078cm" svg:height="3.572cm" svg:x="12.808cm" svg:y="11.271cm">
          <text:p/>
          <draw:enhanced-geometry svg:viewBox="0 0 21600 21600" draw:mirror-vertical="true" draw:glue-points="?f6 10800 10800 21600 ?f5 10800 10800 0" draw:text-areas="?f3 ?f3 ?f4 ?f4" draw:type="trapezoid" draw:modifiers="2190.8179121344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4" draw:text-style-name="P29" draw:layer="layout" svg:width="13.939cm" svg:height="1.032cm" svg:x="5.238cm" svg:y="10.304cm">
          <text:p/>
          <draw:enhanced-geometry svg:viewBox="0 0 21600 21600" draw:type="rectangle" draw:enhanced-path="M 0 0 L 21600 0 21600 21600 0 21600 0 0 Z N"/>
        </draw:custom-shape>
        <draw:frame draw:style-name="gr8" draw:text-style-name="P1" draw:layer="layout" svg:width="3.567cm" svg:height="7.682cm" svg:x="23.35cm" svg:y="1.398cm">
          <draw:image xlink:href="Pictures/10000001000001190000025D79BA7939.png" xlink:type="simple" xlink:show="embed" xlink:actuate="onLoad" draw:mime-type="image/png">
            <text:p/>
          </draw:image>
        </draw:frame>
        <draw:line draw:style-name="gr65" draw:text-style-name="P30" draw:layer="layout" svg:x1="6.051cm" svg:y1="10.309cm" svg:x2="8.947cm" svg:y2="10.309cm">
          <text:p/>
        </draw:line>
        <draw:frame draw:style-name="gr66" draw:text-style-name="P17" draw:layer="layout" svg:width="1.806cm" svg:height="1.733cm" svg:x="24.899cm" svg:y="11.551cm">
          <draw:text-box>
            <text:p>7.44</text:p>
            <text:p>10.2</text:p>
          </draw:text-box>
        </draw:frame>
        <draw:line draw:style-name="gr67" draw:text-style-name="P1" draw:layer="layout" svg:x1="15.039cm" svg:y1="11.12cm" svg:x2="15.039cm" svg:y2="7.916cm">
          <text:p/>
        </draw:line>
        <draw:line draw:style-name="gr68" draw:text-style-name="P1" draw:layer="layout" svg:x1="13.508cm" svg:y1="11.324cm" svg:x2="16.368cm" svg:y2="11.324cm">
          <text:p/>
        </draw:line>
        <draw:line draw:style-name="gr69" draw:text-style-name="P1" draw:layer="layout" svg:x1="16.364cm" svg:y1="11.324cm" svg:x2="19.177cm" svg:y2="11.324cm">
          <text:p/>
        </draw:line>
        <draw:frame draw:style-name="gr70" draw:text-style-name="P17" draw:layer="layout" svg:width="3.351cm" svg:height="2.474cm" svg:x="18.801cm" svg:y="16.908cm">
          <draw:text-box>
            <text:p>60 kg</text:p>
            <text:p>2142 Ns</text:p>
            <text:p>-1554 Ns</text:p>
          </draw:text-box>
        </draw:frame>
        <draw:frame draw:style-name="gr71" draw:text-style-name="P31" draw:layer="layout" svg:width="0.963cm" svg:height="1.17cm" svg:x="24.102cm" svg:y="9.49cm">
          <draw:text-box>
            <text:p><text:span text:style-name="T5">1</text:span></text:p>
          </draw:text-box>
        </draw:frame>
        <draw:custom-shape draw:style-name="gr72" draw:text-style-name="P33" draw:layer="layout" svg:width="1.218cm" svg:height="1.218cm" svg:x="6.956cm" svg:y="10.584cm">
          <text:p text:style-name="P32"><text:span text:style-name="T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35" draw:layer="layout" svg:width="1.218cm" svg:height="1.218cm" svg:x="14.457cm" svg:y="11.606cm">
          <text:p text:style-name="P34"><text:span text:style-name="T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37" draw:layer="layout" svg:width="1.218cm" svg:height="1.218cm" svg:x="17.258cm" svg:y="11.607cm">
          <text:p text:style-name="P36"><text:span text:style-name="T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75" draw:text-style-name="P5" draw:layer="layout" svg:width="4.154cm" svg:height="0.593cm" svg:x="1.072cm" svg:y="11.81cm" svg:viewBox="0 0 4155 594" svg:d="M0 339v-43-41h3365v41 43zM3372 532l36-73 24-81 6-84-8-85-25-78-35-72-45-59 830 296-830 298z">
          <text:p/>
        </draw:path>
        <draw:path draw:style-name="gr76" draw:text-style-name="P5" draw:layer="layout" svg:width="0.593cm" svg:height="4.154cm" svg:x="0.775cm" svg:y="7.952cm" svg:viewBox="0 0 594 4155" svg:d="M339 4155h-43-41v-3365h41 43zM532 783l-73-36-81-24-84-6-85 8-78 25-72 35-59 45 296-830 298 830z">
          <text:p/>
        </draw:path>
        <draw:path draw:style-name="gr77" draw:text-style-name="P6" draw:layer="layout" svg:width="0.557cm" svg:height="0.659cm" svg:x="0.254cm" svg:y="8.976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78" draw:text-style-name="P6" draw:layer="layout" svg:width="0.636cm" svg:height="0.659cm" svg:x="3.718cm" svg:y="12.408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draw:frame draw:style-name="gr79" draw:text-style-name="P39" draw:layer="layout" svg:width="3.122cm" svg:height="0.708cm" svg:x="10.645cm" svg:y="10.467cm">
          <draw:text-box>
            <text:p text:style-name="P38"><text:span text:style-name="T9">diving board</text:span></text:p>
          </draw:text-box>
        </draw:frame>
        <presentation:notes draw:style-name="dp2">
          <draw:page-thumbnail draw:style-name="gr7" draw:layer="layout" svg:width="21.219cm" svg:height="10.476cm" svg:x="0.185cm" svg:y="2.123cm" draw:page-number="11" presentation:class="page"/>
          <draw:frame presentation:style-name="pr1" draw:text-style-name="P7"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80" draw:text-style-name="P4" draw:layer="layout" svg:width="5.53cm" svg:height="4.4cm" svg:x="4.457cm" svg:y="5.734cm">
          <text:p/>
          <draw:enhanced-geometry svg:viewBox="0 0 21600 21600" draw:type="rectangle" draw:enhanced-path="M 0 0 L 21600 0 21600 21600 0 21600 0 0 Z N"/>
        </draw:custom-shape>
        <draw:path draw:style-name="gr81" draw:text-style-name="P20" draw:layer="layout" svg:width="1.85cm" svg:height="0.212cm" svg:x="3.503cm" svg:y="7.828cm" svg:viewBox="0 0 1851 213" svg:d="M0 106c391-2 304-108 619-106 282-1 314 213 626 213 305 0 219-97 606-102">
          <text:p/>
        </draw:path>
        <draw:frame draw:style-name="gr82" draw:text-style-name="P40" draw:layer="layout" svg:width="3.249cm" svg:height="1.489cm" svg:x="0.348cm" svg:y="7.19cm">
          <draw:text-box>
            <text:p text:style-name="P38"><text:span text:style-name="T10">in</text:span></text:p>
            <text:p text:style-name="P38"><text:span text:style-name="T11">Q</text:span><text:span text:style-name="T12"> = 600 J/s</text:span></text:p>
          </draw:text-box>
        </draw:frame>
        <draw:frame draw:style-name="gr82" draw:text-style-name="P40" draw:layer="layout" svg:width="3.249cm" svg:height="1.489cm" svg:x="11.108cm" svg:y="7.19cm">
          <draw:text-box>
            <text:p text:style-name="P38"><text:span text:style-name="T10">out</text:span></text:p>
            <text:p text:style-name="P38"><text:span text:style-name="T11">Q</text:span><text:span text:style-name="T12"> = 600 J/s</text:span></text:p>
          </draw:text-box>
        </draw:frame>
        <draw:frame draw:style-name="gr83" draw:text-style-name="P41" draw:layer="layout" svg:width="3.085cm" svg:height="0.87cm" svg:x="1.505cm" svg:y="9.497cm">
          <draw:text-box>
            <text:p text:style-name="P38"><text:span text:style-name="T13">T</text:span><text:span text:style-name="T14">in</text:span><text:span text:style-name="T15"> = 200 K</text:span></text:p>
          </draw:text-box>
        </draw:frame>
        <draw:frame draw:style-name="gr84" draw:text-style-name="P41" draw:layer="layout" svg:width="3.279cm" svg:height="0.87cm" svg:x="9.86cm" svg:y="9.497cm">
          <draw:text-box>
            <text:p text:style-name="P38"><text:span text:style-name="T13">T</text:span><text:span text:style-name="T14">out</text:span><text:span text:style-name="T15"> = 300 K</text:span></text:p>
          </draw:text-box>
        </draw:frame>
        <draw:path draw:style-name="gr81" draw:text-style-name="P20" draw:layer="layout" svg:width="1.85cm" svg:height="0.212cm" svg:x="9.045cm" svg:y="7.828cm" svg:viewBox="0 0 1851 213" svg:d="M0 106c391-2 304-108 619-106 282-1 314 213 626 213 305 0 219-97 606-102">
          <text:p/>
        </draw:path>
        <draw:frame draw:style-name="gr85" draw:text-style-name="P26" draw:layer="layout" svg:width="1.569cm" svg:height="1.197cm" svg:x="6.455cm" svg:y="4.282cm">
          <draw:text-box>
            <text:p text:style-name="P38"><text:span text:style-name="T4">(A)</text:span></text:p>
          </draw:text-box>
        </draw:frame>
        <draw:line draw:style-name="gr86" draw:text-style-name="P1" draw:layer="layout" svg:x1="4.457cm" svg:y1="5.734cm" svg:x2="4.457cm" svg:y2="10.134cm">
          <text:p/>
        </draw:line>
        <draw:line draw:style-name="gr86" draw:text-style-name="P1" draw:layer="layout" svg:x1="9.957cm" svg:y1="5.734cm" svg:x2="9.957cm" svg:y2="10.134cm">
          <text:p/>
        </draw:line>
        <draw:custom-shape draw:style-name="gr80" draw:text-style-name="P4" draw:layer="layout" svg:width="5.53cm" svg:height="4.4cm" svg:x="7.458cm" svg:y="13.735cm">
          <text:p/>
          <draw:enhanced-geometry svg:viewBox="0 0 21600 21600" draw:type="rectangle" draw:enhanced-path="M 0 0 L 21600 0 21600 21600 0 21600 0 0 Z N"/>
        </draw:custom-shape>
        <draw:path draw:style-name="gr81" draw:text-style-name="P20" draw:layer="layout" svg:width="1.85cm" svg:height="0.212cm" svg:x="6.504cm" svg:y="15.829cm" svg:viewBox="0 0 1851 213" svg:d="M0 106c391-2 304-108 619-106 282-1 314 213 626 213 305 0 219-97 606-102">
          <text:p/>
        </draw:path>
        <draw:frame draw:style-name="gr82" draw:text-style-name="P40" draw:layer="layout" svg:width="3.249cm" svg:height="1.489cm" svg:x="3.349cm" svg:y="15.191cm">
          <draw:text-box>
            <text:p text:style-name="P38"><text:span text:style-name="T10">in</text:span></text:p>
            <text:p text:style-name="P38"><text:span text:style-name="T11">Q</text:span><text:span text:style-name="T12"> = 600 J/s</text:span></text:p>
          </draw:text-box>
        </draw:frame>
        <draw:frame draw:style-name="gr82" draw:text-style-name="P40" draw:layer="layout" svg:width="3.249cm" svg:height="1.489cm" svg:x="14.109cm" svg:y="15.191cm">
          <draw:text-box>
            <text:p text:style-name="P38"><text:span text:style-name="T10">out</text:span></text:p>
            <text:p text:style-name="P38"><text:span text:style-name="T11">Q</text:span><text:span text:style-name="T12"> = 600 J/s</text:span></text:p>
          </draw:text-box>
        </draw:frame>
        <draw:path draw:style-name="gr81" draw:text-style-name="P20" draw:layer="layout" svg:width="1.85cm" svg:height="0.212cm" svg:x="12.046cm" svg:y="15.829cm" svg:viewBox="0 0 1851 213" svg:d="M0 106c391-2 304-108 619-106 282-1 314 213 626 213 305 0 219-97 606-102">
          <text:p/>
        </draw:path>
        <draw:frame draw:style-name="gr87" draw:text-style-name="P26" draw:layer="layout" svg:width="1.476cm" svg:height="1.197cm" svg:x="9.502cm" svg:y="12.283cm">
          <draw:text-box>
            <text:p text:style-name="P38"><text:span text:style-name="T4">(B)</text:span></text:p>
          </draw:text-box>
        </draw:frame>
        <draw:line draw:style-name="gr86" draw:text-style-name="P1" draw:layer="layout" svg:x1="7.458cm" svg:y1="13.735cm" svg:x2="7.458cm" svg:y2="18.135cm">
          <text:p/>
        </draw:line>
        <draw:line draw:style-name="gr86" draw:text-style-name="P1" draw:layer="layout" svg:x1="12.958cm" svg:y1="13.735cm" svg:x2="12.958cm" svg:y2="18.135cm">
          <text:p/>
        </draw:line>
        <draw:frame draw:style-name="gr83" draw:text-style-name="P41" draw:layer="layout" svg:width="3.085cm" svg:height="0.87cm" svg:x="4.505cm" svg:y="17.497cm">
          <draw:text-box>
            <text:p text:style-name="P38"><text:span text:style-name="T13">T</text:span><text:span text:style-name="T14">in</text:span><text:span text:style-name="T15"> = 300 K</text:span></text:p>
          </draw:text-box>
        </draw:frame>
        <draw:frame draw:style-name="gr84" draw:text-style-name="P41" draw:layer="layout" svg:width="3.279cm" svg:height="0.87cm" svg:x="12.86cm" svg:y="17.497cm">
          <draw:text-box>
            <text:p text:style-name="P38"><text:span text:style-name="T13">T</text:span><text:span text:style-name="T14">out</text:span><text:span text:style-name="T15"> = 200 K</text:span></text:p>
          </draw:text-box>
        </draw:frame>
        <presentation:notes draw:style-name="dp2">
          <draw:page-thumbnail draw:style-name="gr7" draw:layer="layout" svg:width="21.219cm" svg:height="10.476cm" svg:x="0.185cm" svg:y="2.123cm" draw:page-number="12" presentation:class="page"/>
          <draw:frame presentation:style-name="pr1" draw:text-style-name="P7"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custom-shape draw:style-name="gr88" draw:text-style-name="P9" draw:layer="layout" svg:width="4cm" svg:height="7.864cm" svg:x="13.005cm" svg:y="6.041cm">
          <text:p/>
          <draw:enhanced-geometry svg:viewBox="0 0 21600 21600" draw:type="rectangle" draw:enhanced-path="M 0 0 L 21600 0 21600 21600 0 21600 0 0 Z N"/>
        </draw:custom-shape>
        <draw:frame draw:style-name="gr8" draw:text-style-name="P1" draw:layer="layout" svg:width="1.432cm" svg:height="7.833cm" svg:x="14.289cm" svg:y="6.041cm">
          <draw:image xlink:href="Pictures/10000001000000160000007EDC6C60E4.png" xlink:type="simple" xlink:show="embed" xlink:actuate="onLoad" draw:mime-type="image/png">
            <text:p/>
          </draw:image>
        </draw:frame>
        <draw:custom-shape draw:style-name="gr89" draw:text-style-name="P10" draw:layer="layout" svg:width="4cm" svg:height="1.493cm" svg:x="13.005cm" svg:y="4.563cm">
          <text:p/>
          <draw:enhanced-geometry svg:viewBox="0 0 21600 21600" draw:type="rectangle" draw:enhanced-path="M 0 0 L 21600 0 21600 21600 0 21600 0 0 Z N"/>
        </draw:custom-shape>
        <draw:g draw:style-name="gr5">
          <svg:title>TexMaths</svg:title>
          <svg:desc>28§latex§$$A$$§svg§600§TRUE§</svg:desc>
          <draw:path draw:style-name="gr26" draw:text-style-name="P11" draw:layer="layout" svg:width="0.524cm" svg:height="0.533cm" svg:x="16.231cm" svg:y="3.893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frame draw:style-name="gr90" draw:text-style-name="P42" draw:layer="layout" svg:width="0.938cm" svg:height="1.237cm" svg:x="18.283cm" svg:y="9.285cm">
          <draw:text-box>
            <text:p><text:span text:style-name="T16">z</text:span></text:p>
          </draw:text-box>
        </draw:frame>
        <draw:measure draw:style-name="gr91" draw:text-style-name="P14" draw:layer="layout" svg:x1="17.654cm" svg:y1="6.077cm" svg:x2="17.654cm" svg:y2="13.927cm">
          <text:p/>
        </draw:measure>
        <draw:g draw:style-name="gr5">
          <svg:title>TexMaths</svg:title>
          <svg:desc>28§latex§$$\yM$$§svg§600§TRUE§</svg:desc>
          <draw:path draw:style-name="gr31" draw:text-style-name="P15" draw:layer="layout" svg:width="0.699cm" svg:height="0.478cm" svg:x="20.734cm" svg:y="5.018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line draw:style-name="gr92" draw:text-style-name="P12" draw:layer="layout" svg:x1="6.473cm" svg:y1="5.927cm" svg:x2="6.473cm" svg:y2="3.601cm">
          <text:p/>
        </draw:line>
        <draw:g draw:style-name="gr5">
          <svg:title>TexMaths</svg:title>
          <svg:desc>28§latex§$$F_{\text{piston}}$$§svg§600§TRUE§</svg:desc>
          <draw:path draw:style-name="gr93" draw:text-style-name="P43" draw:layer="layout" svg:width="0.356cm" svg:height="0.45cm" svg:x="4.476cm" svg:y="4.269cm" svg:viewBox="0 0 357 451" svg:d="M342 100c2-41 7-74 15-98-15-2-34-2-45-2-50 0-102 2-152 2-34 0-67 0-99-2 0 6-1 12-2 19 12 0 24 0 36 0 17 1 24 7 24 18 0 9-4 30-7 48-17 94-33 188-49 282-9 60-11 62-37 63-8 1-16 2-24 2-1 7-1 13-2 19 28-2 56-2 82-2 30 0 61 0 91 2 0-6 1-12 2-19-15 0-29-1-43-2-17-1-22-5-22-18 0-4 0-11 0-15 8-48 16-96 24-145 25 0 51 0 76 0 82 0 65 4 86 4 4-10 8-20 13-30-2-1-3-2-4-3-47 1-94 2-141 3-8 0-17 0-25 0 10-58 20-117 30-176 2-9 2-13 6-20 13 0-2 0 80-2 41 0 67 5 67 15 1 19 3 38 5 57 5 0 10 0 15 0z">
            <text:p/>
          </draw:path>
          <draw:path draw:style-name="gr93" draw:text-style-name="P43" draw:layer="layout" svg:width="0.259cm" svg:height="0.355cm" svg:x="4.842cm" svg:y="4.592cm" svg:viewBox="0 0 260 356" svg:d="M260 95c0-54-43-95-98-95-19 0-36 6-43 13-13 12-26 23-39 35 0-15 0-31 0-46-1-1-3-1-4-2-24 11-50 17-74 20 0 5 0 9 0 13 5 0 11 0 17 0 18 0 20 4 20 34 0 80 0 159 0 239 0 30 0 34-17 35-7 0-15 0-22 0 0 5 0 10 0 15 20-2 39-2 59-2 21 0 41 0 60 2 0-5 0-10 0-15-7 0-15 0-22 0-15-1-17-5-17-35s0-59 0-89c15 8 30 11 50 11 15 0 28-2 35-7 18-12 36-24 54-35 19-12 41-62 41-91zM219 111c0 54-31 93-74 93-26 0-46-7-65-28 0-33 0-65 0-98 0-7 2-13 9-20 13-17 34-26 56-26 45 0 74 31 74 79z">
            <text:p/>
          </draw:path>
          <draw:path draw:style-name="gr93" draw:text-style-name="P43" draw:layer="layout" svg:width="0.118cm" svg:height="0.327cm" svg:x="5.136cm" svg:y="4.488cm" svg:viewBox="0 0 119 328" svg:d="M119 328c0-5 0-9 0-14-7-1-15-2-22-2-17 0-19-4-19-34 0-57 0-115 0-172-1-1-2-1-4-2-24 11-48 17-74 20 0 5 0 9 0 13 6 0 12 0 19 0 18 0 20 4 20 34 0 36 0 71 0 107 0 30-2 34-19 34-6 0-13 1-20 2 0 5 0 9 0 14 19-1 40-1 59-1 20 0 40 0 60 1zM82 24c0-13-10-24-23-24-14 0-24 10-24 24s11 24 24 24c14 0 23-9 23-24z">
            <text:p/>
          </draw:path>
          <draw:path draw:style-name="gr93" draw:text-style-name="P43" draw:layer="layout" svg:width="0.172cm" svg:height="0.231cm" svg:x="5.277cm" svg:y="4.592cm" svg:viewBox="0 0 173 232" svg:d="M173 152c0-15-4-26-13-35-13-11-28-17-71-24-39-9-52-19-52-39 0-24 17-37 47-37 31 0 55 16 55 39 0 3 0 6 0 9 5 0 9 0 13 0 0-26 2-39 2-52-24-9-41-13-61-13-56 0-89 26-89 69 0 24 11 39 33 50 13 5 37 13 71 20 20 4 30 15 30 32 0 26-25 44-58 44-35 0-60-16-60-41 0-6 0-12 0-18-5 0-9 0-14 0 0 31-2 46-6 65 26 7 45 11 67 11 61 0 106-33 106-80z">
            <text:p/>
          </draw:path>
          <draw:path draw:style-name="gr93" draw:text-style-name="P43" draw:layer="layout" svg:width="0.14cm" svg:height="0.3cm" svg:x="5.468cm" svg:y="4.52cm" svg:viewBox="0 0 141 301" svg:d="M141 89c-21 1-43 1-65 2 0-6 0-12 0-19 0-18 2-37 6-66-2-2-4-4-6-6-11 7-26 13-41 19 2 14 2 24 2 37 0 11 0 22 0 33-12 6-25 11-37 17 0 3 0 6 0 9 12-1 25-1 37-2 0 46 0 92 0 138 0 35 15 50 52 50 11 0 23-2 24-6 8-8 16-16 25-24-3-3-5-6-8-9-11 7-18 9-28 9-18 0-26-9-26-33 0-42 0-83 0-125 21 0 41 0 62 0 1-8 2-16 3-24z">
            <text:p/>
          </draw:path>
          <draw:path draw:style-name="gr93" draw:text-style-name="P43" draw:layer="layout" svg:width="0.228cm" svg:height="0.231cm" svg:x="5.624cm" svg:y="4.592cm" svg:viewBox="0 0 229 232" svg:d="M229 111c0-65-47-111-112-111-69 0-117 50-117 121 0 66 43 111 104 111 73 0 125-50 125-121zM184 128c0 54-24 89-61 89-49 0-78-46-78-113 0-58 22-87 63-87 44 0 76 46 76 111z">
            <text:p/>
          </draw:path>
          <draw:path draw:style-name="gr93" draw:text-style-name="P43" draw:layer="layout" svg:width="0.268cm" svg:height="0.224cm" svg:x="5.872cm" svg:y="4.592cm" svg:viewBox="0 0 269 225" svg:d="M269 225c0-5 0-10 0-15-6-1-13-2-20-2-15 0-17-4-17-34s0-60 0-90c0-56-26-84-80-84-16 0-27 4-37 13-12 10-23 20-35 30 0-14 0-28 0-41-2-1-4-1-6-2-24 11-48 17-74 20 0 5 0 9 0 13 6 0 12 0 19 0 18 0 20 4 20 34 0 36 0 72 0 107 0 30-2 34-19 34-6 0-13 1-20 2 0 5 0 10 0 15 19-2 40-2 59-2 20 0 40 0 60 2 0-5 0-10 0-15-7-1-15-2-22-2-17 0-17-4-17-34 0-33 0-66 0-100 0-22 30-44 59-44 32 0 52 24 52 59 0 45 0 90 0 136 13-2 26-2 39-2s26 0 39 2z">
            <text:p/>
          </draw:path>
        </draw:g>
        <draw:g draw:style-name="gr5">
          <svg:title>TexMaths</svg:title>
          <svg:desc>28§latex§$$F_{\text{gas}}$$§svg§600§TRUE§</svg:desc>
          <draw:path draw:style-name="gr94" draw:text-style-name="P44" draw:layer="layout" svg:width="0.356cm" svg:height="0.45cm" svg:x="5.097cm" svg:y="7.164cm" svg:viewBox="0 0 357 451" svg:d="M342 100c2-41 7-72 15-98-15 0-34-2-45-2-50 0-102 2-152 2-34 0-65 0-99-2 0 6-1 12-2 19 13 0 25 1 38 1 14 0 22 6 22 17 0 9-4 30-6 50-16 94-33 187-50 281-9 59-9 61-37 63-7 0-15 1-22 2-2 6-3 12-4 18 28-2 56-2 84-2 29 0 59 0 89 2 0-6 1-12 2-18-15-1-29-2-43-2-17 0-22-6-22-19 0-4 0-11 1-13 8-48 15-96 23-145 25 0 51 0 76 0 82 0 65 2 85 2 5-10 9-20 13-30-1-1-2-2-3-3-47 1-94 2-142 3-8 0-16 0-24 0 10-58 20-117 30-176 2-9 2-13 6-20 13 0-2 2 80-2 40 0 66 5 66 15 2 19 4 38 6 57 5 0 10 0 15 0z">
            <text:p/>
          </draw:path>
          <draw:path draw:style-name="gr94" draw:text-style-name="P44" draw:layer="layout" svg:width="0.242cm" svg:height="0.357cm" svg:x="5.474cm" svg:y="7.487cm" svg:viewBox="0 0 243 358" svg:d="M243 24c0-2-1-4-1-5-23 0-45 1-67 1-17-14-36-20-58-20-20 0-45 7-65 19-26 14-41 39-41 66 0 36 22 60 58 64-13 9-25 19-37 29-6 8-8 13-8 21 0 13 9 20 32 27-14 8-28 15-41 23-8 3-15 20-15 35 0 45 43 74 104 74 71 0 128-44 128-104 0-33-22-57-56-57-25 0-50 0-76 0s-37-6-37-19c0-5 4-11 17-22 2-2 4-2 5-4 6 0 8 0 12 0 20 0 46-9 65-22 22-17 31-35 31-59 0-12 0-17-4-26 15 0 29 0 43 0 4-7 8-14 11-21zM154 84c0 31-20 52-50 52-32 0-52-26-52-62s17-57 48-57c32 0 54 26 54 67zM195 271c0 43-39 72-89 72-41 0-69-24-69-59 0-22 11-41 32-48 7-4 20-6 54-6 53 0 72 11 72 41z">
            <text:p/>
          </draw:path>
          <draw:path draw:style-name="gr94" draw:text-style-name="P44" draw:layer="layout" svg:width="0.207cm" svg:height="0.227cm" svg:x="5.732cm" svg:y="7.487cm" svg:viewBox="0 0 208 228" svg:d="M208 225c0-5 0-10 0-15-6 0-12 0-19 0-11 0-13-4-13-28 0-29 0-58 0-87 0-69-20-95-74-95-20 0-41 6-57 17-9 5-18 10-26 15 0 10 0 21 0 31 4 1 8 3 13 4 1-5 3-10 5-15 9-22 15-26 37-26 45 0 63 17 65 61-16 3-32 5-48 8-65 13-91 35-91 76 0 37 22 57 59 57 10 0 17 0 21-3 20-14 40-28 59-41-1 13-2 27-3 41 13 0 26-2 37-2 13 0 24 2 35 2zM139 165c-15 19-44 37-63 37-18 0-35-18-35-39 0-16 9-33 24-42 11-8 37-13 74-19 0 21 0 42 0 63z">
            <text:p/>
          </draw:path>
          <draw:path draw:style-name="gr94" draw:text-style-name="P44" draw:layer="layout" svg:width="0.172cm" svg:height="0.233cm" svg:x="5.968cm" svg:y="7.487cm" svg:viewBox="0 0 173 234" svg:d="M173 154c0-15-4-26-13-35-13-13-28-19-71-26-39-8-52-17-52-39 0-24 17-37 47-37 31 0 55 16 55 39 0 3 0 7 0 11 5 0 9 0 13 0 0-28 2-39 2-54-24-9-41-13-61-13-56 0-89 26-89 71 0 22 11 37 33 48 11 5 37 13 69 20 22 4 31 15 31 34 0 24-24 42-57 42-35 0-60-16-60-41 0-6 0-12 0-18-5 0-9 0-14 0 0 31-2 46-6 65 26 9 45 13 65 13 63 0 108-34 108-80z">
            <text:p/>
          </draw:path>
        </draw:g>
        <draw:line draw:style-name="gr95" draw:text-style-name="P12" draw:layer="layout" svg:x1="6.473cm" svg:y1="6.128cm" svg:x2="6.473cm" svg:y2="8.454cm">
          <text:p/>
        </draw:line>
        <draw:line draw:style-name="gr25" draw:text-style-name="P1" draw:layer="layout" svg:x1="12.856cm" svg:y1="13.905cm" svg:x2="17.155cm" svg:y2="13.905cm">
          <text:p/>
        </draw:line>
        <draw:line draw:style-name="gr25" draw:text-style-name="P1" draw:layer="layout" svg:x1="17.106cm" svg:y1="4.043cm" svg:x2="17.106cm" svg:y2="14.008cm">
          <text:p/>
        </draw:line>
        <draw:line draw:style-name="gr25" draw:text-style-name="P1" draw:layer="layout" svg:x1="12.906cm" svg:y1="4.043cm" svg:x2="12.906cm" svg:y2="14.008cm">
          <text:p/>
        </draw:line>
        <draw:frame draw:style-name="gr96" draw:text-style-name="P45" draw:layer="layout" svg:width="2.06cm" svg:height="0.814cm" svg:x="13.975cm" svg:y="4.938cm">
          <draw:text-box>
            <text:p text:style-name="P38"><text:span text:style-name="T17">piston</text:span></text:p>
          </draw:text-box>
        </draw:frame>
        <draw:path draw:style-name="gr97" draw:text-style-name="P20" draw:layer="layout" svg:width="1.85cm" svg:height="0.212cm" draw:transform="rotate (1.5707963267949) translate (13.542448086225cm 14.8352543117696cm)" svg:viewBox="0 0 1851 213" svg:d="M0 106c391-2 304-108 619-106 282-1 314 213 626 213 305 0 219-97 606-102">
          <text:p/>
        </draw:path>
        <draw:g draw:style-name="gr5">
          <svg:title>TexMaths</svg:title>
          <svg:desc>28§latex§$$\yQ$$§svg§600§TRUE§</svg:desc>
          <draw:path draw:style-name="gr98" draw:text-style-name="P46" draw:layer="layout" svg:width="0.578cm" svg:height="0.754cm" svg:x="13.347cm" svg:y="11.9cm" svg:viewBox="0 0 579 755" svg:d="M545 638c-7 0-14 0-21 0-5 46-22 67-55 67-14 0-31-5-52-14-65-26-130-53-196-79-21-9-35-12-54-12-62 0-107 43-105 105 0 5 0 10 0 14 7 4 14 8 21 12 0-64 19-95 65-95 23 0 45 7 78 26 41 21 81 41 122 62 50 26 64 31 97 31 62 0 93-36 100-117zM579 233c0-147-86-233-236-233-198 0-343 152-343 362 0 157 79 241 226 241 69 0 129-17 184-50 104-65 169-189 169-320zM505 248c0 104-34 197-88 257-41 40-96 62-160 62-121 0-183-72-183-210 0-107 33-205 90-264 41-38 91-57 153-57 40 0 81 9 107 26 55 31 81 93 81 186z">
            <text:p/>
          </draw:path>
        </draw:g>
        <presentation:notes draw:style-name="dp2">
          <draw:page-thumbnail draw:style-name="gr7" draw:layer="layout" svg:width="21.219cm" svg:height="10.476cm" svg:x="0.185cm" svg:y="2.123cm" draw:page-number="13" presentation:class="page"/>
          <draw:frame presentation:style-name="pr1" draw:text-style-name="P7"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frame draw:style-name="gr8" draw:text-style-name="P1" draw:layer="layout" svg:width="2.755cm" svg:height="2.755cm" svg:x="1.051cm" svg:y="4.183cm">
          <draw:image xlink:href="Pictures/1000056A000052C9000052C93CFA6ADB.svg" xlink:type="simple" xlink:show="embed" xlink:actuate="onLoad" draw:mime-type="image/svg+xml">
            <text:p/>
          </draw:image>
          <draw:image xlink:href="Pictures/10000001000002C3000002C369E1C627.png" xlink:type="simple" xlink:show="embed" xlink:actuate="onLoad" draw:mime-type="image/png"/>
        </draw:frame>
        <draw:frame draw:style-name="gr8" draw:text-style-name="P1" draw:layer="layout" svg:width="2.455cm" svg:height="2.455cm" svg:x="0.793cm" svg:y="0.44cm">
          <draw:image xlink:href="Pictures/100011C2000052C9000052C9F11924EF.svg" xlink:type="simple" xlink:show="embed" xlink:actuate="onLoad" draw:mime-type="image/svg+xml">
            <text:p/>
          </draw:image>
          <draw:image xlink:href="Pictures/10000001000002C3000002C34E2BD1D0.png" xlink:type="simple" xlink:show="embed" xlink:actuate="onLoad" draw:mime-type="image/png"/>
        </draw:frame>
        <draw:frame draw:style-name="gr99" draw:text-style-name="P1" draw:layer="layout" svg:width="6.665cm" svg:height="4.39cm" svg:x="4.355cm" svg:y="0.419cm">
          <draw:image xlink:href="Pictures/10000000000000FC000000A6DB53ECB8.png" xlink:type="simple" xlink:show="embed" xlink:actuate="onLoad" draw:mime-type="image/png">
            <text:p/>
          </draw:image>
        </draw:frame>
        <draw:frame draw:style-name="gr99" draw:text-style-name="P1" draw:layer="layout" svg:width="8.305cm" svg:height="4.575cm" draw:transform="rotate (-0.374373124552784) translate (16.184cm 6.914cm)">
          <draw:image xlink:href="Pictures/100000000000013A000000ADF212F0B7.png" xlink:type="simple" xlink:show="embed" xlink:actuate="onLoad" draw:mime-type="image/png">
            <text:p/>
          </draw:image>
        </draw:frame>
        <draw:frame draw:style-name="gr99" draw:text-style-name="P1" draw:layer="layout" svg:width="7.247cm" svg:height="4.337cm" draw:transform="rotate (0.175056523975031) translate (6.694cm 14.586cm)">
          <draw:image xlink:href="Pictures/1000000000000112000000A409B69052.png" xlink:type="simple" xlink:show="embed" xlink:actuate="onLoad" draw:mime-type="image/png">
            <text:p/>
          </draw:image>
        </draw:frame>
        <draw:custom-shape draw:style-name="gr100" draw:text-style-name="P8" draw:layer="layout" svg:width="19.23cm" svg:height="0.559cm" svg:x="5.894cm" svg:y="18.118cm">
          <text:p/>
          <draw:enhanced-geometry svg:viewBox="0 0 21600 21600" draw:type="rectangle" draw:enhanced-path="M 0 0 L 21600 0 21600 21600 0 21600 0 0 Z N"/>
        </draw:custom-shape>
        <draw:frame draw:style-name="gr101" draw:text-style-name="P17" draw:layer="layout" svg:width="1.429cm" svg:height="1.733cm" svg:x="8.19cm" svg:y="13.461cm">
          <draw:text-box>
            <text:p><text:span text:style-name="T18">t</text:span><text:span text:style-name="T19">0</text:span></text:p>
          </draw:text-box>
        </draw:frame>
        <draw:frame draw:style-name="gr101" draw:text-style-name="P17" draw:layer="layout" svg:width="1.429cm" svg:height="1.733cm" svg:x="18.627cm" svg:y="7.27cm">
          <draw:text-box>
            <text:p><text:span text:style-name="T18">t</text:span><text:span text:style-name="T19">1</text:span></text:p>
          </draw:text-box>
        </draw:frame>
        <draw:line draw:style-name="gr92" draw:text-style-name="P12" draw:layer="layout" svg:x1="21.358cm" svg:y1="5.426cm" svg:x2="21.358cm" svg:y2="3.1cm">
          <text:p/>
        </draw:line>
        <draw:line draw:style-name="gr102" draw:text-style-name="P1" draw:layer="layout" svg:x1="20.063cm" svg:y1="10.017cm" svg:x2="24.458cm" svg:y2="10.017cm">
          <text:p/>
        </draw:line>
        <draw:frame draw:style-name="gr103" draw:text-style-name="P47" draw:layer="layout" svg:width="1.328cm" svg:height="1.733cm" svg:x="22.628cm" svg:y="8.271cm">
          <draw:text-box>
            <text:p><text:span text:style-name="T20">v</text:span></text:p>
          </draw:text-box>
        </draw:frame>
        <draw:path draw:style-name="gr75" draw:text-style-name="P5" draw:layer="layout" svg:width="4.154cm" svg:height="0.593cm" svg:x="1.072cm" svg:y="11.811cm" svg:viewBox="0 0 4155 594" svg:d="M0 339v-43-41h3365v41 43zM3372 532l36-73 24-81 6-84-8-85-25-78-35-72-45-59 830 296-830 298z">
          <text:p/>
        </draw:path>
        <draw:path draw:style-name="gr76" draw:text-style-name="P5" draw:layer="layout" svg:width="0.593cm" svg:height="4.154cm" svg:x="0.775cm" svg:y="7.953cm" svg:viewBox="0 0 594 4155" svg:d="M339 4155h-43-41v-3365h41 43zM532 783l-73-36-81-24-84-6-85 8-78 25-72 35-59 45 296-830 298 830z">
          <text:p/>
        </draw:path>
        <draw:path draw:style-name="gr77" draw:text-style-name="P6" draw:layer="layout" svg:width="0.557cm" svg:height="0.659cm" svg:x="0.254cm" svg:y="8.977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78" draw:text-style-name="P6" draw:layer="layout" svg:width="0.636cm" svg:height="0.659cm" svg:x="3.718cm" svg:y="12.409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presentation:notes draw:style-name="dp2">
          <draw:page-thumbnail draw:style-name="gr7" draw:layer="layout" svg:width="21.219cm" svg:height="10.476cm" svg:x="0.185cm" svg:y="2.123cm" draw:page-number="14" presentation:class="page"/>
          <draw:frame presentation:style-name="pr1" draw:text-style-name="P7"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frame draw:style-name="gr8" draw:text-style-name="P1" draw:layer="layout" svg:width="10.58cm" svg:height="7.046cm" svg:x="12.386cm" svg:y="10.338cm">
          <draw:image xlink:href="Pictures/10000000000001800000010061BCFFAB.jpg" xlink:type="simple" xlink:show="embed" xlink:actuate="onLoad" draw:mime-type="image/jpeg">
            <text:p/>
          </draw:image>
        </draw:frame>
        <draw:frame draw:style-name="gr8" draw:text-style-name="P1" draw:layer="layout" svg:width="9.814cm" svg:height="13.084cm" svg:x="2.415cm" svg:y="4.3cm">
          <draw:image xlink:href="Pictures/10000000000001320000019840D4560A.jpg" xlink:type="simple" xlink:show="embed" xlink:actuate="onLoad" draw:mime-type="image/jpeg">
            <text:p/>
          </draw:image>
        </draw:frame>
        <draw:frame draw:style-name="gr8" draw:text-style-name="P1" draw:layer="layout" svg:width="10.58cm" svg:height="5.861cm" svg:x="12.386cm" svg:y="4.3cm">
          <draw:image xlink:href="Pictures/10000000000001CE00000100D37179DA.jpg" xlink:type="simple" xlink:show="embed" xlink:actuate="onLoad" draw:mime-type="image/jpeg">
            <text:p/>
          </draw:image>
        </draw:frame>
        <presentation:notes draw:style-name="dp2">
          <draw:page-thumbnail draw:style-name="gr7" draw:layer="layout" svg:width="21.219cm" svg:height="10.476cm" svg:x="0.185cm" svg:y="2.123cm" draw:page-number="15" presentation:class="page"/>
          <draw:frame presentation:style-name="pr1" draw:text-style-name="P7"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frame draw:style-name="gr8" draw:text-style-name="P1" draw:layer="layout" svg:width="11.417cm" svg:height="9.014cm" svg:x="10.251cm" svg:y="8.672cm">
          <draw:image xlink:href="Pictures/10000000000004FE000003F13F676434.png" xlink:type="simple" xlink:show="embed" xlink:actuate="onLoad" draw:mime-type="image/png">
            <text:p/>
          </draw:image>
        </draw:frame>
        <draw:frame draw:style-name="gr8" draw:text-style-name="P1" draw:layer="layout" svg:width="11.399cm" svg:height="9.014cm" svg:x="7.36cm" svg:y="0.672cm">
          <draw:image xlink:href="Pictures/10000000000004FC000003F1676B9B27.png" xlink:type="simple" xlink:show="embed" xlink:actuate="onLoad" draw:mime-type="image/png">
            <text:p/>
          </draw:image>
        </draw:frame>
        <presentation:notes draw:style-name="dp2">
          <draw:page-thumbnail draw:style-name="gr7" draw:layer="layout" svg:width="21.219cm" svg:height="10.476cm" svg:x="0.185cm" svg:y="2.123cm" draw:page-number="16" presentation:class="page"/>
          <draw:frame presentation:style-name="pr1" draw:text-style-name="P7"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104" draw:text-style-name="P48" draw:layer="layout" svg:width="3.026cm" svg:height="1.052cm" svg:x="23.533cm" svg:y="3.098cm">
          <text:p/>
          <draw:enhanced-geometry svg:viewBox="0 0 21600 21600" draw:type="rectangle" draw:enhanced-path="M 0 0 L 21600 0 21600 21600 0 21600 0 0 Z N"/>
        </draw:custom-shape>
        <draw:custom-shape draw:style-name="gr104" draw:text-style-name="P48" draw:layer="layout" svg:width="3.026cm" svg:height="1.052cm" svg:x="17.833cm" svg:y="15.398cm">
          <text:p/>
          <draw:enhanced-geometry svg:viewBox="0 0 21600 21600" draw:type="rectangle" draw:enhanced-path="M 0 0 L 21600 0 21600 21600 0 21600 0 0 Z N"/>
        </draw:custom-shape>
        <draw:frame draw:style-name="gr105" draw:text-style-name="P49" draw:layer="layout" svg:width="1.692cm" svg:height="2.156cm" svg:x="0.644cm" svg:y="13.691cm">
          <draw:text-box>
            <text:p><text:span text:style-name="T21">t</text:span><text:span text:style-name="T22">1</text:span></text:p>
          </draw:text-box>
        </draw:frame>
        <draw:frame draw:style-name="gr105" draw:text-style-name="P49" draw:layer="layout" svg:width="1.692cm" svg:height="2.156cm" svg:x="1.659cm" svg:y="1.322cm">
          <draw:text-box>
            <text:p><text:span text:style-name="T21">t</text:span><text:span text:style-name="T22">2</text:span></text:p>
          </draw:text-box>
        </draw:frame>
        <draw:frame draw:style-name="gr106" draw:text-style-name="P50" draw:layer="layout" svg:width="7.232cm" svg:height="1.026cm" svg:x="14.602cm" svg:y="15.398cm">
          <draw:text-box>
            <text:p><text:span text:style-name="T23">control volume at </text:span><text:span text:style-name="T24">t</text:span><text:span text:style-name="T25">1</text:span></text:p>
          </draw:text-box>
        </draw:frame>
        <draw:frame draw:style-name="gr106" draw:text-style-name="P51" draw:layer="layout" svg:width="7.232cm" svg:height="1.026cm" svg:x="20.469cm" svg:y="3.343cm">
          <draw:text-box>
            <text:p><text:span text:style-name="T23">control volume at </text:span><text:span text:style-name="T24">t</text:span><text:span text:style-name="T25">2</text:span></text:p>
          </draw:text-box>
        </draw:frame>
        <draw:frame draw:style-name="gr107" draw:text-style-name="P52" draw:layer="layout" svg:width="13.55cm" svg:height="1.098cm" svg:x="0.546cm" svg:y="0.212cm">
          <draw:text-box>
            <text:p><text:span text:style-name="T26">control surface between </text:span><text:span text:style-name="T27">t</text:span><text:span text:style-name="T28">1</text:span><text:span text:style-name="T26"> and </text:span><text:span text:style-name="T27">t</text:span><text:span text:style-name="T28">2</text:span></text:p>
          </draw:text-box>
        </draw:frame>
        <draw:path draw:style-name="gr108" draw:text-style-name="P54" draw:layer="layout" svg:width="10.752cm" svg:height="0.969cm" draw:transform="rotate (1.1072368774652) translate (17.4258225715801cm 14.4444746673125cm)" svg:viewBox="0 0 10753 970" svg:d="M0 643c1387-325 4227 194 5130 275 904 82 2555 83 3271-108 717-190 625-123 2352-810">
          <text:p text:style-name="P53"><text:span text:style-name="T23">control surface evolving in time</text:span></text:p>
        </draw:path>
        <presentation:notes draw:style-name="dp2">
          <draw:page-thumbnail draw:style-name="gr7" draw:layer="layout" svg:width="21.219cm" svg:height="10.476cm" svg:x="0.185cm" svg:y="2.123cm" draw:page-number="17" presentation:class="page"/>
          <draw:frame presentation:style-name="pr1" draw:text-style-name="P7"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3d:scene draw:style-name="gr109"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10" draw:layer="layout"/>
        </dr3d:scene>
        <dr3d:scene draw:style-name="gr109"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10" draw:layer="layout"/>
        </dr3d:scene>
        <presentation:notes draw:style-name="dp2">
          <draw:page-thumbnail draw:style-name="gr7" draw:layer="layout" svg:width="21.219cm" svg:height="10.476cm" svg:x="0.185cm" svg:y="2.123cm" draw:page-number="18" presentation:class="page"/>
          <draw:frame presentation:style-name="pr1" draw:text-style-name="P7"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custom-shape draw:style-name="gr111" draw:text-style-name="P55" draw:layer="layout" svg:width="5cm" svg:height="6.13cm" svg:x="2.467cm" svg:y="3.313cm">
          <text:p/>
          <draw:enhanced-geometry svg:viewBox="0 0 21600 21600" draw:type="rectangle" draw:enhanced-path="M 0 0 L 21600 0 21600 21600 0 21600 0 0 Z N"/>
        </draw:custom-shape>
        <draw:line draw:style-name="gr112" draw:text-style-name="P1" draw:layer="layout" svg:x1="7.466cm" svg:y1="1.271cm" svg:x2="7.466cm" svg:y2="3.109cm">
          <text:p/>
        </draw:line>
        <draw:line draw:style-name="gr112" draw:text-style-name="P1" draw:layer="layout" svg:x1="7.199cm" svg:y1="1.83cm" svg:x2="7.199cm" svg:y2="3.108cm">
          <text:p/>
        </draw:line>
        <draw:line draw:style-name="gr112" draw:text-style-name="P1" draw:layer="layout" svg:x1="6.933cm" svg:y1="2.437cm" svg:x2="6.933cm" svg:y2="3.108cm">
          <text:p/>
        </draw:line>
        <draw:line draw:style-name="gr112" draw:text-style-name="P1" draw:layer="layout" svg:x1="2.533cm" svg:y1="1.271cm" svg:x2="2.533cm" svg:y2="3.109cm">
          <text:p/>
        </draw:line>
        <draw:line draw:style-name="gr112" draw:text-style-name="P1" draw:layer="layout" svg:x1="2.8cm" svg:y1="1.83cm" svg:x2="2.8cm" svg:y2="3.108cm">
          <text:p/>
        </draw:line>
        <draw:line draw:style-name="gr112" draw:text-style-name="P1" draw:layer="layout" svg:x1="3.066cm" svg:y1="2.437cm" svg:x2="3.066cm" svg:y2="3.108cm">
          <text:p/>
        </draw:line>
        <draw:frame draw:style-name="gr113" draw:text-style-name="P56" draw:layer="layout" svg:width="1.383cm" svg:height="1.661cm" svg:x="8.509cm" svg:y="5.548cm">
          <draw:text-box>
            <text:p><text:span text:style-name="T29">t</text:span><text:span text:style-name="T30">1</text:span></text:p>
          </draw:text-box>
        </draw:frame>
        <draw:custom-shape draw:style-name="gr114"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1" draw:text-style-name="P55" draw:layer="layout" svg:width="5cm" svg:height="6.13cm" svg:x="14.447cm" svg:y="9.535cm">
          <text:p/>
          <draw:enhanced-geometry svg:viewBox="0 0 21600 21600" draw:type="rectangle" draw:enhanced-path="M 0 0 L 21600 0 21600 21600 0 21600 0 0 Z N"/>
        </draw:custom-shape>
        <draw:custom-shape draw:style-name="gr115" draw:text-style-name="P57" draw:layer="layout" svg:width="5cm" svg:height="6.13cm" svg:x="14.447cm" svg:y="3.313cm">
          <text:p/>
          <draw:enhanced-geometry svg:viewBox="0 0 21600 21600" draw:type="rectangle" draw:enhanced-path="M 0 0 L 21600 0 21600 21600 0 21600 0 0 Z N"/>
        </draw:custom-shape>
        <draw:line draw:style-name="gr112" draw:text-style-name="P1" draw:layer="layout" svg:x1="19.446cm" svg:y1="7.483cm" svg:x2="19.446cm" svg:y2="9.321cm">
          <text:p/>
        </draw:line>
        <draw:line draw:style-name="gr112" draw:text-style-name="P1" draw:layer="layout" svg:x1="19.179cm" svg:y1="8.042cm" svg:x2="19.179cm" svg:y2="9.32cm">
          <text:p/>
        </draw:line>
        <draw:line draw:style-name="gr112" draw:text-style-name="P1" draw:layer="layout" svg:x1="18.913cm" svg:y1="8.649cm" svg:x2="18.913cm" svg:y2="9.32cm">
          <text:p/>
        </draw:line>
        <draw:line draw:style-name="gr112" draw:text-style-name="P1" draw:layer="layout" svg:x1="14.513cm" svg:y1="7.483cm" svg:x2="14.513cm" svg:y2="9.321cm">
          <text:p/>
        </draw:line>
        <draw:line draw:style-name="gr112" draw:text-style-name="P1" draw:layer="layout" svg:x1="14.78cm" svg:y1="8.042cm" svg:x2="14.78cm" svg:y2="9.32cm">
          <text:p/>
        </draw:line>
        <draw:line draw:style-name="gr112" draw:text-style-name="P1" draw:layer="layout" svg:x1="15.046cm" svg:y1="8.649cm" svg:x2="15.046cm" svg:y2="9.32cm">
          <text:p/>
        </draw:line>
        <draw:frame draw:style-name="gr113" draw:text-style-name="P56" draw:layer="layout" svg:width="1.383cm" svg:height="1.661cm" svg:x="20.489cm" svg:y="5.548cm">
          <draw:text-box>
            <text:p><text:span text:style-name="T29">t</text:span><text:span text:style-name="T30">1</text:span></text:p>
          </draw:text-box>
        </draw:frame>
        <draw:custom-shape draw:style-name="gr114"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3" draw:text-style-name="P56" draw:layer="layout" svg:width="1.383cm" svg:height="1.661cm" svg:x="20.489cm" svg:y="11.77cm">
          <draw:text-box>
            <text:p><text:span text:style-name="T29">t</text:span><text:span text:style-name="T30">2</text:span></text:p>
          </draw:text-box>
        </draw:frame>
        <draw:custom-shape draw:style-name="gr114"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19" presentation:class="page"/>
          <draw:frame presentation:style-name="pr1" draw:text-style-name="P7"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custom-shape draw:style-name="gr111" draw:text-style-name="P55" draw:layer="layout" svg:width="5cm" svg:height="6.13cm" svg:x="7.467cm" svg:y="6.513cm">
          <text:p/>
          <draw:enhanced-geometry svg:viewBox="0 0 21600 21600" draw:type="rectangle" draw:enhanced-path="M 0 0 L 21600 0 21600 21600 0 21600 0 0 Z N"/>
        </draw:custom-shape>
        <draw:line draw:style-name="gr112" draw:text-style-name="P1" draw:layer="layout" svg:x1="12.466cm" svg:y1="4.471cm" svg:x2="12.466cm" svg:y2="6.309cm">
          <text:p/>
        </draw:line>
        <draw:line draw:style-name="gr112" draw:text-style-name="P1" draw:layer="layout" svg:x1="12.199cm" svg:y1="5.03cm" svg:x2="12.199cm" svg:y2="6.308cm">
          <text:p/>
        </draw:line>
        <draw:line draw:style-name="gr112" draw:text-style-name="P1" draw:layer="layout" svg:x1="11.933cm" svg:y1="5.637cm" svg:x2="11.933cm" svg:y2="6.308cm">
          <text:p/>
        </draw:line>
        <draw:line draw:style-name="gr112" draw:text-style-name="P1" draw:layer="layout" svg:x1="7.533cm" svg:y1="4.471cm" svg:x2="7.533cm" svg:y2="6.309cm">
          <text:p/>
        </draw:line>
        <draw:line draw:style-name="gr112" draw:text-style-name="P1" draw:layer="layout" svg:x1="7.8cm" svg:y1="5.03cm" svg:x2="7.8cm" svg:y2="6.308cm">
          <text:p/>
        </draw:line>
        <draw:line draw:style-name="gr112" draw:text-style-name="P1" draw:layer="layout" svg:x1="8.066cm" svg:y1="5.637cm" svg:x2="8.066cm" svg:y2="6.308cm">
          <text:p/>
        </draw:line>
        <draw:frame draw:style-name="gr113" draw:text-style-name="P56" draw:layer="layout" svg:width="1.383cm" svg:height="1.661cm" svg:x="9.276cm" svg:y="3.059cm">
          <draw:text-box>
            <text:p><text:span text:style-name="T29">t</text:span><text:span text:style-name="T30">1</text:span></text:p>
          </draw:text-box>
        </draw:frame>
        <draw:custom-shape draw:style-name="gr111" draw:text-style-name="P55" draw:layer="layout" svg:width="5cm" svg:height="6.13cm" svg:x="14.247cm" svg:y="12.735cm">
          <text:p/>
          <draw:enhanced-geometry svg:viewBox="0 0 21600 21600" draw:type="rectangle" draw:enhanced-path="M 0 0 L 21600 0 21600 21600 0 21600 0 0 Z N"/>
        </draw:custom-shape>
        <draw:line draw:style-name="gr112" draw:text-style-name="P1" draw:layer="layout" svg:x1="19.246cm" svg:y1="10.683cm" svg:x2="19.246cm" svg:y2="12.521cm">
          <text:p/>
        </draw:line>
        <draw:line draw:style-name="gr112" draw:text-style-name="P1" draw:layer="layout" svg:x1="18.979cm" svg:y1="11.242cm" svg:x2="18.979cm" svg:y2="12.52cm">
          <text:p/>
        </draw:line>
        <draw:line draw:style-name="gr112" draw:text-style-name="P1" draw:layer="layout" svg:x1="18.713cm" svg:y1="11.849cm" svg:x2="18.713cm" svg:y2="12.52cm">
          <text:p/>
        </draw:line>
        <draw:line draw:style-name="gr112" draw:text-style-name="P1" draw:layer="layout" svg:x1="14.313cm" svg:y1="10.683cm" svg:x2="14.313cm" svg:y2="12.521cm">
          <text:p/>
        </draw:line>
        <draw:line draw:style-name="gr112" draw:text-style-name="P1" draw:layer="layout" svg:x1="14.58cm" svg:y1="11.242cm" svg:x2="14.58cm" svg:y2="12.52cm">
          <text:p/>
        </draw:line>
        <draw:line draw:style-name="gr112" draw:text-style-name="P1" draw:layer="layout" svg:x1="14.846cm" svg:y1="11.849cm" svg:x2="14.846cm" svg:y2="12.52cm">
          <text:p/>
        </draw:line>
        <draw:frame draw:style-name="gr113" draw:text-style-name="P56" draw:layer="layout" svg:width="1.383cm" svg:height="1.661cm" svg:x="16.056cm" svg:y="3.059cm">
          <draw:text-box>
            <text:p><text:span text:style-name="T29">t</text:span><text:span text:style-name="T30">2</text:span></text:p>
          </draw:text-box>
        </draw:frame>
        <draw:path draw:style-name="gr116" draw:text-style-name="P1" draw:layer="layout" svg:width="0cm" svg:height="16.319cm" svg:x="13.352cm" svg:y="2.974cm" svg:viewBox="0 0 0 16320" svg:d="M0 0c0 5440 0 10880 0 16320">
          <text:p/>
        </draw:path>
        <draw:line draw:style-name="gr117" draw:text-style-name="P58" draw:layer="layout" svg:x1="8.237cm" svg:y1="17.742cm" svg:x2="9.986cm" svg:y2="17.742cm">
          <text:p/>
        </draw:line>
        <draw:line draw:style-name="gr117" draw:text-style-name="P58" draw:layer="layout" svg:x1="8.237cm" svg:y1="17.742cm" svg:x2="8.237cm" svg:y2="15.993cm">
          <text:p/>
        </draw:line>
        <draw:frame draw:style-name="gr118" draw:text-style-name="P59" draw:layer="layout" svg:width="0.938cm" svg:height="1.237cm" svg:x="7.343cm" svg:y="15.828cm">
          <draw:text-box>
            <text:p><text:span text:style-name="T31">z</text:span></text:p>
          </draw:text-box>
        </draw:frame>
        <draw:frame draw:style-name="gr119" draw:text-style-name="P59" draw:layer="layout" svg:width="0.997cm" svg:height="1.237cm" svg:x="9.084cm" svg:y="17.605cm">
          <draw:text-box>
            <text:p><text:span text:style-name="T31">x</text:span></text:p>
          </draw:text-box>
        </draw:frame>
        <draw:frame draw:style-name="gr120" draw:text-style-name="P60" draw:layer="layout" svg:width="2.691cm" svg:height="1.377cm" svg:x="8.621cm" svg:y="1.797cm">
          <draw:text-box>
            <text:p text:style-name="P38"><text:span text:style-name="T32">initial</text:span></text:p>
            <text:p text:style-name="P38"><text:span text:style-name="T32">situation</text:span></text:p>
          </draw:text-box>
        </draw:frame>
        <draw:frame draw:style-name="gr120" draw:text-style-name="P60" draw:layer="layout" svg:width="2.691cm" svg:height="1.377cm" svg:x="15.402cm" svg:y="1.797cm">
          <draw:text-box>
            <text:p text:style-name="P38"><text:span text:style-name="T32">final</text:span></text:p>
            <text:p text:style-name="P38"><text:span text:style-name="T32">situation</text:span></text:p>
          </draw:text-box>
        </draw:frame>
        <presentation:notes draw:style-name="dp2">
          <draw:page-thumbnail draw:style-name="gr7" draw:layer="layout" svg:width="21.219cm" svg:height="10.476cm" svg:x="0.185cm" svg:y="2.123cm" draw:page-number="20" presentation:class="page"/>
          <draw:frame presentation:style-name="pr1" draw:text-style-name="P7"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custom-shape draw:style-name="gr111" draw:text-style-name="P55" draw:layer="layout" svg:width="5cm" svg:height="6.13cm" svg:x="7.467cm" svg:y="6.513cm">
          <text:p/>
          <draw:enhanced-geometry svg:viewBox="0 0 21600 21600" draw:type="rectangle" draw:enhanced-path="M 0 0 L 21600 0 21600 21600 0 21600 0 0 Z N"/>
        </draw:custom-shape>
        <draw:line draw:style-name="gr112" draw:text-style-name="P1" draw:layer="layout" svg:x1="12.466cm" svg:y1="4.471cm" svg:x2="12.466cm" svg:y2="6.309cm">
          <text:p/>
        </draw:line>
        <draw:line draw:style-name="gr112" draw:text-style-name="P1" draw:layer="layout" svg:x1="12.199cm" svg:y1="5.03cm" svg:x2="12.199cm" svg:y2="6.308cm">
          <text:p/>
        </draw:line>
        <draw:line draw:style-name="gr112" draw:text-style-name="P1" draw:layer="layout" svg:x1="11.933cm" svg:y1="5.637cm" svg:x2="11.933cm" svg:y2="6.308cm">
          <text:p/>
        </draw:line>
        <draw:line draw:style-name="gr112" draw:text-style-name="P1" draw:layer="layout" svg:x1="7.533cm" svg:y1="4.471cm" svg:x2="7.533cm" svg:y2="6.309cm">
          <text:p/>
        </draw:line>
        <draw:line draw:style-name="gr112" draw:text-style-name="P1" draw:layer="layout" svg:x1="7.8cm" svg:y1="5.03cm" svg:x2="7.8cm" svg:y2="6.308cm">
          <text:p/>
        </draw:line>
        <draw:line draw:style-name="gr112" draw:text-style-name="P1" draw:layer="layout" svg:x1="8.066cm" svg:y1="5.637cm" svg:x2="8.066cm" svg:y2="6.308cm">
          <text:p/>
        </draw:line>
        <draw:frame draw:style-name="gr113" draw:text-style-name="P56" draw:layer="layout" svg:width="1.383cm" svg:height="1.661cm" svg:x="9.276cm" svg:y="2.859cm">
          <draw:text-box>
            <text:p><text:span text:style-name="T29">t</text:span><text:span text:style-name="T30">1</text:span></text:p>
          </draw:text-box>
        </draw:frame>
        <draw:custom-shape draw:style-name="gr111" draw:text-style-name="P55" draw:layer="layout" svg:width="5cm" svg:height="6.13cm" svg:x="14.247cm" svg:y="12.735cm">
          <text:p/>
          <draw:enhanced-geometry svg:viewBox="0 0 21600 21600" draw:type="rectangle" draw:enhanced-path="M 0 0 L 21600 0 21600 21600 0 21600 0 0 Z N"/>
        </draw:custom-shape>
        <draw:line draw:style-name="gr112" draw:text-style-name="P1" draw:layer="layout" svg:x1="19.246cm" svg:y1="10.683cm" svg:x2="19.246cm" svg:y2="12.521cm">
          <text:p/>
        </draw:line>
        <draw:line draw:style-name="gr112" draw:text-style-name="P1" draw:layer="layout" svg:x1="18.979cm" svg:y1="11.242cm" svg:x2="18.979cm" svg:y2="12.52cm">
          <text:p/>
        </draw:line>
        <draw:line draw:style-name="gr112" draw:text-style-name="P1" draw:layer="layout" svg:x1="18.713cm" svg:y1="11.849cm" svg:x2="18.713cm" svg:y2="12.52cm">
          <text:p/>
        </draw:line>
        <draw:line draw:style-name="gr112" draw:text-style-name="P1" draw:layer="layout" svg:x1="14.313cm" svg:y1="10.683cm" svg:x2="14.313cm" svg:y2="12.521cm">
          <text:p/>
        </draw:line>
        <draw:line draw:style-name="gr112" draw:text-style-name="P1" draw:layer="layout" svg:x1="14.58cm" svg:y1="11.242cm" svg:x2="14.58cm" svg:y2="12.52cm">
          <text:p/>
        </draw:line>
        <draw:line draw:style-name="gr112" draw:text-style-name="P1" draw:layer="layout" svg:x1="14.846cm" svg:y1="11.849cm" svg:x2="14.846cm" svg:y2="12.52cm">
          <text:p/>
        </draw:line>
        <draw:frame draw:style-name="gr113" draw:text-style-name="P56" draw:layer="layout" svg:width="1.383cm" svg:height="1.661cm" svg:x="16.056cm" svg:y="2.859cm">
          <draw:text-box>
            <text:p><text:span text:style-name="T29">t</text:span><text:span text:style-name="T30">2</text:span></text:p>
          </draw:text-box>
        </draw:frame>
        <draw:path draw:style-name="gr116" draw:text-style-name="P1" draw:layer="layout" svg:width="0cm" svg:height="14.752cm" svg:x="13.352cm" svg:y="4.541cm" svg:viewBox="0 0 0 14753" svg:d="M0 0c0 4918 0 9835 0 14753">
          <text:p/>
        </draw:path>
        <draw:line draw:style-name="gr117" draw:text-style-name="P58" draw:layer="layout" svg:x1="12.737cm" svg:y1="3.642cm" svg:x2="14.486cm" svg:y2="3.642cm">
          <text:p/>
        </draw:line>
        <draw:line draw:style-name="gr117" draw:text-style-name="P58" draw:layer="layout" svg:x1="12.737cm" svg:y1="3.642cm" svg:x2="12.737cm" svg:y2="1.893cm">
          <text:p/>
        </draw:line>
        <draw:frame draw:style-name="gr118" draw:text-style-name="P59" draw:layer="layout" svg:width="0.938cm" svg:height="1.237cm" svg:x="11.843cm" svg:y="1.728cm">
          <draw:text-box>
            <text:p><text:span text:style-name="T31">z</text:span></text:p>
          </draw:text-box>
        </draw:frame>
        <draw:frame draw:style-name="gr119" draw:text-style-name="P59" draw:layer="layout" svg:width="0.997cm" svg:height="1.237cm" svg:x="13.584cm" svg:y="3.505cm">
          <draw:text-box>
            <text:p><text:span text:style-name="T31">x</text:span></text:p>
          </draw:text-box>
        </draw:frame>
        <draw:frame draw:style-name="gr120" draw:text-style-name="P60" draw:layer="layout" svg:width="2.691cm" svg:height="1.377cm" svg:x="8.621cm" svg:y="1.597cm">
          <draw:text-box>
            <text:p text:style-name="P38"><text:span text:style-name="T32">initial</text:span></text:p>
            <text:p text:style-name="P38"><text:span text:style-name="T32">situation</text:span></text:p>
          </draw:text-box>
        </draw:frame>
        <draw:frame draw:style-name="gr120" draw:text-style-name="P60" draw:layer="layout" svg:width="2.691cm" svg:height="1.377cm" svg:x="15.402cm" svg:y="1.597cm">
          <draw:text-box>
            <text:p text:style-name="P38"><text:span text:style-name="T32">final</text:span></text:p>
            <text:p text:style-name="P38"><text:span text:style-name="T32">situation</text:span></text:p>
          </draw:text-box>
        </draw:frame>
        <draw:path draw:style-name="gr121" draw:text-style-name="P10"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21"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21" presentation:class="page"/>
          <draw:frame presentation:style-name="pr1" draw:text-style-name="P7"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custom-shape draw:style-name="gr122" draw:text-style-name="P61" draw:layer="layout" svg:width="5cm" svg:height="6.13cm" svg:x="7.467cm" svg:y="6.513cm">
          <text:p/>
          <draw:enhanced-geometry svg:viewBox="0 0 21600 21600" draw:type="rectangle" draw:enhanced-path="M 0 0 L 21600 0 21600 21600 0 21600 0 0 Z N"/>
        </draw:custom-shape>
        <draw:line draw:style-name="gr112" draw:text-style-name="P1" draw:layer="layout" svg:x1="12.466cm" svg:y1="4.471cm" svg:x2="12.466cm" svg:y2="6.309cm">
          <text:p/>
        </draw:line>
        <draw:line draw:style-name="gr112" draw:text-style-name="P1" draw:layer="layout" svg:x1="12.199cm" svg:y1="5.03cm" svg:x2="12.199cm" svg:y2="6.308cm">
          <text:p/>
        </draw:line>
        <draw:line draw:style-name="gr112" draw:text-style-name="P1" draw:layer="layout" svg:x1="11.933cm" svg:y1="5.637cm" svg:x2="11.933cm" svg:y2="6.308cm">
          <text:p/>
        </draw:line>
        <draw:line draw:style-name="gr112" draw:text-style-name="P1" draw:layer="layout" svg:x1="7.533cm" svg:y1="4.471cm" svg:x2="7.533cm" svg:y2="6.309cm">
          <text:p/>
        </draw:line>
        <draw:line draw:style-name="gr112" draw:text-style-name="P1" draw:layer="layout" svg:x1="7.8cm" svg:y1="5.03cm" svg:x2="7.8cm" svg:y2="6.308cm">
          <text:p/>
        </draw:line>
        <draw:line draw:style-name="gr112" draw:text-style-name="P1" draw:layer="layout" svg:x1="8.066cm" svg:y1="5.637cm" svg:x2="8.066cm" svg:y2="6.308cm">
          <text:p/>
        </draw:line>
        <draw:frame draw:style-name="gr113" draw:text-style-name="P56" draw:layer="layout" svg:width="1.383cm" svg:height="1.661cm" svg:x="9.276cm" svg:y="2.859cm">
          <draw:text-box>
            <text:p><text:span text:style-name="T29">t</text:span><text:span text:style-name="T30">1</text:span></text:p>
          </draw:text-box>
        </draw:frame>
        <draw:custom-shape draw:style-name="gr122" draw:text-style-name="P61" draw:layer="layout" svg:width="5cm" svg:height="6.13cm" svg:x="14.247cm" svg:y="12.735cm">
          <text:p/>
          <draw:enhanced-geometry svg:viewBox="0 0 21600 21600" draw:type="rectangle" draw:enhanced-path="M 0 0 L 21600 0 21600 21600 0 21600 0 0 Z N"/>
        </draw:custom-shape>
        <draw:line draw:style-name="gr112" draw:text-style-name="P1" draw:layer="layout" svg:x1="19.246cm" svg:y1="10.683cm" svg:x2="19.246cm" svg:y2="12.521cm">
          <text:p/>
        </draw:line>
        <draw:line draw:style-name="gr112" draw:text-style-name="P1" draw:layer="layout" svg:x1="18.979cm" svg:y1="11.242cm" svg:x2="18.979cm" svg:y2="12.52cm">
          <text:p/>
        </draw:line>
        <draw:line draw:style-name="gr112" draw:text-style-name="P1" draw:layer="layout" svg:x1="18.713cm" svg:y1="11.849cm" svg:x2="18.713cm" svg:y2="12.52cm">
          <text:p/>
        </draw:line>
        <draw:line draw:style-name="gr112" draw:text-style-name="P1" draw:layer="layout" svg:x1="14.313cm" svg:y1="10.683cm" svg:x2="14.313cm" svg:y2="12.521cm">
          <text:p/>
        </draw:line>
        <draw:line draw:style-name="gr112" draw:text-style-name="P1" draw:layer="layout" svg:x1="14.58cm" svg:y1="11.242cm" svg:x2="14.58cm" svg:y2="12.52cm">
          <text:p/>
        </draw:line>
        <draw:line draw:style-name="gr112" draw:text-style-name="P1" draw:layer="layout" svg:x1="14.846cm" svg:y1="11.849cm" svg:x2="14.846cm" svg:y2="12.52cm">
          <text:p/>
        </draw:line>
        <draw:frame draw:style-name="gr113" draw:text-style-name="P56" draw:layer="layout" svg:width="1.383cm" svg:height="1.661cm" svg:x="16.056cm" svg:y="2.859cm">
          <draw:text-box>
            <text:p><text:span text:style-name="T29">t</text:span><text:span text:style-name="T30">2</text:span></text:p>
          </draw:text-box>
        </draw:frame>
        <draw:path draw:style-name="gr116" draw:text-style-name="P1" draw:layer="layout" svg:width="0cm" svg:height="14.752cm" svg:x="13.352cm" svg:y="4.541cm" svg:viewBox="0 0 0 14753" svg:d="M0 0c0 4918 0 9835 0 14753">
          <text:p/>
        </draw:path>
        <draw:line draw:style-name="gr117" draw:text-style-name="P58" draw:layer="layout" svg:x1="12.737cm" svg:y1="3.642cm" svg:x2="14.486cm" svg:y2="3.642cm">
          <text:p/>
        </draw:line>
        <draw:line draw:style-name="gr117" draw:text-style-name="P58" draw:layer="layout" svg:x1="12.737cm" svg:y1="3.642cm" svg:x2="12.737cm" svg:y2="1.893cm">
          <text:p/>
        </draw:line>
        <draw:frame draw:style-name="gr118" draw:text-style-name="P59" draw:layer="layout" svg:width="0.938cm" svg:height="1.237cm" svg:x="11.843cm" svg:y="1.728cm">
          <draw:text-box>
            <text:p><text:span text:style-name="T31">z</text:span></text:p>
          </draw:text-box>
        </draw:frame>
        <draw:frame draw:style-name="gr119" draw:text-style-name="P59" draw:layer="layout" svg:width="0.997cm" svg:height="1.237cm" svg:x="13.584cm" svg:y="3.505cm">
          <draw:text-box>
            <text:p><text:span text:style-name="T31">x</text:span></text:p>
          </draw:text-box>
        </draw:frame>
        <draw:frame draw:style-name="gr120" draw:text-style-name="P60" draw:layer="layout" svg:width="2.691cm" svg:height="1.377cm" svg:x="8.621cm" svg:y="1.597cm">
          <draw:text-box>
            <text:p text:style-name="P38"><text:span text:style-name="T32">initial</text:span></text:p>
            <text:p text:style-name="P38"><text:span text:style-name="T32">situation</text:span></text:p>
          </draw:text-box>
        </draw:frame>
        <draw:frame draw:style-name="gr120" draw:text-style-name="P60" draw:layer="layout" svg:width="2.691cm" svg:height="1.377cm" svg:x="15.402cm" svg:y="1.597cm">
          <draw:text-box>
            <text:p text:style-name="P38"><text:span text:style-name="T32">final</text:span></text:p>
            <text:p text:style-name="P38"><text:span text:style-name="T32">situation</text:span></text:p>
          </draw:text-box>
        </draw:frame>
        <draw:path draw:style-name="gr121" draw:text-style-name="P10"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21"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22" presentation:class="page"/>
          <draw:frame presentation:style-name="pr1" draw:text-style-name="P7"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custom-shape draw:style-name="gr122" draw:text-style-name="P61" draw:layer="layout" svg:width="5cm" svg:height="6.13cm" svg:x="7.467cm" svg:y="6.513cm">
          <text:p/>
          <draw:enhanced-geometry svg:viewBox="0 0 21600 21600" draw:type="rectangle" draw:enhanced-path="M 0 0 L 21600 0 21600 21600 0 21600 0 0 Z N"/>
        </draw:custom-shape>
        <draw:line draw:style-name="gr112" draw:text-style-name="P1" draw:layer="layout" svg:x1="12.466cm" svg:y1="4.471cm" svg:x2="12.466cm" svg:y2="6.309cm">
          <text:p/>
        </draw:line>
        <draw:line draw:style-name="gr112" draw:text-style-name="P1" draw:layer="layout" svg:x1="12.199cm" svg:y1="5.03cm" svg:x2="12.199cm" svg:y2="6.308cm">
          <text:p/>
        </draw:line>
        <draw:line draw:style-name="gr112" draw:text-style-name="P1" draw:layer="layout" svg:x1="11.933cm" svg:y1="5.637cm" svg:x2="11.933cm" svg:y2="6.308cm">
          <text:p/>
        </draw:line>
        <draw:line draw:style-name="gr112" draw:text-style-name="P1" draw:layer="layout" svg:x1="7.533cm" svg:y1="4.471cm" svg:x2="7.533cm" svg:y2="6.309cm">
          <text:p/>
        </draw:line>
        <draw:line draw:style-name="gr112" draw:text-style-name="P1" draw:layer="layout" svg:x1="7.8cm" svg:y1="5.03cm" svg:x2="7.8cm" svg:y2="6.308cm">
          <text:p/>
        </draw:line>
        <draw:line draw:style-name="gr112" draw:text-style-name="P1" draw:layer="layout" svg:x1="8.066cm" svg:y1="5.637cm" svg:x2="8.066cm" svg:y2="6.308cm">
          <text:p/>
        </draw:line>
        <draw:frame draw:style-name="gr113" draw:text-style-name="P56" draw:layer="layout" svg:width="1.383cm" svg:height="1.661cm" svg:x="9.276cm" svg:y="2.859cm">
          <draw:text-box>
            <text:p><text:span text:style-name="T29">t</text:span><text:span text:style-name="T30">1</text:span></text:p>
          </draw:text-box>
        </draw:frame>
        <draw:custom-shape draw:style-name="gr122" draw:text-style-name="P61" draw:layer="layout" svg:width="5cm" svg:height="6.13cm" svg:x="14.247cm" svg:y="12.735cm">
          <text:p/>
          <draw:enhanced-geometry svg:viewBox="0 0 21600 21600" draw:type="rectangle" draw:enhanced-path="M 0 0 L 21600 0 21600 21600 0 21600 0 0 Z N"/>
        </draw:custom-shape>
        <draw:line draw:style-name="gr112" draw:text-style-name="P1" draw:layer="layout" svg:x1="19.246cm" svg:y1="10.683cm" svg:x2="19.246cm" svg:y2="12.521cm">
          <text:p/>
        </draw:line>
        <draw:line draw:style-name="gr112" draw:text-style-name="P1" draw:layer="layout" svg:x1="18.979cm" svg:y1="11.242cm" svg:x2="18.979cm" svg:y2="12.52cm">
          <text:p/>
        </draw:line>
        <draw:line draw:style-name="gr112" draw:text-style-name="P1" draw:layer="layout" svg:x1="18.713cm" svg:y1="11.849cm" svg:x2="18.713cm" svg:y2="12.52cm">
          <text:p/>
        </draw:line>
        <draw:line draw:style-name="gr112" draw:text-style-name="P1" draw:layer="layout" svg:x1="14.313cm" svg:y1="10.683cm" svg:x2="14.313cm" svg:y2="12.521cm">
          <text:p/>
        </draw:line>
        <draw:line draw:style-name="gr112" draw:text-style-name="P1" draw:layer="layout" svg:x1="14.58cm" svg:y1="11.242cm" svg:x2="14.58cm" svg:y2="12.52cm">
          <text:p/>
        </draw:line>
        <draw:line draw:style-name="gr112" draw:text-style-name="P1" draw:layer="layout" svg:x1="14.846cm" svg:y1="11.849cm" svg:x2="14.846cm" svg:y2="12.52cm">
          <text:p/>
        </draw:line>
        <draw:frame draw:style-name="gr113" draw:text-style-name="P56" draw:layer="layout" svg:width="1.383cm" svg:height="1.661cm" svg:x="16.056cm" svg:y="2.859cm">
          <draw:text-box>
            <text:p><text:span text:style-name="T29">t</text:span><text:span text:style-name="T30">2</text:span></text:p>
          </draw:text-box>
        </draw:frame>
        <draw:path draw:style-name="gr116" draw:text-style-name="P1" draw:layer="layout" svg:width="0cm" svg:height="14.752cm" svg:x="13.352cm" svg:y="4.541cm" svg:viewBox="0 0 0 14753" svg:d="M0 0c0 4918 0 9835 0 14753">
          <text:p/>
        </draw:path>
        <draw:line draw:style-name="gr117" draw:text-style-name="P58" draw:layer="layout" svg:x1="12.737cm" svg:y1="3.642cm" svg:x2="14.486cm" svg:y2="3.642cm">
          <text:p/>
        </draw:line>
        <draw:line draw:style-name="gr117" draw:text-style-name="P58" draw:layer="layout" svg:x1="12.737cm" svg:y1="3.642cm" svg:x2="12.737cm" svg:y2="1.893cm">
          <text:p/>
        </draw:line>
        <draw:frame draw:style-name="gr118" draw:text-style-name="P59" draw:layer="layout" svg:width="0.938cm" svg:height="1.237cm" svg:x="11.843cm" svg:y="1.728cm">
          <draw:text-box>
            <text:p><text:span text:style-name="T31">z</text:span></text:p>
          </draw:text-box>
        </draw:frame>
        <draw:frame draw:style-name="gr119" draw:text-style-name="P59" draw:layer="layout" svg:width="0.997cm" svg:height="1.237cm" svg:x="13.584cm" svg:y="3.505cm">
          <draw:text-box>
            <text:p><text:span text:style-name="T31">x</text:span></text:p>
          </draw:text-box>
        </draw:frame>
        <draw:frame draw:style-name="gr120" draw:text-style-name="P60" draw:layer="layout" svg:width="2.691cm" svg:height="1.377cm" svg:x="8.621cm" svg:y="1.597cm">
          <draw:text-box>
            <text:p text:style-name="P38"><text:span text:style-name="T32">initial</text:span></text:p>
            <text:p text:style-name="P38"><text:span text:style-name="T32">situation</text:span></text:p>
          </draw:text-box>
        </draw:frame>
        <draw:frame draw:style-name="gr120" draw:text-style-name="P60" draw:layer="layout" svg:width="2.691cm" svg:height="1.377cm" svg:x="15.402cm" svg:y="1.597cm">
          <draw:text-box>
            <text:p text:style-name="P38"><text:span text:style-name="T32">final</text:span></text:p>
            <text:p text:style-name="P38"><text:span text:style-name="T32">situation</text:span></text:p>
          </draw:text-box>
        </draw:frame>
        <draw:path draw:style-name="gr121" draw:text-style-name="P10"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21"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123" draw:text-style-name="P63" draw:layer="layout" svg:width="11.682cm" svg:height="1.771cm" svg:x="7.778cm" svg:y="6.61cm">
          <draw:text-box>
            <text:p text:style-name="P38"><text:span text:style-name="T33">integrated flux = [0, 0, 0] N s </text:span></text:p>
            <text:p text:style-name="P62"><text:span text:style-name="T33">integrated supply = [0, 0, –4.72] N s </text:span></text:p>
          </draw:text-box>
        </draw:frame>
        <draw:path draw:style-name="gr124" draw:text-style-name="P1" draw:layer="layout" svg:width="4cm" svg:height="3.766cm" svg:x="12.784cm" svg:y="8.605cm" svg:viewBox="0 0 4001 3767" svg:d="M0 10c0 0 2639-118 3288 455 650 574 713 3302 713 3302">
          <text:p/>
        </draw:path>
        <draw:line draw:style-name="gr125" draw:text-style-name="P1" draw:layer="layout" svg:x1="24.299cm" svg:y1="6.912cm" svg:x2="24.299cm" svg:y2="2.276cm">
          <text:p/>
        </draw:line>
        <presentation:notes draw:style-name="dp2">
          <draw:page-thumbnail draw:style-name="gr7" draw:layer="layout" svg:width="21.219cm" svg:height="10.476cm" svg:x="0.185cm" svg:y="2.123cm" draw:page-number="23" presentation:class="page"/>
          <draw:frame presentation:style-name="pr1" draw:text-style-name="P7"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custom-shape draw:style-name="gr122" draw:text-style-name="P61" draw:layer="layout" svg:width="5cm" svg:height="6.13cm" svg:x="7.467cm" svg:y="6.513cm">
          <text:p/>
          <draw:enhanced-geometry svg:viewBox="0 0 21600 21600" draw:type="rectangle" draw:enhanced-path="M 0 0 L 21600 0 21600 21600 0 21600 0 0 Z N"/>
        </draw:custom-shape>
        <draw:line draw:style-name="gr112" draw:text-style-name="P1" draw:layer="layout" svg:x1="12.466cm" svg:y1="4.471cm" svg:x2="12.466cm" svg:y2="6.309cm">
          <text:p/>
        </draw:line>
        <draw:line draw:style-name="gr112" draw:text-style-name="P1" draw:layer="layout" svg:x1="12.199cm" svg:y1="5.03cm" svg:x2="12.199cm" svg:y2="6.308cm">
          <text:p/>
        </draw:line>
        <draw:line draw:style-name="gr112" draw:text-style-name="P1" draw:layer="layout" svg:x1="11.933cm" svg:y1="5.637cm" svg:x2="11.933cm" svg:y2="6.308cm">
          <text:p/>
        </draw:line>
        <draw:line draw:style-name="gr112" draw:text-style-name="P1" draw:layer="layout" svg:x1="7.533cm" svg:y1="4.471cm" svg:x2="7.533cm" svg:y2="6.309cm">
          <text:p/>
        </draw:line>
        <draw:line draw:style-name="gr112" draw:text-style-name="P1" draw:layer="layout" svg:x1="7.8cm" svg:y1="5.03cm" svg:x2="7.8cm" svg:y2="6.308cm">
          <text:p/>
        </draw:line>
        <draw:line draw:style-name="gr112" draw:text-style-name="P1" draw:layer="layout" svg:x1="8.066cm" svg:y1="5.637cm" svg:x2="8.066cm" svg:y2="6.308cm">
          <text:p/>
        </draw:line>
        <draw:frame draw:style-name="gr113" draw:text-style-name="P56" draw:layer="layout" svg:width="1.383cm" svg:height="1.661cm" svg:x="9.276cm" svg:y="2.859cm">
          <draw:text-box>
            <text:p><text:span text:style-name="T29">t</text:span><text:span text:style-name="T30">1</text:span></text:p>
          </draw:text-box>
        </draw:frame>
        <draw:custom-shape draw:style-name="gr122" draw:text-style-name="P61" draw:layer="layout" svg:width="5cm" svg:height="6.13cm" svg:x="14.247cm" svg:y="12.735cm">
          <text:p/>
          <draw:enhanced-geometry svg:viewBox="0 0 21600 21600" draw:type="rectangle" draw:enhanced-path="M 0 0 L 21600 0 21600 21600 0 21600 0 0 Z N"/>
        </draw:custom-shape>
        <draw:line draw:style-name="gr112" draw:text-style-name="P1" draw:layer="layout" svg:x1="19.246cm" svg:y1="10.683cm" svg:x2="19.246cm" svg:y2="12.521cm">
          <text:p/>
        </draw:line>
        <draw:line draw:style-name="gr112" draw:text-style-name="P1" draw:layer="layout" svg:x1="18.979cm" svg:y1="11.242cm" svg:x2="18.979cm" svg:y2="12.52cm">
          <text:p/>
        </draw:line>
        <draw:line draw:style-name="gr112" draw:text-style-name="P1" draw:layer="layout" svg:x1="18.713cm" svg:y1="11.849cm" svg:x2="18.713cm" svg:y2="12.52cm">
          <text:p/>
        </draw:line>
        <draw:line draw:style-name="gr112" draw:text-style-name="P1" draw:layer="layout" svg:x1="14.313cm" svg:y1="10.683cm" svg:x2="14.313cm" svg:y2="12.521cm">
          <text:p/>
        </draw:line>
        <draw:line draw:style-name="gr112" draw:text-style-name="P1" draw:layer="layout" svg:x1="14.58cm" svg:y1="11.242cm" svg:x2="14.58cm" svg:y2="12.52cm">
          <text:p/>
        </draw:line>
        <draw:line draw:style-name="gr112" draw:text-style-name="P1" draw:layer="layout" svg:x1="14.846cm" svg:y1="11.849cm" svg:x2="14.846cm" svg:y2="12.52cm">
          <text:p/>
        </draw:line>
        <draw:frame draw:style-name="gr113" draw:text-style-name="P56" draw:layer="layout" svg:width="1.383cm" svg:height="1.661cm" svg:x="16.056cm" svg:y="2.859cm">
          <draw:text-box>
            <text:p><text:span text:style-name="T29">t</text:span><text:span text:style-name="T30">2</text:span></text:p>
          </draw:text-box>
        </draw:frame>
        <draw:path draw:style-name="gr116" draw:text-style-name="P1" draw:layer="layout" svg:width="0cm" svg:height="14.752cm" svg:x="13.352cm" svg:y="4.541cm" svg:viewBox="0 0 0 14753" svg:d="M0 0c0 4918 0 9835 0 14753">
          <text:p/>
        </draw:path>
        <draw:line draw:style-name="gr117" draw:text-style-name="P58" draw:layer="layout" svg:x1="12.737cm" svg:y1="3.642cm" svg:x2="14.486cm" svg:y2="3.642cm">
          <text:p/>
        </draw:line>
        <draw:line draw:style-name="gr117" draw:text-style-name="P58" draw:layer="layout" svg:x1="12.737cm" svg:y1="3.642cm" svg:x2="12.737cm" svg:y2="1.893cm">
          <text:p/>
        </draw:line>
        <draw:frame draw:style-name="gr118" draw:text-style-name="P59" draw:layer="layout" svg:width="0.938cm" svg:height="1.237cm" svg:x="11.843cm" svg:y="1.728cm">
          <draw:text-box>
            <text:p><text:span text:style-name="T31">z</text:span></text:p>
          </draw:text-box>
        </draw:frame>
        <draw:frame draw:style-name="gr119" draw:text-style-name="P59" draw:layer="layout" svg:width="0.997cm" svg:height="1.237cm" svg:x="13.584cm" svg:y="3.505cm">
          <draw:text-box>
            <text:p><text:span text:style-name="T31">x</text:span></text:p>
          </draw:text-box>
        </draw:frame>
        <draw:frame draw:style-name="gr120" draw:text-style-name="P60" draw:layer="layout" svg:width="2.691cm" svg:height="1.377cm" svg:x="8.621cm" svg:y="1.597cm">
          <draw:text-box>
            <text:p text:style-name="P38"><text:span text:style-name="T32">initial</text:span></text:p>
            <text:p text:style-name="P38"><text:span text:style-name="T32">situation</text:span></text:p>
          </draw:text-box>
        </draw:frame>
        <draw:frame draw:style-name="gr120" draw:text-style-name="P60" draw:layer="layout" svg:width="2.691cm" svg:height="1.377cm" svg:x="15.402cm" svg:y="1.597cm">
          <draw:text-box>
            <text:p text:style-name="P38"><text:span text:style-name="T32">final</text:span></text:p>
            <text:p text:style-name="P38"><text:span text:style-name="T32">situation</text:span></text:p>
          </draw:text-box>
        </draw:frame>
        <draw:path draw:style-name="gr121" draw:text-style-name="P10"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21"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123" draw:text-style-name="P63" draw:layer="layout" svg:width="11.682cm" svg:height="1.771cm" svg:x="7.778cm" svg:y="8.61cm">
          <draw:text-box>
            <text:p text:style-name="P38"><text:span text:style-name="T33">integrated flux = [0, 0, –3.15] N s </text:span></text:p>
            <text:p text:style-name="P62"><text:span text:style-name="T33">integrated supply = [0, 0, –1.57] N s </text:span></text:p>
          </draw:text-box>
        </draw:frame>
        <draw:path draw:style-name="gr124" draw:text-style-name="P1" draw:layer="layout" svg:width="4cm" svg:height="3.766cm" draw:transform="rotate (0.770737397680696) translate (10.5199493288802cm 12.3197489092658cm)" svg:viewBox="0 0 4001 3767" svg:d="M0 10c0 0 2639-118 3288 455 650 574 713 3302 713 3302">
          <text:p/>
        </draw:path>
        <draw:line draw:style-name="gr125" draw:text-style-name="P1" draw:layer="layout" svg:x1="24.299cm" svg:y1="6.912cm" svg:x2="24.299cm" svg:y2="2.276cm">
          <text:p/>
        </draw:line>
        <presentation:notes draw:style-name="dp2">
          <draw:page-thumbnail draw:style-name="gr7" draw:layer="layout" svg:width="21.219cm" svg:height="10.476cm" svg:x="0.185cm" svg:y="2.123cm" draw:page-number="24" presentation:class="page"/>
          <draw:frame presentation:style-name="pr1" draw:text-style-name="P7"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126" draw:text-style-name="P1" draw:layer="layout" svg:x1="4.944cm" svg:y1="12.266cm" svg:x2="23.219cm" svg:y2="2.89cm">
          <text:p/>
        </draw:line>
        <presentation:notes draw:style-name="dp2">
          <draw:page-thumbnail draw:style-name="gr7" draw:layer="layout" svg:width="21.219cm" svg:height="10.476cm" svg:x="0.185cm" svg:y="2.123cm" draw:page-number="25" presentation:class="page"/>
          <draw:frame presentation:style-name="pr1" draw:text-style-name="P7"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126" draw:text-style-name="P1" draw:layer="layout" svg:x1="0.41cm" svg:y1="15.992cm" svg:x2="25.823cm" svg:y2="2.459cm">
          <text:p/>
        </draw:line>
        <presentation:notes draw:style-name="dp2">
          <draw:page-thumbnail draw:style-name="gr7" draw:layer="layout" svg:width="21.219cm" svg:height="10.476cm" svg:x="0.185cm" svg:y="2.123cm" draw:page-number="26" presentation:class="page"/>
          <draw:frame presentation:style-name="pr1" draw:text-style-name="P7"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custom-shape draw:style-name="gr127" draw:text-style-name="P64"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5"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65"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30" draw:text-style-name="P1" draw:layer="layout" svg:width="9.43cm" svg:height="9.665cm" draw:transform="skewX (8.17344921930146E-017) rotate (-0.479267412597644) translate (8.30852618193669cm 2.76807145886468cm)" svg:viewBox="0 0 9431 9666" svg:d="M0 0c8880 0 9787 2187 9339 9666">
          <text:p/>
        </draw:path>
        <draw:path draw:style-name="gr130"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131" draw:text-style-name="P64"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27" presentation:class="page"/>
          <draw:frame presentation:style-name="pr1" draw:text-style-name="P7"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132" draw:text-style-name="P66"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6"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33"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133"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28" presentation:class="page"/>
          <draw:frame presentation:style-name="pr1" draw:text-style-name="P7"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line draw:style-name="gr134" draw:text-style-name="P38" draw:layer="layout" svg:x1="3.982cm" svg:y1="8.88cm" svg:x2="26.262cm" svg:y2="8.88cm">
          <text:p/>
        </draw:line>
        <draw:custom-shape draw:style-name="gr135" draw:text-style-name="P67" draw:layer="layout" svg:width="6.32cm" svg:height="1.524cm" svg:x="9.817cm" svg:y="8.118cm">
          <text:p/>
          <draw:enhanced-geometry svg:viewBox="0 0 21600 21600" draw:type="rectangle" draw:enhanced-path="M 0 0 L 21600 0 21600 21600 0 21600 0 0 Z N"/>
        </draw:custom-shape>
        <draw:line draw:style-name="gr136" draw:text-style-name="P38" draw:layer="layout" svg:x1="9.817cm" svg:y1="8.505cm" svg:x2="12.689cm" svg:y2="8.505cm">
          <text:p/>
        </draw:line>
        <draw:line draw:style-name="gr137" draw:text-style-name="P38" draw:layer="layout" svg:x1="16.137cm" svg:y1="8.505cm" svg:x2="22.785cm" svg:y2="8.505cm">
          <text:p/>
        </draw:line>
        <draw:line draw:style-name="gr138" draw:text-style-name="P38"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138" draw:text-style-name="P38"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139" draw:text-style-name="P68"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139" draw:text-style-name="P68"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139" draw:text-style-name="P68" draw:layer="layout" svg:width="0.248cm" svg:height="0.943cm" svg:x="10.962cm" svg:y="6.872cm" svg:viewBox="0 0 249 944" svg:d="M238 0c-149 98-238 262-238 472 0 192 92 374 235 472 5-6 9-12 14-17-137-117-160-232-160-458s26-346 160-452c-4-6-8-11-11-17z">
            <text:p/>
          </draw:path>
          <draw:path draw:style-name="gr139" draw:text-style-name="P68"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139" draw:text-style-name="P68"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140" draw:text-style-name="P69"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140" draw:text-style-name="P69"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140" draw:text-style-name="P69" draw:layer="layout" svg:width="0.248cm" svg:height="0.943cm" svg:x="17.44cm" svg:y="6.872cm" svg:viewBox="0 0 249 944" svg:d="M238 0c-148 98-238 262-238 472 0 193 92 374 235 472 5-6 9-11 14-17-137-117-159-232-159-458s25-346 159-452c-4-6-7-11-11-17z">
            <text:p/>
          </draw:path>
          <draw:path draw:style-name="gr140" draw:text-style-name="P69"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140" draw:text-style-name="P69"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140" draw:text-style-name="P69"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140" draw:text-style-name="P69"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140" draw:text-style-name="P69"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29" presentation:class="page"/>
          <draw:frame presentation:style-name="pr1" draw:text-style-name="P7"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line draw:style-name="gr141" draw:text-style-name="P1" draw:layer="layout" svg:x1="15.236cm" svg:y1="9.601cm" svg:x2="17.98cm" svg:y2="7.532cm">
          <text:p/>
        </draw:line>
        <draw:path draw:style-name="gr142" draw:text-style-name="P70" draw:layer="layout" svg:width="7.613cm" svg:height="1.064cm" draw:transform="skewX (0.536165146212658) rotate (-0.8309512568745) translate (9.73239346027278cm 2.25612074712957cm)" svg:viewBox="0 0 7614 1065" svg:d="M7614 1062c-4 14-3446-1123-5371-1059-1618 52-1666 853-2243 1062">
          <text:p/>
        </draw:path>
        <dr3d:scene draw:style-name="gr143"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44" draw:layer="layout"/>
        </dr3d:scene>
        <draw:polygon draw:style-name="gr145" draw:text-style-name="P71" draw:layer="layout" svg:width="5.369cm" svg:height="11.898cm" svg:x="15.314cm" svg:y="3.574cm" svg:viewBox="0 0 5370 11899" draw:points="4188,0 0,3078 2077,11899 5370,7351">
          <text:p/>
        </draw:polygon>
        <draw:frame draw:style-name="gr146" draw:text-style-name="P72" draw:layer="layout" svg:width="12.159cm" svg:height="0.865cm" svg:x="0.401cm" svg:y="1.365cm">
          <draw:text-box>
            <text:p><text:span text:style-name="T34">how much</text:span><text:span text:style-name="T34"><text:tab/></text:span><text:span text:style-name="T34"><text:tab/></text:span><text:span text:style-name="T34"><text:tab/></text:span><text:span text:style-name="T34"><text:tab/></text:span><text:span text:style-name="T34"><text:tab/></text:span><text:span text:style-name="T34">is in this volume?</text:span></text:p>
          </draw:text-box>
        </draw:frame>
        <draw:frame draw:style-name="gr147" draw:text-style-name="P73" draw:layer="layout" svg:width="4.177cm" svg:height="0.992cm" svg:x="2.973cm" svg:y="6.51cm">
          <draw:text-box>
            <text:p><text:span text:style-name="T35">t</text:span><text:span text:style-name="T36"> = 13:30:15</text:span></text:p>
          </draw:text-box>
        </draw:frame>
        <draw:frame draw:style-name="gr148" draw:text-style-name="P75" draw:layer="layout" svg:width="4.626cm" svg:height="2.914cm" svg:x="3.309cm" svg:y="0.34cm">
          <draw:text-box>
            <text:p text:style-name="P74"><text:span text:style-name="T37">matter</text:span></text:p>
            <text:p text:style-name="P74"><text:span text:style-name="T37">energy-mass</text:span></text:p>
            <text:p text:style-name="P74"><text:span text:style-name="T37">momentum</text:span></text:p>
            <text:p text:style-name="P74"><text:span text:style-name="T37">angular momentum</text:span></text:p>
            <text:p text:style-name="P74"><text:span text:style-name="T37">entropy</text:span></text:p>
          </draw:text-box>
        </draw:frame>
        <draw:custom-shape draw:style-name="gr149" draw:text-style-name="P1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150" draw:text-style-name="P76" draw:layer="layout" svg:width="18.691cm" svg:height="0.865cm" svg:x="10.502cm" svg:y="17.465cm">
          <draw:text-box>
            <text:p><text:span text:style-name="T38">how much</text:span><text:span text:style-name="T38"><text:tab/></text:span><text:span text:style-name="T38"><text:tab/></text:span><text:span text:style-name="T38"><text:tab/></text:span><text:span text:style-name="T38"><text:tab/></text:span><text:span text:style-name="T38"><text:tab/></text:span><text:span text:style-name="T38">is flowing through this surface per unit time?</text:span></text:p>
          </draw:text-box>
        </draw:frame>
        <draw:frame draw:style-name="gr148" draw:text-style-name="P77" draw:layer="layout" svg:width="4.626cm" svg:height="2.914cm" svg:x="13.41cm" svg:y="16.44cm">
          <draw:text-box>
            <text:p text:style-name="P74"><text:span text:style-name="T39">matter</text:span></text:p>
            <text:p text:style-name="P74"><text:span text:style-name="T39">energy-mass</text:span></text:p>
            <text:p text:style-name="P74"><text:span text:style-name="T39">momentum</text:span></text:p>
            <text:p text:style-name="P74"><text:span text:style-name="T39">angular momentum</text:span></text:p>
            <text:p text:style-name="P74"><text:span text:style-name="T39">entropy</text:span></text:p>
          </draw:text-box>
        </draw:frame>
        <draw:custom-shape draw:style-name="gr151" draw:text-style-name="P1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152" draw:text-style-name="P38" draw:layer="layout" svg:width="7.798cm" svg:height="0.746cm" draw:transform="skewX (-0.0724311639577647) rotate (-1.19572507054131) translate (19.3878257340575cm 9.96049592983589cm)" svg:viewBox="0 0 7799 747" svg:d="M7799 744c-5 10-3529-787-5501-742-1657 37-1707 599-2298 745">
          <text:p/>
        </draw:path>
        <draw:line draw:style-name="gr153" draw:text-style-name="P1" draw:layer="layout" svg:x1="17.968cm" svg:y1="7.554cm" svg:x2="22.772cm" svg:y2="3.93cm">
          <text:p/>
        </draw:line>
        <draw:g draw:style-name="gr154">
          <draw:path draw:style-name="gr155"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156" draw:text-style-name="P1" draw:layer="layout" svg:x1="25.167cm" svg:y1="11.321cm" svg:x2="25.167cm" svg:y2="9.334cm">
            <text:p/>
          </draw:line>
          <draw:custom-shape draw:style-name="gr157" draw:text-style-name="P27" draw:layer="layout" svg:width="0.406cm" svg:height="0.409cm" svg:x="24.964cm" svg:y="7.895cm">
            <text:p/>
            <draw:enhanced-geometry svg:viewBox="0 0 21600 21600" draw:type="rectangle" draw:enhanced-path="M 0 0 L 21600 0 21600 21600 0 21600 0 0 Z N"/>
          </draw:custom-shape>
          <draw:line draw:style-name="gr158" draw:text-style-name="P1" draw:layer="layout" svg:x1="25.167cm" svg:y1="9.036cm" svg:x2="25.167cm" svg:y2="6.295cm">
            <text:p/>
          </draw:line>
        </draw:g>
        <presentation:notes draw:style-name="dp2">
          <draw:page-thumbnail draw:style-name="gr7" draw:layer="layout" svg:width="21.219cm" svg:height="10.476cm" svg:x="0.185cm" svg:y="2.123cm" draw:page-number="30" presentation:class="page"/>
          <draw:frame presentation:style-name="pr1" draw:text-style-name="P7"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line draw:style-name="gr159" draw:text-style-name="P1" draw:layer="layout" svg:x1="15.2cm" svg:y1="9.4cm" svg:x2="18.262cm" svg:y2="7.841cm">
          <text:p/>
        </draw:line>
        <draw:path draw:style-name="gr142" draw:text-style-name="P70" draw:layer="layout" svg:width="7.613cm" svg:height="1.064cm" draw:transform="skewX (0.536165146212658) rotate (-0.8309512568745) translate (9.73239346027278cm 2.25612074712957cm)" svg:viewBox="0 0 7614 1065" svg:d="M7614 1062c-4 14-3446-1123-5371-1059-1618 52-1666 853-2243 1062">
          <text:p/>
        </draw:path>
        <dr3d:scene draw:style-name="gr143"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44" draw:layer="layout"/>
        </dr3d:scene>
        <draw:polygon draw:style-name="gr145" draw:text-style-name="P71" draw:layer="layout" svg:width="5.369cm" svg:height="11.898cm" svg:x="15.314cm" svg:y="3.574cm" svg:viewBox="0 0 5370 11899" draw:points="4188,0 0,3078 2077,11899 5370,7351">
          <text:p/>
        </draw:polygon>
        <draw:frame draw:style-name="gr146" draw:text-style-name="P72" draw:layer="layout" svg:width="12.159cm" svg:height="0.865cm" svg:x="0.401cm" svg:y="1.365cm">
          <draw:text-box>
            <text:p><text:span text:style-name="T34">how much</text:span><text:span text:style-name="T34"><text:tab/></text:span><text:span text:style-name="T34"><text:tab/></text:span><text:span text:style-name="T34"><text:tab/></text:span><text:span text:style-name="T34"><text:tab/></text:span><text:span text:style-name="T34"><text:tab/></text:span><text:span text:style-name="T34">is in this volume?</text:span></text:p>
          </draw:text-box>
        </draw:frame>
        <draw:frame draw:style-name="gr147" draw:text-style-name="P73" draw:layer="layout" svg:width="4.177cm" svg:height="0.992cm" svg:x="2.973cm" svg:y="6.51cm">
          <draw:text-box>
            <text:p><text:span text:style-name="T35">t</text:span><text:span text:style-name="T36"> = 13:30:15</text:span></text:p>
          </draw:text-box>
        </draw:frame>
        <draw:frame draw:style-name="gr148" draw:text-style-name="P75" draw:layer="layout" svg:width="4.626cm" svg:height="2.914cm" svg:x="3.309cm" svg:y="0.34cm">
          <draw:text-box>
            <text:p text:style-name="P74"><text:span text:style-name="T37">matter</text:span></text:p>
            <text:p text:style-name="P74"><text:span text:style-name="T37">energy-mass</text:span></text:p>
            <text:p text:style-name="P74"><text:span text:style-name="T37">momentum</text:span></text:p>
            <text:p text:style-name="P74"><text:span text:style-name="T37">angular momentum</text:span></text:p>
            <text:p text:style-name="P74"><text:span text:style-name="T37">entropy</text:span></text:p>
          </draw:text-box>
        </draw:frame>
        <draw:custom-shape draw:style-name="gr149" draw:text-style-name="P1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150" draw:text-style-name="P76" draw:layer="layout" svg:width="18.691cm" svg:height="0.865cm" svg:x="10.502cm" svg:y="17.465cm">
          <draw:text-box>
            <text:p><text:span text:style-name="T38">how much</text:span><text:span text:style-name="T38"><text:tab/></text:span><text:span text:style-name="T38"><text:tab/></text:span><text:span text:style-name="T38"><text:tab/></text:span><text:span text:style-name="T38"><text:tab/></text:span><text:span text:style-name="T38"><text:tab/></text:span><text:span text:style-name="T38">is flowing through this surface per unit time?</text:span></text:p>
          </draw:text-box>
        </draw:frame>
        <draw:frame draw:style-name="gr148" draw:text-style-name="P77" draw:layer="layout" svg:width="4.626cm" svg:height="2.914cm" svg:x="13.41cm" svg:y="16.44cm">
          <draw:text-box>
            <text:p text:style-name="P74"><text:span text:style-name="T39">matter</text:span></text:p>
            <text:p text:style-name="P74"><text:span text:style-name="T39">energy-mass</text:span></text:p>
            <text:p text:style-name="P74"><text:span text:style-name="T39">momentum</text:span></text:p>
            <text:p text:style-name="P74"><text:span text:style-name="T39">angular momentum</text:span></text:p>
            <text:p text:style-name="P74"><text:span text:style-name="T39">entropy</text:span></text:p>
          </draw:text-box>
        </draw:frame>
        <draw:custom-shape draw:style-name="gr151" draw:text-style-name="P1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152" draw:text-style-name="P38" draw:layer="layout" svg:width="7.798cm" svg:height="0.746cm" draw:transform="skewX (-0.0724311639577647) rotate (-1.19572507054131) translate (19.3878257340575cm 9.96049592983589cm)" svg:viewBox="0 0 7799 747" svg:d="M7799 744c-5 10-3529-787-5501-742-1657 37-1707 599-2298 745">
          <text:p/>
        </draw:path>
        <draw:g draw:style-name="gr154">
          <draw:path draw:style-name="gr160"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161" draw:text-style-name="P1" draw:layer="layout" svg:x1="18.258cm" svg:y1="7.863cm" svg:x2="20.378cm" svg:y2="6.783cm">
            <text:p/>
          </draw:line>
          <draw:custom-shape draw:style-name="gr162" draw:text-style-name="P27" draw:layer="layout" svg:width="0.487cm" svg:height="0.49cm" draw:transform="rotate (-1.10025556045723) translate (22.003cm 5.684cm)">
            <text:p/>
            <draw:enhanced-geometry svg:viewBox="0 0 21600 21600" draw:type="rectangle" draw:enhanced-path="M 0 0 L 21600 0 21600 21600 0 21600 0 0 Z N"/>
          </draw:custom-shape>
          <draw:line draw:style-name="gr163" draw:text-style-name="P1" draw:layer="layout" svg:x1="20.696cm" svg:y1="6.621cm" svg:x2="23.621cm" svg:y2="5.131cm">
            <text:p/>
          </draw:line>
        </draw:g>
        <presentation:notes draw:style-name="dp2">
          <draw:page-thumbnail draw:style-name="gr7" draw:layer="layout" svg:width="21.219cm" svg:height="10.476cm" svg:x="0.185cm" svg:y="2.123cm" draw:page-number="31" presentation:class="page"/>
          <draw:frame presentation:style-name="pr1" draw:text-style-name="P7"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3d:scene draw:style-name="gr143"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44" draw:layer="layout"/>
        </dr3d:scene>
        <draw:polygon draw:style-name="gr164" draw:text-style-name="P78" draw:layer="layout" svg:width="5.468cm" svg:height="11.122cm" svg:x="12.288cm" svg:y="2.063cm" svg:viewBox="0 0 5469 11123" draw:points="4074,0 0,2853 2174,11123 5469,6874">
          <text:p/>
        </draw:polygon>
        <draw:polygon draw:style-name="gr165" draw:text-style-name="P79" draw:layer="layout" svg:width="5.069cm" svg:height="8.776cm" svg:x="12.289cm" svg:y="4.849cm" svg:viewBox="0 0 5070 8777" draw:points="3034,0 0,68 2172,8300 5070,8777">
          <text:p/>
        </draw:polygon>
        <draw:polygon draw:style-name="gr166" draw:text-style-name="P80" draw:layer="layout" svg:width="5.348cm" svg:height="11.792cm" svg:x="15.356cm" svg:y="1.816cm" svg:viewBox="0 0 5349 11793" draw:points="0,3017 4140,0 5349,7276 2035,11793">
          <text:p/>
        </draw:polygon>
        <draw:polygon draw:style-name="gr165" draw:text-style-name="P79" draw:layer="layout" svg:width="7.165cm" svg:height="3.122cm" svg:x="12.289cm" svg:y="1.804cm" svg:viewBox="0 0 7166 3123" draw:points="3046,3013 7166,0 4066,272 0,3123">
          <text:p/>
        </draw:polygon>
        <draw:line draw:style-name="gr153" draw:text-style-name="P1" draw:layer="layout" svg:x1="18.52cm" svg:y1="7.433cm" svg:x2="23.845cm" svg:y2="7.7cm">
          <text:p/>
        </draw:line>
        <draw:frame draw:style-name="gr167" draw:text-style-name="P82" draw:layer="layout" svg:width="4.494cm" svg:height="1.661cm" svg:x="18.245cm" svg:y="11.681cm">
          <draw:text-box>
            <text:p text:style-name="P81"><text:span text:style-name="T40">area </text:span><text:span text:style-name="T41">A</text:span></text:p>
          </draw:text-box>
        </draw:frame>
        <draw:frame draw:style-name="gr168" draw:text-style-name="P83" draw:layer="layout" svg:width="1.734cm" svg:height="1.805cm" svg:x="21.138cm" svg:y="6.023cm">
          <draw:text-box>
            <text:p><text:span text:style-name="T42">v</text:span><text:span text:style-name="T43">x</text:span></text:p>
          </draw:text-box>
        </draw:frame>
        <draw:frame draw:style-name="gr169" draw:text-style-name="P84" draw:layer="layout" svg:width="1.713cm" svg:height="1.805cm" svg:x="7.483cm" svg:y="10.442cm">
          <draw:text-box>
            <text:p><text:span text:style-name="T44">N</text:span></text:p>
          </draw:text-box>
        </draw:frame>
        <draw:frame draw:style-name="gr170" draw:text-style-name="P85" draw:layer="layout" svg:width="6.619cm" svg:height="1.661cm" svg:x="11.217cm" svg:y="0.739cm">
          <draw:text-box>
            <text:p text:style-name="P81"><text:span text:style-name="T45">volume </text:span><text:span text:style-name="T46">V</text:span></text:p>
          </draw:text-box>
        </draw:frame>
        <draw:g draw:style-name="gr5">
          <draw:line draw:style-name="gr171" draw:text-style-name="P1" draw:layer="layout" svg:x1="9.84cm" svg:y1="18.928cm" svg:x2="8.149cm" svg:y2="14.093cm">
            <text:p/>
          </draw:line>
          <draw:line draw:style-name="gr171" draw:text-style-name="P1" draw:layer="layout" svg:x1="9.841cm" svg:y1="18.928cm" svg:x2="14.647cm" svg:y2="19.696cm">
            <text:p/>
          </draw:line>
          <draw:line draw:style-name="gr171" draw:text-style-name="P1" draw:layer="layout" svg:x1="9.841cm" svg:y1="18.928cm" svg:x2="12.593cm" svg:y2="16.44cm">
            <text:p/>
          </draw:line>
          <draw:frame draw:style-name="gr172" draw:text-style-name="P86" draw:layer="layout" svg:width="0.692cm" svg:height="1.381cm" svg:x="14.004cm" svg:y="18.53cm">
            <draw:text-box>
              <text:p><text:span text:style-name="T47">x</text:span></text:p>
            </draw:text-box>
          </draw:frame>
          <draw:frame draw:style-name="gr172" draw:text-style-name="P86" draw:layer="layout" svg:width="0.692cm" svg:height="1.381cm" svg:x="12.421cm" svg:y="16.032cm">
            <draw:text-box>
              <text:p><text:span text:style-name="T47">y</text:span></text:p>
            </draw:text-box>
          </draw:frame>
          <draw:frame draw:style-name="gr173" draw:text-style-name="P86" draw:layer="layout" svg:width="0.65cm" svg:height="1.381cm" svg:x="8.23cm" svg:y="13.564cm">
            <draw:text-box>
              <text:p><text:span text:style-name="T47">z</text:span></text:p>
            </draw:text-box>
          </draw:frame>
        </draw:g>
        <draw:measure draw:style-name="gr174" draw:text-style-name="P88" draw:layer="measurelines" svg:x1="17.372cm" svg:y1="13.702cm" svg:x2="14.447cm" svg:y2="13.207cm">
          <text:p text:style-name="P87"/>
          <text:p text:style-name="P87"><text:span text:style-name="T48">v</text:span><text:span text:style-name="T49">x</text:span><text:span text:style-name="T48"> </text:span><text:span text:style-name="T50">Δ</text:span><text:span text:style-name="T48">t</text:span></text:p>
        </draw:measure>
        <draw:frame draw:style-name="gr175" draw:text-style-name="P84" draw:layer="layout" svg:width="1.471cm" svg:height="1.805cm" svg:x="20.038cm" svg:y="9.824cm">
          <draw:text-box>
            <text:p><text:span text:style-name="T44">J</text:span><text:span text:style-name="T51">x</text:span></text:p>
          </draw:text-box>
        </draw:frame>
        <presentation:notes draw:style-name="dp2">
          <draw:page-thumbnail draw:style-name="gr7" draw:layer="layout" svg:width="21.219cm" svg:height="10.476cm" svg:x="0.185cm" svg:y="2.123cm" draw:page-number="32" presentation:class="page"/>
          <draw:frame presentation:style-name="pr1" draw:text-style-name="P7"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frame draw:style-name="gr167" draw:text-style-name="P82" draw:layer="layout" svg:width="4.494cm" svg:height="1.661cm" svg:x="10.565cm" svg:y="13.286cm">
          <draw:text-box>
            <text:p text:style-name="P81"><text:span text:style-name="T40">area </text:span><text:span text:style-name="T41">A</text:span></text:p>
          </draw:text-box>
        </draw:frame>
        <draw:frame draw:style-name="gr170" draw:text-style-name="P89" draw:layer="layout" svg:width="6.619cm" svg:height="1.661cm" svg:x="11.217cm" svg:y="0.739cm">
          <draw:text-box>
            <text:p text:style-name="P81"><text:span text:style-name="T52">volume </text:span><text:span text:style-name="T53">V</text:span></text:p>
          </draw:text-box>
        </draw:frame>
        <draw:g draw:style-name="gr5">
          <draw:line draw:style-name="gr171" draw:text-style-name="P1" draw:layer="layout" svg:x1="9.84cm" svg:y1="18.928cm" svg:x2="8.149cm" svg:y2="14.093cm">
            <text:p/>
          </draw:line>
          <draw:line draw:style-name="gr171" draw:text-style-name="P1" draw:layer="layout" svg:x1="9.841cm" svg:y1="18.928cm" svg:x2="14.647cm" svg:y2="19.696cm">
            <text:p/>
          </draw:line>
          <draw:line draw:style-name="gr171" draw:text-style-name="P1" draw:layer="layout" svg:x1="9.841cm" svg:y1="18.928cm" svg:x2="12.593cm" svg:y2="16.44cm">
            <text:p/>
          </draw:line>
          <draw:frame draw:style-name="gr172" draw:text-style-name="P86" draw:layer="layout" svg:width="0.692cm" svg:height="1.381cm" svg:x="14.004cm" svg:y="18.53cm">
            <draw:text-box>
              <text:p><text:span text:style-name="T47">x</text:span></text:p>
            </draw:text-box>
          </draw:frame>
          <draw:frame draw:style-name="gr172" draw:text-style-name="P86" draw:layer="layout" svg:width="0.692cm" svg:height="1.381cm" svg:x="12.421cm" svg:y="16.032cm">
            <draw:text-box>
              <text:p><text:span text:style-name="T47">y</text:span></text:p>
            </draw:text-box>
          </draw:frame>
          <draw:frame draw:style-name="gr173" draw:text-style-name="P86" draw:layer="layout" svg:width="0.65cm" svg:height="1.381cm" svg:x="8.23cm" svg:y="13.564cm">
            <draw:text-box>
              <text:p><text:span text:style-name="T47">z</text:span></text:p>
            </draw:text-box>
          </draw:frame>
        </draw:g>
        <draw:frame draw:style-name="gr176" draw:text-style-name="P83" draw:layer="layout" svg:width="1.903cm" svg:height="1.805cm" svg:x="20.64cm" svg:y="2.618cm">
          <draw:text-box>
            <text:p><text:span text:style-name="T42">P</text:span><text:span text:style-name="T43">x</text:span></text:p>
          </draw:text-box>
        </draw:frame>
        <dr3d:scene draw:style-name="gr177"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78" draw:layer="layout"/>
        </dr3d:scene>
        <draw:line draw:style-name="gr179" draw:text-style-name="P1" draw:layer="layout" svg:x1="16.454cm" svg:y1="4.288cm" svg:x2="23.274cm" svg:y2="4.418cm">
          <text:p/>
        </draw:line>
        <draw:frame draw:style-name="gr175" draw:text-style-name="P90" draw:layer="layout" svg:width="1.471cm" svg:height="1.805cm" svg:x="17.229cm" svg:y="5.541cm">
          <draw:text-box>
            <text:p><text:span text:style-name="T54">J</text:span><text:span text:style-name="T55">x</text:span></text:p>
          </draw:text-box>
        </draw:frame>
        <draw:line draw:style-name="gr180" draw:text-style-name="P1" draw:layer="layout" svg:x1="14.583cm" svg:y1="7.219cm" svg:x2="19.51cm" svg:y2="7.313cm">
          <text:p/>
        </draw:line>
        <draw:polygon draw:style-name="gr181" draw:text-style-name="P71" draw:layer="layout" svg:width="6.194cm" svg:height="10.871cm" svg:x="10.96cm" svg:y="2.108cm" svg:viewBox="0 0 6195 10872" draw:points="4754,0 0,2839 2261,10872 6195,6776">
          <text:p/>
        </draw:polygon>
        <draw:frame draw:style-name="gr182" draw:text-style-name="P91" draw:layer="layout" svg:width="1.518cm" svg:height="1.661cm" svg:x="8.919cm" svg:y="5.548cm">
          <draw:text-box>
            <text:p text:style-name="P81"><text:span text:style-name="T29">V</text:span></text:p>
          </draw:text-box>
        </draw:frame>
        <draw:frame draw:style-name="gr183" draw:text-style-name="P92" draw:layer="layout" svg:width="1.515cm" svg:height="1.661cm" svg:x="13.133cm" svg:y="9.781cm">
          <draw:text-box>
            <text:p text:style-name="P81"><text:span text:style-name="T56">A</text:span></text:p>
          </draw:text-box>
        </draw:frame>
        <presentation:notes draw:style-name="dp2">
          <draw:page-thumbnail draw:style-name="gr7" draw:layer="layout" svg:width="21.219cm" svg:height="10.476cm" svg:x="0.185cm" svg:y="2.123cm" draw:page-number="33" presentation:class="page"/>
          <draw:frame presentation:style-name="pr1" draw:text-style-name="P7"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g draw:style-name="gr5">
          <draw:line draw:style-name="gr171" draw:text-style-name="P1" draw:layer="layout" svg:x1="10.14cm" svg:y1="18.128cm" svg:x2="8.449cm" svg:y2="13.293cm">
            <text:p/>
          </draw:line>
          <draw:line draw:style-name="gr171" draw:text-style-name="P1" draw:layer="layout" svg:x1="10.141cm" svg:y1="18.128cm" svg:x2="14.947cm" svg:y2="18.896cm">
            <text:p/>
          </draw:line>
          <draw:line draw:style-name="gr171" draw:text-style-name="P1" draw:layer="layout" svg:x1="10.141cm" svg:y1="18.128cm" svg:x2="12.893cm" svg:y2="15.64cm">
            <text:p/>
          </draw:line>
          <draw:frame draw:style-name="gr172" draw:text-style-name="P86" draw:layer="layout" svg:width="0.692cm" svg:height="1.381cm" svg:x="14.304cm" svg:y="17.73cm">
            <draw:text-box>
              <text:p><text:span text:style-name="T47">x</text:span></text:p>
            </draw:text-box>
          </draw:frame>
          <draw:frame draw:style-name="gr172" draw:text-style-name="P86" draw:layer="layout" svg:width="0.692cm" svg:height="1.381cm" svg:x="12.721cm" svg:y="15.232cm">
            <draw:text-box>
              <text:p><text:span text:style-name="T47">y</text:span></text:p>
            </draw:text-box>
          </draw:frame>
          <draw:frame draw:style-name="gr173" draw:text-style-name="P86" draw:layer="layout" svg:width="0.65cm" svg:height="1.381cm" svg:x="8.53cm" svg:y="12.764cm">
            <draw:text-box>
              <text:p><text:span text:style-name="T47">z</text:span></text:p>
            </draw:text-box>
          </draw:frame>
        </draw:g>
        <draw:frame draw:style-name="gr176" draw:text-style-name="P83" draw:layer="layout" svg:width="1.903cm" svg:height="1.805cm" svg:x="20.64cm" svg:y="2.618cm">
          <draw:text-box>
            <text:p><text:span text:style-name="T42">P</text:span><text:span text:style-name="T43">x</text:span></text:p>
          </draw:text-box>
        </draw:frame>
        <dr3d:scene draw:style-name="gr177"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78" draw:layer="layout"/>
        </dr3d:scene>
        <draw:line draw:style-name="gr179" draw:text-style-name="P1" draw:layer="layout" svg:x1="16.454cm" svg:y1="4.288cm" svg:x2="23.274cm" svg:y2="4.418cm">
          <text:p/>
        </draw:line>
        <draw:frame draw:style-name="gr175" draw:text-style-name="P90" draw:layer="layout" svg:width="1.471cm" svg:height="1.805cm" svg:x="17.229cm" svg:y="5.541cm">
          <draw:text-box>
            <text:p><text:span text:style-name="T54">J</text:span><text:span text:style-name="T55">x</text:span></text:p>
          </draw:text-box>
        </draw:frame>
        <draw:line draw:style-name="gr180" draw:text-style-name="P1" draw:layer="layout" svg:x1="14.583cm" svg:y1="7.219cm" svg:x2="19.51cm" svg:y2="7.313cm">
          <text:p/>
        </draw:line>
        <draw:polygon draw:style-name="gr181" draw:text-style-name="P71" draw:layer="layout" svg:width="6.194cm" svg:height="10.871cm" svg:x="10.96cm" svg:y="2.108cm" svg:viewBox="0 0 6195 10872" draw:points="4754,0 0,2839 2261,10872 6195,6776">
          <text:p/>
        </draw:polygon>
        <draw:frame draw:style-name="gr182" draw:text-style-name="P93" draw:layer="layout" svg:width="1.518cm" svg:height="1.661cm" svg:x="8.919cm" svg:y="5.548cm">
          <draw:text-box>
            <text:p text:style-name="P81"><text:span text:style-name="T56">V</text:span></text:p>
          </draw:text-box>
        </draw:frame>
        <draw:frame draw:style-name="gr183" draw:text-style-name="P92" draw:layer="layout" svg:width="1.515cm" svg:height="1.661cm" svg:x="13.133cm" svg:y="9.781cm">
          <draw:text-box>
            <text:p text:style-name="P81"><text:span text:style-name="T56">A</text:span></text:p>
          </draw:text-box>
        </draw:frame>
        <presentation:notes draw:style-name="dp2">
          <draw:page-thumbnail draw:style-name="gr7" draw:layer="layout" svg:width="21.219cm" svg:height="10.476cm" svg:x="0.185cm" svg:y="2.123cm" draw:page-number="34" presentation:class="page"/>
          <draw:frame presentation:style-name="pr1" draw:text-style-name="P7"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3d:scene draw:style-name="gr143"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44" draw:layer="layout"/>
        </dr3d:scene>
        <draw:polygon draw:style-name="gr164" draw:text-style-name="P78" draw:layer="layout" svg:width="6.194cm" svg:height="10.871cm" svg:x="10.96cm" svg:y="2.108cm" svg:viewBox="0 0 6195 10872" draw:points="4754,0 0,2839 2261,10872 6195,6776">
          <text:p/>
        </draw:polygon>
        <draw:line draw:style-name="gr153" draw:text-style-name="P1" draw:layer="layout" svg:x1="18.52cm" svg:y1="7.433cm" svg:x2="23.845cm" svg:y2="7.7cm">
          <text:p/>
        </draw:line>
        <draw:frame draw:style-name="gr167" draw:text-style-name="P82" draw:layer="layout" svg:width="4.494cm" svg:height="1.661cm" svg:x="18.245cm" svg:y="11.681cm">
          <draw:text-box>
            <text:p text:style-name="P81"><text:span text:style-name="T40">area </text:span><text:span text:style-name="T41">A</text:span></text:p>
          </draw:text-box>
        </draw:frame>
        <draw:frame draw:style-name="gr175" draw:text-style-name="P83" draw:layer="layout" svg:width="1.471cm" svg:height="1.805cm" svg:x="21.138cm" svg:y="6.023cm">
          <draw:text-box>
            <text:p><text:span text:style-name="T42">J</text:span><text:span text:style-name="T43">x</text:span></text:p>
          </draw:text-box>
        </draw:frame>
        <draw:frame draw:style-name="gr169" draw:text-style-name="P84" draw:layer="layout" svg:width="1.713cm" svg:height="1.805cm" svg:x="7.483cm" svg:y="10.442cm">
          <draw:text-box>
            <text:p><text:span text:style-name="T44">N</text:span></text:p>
          </draw:text-box>
        </draw:frame>
        <draw:frame draw:style-name="gr170" draw:text-style-name="P85" draw:layer="layout" svg:width="6.619cm" svg:height="1.661cm" svg:x="11.217cm" svg:y="0.739cm">
          <draw:text-box>
            <text:p text:style-name="P81"><text:span text:style-name="T45">volume </text:span><text:span text:style-name="T46">V</text:span></text:p>
          </draw:text-box>
        </draw:frame>
        <draw:g draw:style-name="gr5">
          <draw:line draw:style-name="gr171" draw:text-style-name="P1" draw:layer="layout" svg:x1="9.84cm" svg:y1="18.928cm" svg:x2="8.149cm" svg:y2="14.093cm">
            <text:p/>
          </draw:line>
          <draw:line draw:style-name="gr171" draw:text-style-name="P1" draw:layer="layout" svg:x1="9.841cm" svg:y1="18.928cm" svg:x2="14.647cm" svg:y2="19.696cm">
            <text:p/>
          </draw:line>
          <draw:line draw:style-name="gr171" draw:text-style-name="P1" draw:layer="layout" svg:x1="9.841cm" svg:y1="18.928cm" svg:x2="12.593cm" svg:y2="16.44cm">
            <text:p/>
          </draw:line>
          <draw:frame draw:style-name="gr172" draw:text-style-name="P86" draw:layer="layout" svg:width="0.692cm" svg:height="1.381cm" svg:x="14.004cm" svg:y="18.53cm">
            <draw:text-box>
              <text:p><text:span text:style-name="T47">x</text:span></text:p>
            </draw:text-box>
          </draw:frame>
          <draw:frame draw:style-name="gr172" draw:text-style-name="P86" draw:layer="layout" svg:width="0.692cm" svg:height="1.381cm" svg:x="12.421cm" svg:y="16.032cm">
            <draw:text-box>
              <text:p><text:span text:style-name="T47">y</text:span></text:p>
            </draw:text-box>
          </draw:frame>
          <draw:frame draw:style-name="gr173" draw:text-style-name="P86" draw:layer="layout" svg:width="0.65cm" svg:height="1.381cm" svg:x="8.23cm" svg:y="13.564cm">
            <draw:text-box>
              <text:p><text:span text:style-name="T47">z</text:span></text:p>
            </draw:text-box>
          </draw:frame>
        </draw:g>
        <draw:measure draw:style-name="gr184" draw:text-style-name="P88" draw:layer="measurelines" svg:x1="17.372cm" svg:y1="13.702cm" svg:x2="14.447cm" svg:y2="13.207cm">
          <text:p text:style-name="P87"/>
          <text:p text:style-name="P87"><text:span text:style-name="T48">v</text:span><text:span text:style-name="T49">x</text:span><text:span text:style-name="T48"> </text:span><text:span text:style-name="T50">Δ</text:span><text:span text:style-name="T48">t</text:span></text:p>
        </draw:measure>
        <draw:frame draw:style-name="gr175" draw:text-style-name="P84" draw:layer="layout" svg:width="1.471cm" svg:height="1.805cm" svg:x="20.038cm" svg:y="9.824cm">
          <draw:text-box>
            <text:p><text:span text:style-name="T44">J</text:span><text:span text:style-name="T51">x</text:span></text:p>
          </draw:text-box>
        </draw:frame>
        <draw:line draw:style-name="gr185" draw:text-style-name="P1" draw:layer="layout" svg:x1="13.67cm" svg:y1="3.398cm" svg:x2="15.456cm" svg:y2="10.626cm">
          <text:p/>
        </draw:line>
        <draw:line draw:style-name="gr185" draw:text-style-name="P1" draw:layer="layout" svg:x1="11.261cm" svg:y1="7.141cm" svg:x2="18.424cm" svg:y2="7.292cm">
          <text:p/>
        </draw:line>
        <draw:line draw:style-name="gr185" draw:text-style-name="P1" draw:layer="layout" svg:x1="16.488cm" svg:y1="5.657cm" svg:x2="12.207cm" svg:y2="9.163cm">
          <text:p/>
        </draw:line>
        <draw:frame draw:style-name="gr186" draw:text-style-name="P83" draw:layer="layout" svg:width="5.755cm" svg:height="1.805cm" svg:x="22.75cm" svg:y="17.481cm">
          <draw:text-box>
            <text:p><text:span text:style-name="T42">P</text:span><text:span text:style-name="T43">x</text:span><text:span text:style-name="T57"> = </text:span><text:span text:style-name="T58">ρ </text:span><text:span text:style-name="T57">J</text:span><text:span text:style-name="T43">x</text:span></text:p>
          </draw:text-box>
        </draw:frame>
        <presentation:notes draw:style-name="dp2">
          <draw:page-thumbnail draw:style-name="gr7" draw:layer="layout" svg:width="21.219cm" svg:height="10.476cm" svg:x="0.185cm" svg:y="2.123cm" draw:page-number="35" presentation:class="page"/>
          <draw:frame presentation:style-name="pr1" draw:text-style-name="P7"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g draw:style-name="gr5">
          <draw:line draw:style-name="gr171" draw:text-style-name="P1" draw:layer="layout" svg:x1="10.14cm" svg:y1="18.128cm" svg:x2="8.449cm" svg:y2="13.293cm">
            <text:p/>
          </draw:line>
          <draw:line draw:style-name="gr171" draw:text-style-name="P1" draw:layer="layout" svg:x1="10.141cm" svg:y1="18.128cm" svg:x2="14.947cm" svg:y2="18.896cm">
            <text:p/>
          </draw:line>
          <draw:line draw:style-name="gr171" draw:text-style-name="P1" draw:layer="layout" svg:x1="10.141cm" svg:y1="18.128cm" svg:x2="12.893cm" svg:y2="15.64cm">
            <text:p/>
          </draw:line>
          <draw:frame draw:style-name="gr172" draw:text-style-name="P86" draw:layer="layout" svg:width="0.692cm" svg:height="1.381cm" svg:x="14.304cm" svg:y="17.73cm">
            <draw:text-box>
              <text:p><text:span text:style-name="T47">x</text:span></text:p>
            </draw:text-box>
          </draw:frame>
          <draw:frame draw:style-name="gr172" draw:text-style-name="P86" draw:layer="layout" svg:width="0.692cm" svg:height="1.381cm" svg:x="12.721cm" svg:y="15.232cm">
            <draw:text-box>
              <text:p><text:span text:style-name="T47">y</text:span></text:p>
            </draw:text-box>
          </draw:frame>
          <draw:frame draw:style-name="gr173" draw:text-style-name="P86" draw:layer="layout" svg:width="0.65cm" svg:height="1.381cm" svg:x="8.53cm" svg:y="12.764cm">
            <draw:text-box>
              <text:p><text:span text:style-name="T47">z</text:span></text:p>
            </draw:text-box>
          </draw:frame>
        </draw:g>
        <draw:g draw:style-name="gr5">
          <svg:title>TexMaths</svg:title>
          <svg:desc>72§latex§\qty{4}{J}?§svg§600§TRUE§</svg:desc>
          <draw:path draw:style-name="gr187" draw:text-style-name="P69" draw:layer="layout" svg:width="1.185cm" svg:height="1.75cm" svg:x="12.846cm" svg:y="6.376cm" svg:viewBox="0 0 1186 1751" svg:d="M1186 1751c0-26 0-52 0-79-41-2-82-5-123-7-122-7-150-36-150-187 0-64 0-129 0-193 143 0 201 7 273 14 0-60 0-120 0-179-70 2-130 7-209 7-21 0-43 0-64 0 0-117 0-235 0-352 0-445 0-660 14-761-10-4-19-9-29-14-62 22-124 43-187 65-237 387-474 775-711 1162 10 19 19 39 29 58 222 0 445 0 668 0 0 64 0 129 0 193 0 151-29 187-151 187-53 2-105 5-158 7 0 27 0 53 0 79 137-7 273-7 410-7 129 0 258 0 388 7zM697 1127c-180 0-359 0-539 0 180-294 359-589 539-883 0 294 0 589 0 883z">
            <text:p/>
          </draw:path>
          <draw:path draw:style-name="gr187" draw:text-style-name="P69" draw:layer="layout" svg:width="0.825cm" svg:height="2.224cm" svg:x="14.621cm" svg:y="6.383cm" svg:viewBox="0 0 826 2225" svg:d="M826 72c0-24 0-48 0-72-129 0-251 7-373 7s-245-7-367-7c0 24 0 48 0 72 41 2 82 5 122 7 115 7 130 29 130 230 0 490 0 980 0 1471 0 208-36 280-137 280-64 0-115-15-172-50-10 4-19 9-29 14 5 64 10 129 14 194 20 2 39 4 58 7 5 0 9 0 14 0 86 0 237-86 331-201 122-151 158-280 158-581 0-378 0-756 0-1134 0-201 14-223 129-230 41-2 82-5 122-7z">
            <text:p/>
          </draw:path>
          <draw:path draw:style-name="gr187" draw:text-style-name="P69" draw:layer="layout" svg:width="0.89cm" svg:height="1.757cm" svg:x="15.605cm" svg:y="6.376cm" svg:viewBox="0 0 891 1758" svg:d="M891 388c0-223-201-388-460-388-108 0-201 22-330 86-34 96-67 192-101 287 26 7 53 15 79 22 17-41 34-82 50-122 29-72 101-108 216-108 180 0 309 115 309 273 0 100-43 179-194 344-151 173-194 237-194 323 0 72 36 137 115 180 17-10 33-19 50-29-36-50-57-86-57-122 0-86 36-129 237-309 215-201 280-294 280-437zM546 1608c0-72-72-144-151-144s-144 68-144 144c0 75 65 150 144 150s151-71 151-150z">
            <text:p/>
          </draw:path>
        </draw:g>
        <dr3d:scene draw:style-name="gr177"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78" draw:layer="layout"/>
        </dr3d:scene>
        <presentation:notes draw:style-name="dp2">
          <draw:page-thumbnail draw:style-name="gr7" draw:layer="layout" svg:width="21.219cm" svg:height="10.476cm" svg:x="0.185cm" svg:y="2.123cm" draw:page-number="36" presentation:class="page"/>
          <draw:frame presentation:style-name="pr1" draw:text-style-name="P7"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g draw:style-name="gr5">
          <svg:title>TexMaths</svg:title>
          <svg:desc>72§latex§\qty{3}{N\,s}?§svg§600§TRUE§</svg:desc>
          <draw:path draw:style-name="gr187" draw:text-style-name="P69" draw:layer="layout" svg:width="1.128cm" svg:height="1.778cm" svg:x="11.147cm" svg:y="8.99cm" svg:viewBox="0 0 1129 1779" svg:d="M1129 1169c0-121-50-229-137-294-64-43-122-64-251-86 201-158 280-272 280-416 0-222-187-373-467-373-173 0-288 50-403 165-26 105-53 210-79 316 26 0 53 0 79 0 17-48 34-96 50-144 22-86 187-172 317-172 165 0 295 136 295 294 0 187-151 345-324 345-22 0-81-5-122-8-10 46-19 91-29 137 5 5 10 9 14 14 101-43 144-57 216-57 209 0 331 136 331 358 0 259-158 431-388 431-115 0-223-43-295-115-65-50-94-108-144-244-24 7-48 15-72 22 58 158 79 244 93 373 130 43 245 64 339 64 302 0 697-265 697-610z">
            <text:p/>
          </draw:path>
          <draw:path draw:style-name="gr187" draw:text-style-name="P69" draw:layer="layout" svg:width="2.006cm" svg:height="1.786cm" svg:x="12.981cm" svg:y="8.983cm" svg:viewBox="0 0 2007 1787" svg:d="M2007 72c0-24 0-48 0-72-101 7-202 7-303 7-100 0-194 0-294-7 0 24 0 48 0 72 38 2 76 5 115 7 115 7 129 36 129 230 0 394 0 789 0 1183-405-497-810-995-1215-1492-46 2-87 7-137 7-122 0-201-5-302-7 0 24 0 48 0 72 36 2 72 5 108 7 115 7 129 36 129 230 0 375 0 750 0 1126 0 194-14 215-129 222-36 3-72 5-108 8 0 26 0 52 0 78 93-7 194-7 295-7s201 0 302 7c0-26 0-52 0-78-38-3-77-5-115-8-115-7-130-28-130-222 0-387 0-775 0-1162 398 490 796 980 1194 1470 77 15 154 29 230 44 0-29-7-72-7-94 0-461 0-923 0-1384 0-194 15-223 130-230 36-2 72-5 108-7z">
            <text:p/>
          </draw:path>
          <draw:path draw:style-name="gr187" draw:text-style-name="P69" draw:layer="layout" svg:width="0.905cm" svg:height="1.226cm" svg:x="15.534cm" svg:y="9.542cm" svg:viewBox="0 0 906 1227" svg:d="M906 804c0-79-14-137-65-187-64-65-151-93-374-136-208-36-273-86-273-201 0-129 86-201 238-201 172 0 302 93 302 208 0 19 0 38 0 57 24 0 48 0 71 0 0-143 0-208 8-279-130-51-223-65-324-65-295 0-475 136-475 366 0 115 58 201 173 258 72 29 201 65 374 108 115 21 158 72 158 172 0 136-122 230-302 230-187 0-316-86-316-216 0-33 0-67 0-100-24 0-48 0-72 0 0 172-7 244-29 344 129 43 230 65 345 65 331 0 561-179 561-423z">
            <text:p/>
          </draw:path>
          <draw:path draw:style-name="gr187" draw:text-style-name="P69" draw:layer="layout" svg:width="0.891cm" svg:height="1.757cm" svg:x="16.634cm" svg:y="8.976cm" svg:viewBox="0 0 892 1758" svg:d="M892 387c0-215-202-387-460-387-116 0-202 22-331 86-34 96-67 191-101 287 24 7 48 14 72 22 17-41 33-82 50-122 29-72 108-108 223-108 180 0 309 115 309 273 0 100-43 186-194 344-151 172-194 237-194 323 0 79 36 136 108 186 19-11 38-23 58-35-44-51-58-87-58-122 0-86 36-130 237-309 216-194 281-294 281-438zM539 1607c0-72-72-143-143-143-80 0-144 68-144 143s64 151 136 151c79 0 151-72 151-151z">
            <text:p/>
          </draw:path>
        </draw:g>
        <draw:line draw:style-name="gr188" draw:text-style-name="P1" draw:layer="layout" svg:x1="15.236cm" svg:y1="9.401cm" svg:x2="17.314cm" svg:y2="5.953cm">
          <text:p/>
        </draw:line>
        <draw:g draw:style-name="gr5">
          <draw:line draw:style-name="gr171" draw:text-style-name="P1" draw:layer="layout" svg:x1="10.14cm" svg:y1="19.728cm" svg:x2="8.449cm" svg:y2="14.893cm">
            <text:p/>
          </draw:line>
          <draw:line draw:style-name="gr171" draw:text-style-name="P1" draw:layer="layout" svg:x1="10.141cm" svg:y1="19.728cm" svg:x2="14.947cm" svg:y2="20.496cm">
            <text:p/>
          </draw:line>
          <draw:line draw:style-name="gr171" draw:text-style-name="P1" draw:layer="layout" svg:x1="10.141cm" svg:y1="19.728cm" svg:x2="12.893cm" svg:y2="17.24cm">
            <text:p/>
          </draw:line>
          <draw:frame draw:style-name="gr172" draw:text-style-name="P86" draw:layer="layout" svg:width="0.692cm" svg:height="1.381cm" svg:x="14.304cm" svg:y="19.33cm">
            <draw:text-box>
              <text:p><text:span text:style-name="T47">x</text:span></text:p>
            </draw:text-box>
          </draw:frame>
          <draw:frame draw:style-name="gr172" draw:text-style-name="P86" draw:layer="layout" svg:width="0.692cm" svg:height="1.381cm" svg:x="12.721cm" svg:y="16.832cm">
            <draw:text-box>
              <text:p><text:span text:style-name="T47">y</text:span></text:p>
            </draw:text-box>
          </draw:frame>
          <draw:frame draw:style-name="gr173" draw:text-style-name="P86" draw:layer="layout" svg:width="0.65cm" svg:height="1.381cm" svg:x="8.53cm" svg:y="14.364cm">
            <draw:text-box>
              <text:p><text:span text:style-name="T47">z</text:span></text:p>
            </draw:text-box>
          </draw:frame>
        </draw:g>
        <dr3d:scene draw:style-name="gr177"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78" draw:layer="layout"/>
        </dr3d:scene>
        <draw:line draw:style-name="gr189" draw:text-style-name="P1" draw:layer="layout" svg:x1="17.314cm" svg:y1="5.97cm" svg:x2="20.61cm" svg:y2="0.494cm">
          <text:p/>
        </draw:line>
        <presentation:notes draw:style-name="dp2">
          <draw:page-thumbnail draw:style-name="gr7" draw:layer="layout" svg:width="21.219cm" svg:height="10.476cm" svg:x="0.185cm" svg:y="2.123cm" draw:page-number="37" presentation:class="page"/>
          <draw:frame presentation:style-name="pr1" draw:text-style-name="P7"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g draw:style-name="gr5">
          <svg:title>TexMaths</svg:title>
          <svg:desc>72§latex§\qty{7}{N\,m\,s}?§svg§600§TRUE§</svg:desc>
          <draw:path draw:style-name="gr187" draw:text-style-name="P69" draw:layer="layout" svg:width="1.143cm" svg:height="1.735cm" svg:x="10.747cm" svg:y="8.99cm" svg:viewBox="0 0 1144 1736" svg:d="M1144 72c0-24 0-48 0-72-273 7-295 14-568 14-267 0-310-7-554-14-8 5-15 10-22 14 2 86 7 158 7 259 0 100-5 172-7 258 24 0 48 0 72 0 7-48 14-96 22-144 14-150 36-172 151-172 225 0 450 0 676 0-101 208-180 352-273 502-207 328-413 656-619 983 7 12 14 24 21 36 39-2 69-7 115-7 47 0 77 5 116 7 108-272 172-437 402-839 154-275 307-550 461-825z">
            <text:p/>
          </draw:path>
          <draw:path draw:style-name="gr187" draw:text-style-name="P69" draw:layer="layout" svg:width="2.006cm" svg:height="1.786cm" svg:x="12.502cm" svg:y="8.983cm" svg:viewBox="0 0 2007 1787" svg:d="M2007 72c0-24 0-48 0-72-100 7-201 7-302 7-93 0-194 0-288-7 0 24 0 48 0 72 36 2 72 5 108 7 115 7 130 36 130 230 0 394 0 789 0 1183-406-497-811-995-1216-1492-46 2-86 7-137 7-115 0-201-5-302-7 0 24 0 48 0 72 36 2 72 5 108 7 115 7 129 36 129 230 0 375 0 750 0 1126 0 194-14 215-129 222-36 3-72 5-108 8 0 26 0 52 0 78 101-7 194-7 295-7s201 0 302 7c0-26 0-52 0-78-38-3-77-5-115-8-115-7-129-28-129-222 0-387 0-775 0-1162 400 490 801 980 1201 1470 74 15 149 29 223 44 0-29-7-72-7-94 0-461 0-923 0-1384 0-194 14-223 129-230 36-2 72-5 108-7z">
            <text:p/>
          </draw:path>
          <draw:path draw:style-name="gr187" draw:text-style-name="P69" draw:layer="layout" svg:width="2.157cm" svg:height="1.183cm" svg:x="15.02cm" svg:y="9.542cm" svg:viewBox="0 0 2158 1184" svg:d="M2158 1184c0-26 0-53 0-79-40-2-81-5-122-7-86 0-93-22-93-180 0-172 0-344 0-516 0-244-144-402-382-402-86 0-158 22-201 65-65 55-130 110-194 165-80-165-188-230-360-230-94 0-166 22-209 65-57 52-115 105-173 157 0-71 0-143 0-215-9-2-19-5-28-7-123 50-259 86-389 100 0 24 0 48 0 72 31 0 63 0 94 0 100 0 108 15 108 180 0 189 0 377 0 566 0 158-8 180-94 180-38 2-77 5-115 7 0 26 0 53 0 79 108-7 216-7 324-7 100 0 194 0 295 7 0-26 0-53 0-79-34-2-67-5-101-7-86 0-94-22-94-180 0-177 0-354 0-531 0-114 166-236 317-236 137 0 230 129 230 323 0 148 0 296 0 444 0 158-7 180-93 180-39 2-77 5-115 7 0 26 0 53 0 79 100-7 212-7 316-7 105 0 209 0 317 7 0-26 0-53 0-79-41-2-82-5-123-7-86 0-93-22-93-180 0-177 0-354 0-531 0-114 173-236 324-236 136 0 230 129 230 323 0 236 0 473 0 710 65-7 129-7 194-7 79 0 151 0 230 7z">
            <text:p/>
          </draw:path>
          <draw:path draw:style-name="gr187" draw:text-style-name="P69" draw:layer="layout" svg:width="0.906cm" svg:height="1.226cm" svg:x="17.711cm" svg:y="9.542cm" svg:viewBox="0 0 907 1227" svg:d="M907 804c0-79-15-137-65-187-72-65-151-93-374-136-209-36-274-86-274-201 0-129 87-201 238-201 172 0 302 93 302 208 0 19 0 38 0 57 24 0 48 0 72 0 0-143 0-208 7-279-130-51-223-65-324-65-295 0-475 136-475 366 0 115 58 201 173 258 65 29 202 65 374 108 115 21 158 72 158 172 0 136-122 230-302 230-187 0-316-86-316-216 0-33 0-67 0-100-27 0-53 0-79 0 0 172-8 244-22 344 130 43 230 65 345 65 331 0 562-179 562-423z">
            <text:p/>
          </draw:path>
          <draw:path draw:style-name="gr187" draw:text-style-name="P69" draw:layer="layout" svg:width="0.891cm" svg:height="1.757cm" svg:x="18.812cm" svg:y="8.976cm" svg:viewBox="0 0 892 1758" svg:d="M892 387c0-215-201-387-460-387-115 0-202 22-338 86-32 96-63 191-94 287 24 7 48 14 72 22 17-41 34-82 50-122 29-72 108-108 223-108 180 0 310 115 310 273 0 100-43 186-195 344-151 172-194 237-194 323 0 79 36 136 108 186 19-11 38-23 58-35-43-51-58-87-58-122 0-86 36-130 238-309 215-194 280-294 280-438zM540 1607c0-72-72-143-144-143-79 0-144 68-144 143s65 151 137 151c79 0 151-72 151-151z">
            <text:p/>
          </draw:path>
        </draw:g>
        <draw:line draw:style-name="gr188" draw:text-style-name="P1" draw:layer="layout" svg:x1="15.236cm" svg:y1="9.401cm" svg:x2="16.64cm" svg:y2="5.628cm">
          <text:p/>
        </draw:line>
        <draw:g draw:style-name="gr5">
          <draw:line draw:style-name="gr171" draw:text-style-name="P1" draw:layer="layout" svg:x1="10.14cm" svg:y1="19.728cm" svg:x2="8.449cm" svg:y2="14.893cm">
            <text:p/>
          </draw:line>
          <draw:line draw:style-name="gr171" draw:text-style-name="P1" draw:layer="layout" svg:x1="10.141cm" svg:y1="19.728cm" svg:x2="14.947cm" svg:y2="20.496cm">
            <text:p/>
          </draw:line>
          <draw:line draw:style-name="gr171" draw:text-style-name="P1" draw:layer="layout" svg:x1="10.141cm" svg:y1="19.728cm" svg:x2="12.893cm" svg:y2="17.24cm">
            <text:p/>
          </draw:line>
          <draw:frame draw:style-name="gr172" draw:text-style-name="P86" draw:layer="layout" svg:width="0.692cm" svg:height="1.381cm" svg:x="14.304cm" svg:y="19.33cm">
            <draw:text-box>
              <text:p><text:span text:style-name="T47">x</text:span></text:p>
            </draw:text-box>
          </draw:frame>
          <draw:frame draw:style-name="gr172" draw:text-style-name="P86" draw:layer="layout" svg:width="0.692cm" svg:height="1.381cm" svg:x="12.721cm" svg:y="16.832cm">
            <draw:text-box>
              <text:p><text:span text:style-name="T47">y</text:span></text:p>
            </draw:text-box>
          </draw:frame>
          <draw:frame draw:style-name="gr173" draw:text-style-name="P86" draw:layer="layout" svg:width="0.65cm" svg:height="1.381cm" svg:x="8.53cm" svg:y="14.364cm">
            <draw:text-box>
              <text:p><text:span text:style-name="T47">z</text:span></text:p>
            </draw:text-box>
          </draw:frame>
        </draw:g>
        <dr3d:scene draw:style-name="gr177"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78" draw:layer="layout"/>
        </dr3d:scene>
        <draw:polyline draw:style-name="gr190" draw:text-style-name="P1" draw:layer="layout" svg:width="2.038cm" svg:height="4.435cm" draw:transform="skewX (0.000174532925199401) rotate (1.21544729108885) translate (15.803673000832cm 1.48306541050054cm)" svg:viewBox="0 0 2039 4436" draw:points="347,551 400,459 454,374 511,297 570,228 631,168 693,117 724,95 757,75 789,58 822,42 853,30 886,19 920,10 953,4 987,1 1020,0 1053,2 1088,5 1121,11 1154,20 1187,30 1218,42 1251,59 1284,75 1316,95 1348,117 1411,168 1471,228 1531,298 1588,374 1642,460 1693,551 1741,651 1786,756 1828,868 1867,985 1903,1110 1933,1239 1956,1373 1989,1652 2039,2219 1988,2785 1955,3064 1933,3199 1903,3328 1867,3451 1827,3570 1785,3681 1740,3786 1692,3885 1641,3977 1587,4063 1530,4139 1470,4208 1410,4268 1347,4319 1315,4342 1284,4361 1251,4378 1218,4394 1186,4406 1153,4417 1120,4426 1087,4432 1052,4435 1019,4436 986,4435 952,4432 919,4426 886,4417 853,4406 821,4394 788,4378 757,4361 724,4342 692,4319 630,4268 569,4208 510,4139 453,4062 399,3977 347,3885 299,3786 254,3681 212,3570 172,3451 136,3328 105,3184 76,3012 34,2646 0,2218 9,1928 35,1644 54,1506 77,1369 105,1237 137,1110 173,985 212,868 254,755 299,650">
          <text:p/>
        </draw:polyline>
        <draw:custom-shape draw:style-name="gr162" draw:text-style-name="P27" draw:layer="layout" svg:width="0.487cm" svg:height="0.49cm" draw:transform="rotate (-0.396364273127912) translate (18.463cm 0.051cm)">
          <text:p/>
          <draw:enhanced-geometry svg:viewBox="0 0 21600 21600" draw:mirror-horizontal="false" draw:mirror-vertical="false" draw:type="rectangle" draw:enhanced-path="M 0 0 L 21600 0 21600 21600 0 21600 0 0 Z N"/>
        </draw:custom-shape>
        <draw:line draw:style-name="gr191" draw:text-style-name="P1" draw:layer="layout" svg:x1="17.969cm" svg:y1="2.076cm" svg:x2="19.297cm" svg:y2="-1.495cm">
          <text:p/>
        </draw:line>
        <draw:line draw:style-name="gr191" draw:text-style-name="P1" draw:layer="layout" svg:x1="16.64cm" svg:y1="5.664cm" svg:x2="17.843cm" svg:y2="2.429cm">
          <text:p/>
        </draw:line>
        <presentation:notes draw:style-name="dp2">
          <draw:page-thumbnail draw:style-name="gr7" draw:layer="layout" svg:width="21.219cm" svg:height="10.476cm" svg:x="0.185cm" svg:y="2.123cm" draw:page-number="38" presentation:class="page"/>
          <draw:frame presentation:style-name="pr1" draw:text-style-name="P7"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line draw:style-name="gr141" draw:text-style-name="P1" draw:layer="layout" svg:x1="15.236cm" svg:y1="9.601cm" svg:x2="17.98cm" svg:y2="7.532cm">
          <text:p/>
        </draw:line>
        <dr3d:scene draw:style-name="gr143"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44" draw:layer="layout"/>
        </dr3d:scene>
        <draw:line draw:style-name="gr153" draw:text-style-name="P1" draw:layer="layout" svg:x1="17.968cm" svg:y1="7.554cm" svg:x2="22.772cm" svg:y2="3.93cm">
          <text:p/>
        </draw:line>
        <draw:g draw:style-name="gr5">
          <draw:line draw:style-name="gr171" draw:text-style-name="P1" draw:layer="layout" svg:x1="10.18cm" svg:y1="18.129cm" svg:x2="8.489cm" svg:y2="13.294cm">
            <text:p/>
          </draw:line>
          <draw:line draw:style-name="gr171" draw:text-style-name="P1" draw:layer="layout" svg:x1="10.181cm" svg:y1="18.129cm" svg:x2="14.987cm" svg:y2="18.897cm">
            <text:p/>
          </draw:line>
          <draw:line draw:style-name="gr171" draw:text-style-name="P1" draw:layer="layout" svg:x1="10.181cm" svg:y1="18.129cm" svg:x2="12.933cm" svg:y2="15.641cm">
            <text:p/>
          </draw:line>
          <draw:frame draw:style-name="gr172" draw:text-style-name="P86" draw:layer="layout" svg:width="0.692cm" svg:height="1.381cm" svg:x="14.344cm" svg:y="17.731cm">
            <draw:text-box>
              <text:p><text:span text:style-name="T47">x</text:span></text:p>
            </draw:text-box>
          </draw:frame>
          <draw:frame draw:style-name="gr172" draw:text-style-name="P86" draw:layer="layout" svg:width="0.692cm" svg:height="1.381cm" svg:x="12.761cm" svg:y="15.233cm">
            <draw:text-box>
              <text:p><text:span text:style-name="T47">y</text:span></text:p>
            </draw:text-box>
          </draw:frame>
          <draw:frame draw:style-name="gr173" draw:text-style-name="P86" draw:layer="layout" svg:width="0.65cm" svg:height="1.381cm" svg:x="8.57cm" svg:y="12.765cm">
            <draw:text-box>
              <text:p><text:span text:style-name="T47">z</text:span></text:p>
            </draw:text-box>
          </draw:frame>
        </draw:g>
        <presentation:notes draw:style-name="dp2">
          <draw:page-thumbnail draw:style-name="gr7" draw:layer="layout" svg:width="21.219cm" svg:height="10.476cm" svg:x="0.185cm" svg:y="2.123cm" draw:page-number="39" presentation:class="page"/>
          <draw:frame presentation:style-name="pr1" draw:text-style-name="P7"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frame draw:style-name="gr8" draw:text-style-name="P1" draw:layer="layout" svg:width="6.277cm" svg:height="20.185cm" svg:x="12.541cm" svg:y="0.414cm">
          <draw:image xlink:href="Pictures/100000010000010000000337EA5CF0A7.png" xlink:type="simple" xlink:show="embed" xlink:actuate="onLoad" draw:mime-type="image/png">
            <text:p/>
          </draw:image>
        </draw:frame>
        <draw:custom-shape draw:style-name="gr192" draw:text-style-name="P94" draw:layer="layout" svg:width="4.238cm" svg:height="3.328cm" svg:x="13.422cm" svg:y="16.068cm">
          <text:p/>
          <draw:enhanced-geometry svg:viewBox="0 0 21600 21600" draw:type="rectangle" draw:enhanced-path="M 0 0 L 21600 0 21600 21600 0 21600 0 0 Z N"/>
        </draw:custom-shape>
        <draw:custom-shape draw:style-name="gr193" draw:text-style-name="P94"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94" draw:text-style-name="P1" draw:layer="layout" svg:x1="13.53cm" svg:y1="16.047cm" svg:x2="17.596cm" svg:y2="16.047cm">
          <text:p/>
        </draw:line>
        <draw:line draw:style-name="gr194" draw:text-style-name="P1" draw:layer="layout" svg:x1="14.068cm" svg:y1="20.203cm" svg:x2="17.058cm" svg:y2="20.203cm">
          <text:p/>
        </draw:line>
        <draw:frame draw:style-name="gr195" draw:text-style-name="P17" draw:layer="layout" svg:width="1.929cm" svg:height="1.661cm" svg:x="10.734cm" svg:y="14.875cm">
          <draw:text-box>
            <text:p><text:span text:style-name="T59">A</text:span><text:span text:style-name="T60">1</text:span></text:p>
          </draw:text-box>
        </draw:frame>
        <presentation:notes draw:style-name="dp2">
          <draw:page-thumbnail draw:style-name="gr7" draw:layer="layout" svg:width="21.219cm" svg:height="10.476cm" svg:x="0.185cm" svg:y="2.123cm" draw:page-number="40" presentation:class="page"/>
          <draw:frame presentation:style-name="pr1" draw:text-style-name="P7"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path draw:style-name="gr196" draw:text-style-name="P20"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197" draw:text-style-name="P95" draw:layer="layout" svg:width="1.103cm" svg:height="2.088cm" draw:transform="rotate (1.5707963267949) translate (15.185cm 15.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98" draw:text-style-name="P44"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99" draw:text-style-name="P1" draw:layer="layout" svg:width="1.775cm" svg:height="3.356cm" draw:transform="rotate (1.5707963267949) translate (12.095cm 2.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00" draw:text-style-name="P1" draw:layer="layout" svg:width="0.897cm" svg:height="1.695cm" draw:transform="rotate (1.5707963267949) translate (13.99cm 19.2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201" draw:text-style-name="P96"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202" draw:text-style-name="P96"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203" draw:text-style-name="P1" draw:layer="layout" svg:width="14.036cm" svg:height="10.436cm" draw:transform="skewX (0.000523598775598322) rotate (1.03550384520824) translate (5.03144718644581cm 13.3874665483857cm)" svg:viewBox="0 0 14037 10437" svg:d="M14037 0c-6183 0-6118 5746-6705 7217-587 1470-5003 3032-7332 3220">
          <text:p/>
        </draw:path>
        <draw:path draw:style-name="gr203" draw:text-style-name="P1" draw:layer="layout" svg:width="14.46cm" svg:height="8.946cm" draw:transform="skewX (0.00034906585039891) rotate (1.03550384520824) translate (7.96535550904822cm 14.3660844795433cm)" svg:viewBox="0 0 14461 8947" svg:d="M14461 7c-4907-186-4777 3359-5689 5725-912 2367-6443 3027-8772 3215">
          <text:p/>
        </draw:path>
        <draw:path draw:style-name="gr204" draw:text-style-name="P1"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01" draw:text-style-name="P97" draw:layer="layout" svg:width="1.429cm" svg:height="1.733cm" svg:x="13.402cm" svg:y="6.811cm">
          <draw:text-box>
            <text:p><text:span text:style-name="T61">J</text:span><text:span text:style-name="T62">1</text:span></text:p>
          </draw:text-box>
        </draw:frame>
        <draw:frame draw:style-name="gr205" draw:text-style-name="P97" draw:layer="layout" svg:width="1.924cm" svg:height="1.733cm" svg:x="12.81cm" svg:y="16.176cm">
          <draw:text-box>
            <text:p><text:span text:style-name="T63">-</text:span><text:span text:style-name="T61">J</text:span><text:span text:style-name="T62">2</text:span></text:p>
          </draw:text-box>
        </draw:frame>
        <draw:path draw:style-name="gr196" draw:text-style-name="P20"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206" draw:text-style-name="P98" draw:layer="layout" svg:width="1.488cm" svg:height="1.521cm" svg:x="15.668cm" svg:y="9.81cm">
          <draw:text-box>
            <text:p><text:span text:style-name="T64">N</text:span></text:p>
          </draw:text-box>
        </draw:frame>
        <presentation:notes draw:style-name="dp2">
          <draw:page-thumbnail draw:style-name="gr7" draw:layer="layout" svg:width="21.219cm" svg:height="10.476cm" svg:x="0.185cm" svg:y="2.123cm" draw:page-number="41" presentation:class="page"/>
          <draw:frame presentation:style-name="pr1" draw:text-style-name="P7"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custom-shape draw:style-name="gr197" draw:text-style-name="P95" draw:layer="layout" svg:width="1.103cm" svg:height="2.089cm" draw:transform="rotate (0.76340701482232) translate (18.089cm 11.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207" draw:text-style-name="P20" draw:layer="layout" svg:width="1.721cm" svg:height="0.199cm" draw:transform="skewX (-0.00191986217719373) rotate (2.19265713928048) translate (18.595934574571cm 11.3468875077116cm)" svg:viewBox="0 0 1722 200" svg:d="M1722 98c-364-2-284-100-576-98-262-1-293 198-582 200-284 0-204-90-564-94">
          <text:p/>
        </draw:path>
        <draw:path draw:style-name="gr207" draw:text-style-name="P20" draw:layer="layout" svg:width="1.721cm" svg:height="0.198cm" draw:transform="skewX (0.00122173047639605) rotate (-0.15690509975429) translate (10.3881517190132cm 8.26330262484182cm)" svg:viewBox="0 0 1722 199" svg:d="M0 98c364-2 284-100 576-98 262-1 293 198 582 199 284 0 204-90 564-94">
          <text:p/>
        </draw:path>
        <draw:custom-shape draw:style-name="gr208" draw:text-style-name="P68" draw:layer="layout" svg:width="1.33cm" svg:height="2.512cm" draw:transform="rotate (0.152541776624304) translate (15.215cm 7.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09" draw:text-style-name="P95" draw:layer="layout" svg:width="1.66cm" svg:height="3.135cm" draw:transform="rotate (0.76340701482232) translate (8.214cm 7.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99" draw:text-style-name="P1" draw:layer="layout" svg:width="1.775cm" svg:height="3.356cm" draw:transform="rotate (0.76340701482232) translate (6.146cm 4.1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200" draw:text-style-name="P1" draw:layer="layout" svg:width="0.897cm" svg:height="1.695cm" draw:transform="rotate (0.76340701482232) translate (20.198cm 15.5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201" draw:text-style-name="P96" draw:layer="layout" svg:width="9.354cm" svg:height="6.599cm" draw:transform="skewX (-6.0335427472943E-017) rotate (2.37818563876747) translate (15.7696197504442cm 15.6725219849232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202" draw:text-style-name="P96" draw:layer="layout" svg:width="0.533cm" svg:height="2.082cm" draw:transform="rotate (2.37818563876747) translate (18.8991577488512cm 13.25815754745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203" draw:text-style-name="P1" draw:layer="layout" svg:width="14.036cm" svg:height="10.436cm" draw:transform="skewX (0.000523598775598375) rotate (1.84289315718081) translate (10.4241474828295cm 19.2012211858202cm)" svg:viewBox="0 0 14037 10437" svg:d="M14037 0c-6183 0-6118 5746-6705 7217-587 1470-5003 3032-7332 3220">
          <text:p/>
        </draw:path>
        <draw:path draw:style-name="gr203" draw:text-style-name="P1" draw:layer="layout" svg:width="14.46cm" svg:height="8.946cm" draw:transform="skewX (0.000349065850398941) rotate (1.84289315718081) translate (13.1596498916683cm 17.7581211643886cm)" svg:viewBox="0 0 14461 8947" svg:d="M14461 7c-4907-186-4777 3359-5689 5725-912 2367-6443 3027-8772 3215">
          <text:p/>
        </draw:path>
        <draw:path draw:style-name="gr204" draw:text-style-name="P1" draw:layer="layout" svg:width="0.477cm" svg:height="1.694cm" draw:transform="rotate (2.37818563876747) translate (20.8585633835784cm 16.78843085460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210" draw:text-style-name="P99" draw:layer="layout" svg:width="1.209cm" svg:height="1.521cm" svg:x="13.605cm" svg:y="8.742cm">
          <draw:text-box>
            <text:p><text:span text:style-name="T65">v</text:span></text:p>
          </draw:text-box>
        </draw:frame>
        <draw:line draw:style-name="gr211" draw:text-style-name="P12" draw:layer="layout" svg:x1="15.897cm" svg:y1="9.043cm" svg:x2="13.578cm" svg:y2="8.863cm">
          <text:p/>
        </draw:line>
        <presentation:notes draw:style-name="dp2">
          <draw:page-thumbnail draw:style-name="gr7" draw:layer="layout" svg:width="21.219cm" svg:height="10.476cm" svg:x="0.185cm" svg:y="2.123cm" draw:page-number="42" presentation:class="page"/>
          <draw:frame presentation:style-name="pr1" draw:text-style-name="P7"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custom-shape draw:style-name="gr212" draw:text-style-name="P9" draw:layer="layout" svg:width="2.516cm" svg:height="8.583cm" svg:x="14.531cm" svg:y="9.787cm">
          <text:p/>
          <draw:enhanced-geometry svg:viewBox="0 0 21600 21600" draw:type="rectangle" draw:enhanced-path="M 0 0 L 21600 0 21600 21600 0 21600 0 0 Z N"/>
        </draw:custom-shape>
        <draw:custom-shape draw:style-name="gr213" draw:text-style-name="P100" draw:layer="layout" svg:width="1.963cm" svg:height="3.228cm" svg:x="14.786cm" svg:y="5.864cm">
          <text:p/>
          <draw:enhanced-geometry svg:viewBox="0 0 21600 21600" draw:type="rectangle" draw:enhanced-path="M 0 0 L 21600 0 21600 21600 0 21600 0 0 Z N"/>
        </draw:custom-shape>
        <draw:custom-shape draw:style-name="gr214" draw:text-style-name="P100" draw:layer="layout" svg:width="2.581cm" svg:height="0.592cm" svg:x="14.475cm" svg:y="9.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5" draw:text-style-name="P1" draw:layer="layout" svg:x1="14.509cm" svg:y1="9.712cm" svg:x2="17.133cm" svg:y2="9.712cm">
          <text:p/>
        </draw:line>
        <draw:frame draw:style-name="gr8" draw:text-style-name="P1" draw:layer="layout" svg:width="13.831cm" svg:height="19.75cm" svg:x="8.834cm" svg:y="0.625cm">
          <draw:image xlink:href="Pictures/10000C2A000039FB000052C99C57C99C.svg" xlink:type="simple" xlink:show="embed" xlink:actuate="onLoad" draw:mime-type="image/svg+xml">
            <text:p/>
          </draw:image>
          <draw:image xlink:href="Pictures/10000001000002500000034DC88E4BA7.png" xlink:type="simple" xlink:show="embed" xlink:actuate="onLoad" draw:mime-type="image/png"/>
        </draw:frame>
        <draw:line draw:style-name="gr216" draw:text-style-name="P12" draw:layer="layout" svg:x1="15.761cm" svg:y1="9.912cm" svg:x2="15.8cm" svg:y2="14.547cm">
          <text:p/>
        </draw:line>
        <presentation:notes draw:style-name="dp2">
          <draw:page-thumbnail draw:style-name="gr7" draw:layer="layout" svg:width="21.219cm" svg:height="10.476cm" svg:x="0.185cm" svg:y="2.123cm" draw:page-number="43" presentation:class="page"/>
          <draw:frame presentation:style-name="pr1" draw:text-style-name="P7"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custom-shape draw:style-name="gr22" draw:text-style-name="P9" draw:layer="layout" svg:width="2.392cm" svg:height="7.864cm" svg:x="8.768cm" svg:y="5.178cm">
          <text:p/>
          <draw:enhanced-geometry svg:viewBox="0 0 21600 21600" draw:type="rectangle" draw:enhanced-path="M 0 0 L 21600 0 21600 21600 0 21600 0 0 Z N"/>
        </draw:custom-shape>
        <draw:line draw:style-name="gr38" draw:text-style-name="P1" draw:layer="layout" svg:x1="8.586cm" svg:y1="5.042cm" svg:x2="11.389cm" svg:y2="5.042cm">
          <text:p/>
        </draw:line>
        <draw:line draw:style-name="gr25" draw:text-style-name="P1" draw:layer="layout" svg:x1="8.684cm" svg:y1="3.18cm" svg:x2="8.684cm" svg:y2="13.145cm">
          <text:p/>
        </draw:line>
        <draw:line draw:style-name="gr25" draw:text-style-name="P1" draw:layer="layout" svg:x1="11.284cm" svg:y1="3.18cm" svg:x2="11.284cm" svg:y2="13.145cm">
          <text:p/>
        </draw:line>
        <draw:line draw:style-name="gr25" draw:text-style-name="P1" draw:layer="layout" svg:x1="8.585cm" svg:y1="13.042cm" svg:x2="11.388cm" svg:y2="13.042cm">
          <text:p/>
        </draw:line>
        <draw:g draw:style-name="gr5">
          <svg:title>TexMaths</svg:title>
          <svg:desc>28§latex§$$A$$§svg§600§TRUE§</svg:desc>
          <draw:path draw:style-name="gr26" draw:text-style-name="P11" draw:layer="layout" svg:width="0.677cm" svg:height="0.688cm" svg:x="10.212cm" svg:y="4.153cm" svg:viewBox="0 0 678 689" svg:d="M678 689c0-9 0-18 0-28-8-1-16-1-25-2-47-6-50-6-56-51-28-202-55-405-83-608-15 0-30 0-45 0-121 193-242 385-363 578-33 53-53 69-86 78-7 1-13 2-20 3 0 10 0 20 0 30 36-3 73-3 109-3s70 0 106 3c0-9 0-18 0-28-18-1-35-1-53-2-17 0-28-9-28-20 0-6 6-19 25-53 33-57 65-113 98-170 80 0 160 0 240 0 8 65 17 130 25 195 3 9 3 17 3 22 0 14-14 23-42 26-14 1-28 1-42 2 0 10 0 19 0 28 39-3 77-3 117-3 41 0 81 0 120 3zM491 382c-70 0-139 0-209 0 58-94 115-188 173-282 12 94 24 188 36 282z">
            <text:p/>
          </draw:path>
        </draw:g>
        <draw:line draw:style-name="gr27" draw:text-style-name="P12" draw:layer="layout" svg:x1="9.951cm" svg:y1="5.037cm" svg:x2="9.951cm" svg:y2="2.711cm">
          <text:p/>
        </draw:line>
        <draw:g draw:style-name="gr5">
          <svg:title>TexMaths</svg:title>
          <svg:desc>28§latex§$$V$$§svg§600§TRUE§</svg:desc>
          <draw:path draw:style-name="gr31" draw:text-style-name="P18" draw:layer="layout" svg:width="0.661cm" svg:height="0.682cm" svg:x="9.621cm" svg:y="8.256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5">
          <svg:title>TexMaths</svg:title>
          <svg:desc>28§latex§$$\yv$$§svg§600§TRUE§</svg:desc>
          <draw:path draw:style-name="gr26" draw:text-style-name="P11" draw:layer="layout" svg:width="0.478cm" svg:height="0.469cm" svg:x="9.196cm" svg:y="2.762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presentation:notes draw:style-name="dp2">
          <draw:page-thumbnail draw:style-name="gr7" draw:layer="layout" svg:width="21.219cm" svg:height="10.476cm" svg:x="0.185cm" svg:y="2.123cm" draw:page-number="44" presentation:class="page"/>
          <draw:frame presentation:style-name="pr1" draw:text-style-name="P7"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line draw:style-name="gr217" draw:text-style-name="P1" draw:layer="layout" svg:x1="5.08cm" svg:y1="6.596cm" svg:x2="5.08cm" svg:y2="1.162cm">
          <text:p/>
        </draw:line>
        <draw:line draw:style-name="gr218" draw:text-style-name="P1" draw:layer="layout" svg:x1="1.309cm" svg:y1="7.377cm" svg:x2="9.14cm" svg:y2="7.377cm">
          <text:p/>
        </draw:line>
        <draw:frame draw:style-name="gr219" draw:text-style-name="P101" draw:layer="layout" svg:width="0.875cm" svg:height="0.992cm" svg:x="7.881cm" svg:y="7.27cm">
          <draw:text-box>
            <text:p><text:span text:style-name="T66">x</text:span></text:p>
          </draw:text-box>
        </draw:frame>
        <draw:custom-shape draw:style-name="gr220" draw:text-style-name="P8" draw:layer="layout" svg:width="0.454cm" svg:height="0.454cm" svg:x="7.852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0" draw:text-style-name="P8" draw:layer="layout" svg:width="0.454cm" svg:height="0.454cm" svg:x="1.853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1" draw:text-style-name="P102" draw:layer="layout" svg:width="1.121cm" svg:height="1.17cm" svg:x="7.636cm" svg:y="4.282cm">
          <draw:text-box>
            <text:p><text:span text:style-name="T67">x</text:span><text:span text:style-name="T68">b</text:span></text:p>
          </draw:text-box>
        </draw:frame>
        <draw:frame draw:style-name="gr222" draw:text-style-name="P102" draw:layer="layout" svg:width="1.112cm" svg:height="1.17cm" svg:x="1.644cm" svg:y="4.282cm">
          <draw:text-box>
            <text:p><text:span text:style-name="T67">x</text:span><text:span text:style-name="T68">a</text:span></text:p>
          </draw:text-box>
        </draw:frame>
        <draw:frame draw:style-name="gr223" draw:text-style-name="P103" draw:layer="layout" svg:width="1.192cm" svg:height="1.17cm" svg:x="1.457cm" svg:y="2.792cm">
          <draw:text-box>
            <text:p><text:span text:style-name="T69">T</text:span><text:span text:style-name="T70">a</text:span></text:p>
          </draw:text-box>
        </draw:frame>
        <draw:frame draw:style-name="gr224" draw:text-style-name="P103" draw:layer="layout" svg:width="1.201cm" svg:height="1.17cm" svg:x="7.478cm" svg:y="2.792cm">
          <draw:text-box>
            <text:p><text:span text:style-name="T69">T</text:span><text:span text:style-name="T70">b</text:span></text:p>
          </draw:text-box>
        </draw:frame>
        <draw:frame draw:style-name="gr225" draw:text-style-name="P104" draw:layer="layout" svg:width="1.078cm" svg:height="0.992cm" svg:x="5.379cm" svg:y="3.792cm">
          <draw:text-box>
            <text:p><text:span text:style-name="T71">Q</text:span></text:p>
          </draw:text-box>
        </draw:frame>
        <draw:frame draw:style-name="gr226" draw:text-style-name="P104" draw:layer="layout" svg:width="1.451cm" svg:height="0.992cm" svg:x="3.379cm" svg:y="3.792cm">
          <draw:text-box>
            <text:p><text:span text:style-name="T71">–</text:span><text:span text:style-name="T71">Q</text:span></text:p>
          </draw:text-box>
        </draw:frame>
        <draw:line draw:style-name="gr217" draw:text-style-name="P1" draw:layer="layout" svg:x1="18.242cm" svg:y1="13.156cm" svg:x2="18.242cm" svg:y2="7.722cm">
          <text:p/>
        </draw:line>
        <draw:line draw:style-name="gr218" draw:text-style-name="P1" draw:layer="layout" svg:x1="14.296cm" svg:y1="14.337cm" svg:x2="22.127cm" svg:y2="14.337cm">
          <text:p/>
        </draw:line>
        <draw:frame draw:style-name="gr219" draw:text-style-name="P101" draw:layer="layout" svg:width="0.875cm" svg:height="0.992cm" svg:x="20.868cm" svg:y="14.23cm">
          <draw:text-box>
            <text:p><text:span text:style-name="T66">x</text:span></text:p>
          </draw:text-box>
        </draw:frame>
        <draw:frame draw:style-name="gr223" draw:text-style-name="P103" draw:layer="layout" svg:width="1.192cm" svg:height="1.17cm" svg:x="15.793cm" svg:y="9.2cm">
          <draw:text-box>
            <text:p><text:span text:style-name="T69">T</text:span><text:span text:style-name="T70">a</text:span></text:p>
          </draw:text-box>
        </draw:frame>
        <draw:frame draw:style-name="gr224" draw:text-style-name="P103" draw:layer="layout" svg:width="1.201cm" svg:height="1.17cm" svg:x="19.365cm" svg:y="9.2cm">
          <draw:text-box>
            <text:p><text:span text:style-name="T69">T</text:span><text:span text:style-name="T70">b</text:span></text:p>
          </draw:text-box>
        </draw:frame>
        <draw:frame draw:style-name="gr225" draw:text-style-name="P104" draw:layer="layout" svg:width="1.078cm" svg:height="0.992cm" svg:x="17.722cm" svg:y="10.352cm">
          <draw:text-box>
            <text:p><text:span text:style-name="T71">Q</text:span></text:p>
          </draw:text-box>
        </draw:frame>
        <draw:frame draw:style-name="gr226" draw:text-style-name="P104" draw:layer="layout" svg:width="1.451cm" svg:height="0.992cm" svg:x="8.788cm" svg:y="10.352cm">
          <draw:text-box>
            <text:p><text:span text:style-name="T71">–</text:span><text:span text:style-name="T71">Q</text:span></text:p>
          </draw:text-box>
        </draw:frame>
        <draw:frame draw:style-name="gr8" draw:text-style-name="P1" draw:layer="layout" svg:width="0.603cm" svg:height="2.902cm" svg:x="15.39cm" svg:y="8.534cm">
          <draw:image xlink:href="Pictures/10000000000000FF000004DA7DD9711C.jpg" xlink:type="simple" xlink:show="embed" xlink:actuate="onLoad" draw:mime-type="image/jpeg">
            <text:p/>
          </draw:image>
        </draw:frame>
        <draw:frame draw:style-name="gr8" draw:text-style-name="P1" draw:layer="layout" svg:width="0.603cm" svg:height="2.902cm" svg:x="20.491cm" svg:y="8.534cm">
          <draw:image xlink:href="Pictures/10000000000000FF000004DA7DD9711C.jpg" xlink:type="simple" xlink:show="embed" xlink:actuate="onLoad" draw:mime-type="image/jpeg">
            <text:p/>
          </draw:image>
        </draw:frame>
        <draw:path draw:style-name="gr227" draw:text-style-name="P20" draw:layer="layout" svg:width="2.341cm" svg:height="0.273cm" svg:x="17.002cm" svg:y="11.344cm" svg:viewBox="0 0 2342 274" svg:d="M0 137c494-3 386-139 784-137 356-2 397 274 791 274 386 0 277-125 767-131">
          <text:p/>
        </draw:path>
        <presentation:notes draw:style-name="dp2">
          <draw:page-thumbnail draw:style-name="gr7" draw:layer="layout" svg:width="21.219cm" svg:height="10.476cm" svg:x="0.185cm" svg:y="2.123cm" draw:page-number="45" presentation:class="page"/>
          <draw:frame presentation:style-name="pr1" draw:text-style-name="P7"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line draw:style-name="gr228" draw:text-style-name="P1" draw:layer="layout" svg:x1="13.016cm" svg:y1="6.066cm" svg:x2="17.322cm" svg:y2="3.58cm">
          <text:p/>
        </draw:line>
        <draw:g draw:style-name="gr154">
          <draw:path draw:style-name="gr155"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229" draw:text-style-name="P1" draw:layer="layout" svg:x1="17.992cm" svg:y1="6.086cm" svg:x2="19.713cm" svg:y2="5.092cm">
            <text:p/>
          </draw:line>
          <draw:custom-shape draw:style-name="gr157" draw:text-style-name="P27" draw:layer="layout" svg:width="0.406cm" svg:height="0.409cm" draw:transform="rotate (-1.0471975511966) translate (20.857cm 4.197cm)">
            <text:p/>
            <draw:enhanced-geometry svg:viewBox="0 0 21600 21600" draw:type="rectangle" draw:enhanced-path="M 0 0 L 21600 0 21600 21600 0 21600 0 0 Z N"/>
          </draw:custom-shape>
          <draw:line draw:style-name="gr230" draw:text-style-name="P1" draw:layer="layout" svg:x1="20.019cm" svg:y1="4.916cm" svg:x2="22.344cm" svg:y2="3.573cm">
            <text:p/>
          </draw:line>
        </draw:g>
        <draw:line draw:style-name="gr231" draw:text-style-name="P1" draw:layer="layout" svg:x1="9.683cm" svg:y1="11.025cm" svg:x2="14.655cm" svg:y2="11.025cm">
          <text:p/>
        </draw:line>
        <draw:g draw:style-name="gr154">
          <draw:path draw:style-name="gr155"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229" draw:text-style-name="P1" draw:layer="layout" svg:x1="15.555cm" svg:y1="11.019cm" svg:x2="17.542cm" svg:y2="11.019cm">
            <text:p/>
          </draw:line>
          <draw:custom-shape draw:style-name="gr157" draw:text-style-name="P27"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230" draw:text-style-name="P1" draw:layer="layout" svg:x1="17.896cm" svg:y1="11.019cm" svg:x2="20.581cm" svg:y2="11.019cm">
            <text:p/>
          </draw:line>
        </draw:g>
        <draw:line draw:style-name="gr231" draw:text-style-name="P1" draw:layer="layout" svg:x1="9.683cm" svg:y1="15.012cm" svg:x2="14.655cm" svg:y2="15.012cm">
          <text:p/>
        </draw:line>
        <draw:path draw:style-name="gr232"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229" draw:text-style-name="P1" draw:layer="layout" svg:x1="15.555cm" svg:y1="15.018cm" svg:x2="17.542cm" svg:y2="15.018cm">
          <text:p/>
        </draw:line>
        <draw:custom-shape draw:style-name="gr233" draw:text-style-name="P105"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230" draw:text-style-name="P1" draw:layer="layout" svg:x1="17.896cm" svg:y1="15.018cm" svg:x2="20.581cm" svg:y2="15.018cm">
          <text:p/>
        </draw:line>
        <draw:line draw:style-name="gr234" draw:text-style-name="P1" draw:layer="layout" svg:x1="8.185cm" svg:y1="17.101cm" svg:x2="22.15cm" svg:y2="17.113cm">
          <text:p/>
        </draw:line>
        <draw:custom-shape draw:style-name="gr235" draw:text-style-name="P106"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46" presentation:class="page"/>
          <draw:frame presentation:style-name="pr1" draw:text-style-name="P7"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g draw:style-name="gr154">
          <draw:g draw:style-name="gr154">
            <draw:path draw:style-name="gr236"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237" draw:text-style-name="P1" draw:layer="layout" svg:x1="20.013cm" svg:y1="8.892cm" svg:x2="22.207cm" svg:y2="6.696cm">
              <text:p/>
            </draw:line>
            <draw:custom-shape draw:style-name="gr238" draw:text-style-name="P27"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239" draw:text-style-name="P1" draw:layer="layout" svg:x1="22.446cm" svg:y1="6.458cm" svg:x2="25.355cm" svg:y2="3.547cm">
              <text:p/>
            </draw:line>
          </draw:g>
          <draw:g draw:style-name="gr154">
            <draw:path draw:style-name="gr240"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241" draw:text-style-name="P1" draw:layer="layout" svg:x1="22.526cm" svg:y1="13.244cm" svg:x2="21.532cm" svg:y2="11.523cm">
              <text:p/>
            </draw:line>
            <draw:custom-shape draw:style-name="gr242" draw:text-style-name="P27"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243" draw:text-style-name="P1" draw:layer="layout" svg:x1="21.356cm" svg:y1="11.216cm" svg:x2="20.013cm" svg:y2="8.891cm">
              <text:p/>
            </draw:line>
          </draw:g>
          <draw:g draw:style-name="gr154">
            <draw:path draw:style-name="gr244"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245" draw:text-style-name="P1" draw:layer="layout" svg:x1="22.572cm" svg:y1="13.286cm" svg:x2="23.613cm" svg:y2="9.644cm">
              <text:p/>
            </draw:line>
            <draw:custom-shape draw:style-name="gr246" draw:text-style-name="P27"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247" draw:text-style-name="P1" draw:layer="layout" svg:x1="23.726cm" svg:y1="9.251cm" svg:x2="25.355cm" svg:y2="3.546cm">
              <text:p/>
            </draw:line>
          </draw:g>
        </draw:g>
        <draw:g draw:style-name="gr154">
          <draw:path draw:style-name="gr248"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249" draw:text-style-name="P1" draw:layer="layout" svg:x1="10.712cm" svg:y1="11.089cm" svg:x2="12.906cm" svg:y2="8.893cm">
            <text:p/>
          </draw:line>
          <draw:custom-shape draw:style-name="gr250" draw:text-style-name="P27"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251" draw:text-style-name="P1" draw:layer="layout" svg:x1="13.145cm" svg:y1="8.655cm" svg:x2="16.054cm" svg:y2="5.744cm">
            <text:p/>
          </draw:line>
        </draw:g>
        <draw:g draw:style-name="gr154">
          <draw:path draw:style-name="gr252"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253" draw:text-style-name="P1" draw:layer="layout" svg:x1="6.803cm" svg:y1="10.593cm" svg:x2="5.809cm" svg:y2="8.872cm">
            <text:p/>
          </draw:line>
          <draw:custom-shape draw:style-name="gr254" draw:text-style-name="P27"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255" draw:text-style-name="P1" draw:layer="layout" svg:x1="5.633cm" svg:y1="8.565cm" svg:x2="4.29cm" svg:y2="6.24cm">
            <text:p/>
          </draw:line>
        </draw:g>
        <draw:frame draw:style-name="gr256" draw:text-style-name="P73" draw:layer="layout" svg:width="1.357cm" svg:height="1.661cm" svg:x="8.079cm" svg:y="7.586cm">
          <draw:text-box>
            <text:p><text:span text:style-name="T72">+</text:span></text:p>
          </draw:text-box>
        </draw:frame>
        <draw:frame draw:style-name="gr256" draw:text-style-name="P73" draw:layer="layout" svg:width="1.357cm" svg:height="1.661cm" svg:x="17.53cm" svg:y="7.586cm">
          <draw:text-box>
            <text:p><text:span text:style-name="T72">=</text:span></text:p>
          </draw:text-box>
        </draw:frame>
        <presentation:notes draw:style-name="dp2">
          <draw:page-thumbnail draw:style-name="gr7" draw:layer="layout" svg:width="21.219cm" svg:height="10.476cm" svg:x="0.185cm" svg:y="2.123cm" draw:page-number="47" presentation:class="page"/>
          <draw:frame presentation:style-name="pr1" draw:text-style-name="P7"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257" draw:text-style-name="P64"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8" draw:text-style-name="P38" draw:layer="layout" svg:x1="6.73cm" svg:y1="16.007cm" svg:x2="9.503cm" svg:y2="2.107cm">
          <text:p/>
        </draw:line>
        <draw:line draw:style-name="gr259" draw:text-style-name="P38" draw:layer="layout" svg:x1="6.739cm" svg:y1="15.998cm" svg:x2="7.323cm" svg:y2="11.62cm">
          <text:p/>
        </draw:line>
        <draw:g draw:style-name="gr5">
          <svg:title>TexMaths</svg:title>
          <svg:desc>36§display§r_{\text{e}}§svg§600§TRUE§</svg:desc>
          <draw:path draw:style-name="gr260" draw:text-style-name="P107"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260" draw:text-style-name="P107"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140" draw:text-style-name="P69"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140" draw:text-style-name="P69"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261" draw:text-style-name="P108" draw:layer="layout" svg:width="1.912cm" svg:height="1.661cm" svg:x="5.823cm" svg:y="9.959cm">
          <draw:text-box>
            <text:p><text:span text:style-name="T73"></text:span></text:p>
          </draw:text-box>
        </draw:frame>
        <draw:frame draw:style-name="gr261" draw:text-style-name="P109" draw:layer="layout" svg:width="1.912cm" svg:height="1.661cm" svg:x="9.084cm" svg:y="2.88cm">
          <draw:text-box>
            <text:p><text:span text:style-name="T74"></text:span></text:p>
          </draw:text-box>
        </draw:frame>
        <presentation:notes draw:style-name="dp2">
          <draw:page-thumbnail draw:style-name="gr7" draw:layer="layout" svg:width="21.219cm" svg:height="10.476cm" svg:x="0.185cm" svg:y="2.123cm" draw:page-number="48" presentation:class="page"/>
          <draw:frame presentation:style-name="pr1" draw:text-style-name="P7"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path draw:style-name="gr262" draw:text-style-name="P110"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263" draw:text-style-name="P20"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154">
          <draw:custom-shape draw:style-name="gr264" draw:text-style-name="P20"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65" draw:text-style-name="P20" draw:layer="layout" svg:width="2.286cm" svg:height="0.94cm" draw:transform="rotate (-2.99533406227267) translate (21.041cm 7.399cm)" draw:kind="arc" draw:start-angle="218.62" draw:end-angle="318.07">
            <text:p/>
          </draw:ellipse>
        </draw:g>
        <draw:g draw:style-name="gr154">
          <draw:custom-shape draw:style-name="gr264" draw:text-style-name="P20"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66" draw:text-style-name="P20" draw:layer="layout" svg:width="2.286cm" svg:height="0.94cm" draw:transform="rotate (-2.96304547111077) translate (21.262cm 7.94cm)" draw:kind="arc" draw:start-angle="218.62" draw:end-angle="318.07">
            <text:p/>
          </draw:ellipse>
        </draw:g>
        <draw:g draw:style-name="gr154">
          <draw:custom-shape draw:style-name="gr264" draw:text-style-name="P20"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66" draw:text-style-name="P20" draw:layer="layout" svg:width="2.286cm" svg:height="0.94cm" draw:transform="rotate (-2.8944540315074) translate (21.302cm 9.633cm)" draw:kind="arc" draw:start-angle="218.62" draw:end-angle="318.07">
            <text:p/>
          </draw:ellipse>
        </draw:g>
        <draw:g draw:style-name="gr154">
          <draw:custom-shape draw:style-name="gr264" draw:text-style-name="P20"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66" draw:text-style-name="P20" draw:layer="layout" svg:width="2.286cm" svg:height="0.94cm" draw:transform="rotate (-2.86687782932589) translate (21.816cm 9.978cm)" draw:kind="arc" draw:start-angle="218.62" draw:end-angle="318.07">
            <text:p/>
          </draw:ellipse>
        </draw:g>
        <draw:g draw:style-name="gr154">
          <draw:custom-shape draw:style-name="gr264" draw:text-style-name="P20"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66" draw:text-style-name="P20" draw:layer="layout" svg:width="2.286cm" svg:height="0.94cm" draw:transform="rotate (-2.97875343437872) translate (22.355cm 11.208cm)" draw:kind="arc" draw:start-angle="218.62" draw:end-angle="318.07">
            <text:p/>
          </draw:ellipse>
        </draw:g>
        <draw:g draw:style-name="gr154">
          <draw:custom-shape draw:style-name="gr264" draw:text-style-name="P20"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66" draw:text-style-name="P20" draw:layer="layout" svg:width="2.286cm" svg:height="0.94cm" draw:transform="rotate (-2.97718263805193) translate (22.674cm 11.427cm)" draw:kind="arc" draw:start-angle="218.62" draw:end-angle="318.07">
            <text:p/>
          </draw:ellipse>
        </draw:g>
        <draw:g draw:style-name="gr154">
          <draw:custom-shape draw:style-name="gr264" draw:text-style-name="P20"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66" draw:text-style-name="P20" draw:layer="layout" svg:width="2.286cm" svg:height="0.94cm" draw:transform="rotate (3.12710642079824) translate (23.074cm 11.789cm)" draw:kind="arc" draw:start-angle="218.62" draw:end-angle="318.07">
            <text:p/>
          </draw:ellipse>
        </draw:g>
        <draw:g draw:style-name="gr154">
          <draw:custom-shape draw:style-name="gr264" draw:text-style-name="P20"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66" draw:text-style-name="P20" draw:layer="layout" svg:width="2.286cm" svg:height="0.94cm" draw:transform="rotate (-3.14159265358979) translate (23.256cm 12.069cm)" draw:kind="arc" draw:start-angle="218.62" draw:end-angle="318.07">
            <text:p/>
          </draw:ellipse>
        </draw:g>
        <draw:g draw:style-name="gr154">
          <draw:custom-shape draw:style-name="gr264" draw:text-style-name="P20"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66" draw:text-style-name="P20" draw:layer="layout" svg:width="2.286cm" svg:height="0.94cm" draw:transform="rotate (3.03914182649773) translate (22.822cm 12.646cm)" draw:kind="arc" draw:start-angle="218.62" draw:end-angle="318.07">
            <text:p/>
          </draw:ellipse>
        </draw:g>
        <draw:g draw:style-name="gr154">
          <draw:custom-shape draw:style-name="gr264" draw:text-style-name="P20"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66" draw:text-style-name="P20" draw:layer="layout" svg:width="2.286cm" svg:height="0.94cm" draw:transform="rotate (-3.14159265358979) translate (21.629cm 14.998cm)" draw:kind="arc" draw:start-angle="218.62" draw:end-angle="318.07">
            <text:p/>
          </draw:ellipse>
        </draw:g>
        <draw:g draw:style-name="gr154">
          <draw:custom-shape draw:style-name="gr264" draw:text-style-name="P20"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66" draw:text-style-name="P20" draw:layer="layout" svg:width="2.286cm" svg:height="0.94cm" draw:transform="rotate (2.38953027890544) translate (19.773cm 16.583cm)" draw:kind="arc" draw:start-angle="218.62" draw:end-angle="318.07">
            <text:p/>
          </draw:ellipse>
        </draw:g>
        <draw:g draw:style-name="gr154">
          <draw:custom-shape draw:style-name="gr264" draw:text-style-name="P20"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66" draw:text-style-name="P20" draw:layer="layout" svg:width="2.286cm" svg:height="0.94cm" draw:transform="rotate (2.59233753798718) translate (20.263cm 15.908cm)" draw:kind="arc" draw:start-angle="218.62" draw:end-angle="318.07">
            <text:p/>
          </draw:ellipse>
        </draw:g>
        <draw:path draw:style-name="gr267"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262" draw:text-style-name="P110"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268" draw:text-style-name="P111"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111"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111"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8" draw:text-style-name="P111"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111"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111"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111"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111"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111"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111"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111"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111"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111"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111"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111"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111"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111"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111"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111"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111"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8" draw:text-style-name="P111"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8" draw:text-style-name="P111"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49" presentation:class="page"/>
          <draw:frame presentation:style-name="pr1" draw:text-style-name="P7"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path draw:style-name="gr269" draw:text-style-name="P112"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270" draw:text-style-name="P43"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270" draw:text-style-name="P43"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269" draw:text-style-name="P112"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140" draw:text-style-name="P69" draw:layer="layout" svg:width="1.203cm" svg:height="0.134cm" svg:x="20.96cm" svg:y="9.088cm" svg:viewBox="0 0 1204 135" svg:d="M0 0c401 0 803 0 1204 0 0 45 0 90 0 135-401 0-803 0-1204 0 0-45 0-90 0-135z">
            <text:p/>
          </draw:path>
          <draw:path draw:style-name="gr140" draw:text-style-name="P69"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140" draw:text-style-name="P69"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271" draw:text-style-name="P113" draw:layer="layout" svg:width="5.357cm" svg:height="2.579cm" svg:x="1.652cm" svg:y="16.707cm">
          <draw:text-box>
            <text:p><text:span text:style-name="T75">– </text:span><text:span text:style-name="T75">6 C</text:span></text:p>
          </draw:text-box>
        </draw:frame>
        <presentation:notes draw:style-name="dp2">
          <draw:page-thumbnail draw:style-name="gr7" draw:layer="layout" svg:width="21.219cm" svg:height="10.476cm" svg:x="0.185cm" svg:y="2.123cm" draw:page-number="50" presentation:class="page"/>
          <draw:frame presentation:style-name="pr1" draw:text-style-name="P7"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path draw:style-name="gr272" draw:text-style-name="P1" draw:layer="layout" svg:width="6.451cm" svg:height="6.308cm" draw:transform="skewX (0.00174532925199428) rotate (-2.41518661890975) translate (11.2676684528665cm 5.47194917556937cm)" svg:viewBox="0 0 6452 6309" svg:d="M0 6309c848-1274 1729-2236 1650-3102s-296-2184 596-2727 4083-1048 4206 1011">
          <text:p/>
        </draw:path>
        <draw:line draw:style-name="gr273" draw:text-style-name="P114" draw:layer="layout" svg:x1="0.956cm" svg:y1="1.615cm" svg:x2="4.312cm" svg:y2="0.711cm">
          <text:p/>
        </draw:line>
        <draw:path draw:style-name="gr274" draw:text-style-name="P20"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270" draw:text-style-name="P43"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270" draw:text-style-name="P43"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270" draw:text-style-name="P43" draw:layer="layout" svg:width="0.544cm" svg:height="1.451cm" svg:x="11.677cm" svg:y="4.628cm" svg:viewBox="0 0 545 1452" svg:d="M0 1452c28 0 56 0 83 0 154-484 308-968 462-1452-29 0-59 0-88 0-152 484-305 968-457 1452z">
            <text:p/>
          </draw:path>
          <draw:path draw:style-name="gr270" draw:text-style-name="P43"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272" draw:text-style-name="P1" draw:layer="layout" svg:width="6.451cm" svg:height="6.308cm" draw:transform="skewX (0.00174532925199447) rotate (-2.41518661890975) translate (26.3686684528665cm 4.97794917556931cm)" svg:viewBox="0 0 6452 6309" svg:d="M0 6309c848-1274 1729-2236 1650-3102s-296-2184 596-2727 4083-1048 4206 1011">
          <text:p/>
        </draw:path>
        <draw:path draw:style-name="gr275" draw:text-style-name="P20"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140" draw:text-style-name="P69" draw:layer="layout" svg:width="0.825cm" svg:height="0.091cm" svg:x="18.111cm" svg:y="5.94cm" svg:viewBox="0 0 826 92" svg:d="M0 0c275 0 551 0 826 0 0 31 0 61 0 92-275 0-551 0-826 0 0-31 0-61 0-92z">
            <text:p/>
          </draw:path>
          <draw:path draw:style-name="gr140" draw:text-style-name="P69"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140" draw:text-style-name="P69"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140" draw:text-style-name="P69" draw:layer="layout" svg:width="0.544cm" svg:height="1.451cm" svg:x="20.77cm" svg:y="5.26cm" svg:viewBox="0 0 545 1452" svg:d="M0 1452c29 0 59 0 88 0 152-484 305-968 457-1452-28 0-56 0-83 0-154 484-308 968-462 1452z">
            <text:p/>
          </draw:path>
          <draw:path draw:style-name="gr140" draw:text-style-name="P69"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263" draw:text-style-name="P20"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3" draw:text-style-name="P20"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72"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140" draw:text-style-name="P69" draw:layer="layout" svg:width="0.708cm" svg:height="0.078cm" svg:x="15.332cm" svg:y="16.545cm" svg:viewBox="0 0 709 79" svg:d="M0 0c236 0 473 0 709 0 0 27 0 53 0 79-236 0-473 0-709 0 0-26 0-52 0-79z">
            <text:p/>
          </draw:path>
          <draw:path draw:style-name="gr140" draw:text-style-name="P69"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140" draw:text-style-name="P69"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140" draw:text-style-name="P69" draw:layer="layout" svg:width="0.467cm" svg:height="1.249cm" svg:x="17.616cm" svg:y="15.96cm" svg:viewBox="0 0 468 1250" svg:d="M0 1250c25 0 51 0 76 0 130-417 262-833 392-1250-24 0-48 0-71 0-132 417-265 833-397 1250z">
            <text:p/>
          </draw:path>
          <draw:path draw:style-name="gr140" draw:text-style-name="P69"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270" draw:text-style-name="P43"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270" draw:text-style-name="P43"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270" draw:text-style-name="P43"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270" draw:text-style-name="P43" draw:layer="layout" svg:width="0.467cm" svg:height="1.249cm" svg:x="21.669cm" svg:y="14.629cm" svg:viewBox="0 0 468 1250" svg:d="M0 1250c25 0 50 0 75 0 131-417 262-833 393-1250-24 0-48 0-72 0-132 417-264 833-396 1250z">
            <text:p/>
          </draw:path>
          <draw:path draw:style-name="gr270" draw:text-style-name="P43"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51" presentation:class="page"/>
          <draw:frame presentation:style-name="pr1" draw:text-style-name="P7"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g draw:style-name="gr154">
          <draw:path draw:style-name="gr272" draw:text-style-name="P1" draw:layer="layout" svg:width="5.555cm" svg:height="5.432cm" draw:transform="skewX (0.00174532925199433) rotate (-2.41518661890975) translate (10.7421562157411cm 4.4922439708551cm)" svg:viewBox="0 0 5556 5433" svg:d="M0 5433c730-1096 1489-1926 1421-2671-68-746-255-1881 513-2349 768-467 3516-902 3622 871">
            <text:p/>
          </draw:path>
          <draw:custom-shape draw:style-name="gr276" draw:text-style-name="P20"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54">
          <draw:path draw:style-name="gr27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276" draw:text-style-name="P20"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77" draw:text-style-name="P11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78"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78"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78"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78"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54">
          <draw:path draw:style-name="gr272" draw:text-style-name="P1" draw:layer="layout" svg:width="5.555cm" svg:height="5.432cm" draw:transform="skewX (0.00174532925199433) rotate (-2.41518661890975) translate (25.9431562157411cm 4.75324397085511cm)" svg:viewBox="0 0 5556 5433" svg:d="M0 5433c730-1096 1489-1926 1421-2671-68-746-255-1881 513-2349 768-467 3516-902 3622 871">
            <text:p/>
          </draw:path>
          <draw:custom-shape draw:style-name="gr276" draw:text-style-name="P20"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54">
          <draw:path draw:style-name="gr27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76" draw:text-style-name="P20"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77" draw:text-style-name="P11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78"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78"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78"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78"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79" draw:text-style-name="P20" draw:layer="layout" svg:width="2.854cm" svg:height="0.944cm" draw:transform="skewX (-0.0656243798749868) rotate (-3.02465559370617) translate (10.162cm 4.758cm)" draw:kind="arc" draw:start-angle="218.62" draw:end-angle="318.07">
          <text:p/>
        </draw:ellipse>
        <draw:ellipse draw:style-name="gr280" draw:text-style-name="P20" draw:layer="layout" svg:width="4.397cm" svg:height="0.947cm" draw:transform="skewX (-0.20315632493214) rotate (0.0757472895365539) translate (19.946cm 4.21cm)" draw:kind="arc" draw:start-angle="218.6" draw:end-angle="318.08">
          <text:p/>
        </draw:ellipse>
        <draw:frame draw:style-name="gr281" draw:text-style-name="P116" draw:layer="layout" svg:width="0.951cm" svg:height="0.992cm" svg:x="5.911cm" svg:y="3.802cm">
          <draw:text-box>
            <text:p><text:span text:style-name="T76">+</text:span></text:p>
          </draw:text-box>
        </draw:frame>
        <draw:frame draw:style-name="gr281" draw:text-style-name="P116" draw:layer="layout" svg:width="0.951cm" svg:height="0.992cm" svg:x="20.87cm" svg:y="3.703cm">
          <draw:text-box>
            <text:p><text:span text:style-name="T76">+</text:span></text:p>
          </draw:text-box>
        </draw:frame>
        <presentation:notes draw:style-name="dp2">
          <draw:page-thumbnail draw:style-name="gr7" draw:layer="layout" svg:width="21.219cm" svg:height="10.476cm" svg:x="0.185cm" svg:y="2.123cm" draw:page-number="52" presentation:class="page"/>
          <draw:frame presentation:style-name="pr1" draw:text-style-name="P7" draw:layer="layout" svg:width="16.771cm" svg:height="12.572cm" svg:x="2.409cm" svg:y="13.271cm" presentation:class="notes" presentation:placeholder="true">
            <draw:text-box/>
          </draw:frame>
        </presentation:notes>
      </draw:page>
      <draw:page draw:name="page53" draw:style-name="dp1" draw:master-page-name="Default">
        <office:forms form:automatic-focus="false" form:apply-design-mode="false"/>
        <draw:g draw:style-name="gr154">
          <draw:path draw:style-name="gr272"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282" draw:text-style-name="P117"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82" draw:text-style-name="P117"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82" draw:text-style-name="P117"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82" draw:text-style-name="P117"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82" draw:text-style-name="P117"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82" draw:text-style-name="P117"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82" draw:text-style-name="P117"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82" draw:text-style-name="P117"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82" draw:text-style-name="P117"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277" draw:text-style-name="P11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78"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78"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78"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78"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54">
          <draw:path draw:style-name="gr272"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282" draw:text-style-name="P117"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82" draw:text-style-name="P117"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82" draw:text-style-name="P117"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82" draw:text-style-name="P117"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82" draw:text-style-name="P117"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82" draw:text-style-name="P117"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82" draw:text-style-name="P117"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82" draw:text-style-name="P117"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82" draw:text-style-name="P117"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154">
          <draw:path draw:style-name="gr272" draw:text-style-name="P1" draw:layer="layout" svg:width="5.555cm" svg:height="5.432cm" draw:transform="skewX (0.00174532925199427) rotate (-2.41518661890975) translate (22.5431562157411cm 4.73787315018643cm)" svg:viewBox="0 0 5556 5433" svg:d="M0 5433c730-1096 1489-1926 1421-2671-68-746-255-1881 513-2349 768-467 3516-902 3622 871">
            <text:p/>
          </draw:path>
          <draw:custom-shape draw:style-name="gr282" draw:text-style-name="P117"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82" draw:text-style-name="P117"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82" draw:text-style-name="P117"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82" draw:text-style-name="P117"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82" draw:text-style-name="P117"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82" draw:text-style-name="P117"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82" draw:text-style-name="P117"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82" draw:text-style-name="P117"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82" draw:text-style-name="P117"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277" draw:text-style-name="P11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78"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78"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78"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78"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83" draw:text-style-name="P20" draw:layer="layout" svg:width="4.879cm" svg:height="0.948cm" draw:transform="skewX (-0.235968514869633) rotate (0.0682423737529783) translate (5.265cm 2.498cm)" draw:kind="arc" draw:start-angle="220.81" draw:end-angle="315.79">
          <text:p/>
        </draw:ellipse>
        <draw:ellipse draw:style-name="gr280" draw:text-style-name="P20" draw:layer="layout" svg:width="4.397cm" svg:height="0.946cm" draw:transform="skewX (-0.203330857857339) rotate (-3.06584536405324) translate (24.75cm 5.486cm)" draw:kind="arc" draw:start-angle="220.42" draw:end-angle="315.8">
          <text:p/>
        </draw:ellipse>
        <draw:g draw:style-name="gr154">
          <draw:path draw:style-name="gr272" draw:text-style-name="P1" draw:layer="layout" svg:width="5.555cm" svg:height="5.432cm" draw:transform="skewX (0.00174532925199433) rotate (-2.41518661890975) translate (10.7031562157411cm 4.50787315018643cm)" svg:viewBox="0 0 5556 5433" svg:d="M0 5433c730-1096 1489-1926 1421-2671-68-746-255-1881 513-2349 768-467 3516-902 3622 871">
            <text:p/>
          </draw:path>
          <draw:custom-shape draw:style-name="gr282" draw:text-style-name="P117"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82" draw:text-style-name="P117"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82" draw:text-style-name="P117"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282" draw:text-style-name="P117"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282" draw:text-style-name="P117"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282" draw:text-style-name="P117"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82" draw:text-style-name="P117"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82" draw:text-style-name="P117"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82" draw:text-style-name="P117"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284" draw:text-style-name="P118" draw:layer="layout" svg:width="0.875cm" svg:height="0.992cm" svg:x="21.5cm" svg:y="2.491cm">
          <draw:text-box>
            <text:p><text:span text:style-name="T77">–</text:span></text:p>
          </draw:text-box>
        </draw:frame>
        <draw:frame draw:style-name="gr284" draw:text-style-name="P118" draw:layer="layout" svg:width="0.875cm" svg:height="0.992cm" svg:x="9.951cm" svg:y="1.53cm">
          <draw:text-box>
            <text:p><text:span text:style-name="T77">–</text:span></text:p>
          </draw:text-box>
        </draw:frame>
        <presentation:notes draw:style-name="dp2">
          <draw:page-thumbnail draw:style-name="gr7" draw:layer="layout" svg:width="21.219cm" svg:height="10.476cm" svg:x="0.185cm" svg:y="2.123cm" draw:page-number="53" presentation:class="page"/>
          <draw:frame presentation:style-name="pr1" draw:text-style-name="P7" draw:layer="layout" svg:width="16.771cm" svg:height="12.572cm" svg:x="2.409cm" svg:y="13.271cm" presentation:class="notes" presentation:placeholder="true">
            <draw:text-box/>
          </draw:frame>
        </presentation:notes>
      </draw:page>
      <draw:page draw:name="page54" draw:style-name="dp1" draw:master-page-name="Default">
        <office:forms form:automatic-focus="false" form:apply-design-mode="false"/>
        <draw:g draw:style-name="gr154">
          <draw:path draw:style-name="gr272"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282" draw:text-style-name="P117"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77" draw:text-style-name="P11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78"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78"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78"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78"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54">
          <draw:path draw:style-name="gr272"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282" draw:text-style-name="P117"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54">
          <draw:path draw:style-name="gr272" draw:text-style-name="P1" draw:layer="layout" svg:width="5.555cm" svg:height="5.432cm" draw:transform="skewX (0.00174532925199427) rotate (-2.41518661890975) translate (22.5431562157411cm 4.73787315018641cm)" svg:viewBox="0 0 5556 5433" svg:d="M0 5433c730-1096 1489-1926 1421-2671-68-746-255-1881 513-2349 768-467 3516-902 3622 871">
            <text:p/>
          </draw:path>
          <draw:custom-shape draw:style-name="gr282" draw:text-style-name="P117"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77" draw:text-style-name="P11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78"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78"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78"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78"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83" draw:text-style-name="P20" draw:layer="layout" svg:width="4.879cm" svg:height="0.948cm" draw:transform="skewX (-0.235968514869633) rotate (0.0682423737529783) translate (5.265cm 2.498cm)" draw:kind="arc" draw:start-angle="220.81" draw:end-angle="315.79">
          <text:p/>
        </draw:ellipse>
        <draw:ellipse draw:style-name="gr280" draw:text-style-name="P20" draw:layer="layout" svg:width="4.397cm" svg:height="0.946cm" draw:transform="skewX (-0.203330857857339) rotate (-3.06584536405324) translate (24.75cm 5.486cm)" draw:kind="arc" draw:start-angle="220.42" draw:end-angle="315.8">
          <text:p/>
        </draw:ellipse>
        <draw:g draw:style-name="gr154">
          <draw:path draw:style-name="gr272" draw:text-style-name="P1" draw:layer="layout" svg:width="5.555cm" svg:height="5.432cm" draw:transform="skewX (0.00174532925199433) rotate (-2.41518661890975) translate (10.7031562157411cm 4.50787315018641cm)" svg:viewBox="0 0 5556 5433" svg:d="M0 5433c730-1096 1489-1926 1421-2671-68-746-255-1881 513-2349 768-467 3516-902 3622 871">
            <text:p/>
          </draw:path>
          <draw:custom-shape draw:style-name="gr282" draw:text-style-name="P117"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284" draw:text-style-name="P118" draw:layer="layout" svg:width="0.875cm" svg:height="0.992cm" svg:x="21.223cm" svg:y="0.805cm">
          <draw:text-box>
            <text:p><text:span text:style-name="T77">–</text:span></text:p>
          </draw:text-box>
        </draw:frame>
        <draw:frame draw:style-name="gr284" draw:text-style-name="P118" draw:layer="layout" svg:width="0.875cm" svg:height="0.992cm" svg:x="9.524cm" svg:y="0.805cm">
          <draw:text-box>
            <text:p><text:span text:style-name="T77">–</text:span></text:p>
          </draw:text-box>
        </draw:frame>
        <draw:custom-shape draw:name="XXXtestXXX" draw:style-name="gr285" draw:text-style-name="P117"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286" draw:text-style-name="P117"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54" presentation:class="page"/>
          <draw:frame presentation:style-name="pr1" draw:text-style-name="P7" draw:layer="layout" svg:width="16.771cm" svg:height="12.572cm" svg:x="2.409cm" svg:y="13.271cm" presentation:class="notes" presentation:placeholder="true">
            <draw:text-box/>
          </draw:frame>
        </presentation:notes>
      </draw:page>
      <draw:page draw:name="page55" draw:style-name="dp1" draw:master-page-name="Default">
        <office:forms form:automatic-focus="false" form:apply-design-mode="false"/>
        <draw:g draw:style-name="gr154">
          <draw:path draw:style-name="gr272" draw:text-style-name="P1" draw:layer="layout" svg:width="5.555cm" svg:height="5.432cm" draw:transform="skewX (0.00174532925199433) rotate (-2.41518661890975) translate (10.7421562157411cm 4.4922439708551cm)" svg:viewBox="0 0 5556 5433" svg:d="M0 5433c730-1096 1489-1926 1421-2671-68-746-255-1881 513-2349 768-467 3516-902 3622 871">
            <text:p/>
          </draw:path>
          <draw:custom-shape draw:style-name="gr282" draw:text-style-name="P117"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54">
          <draw:path draw:style-name="gr27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282" draw:text-style-name="P117"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77" draw:text-style-name="P11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78"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78"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78"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78"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54">
          <draw:path draw:style-name="gr272" draw:text-style-name="P1" draw:layer="layout" svg:width="5.555cm" svg:height="5.432cm" draw:transform="skewX (0.00174532925199433) rotate (-2.41518661890975) translate (25.9431562157411cm 4.75324397085511cm)" svg:viewBox="0 0 5556 5433" svg:d="M0 5433c730-1096 1489-1926 1421-2671-68-746-255-1881 513-2349 768-467 3516-902 3622 871">
            <text:p/>
          </draw:path>
          <draw:custom-shape draw:style-name="gr276" draw:text-style-name="P20"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2" draw:text-style-name="P117"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54">
          <draw:path draw:style-name="gr27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76" draw:text-style-name="P20"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77" draw:text-style-name="P11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78"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78"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78"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78"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83" draw:text-style-name="P20" draw:layer="layout" svg:width="3.898cm" svg:height="0.946cm" draw:transform="skewX (-0.159348560707082) rotate (0.0855211333477221) translate (6.076cm 2.766cm)" draw:kind="arc" draw:start-angle="221.84" draw:end-angle="314.75">
          <text:p/>
        </draw:ellipse>
        <draw:ellipse draw:style-name="gr280" draw:text-style-name="P20"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55" presentation:class="page"/>
          <draw:frame presentation:style-name="pr1" draw:text-style-name="P7" draw:layer="layout" svg:width="16.771cm" svg:height="12.572cm" svg:x="2.409cm" svg:y="13.271cm" presentation:class="notes" presentation:placeholder="true">
            <draw:text-box/>
          </draw:frame>
        </presentation:notes>
      </draw:page>
      <draw:page draw:name="page56" draw:style-name="dp1" draw:master-page-name="Default">
        <office:forms form:automatic-focus="false" form:apply-design-mode="false"/>
        <draw:path draw:style-name="gr269" draw:text-style-name="P112"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269" draw:text-style-name="P112"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140" draw:text-style-name="P69" draw:layer="layout" svg:width="1.203cm" svg:height="0.134cm" svg:x="20.96cm" svg:y="9.088cm" svg:viewBox="0 0 1204 135" svg:d="M0 0c401 0 803 0 1204 0 0 45 0 90 0 135-401 0-803 0-1204 0 0-45 0-90 0-135z">
            <text:p/>
          </draw:path>
          <draw:path draw:style-name="gr140" draw:text-style-name="P69"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140" draw:text-style-name="P69"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271" draw:text-style-name="P119" draw:layer="layout" svg:width="5.357cm" svg:height="2.579cm" svg:x="1.652cm" svg:y="16.707cm">
          <draw:text-box>
            <text:p><text:span text:style-name="T75">– </text:span><text:span text:style-name="T75">6 C</text:span></text:p>
          </draw:text-box>
        </draw:frame>
        <draw:line draw:style-name="gr287" draw:text-style-name="P38" draw:layer="layout" svg:x1="6.904cm" svg:y1="8.849cm" svg:x2="13.208cm" svg:y2="12.631cm">
          <text:p/>
        </draw:line>
        <draw:g draw:style-name="gr5">
          <svg:title>TexMaths</svg:title>
          <svg:desc>44§display§\qty{8}{N\cdot s}§svg§600§TRUE§</svg:desc>
          <draw:path draw:style-name="gr270" draw:text-style-name="P43"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270" draw:text-style-name="P43"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270" draw:text-style-name="P43" draw:layer="layout" svg:width="0.175cm" svg:height="0.174cm" svg:x="13.783cm" svg:y="10.479cm" svg:viewBox="0 0 176 175" svg:d="M176 88c0-44-44-88-88-88-48 0-88 42-88 88s40 87 88 87 88-39 88-87z">
            <text:p/>
          </draw:path>
          <draw:path draw:style-name="gr270" draw:text-style-name="P43"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56" presentation:class="page"/>
          <draw:frame presentation:style-name="pr1" draw:text-style-name="P3" draw:layer="layout" svg:width="16.771cm" svg:height="12.572cm" svg:x="2.409cm" svg:y="13.271cm" presentation:class="notes" presentation:placeholder="true">
            <draw:text-box/>
          </draw:frame>
        </presentation:notes>
      </draw:page>
      <draw:page draw:name="page57" draw:style-name="dp1" draw:master-page-name="Default">
        <office:forms form:automatic-focus="false" form:apply-design-mode="false"/>
        <draw:path draw:style-name="gr269" draw:text-style-name="P112" draw:layer="layout" svg:width="7.366cm" svg:height="8.527cm" draw:transform="skewX (5.93005045969343E-017) rotate (-0.725358837128844) translate (4.9315482127998cm -0.765192006822389cm)" svg:viewBox="0 0 7367 8528" svg:d="M5374 4381c88-956 2109-3142 1125-3741s-5001-1398-5138 873c-137 2272 712 1411-784 3105s169 2678 2116 3470c1947 791 2517 541 4241-959 1570-1196-1647-1793-1560-2748z">
          <text:p/>
        </draw:path>
        <draw:path draw:style-name="gr269" draw:text-style-name="P112"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288" draw:text-style-name="P38" draw:layer="layout" svg:x1="26.107cm" svg:y1="5.424cm" svg:x2="29.198cm" svg:y2="5.848cm">
          <text:p/>
        </draw:line>
        <draw:frame draw:style-name="gr289" draw:text-style-name="P120" draw:layer="layout" svg:width="3.956cm" svg:height="1.521cm" svg:x="6.054cm" svg:y="5.763cm">
          <draw:text-box>
            <text:p><text:span text:style-name="T78">+5 J/s</text:span></text:p>
          </draw:text-box>
        </draw:frame>
        <draw:frame draw:style-name="gr290" draw:text-style-name="P121" draw:layer="layout" svg:width="3.821cm" svg:height="1.521cm" svg:x="4.398cm" svg:y="3.975cm">
          <draw:text-box>
            <text:p><text:span text:style-name="T79">–</text:span><text:span text:style-name="T79">5 J/s</text:span></text:p>
          </draw:text-box>
        </draw:frame>
        <draw:frame draw:style-name="gr291" draw:text-style-name="P120" draw:layer="layout" svg:width="2.509cm" svg:height="1.521cm" svg:x="26.154cm" svg:y="6.064cm">
          <draw:text-box>
            <text:p><text:span text:style-name="T78">8 N</text:span></text:p>
          </draw:text-box>
        </draw:frame>
        <draw:line draw:style-name="gr292" draw:text-style-name="P38" draw:layer="layout" svg:x1="26.382cm" svg:y1="4.514cm" svg:x2="23.291cm" svg:y2="4.09cm">
          <text:p/>
        </draw:line>
        <draw:frame draw:style-name="gr293" draw:text-style-name="P122" draw:layer="layout" svg:width="3.973cm" svg:height="1.377cm" svg:x="25.417cm" svg:y="7.147cm">
          <draw:text-box>
            <text:p text:style-name="P38"><text:span text:style-name="T32">through</text:span></text:p>
            <text:p text:style-name="P38"><text:span text:style-name="T32">whole surface</text:span></text:p>
          </draw:text-box>
        </draw:frame>
        <draw:frame draw:style-name="gr293" draw:text-style-name="P122" draw:layer="layout" svg:width="3.973cm" svg:height="1.377cm" svg:x="6.218cm" svg:y="7.048cm">
          <draw:text-box>
            <text:p text:style-name="P38"><text:span text:style-name="T32">through</text:span></text:p>
            <text:p text:style-name="P38"><text:span text:style-name="T32">whole surface</text:span></text:p>
          </draw:text-box>
        </draw:frame>
        <presentation:notes draw:style-name="dp2">
          <draw:page-thumbnail draw:style-name="gr7" draw:layer="layout" svg:width="21.219cm" svg:height="10.476cm" svg:x="0.185cm" svg:y="2.123cm" draw:page-number="57" presentation:class="page"/>
          <draw:frame presentation:style-name="pr1" draw:text-style-name="P3" draw:layer="layout" svg:width="16.771cm" svg:height="12.572cm" svg:x="2.409cm" svg:y="13.271cm" presentation:class="notes" presentation:placeholder="true">
            <draw:text-box/>
          </draw:frame>
        </presentation:notes>
      </draw:page>
      <draw:page draw:name="page58" draw:style-name="dp1" draw:master-page-name="Default">
        <office:forms form:automatic-focus="false" form:apply-design-mode="false"/>
        <draw:custom-shape draw:style-name="gr294" draw:text-style-name="P57"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4" draw:text-style-name="P57"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95" draw:text-style-name="P38" draw:layer="layout" svg:x1="3.169cm" svg:y1="14.368cm" svg:x2="3.168cm" svg:y2="10.768cm">
          <text:p/>
        </draw:line>
        <draw:line draw:style-name="gr295" draw:text-style-name="P123" draw:layer="layout" svg:x1="10.519cm" svg:y1="12.81cm" svg:x2="12.318cm" svg:y2="13.71cm">
          <text:p/>
        </draw:line>
        <draw:line draw:style-name="gr295" draw:text-style-name="P38" draw:layer="layout" svg:x1="9.82cm" svg:y1="18.66cm" svg:x2="8.019cm" svg:y2="19.56cm">
          <text:p/>
        </draw:line>
        <draw:line draw:style-name="gr296" draw:text-style-name="P123" draw:layer="layout" svg:x1="11.374cm" svg:y1="14.29cm" svg:x2="9.575cm" svg:y2="13.39cm">
          <text:p/>
        </draw:line>
        <draw:line draw:style-name="gr296" draw:text-style-name="P38" draw:layer="layout" svg:x1="4.619cm" svg:y1="12.395cm" svg:x2="4.62cm" svg:y2="15.995cm">
          <text:p/>
        </draw:line>
        <draw:line draw:style-name="gr296" draw:text-style-name="P38" draw:layer="layout" svg:x1="8.419cm" svg:y1="18.16cm" svg:x2="10.218cm" svg:y2="17.26cm">
          <text:p/>
        </draw:line>
        <draw:frame draw:style-name="gr297" draw:text-style-name="P124" draw:layer="layout" svg:width="3.804cm" svg:height="1.026cm" svg:x="1.418cm" svg:y="9.915cm">
          <draw:text-box>
            <text:p><text:span text:style-name="T80">(0, 4, 0) N</text:span></text:p>
          </draw:text-box>
        </draw:frame>
        <draw:frame draw:style-name="gr298" draw:text-style-name="P124" draw:layer="layout" svg:width="4.193cm" svg:height="1.026cm" svg:x="11.949cm" svg:y="12.608cm">
          <draw:text-box>
            <text:p><text:span text:style-name="T80">(2, –1, 0) N</text:span></text:p>
          </draw:text-box>
        </draw:frame>
        <draw:frame draw:style-name="gr299" draw:text-style-name="P124" draw:layer="layout" svg:width="4.583cm" svg:height="1.026cm" svg:x="3.511cm" svg:y="18.838cm">
          <draw:text-box>
            <text:p><text:span text:style-name="T80">(–2, –1, 0) N</text:span></text:p>
          </draw:text-box>
        </draw:frame>
        <draw:line draw:style-name="gr300" draw:text-style-name="P38" draw:layer="layout" svg:x1="22.917cm" svg:y1="4.551cm" svg:x2="22.916cm" svg:y2="2.751cm">
          <text:p/>
        </draw:line>
        <draw:frame draw:style-name="gr297" draw:text-style-name="P125" draw:layer="layout" svg:width="3.804cm" svg:height="1.026cm" svg:x="23.2cm" svg:y="2.716cm">
          <draw:text-box>
            <text:p><text:span text:style-name="T81">(0, 2, 0) N</text:span></text:p>
          </draw:text-box>
        </draw:frame>
        <draw:line draw:style-name="gr301" draw:text-style-name="P38" draw:layer="layout" svg:x1="21.308cm" svg:y1="5.638cm" svg:x2="21.309cm" svg:y2="7.438cm">
          <text:p/>
        </draw:line>
        <draw:frame draw:style-name="gr302" draw:text-style-name="P122" draw:layer="layout" svg:width="3.973cm" svg:height="1.377cm" svg:x="23.116cm" svg:y="3.66cm">
          <draw:text-box>
            <text:p text:style-name="P38"><text:span text:style-name="T32">through</text:span></text:p>
            <text:p text:style-name="P38"><text:span text:style-name="T32">whole surface</text:span></text:p>
          </draw:text-box>
        </draw:frame>
        <presentation:notes draw:style-name="dp2">
          <draw:page-thumbnail draw:style-name="gr7" draw:layer="layout" svg:width="21.219cm" svg:height="10.476cm" svg:x="0.185cm" svg:y="2.123cm" draw:page-number="58" presentation:class="page"/>
          <draw:frame presentation:style-name="pr1" draw:text-style-name="P7" draw:layer="layout" svg:width="16.771cm" svg:height="12.572cm" svg:x="2.409cm" svg:y="13.271cm" presentation:class="notes" presentation:placeholder="true">
            <draw:text-box/>
          </draw:frame>
        </presentation:notes>
      </draw:page>
      <draw:page draw:name="page59" draw:style-name="dp1" draw:master-page-name="Default">
        <office:forms form:automatic-focus="false" form:apply-design-mode="false"/>
        <draw:custom-shape draw:style-name="gr303" draw:text-style-name="P57" draw:layer="layout" svg:width="7.489cm" svg:height="7.489cm" svg:x="3.191cm" svg:y="6.781cm">
          <text:p/>
          <draw:enhanced-geometry svg:viewBox="0 0 21600 21600" draw:type="rectangle" draw:enhanced-path="M 0 0 L 21600 0 21600 21600 0 21600 0 0 Z N"/>
        </draw:custom-shape>
        <draw:line draw:style-name="gr295" draw:text-style-name="P123" draw:layer="layout" svg:x1="5.929cm" svg:y1="6.325cm" svg:x2="7.941cm" svg:y2="6.325cm">
          <text:p/>
        </draw:line>
        <draw:line draw:style-name="gr295" draw:text-style-name="P123" draw:layer="layout" svg:x1="5.929cm" svg:y1="14.725cm" svg:x2="7.941cm" svg:y2="14.725cm">
          <text:p/>
        </draw:line>
        <draw:line draw:style-name="gr295" draw:text-style-name="P123" draw:layer="layout" svg:x1="0.858cm" svg:y1="10.525cm" svg:x2="2.87cm" svg:y2="10.525cm">
          <text:p/>
        </draw:line>
        <draw:line draw:style-name="gr295" draw:text-style-name="P123" draw:layer="layout" svg:x1="11.018cm" svg:y1="10.525cm" svg:x2="13.03cm" svg:y2="10.525cm">
          <text:p/>
        </draw:line>
        <draw:line draw:style-name="gr296" draw:text-style-name="P123" draw:layer="layout" svg:x1="10.39cm" svg:y1="10.525cm" svg:x2="8.378cm" svg:y2="10.525cm">
          <text:p/>
        </draw:line>
        <draw:line draw:style-name="gr296" draw:text-style-name="P123" draw:layer="layout" svg:x1="5.53cm" svg:y1="10.525cm" svg:x2="3.518cm" svg:y2="10.525cm">
          <text:p/>
        </draw:line>
        <draw:line draw:style-name="gr296" draw:text-style-name="P123" draw:layer="layout" svg:x1="7.941cm" svg:y1="13.725cm" svg:x2="5.929cm" svg:y2="13.725cm">
          <text:p/>
        </draw:line>
        <draw:line draw:style-name="gr296" draw:text-style-name="P123" draw:layer="layout" svg:x1="7.941cm" svg:y1="7.325cm" svg:x2="5.929cm" svg:y2="7.325cm">
          <text:p/>
        </draw:line>
        <draw:custom-shape draw:style-name="gr303" draw:text-style-name="P57" draw:layer="layout" svg:width="7.489cm" svg:height="7.489cm" svg:x="18.085cm" svg:y="6.785cm">
          <text:p/>
          <draw:enhanced-geometry svg:viewBox="0 0 21600 21600" draw:type="rectangle" draw:enhanced-path="M 0 0 L 21600 0 21600 21600 0 21600 0 0 Z N"/>
        </draw:custom-shape>
        <draw:line draw:style-name="gr296" draw:text-style-name="P123" draw:layer="layout" svg:x1="25.135cm" svg:y1="7.329cm" svg:x2="23.123cm" svg:y2="7.329cm">
          <text:p/>
        </draw:line>
        <draw:line draw:style-name="gr295" draw:text-style-name="P123" draw:layer="layout" svg:x1="25.872cm" svg:y1="6.329cm" svg:x2="27.884cm" svg:y2="6.329cm">
          <text:p/>
        </draw:line>
        <draw:frame draw:style-name="gr304" draw:text-style-name="P122" draw:layer="layout" svg:width="2.509cm" svg:height="1.94cm" svg:x="25.517cm" svg:y="6.559cm">
          <draw:text-box>
            <text:p text:style-name="P38"><text:span text:style-name="T32">through</text:span></text:p>
            <text:p text:style-name="P38"><text:span text:style-name="T32">whole</text:span></text:p>
            <text:p text:style-name="P38"><text:span text:style-name="T32">surface</text:span></text:p>
          </draw:text-box>
        </draw:frame>
        <presentation:notes draw:style-name="dp2">
          <draw:page-thumbnail draw:style-name="gr7" draw:layer="layout" svg:width="21.219cm" svg:height="10.476cm" svg:x="0.185cm" svg:y="2.123cm" draw:page-number="59" presentation:class="page"/>
          <draw:frame presentation:style-name="pr1" draw:text-style-name="P7" draw:layer="layout" svg:width="16.771cm" svg:height="12.572cm" svg:x="2.409cm" svg:y="13.271cm" presentation:class="notes" presentation:placeholder="true">
            <draw:text-box/>
          </draw:frame>
        </presentation:notes>
      </draw:page>
      <draw:page draw:name="page60" draw:style-name="dp1" draw:master-page-name="Default">
        <office:forms form:automatic-focus="false" form:apply-design-mode="false"/>
        <draw:path draw:style-name="gr269" draw:text-style-name="P112"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30"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30"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30"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30" draw:text-style-name="P2" draw:layer="layout" svg:width="0.175cm" svg:height="0.174cm" svg:x="19.621cm" svg:y="18.854cm" svg:viewBox="0 0 176 175" svg:d="M176 88c0-44-44-88-88-88-48 0-88 42-88 88s40 87 88 87 88-39 88-87z">
            <text:p/>
          </draw:path>
          <draw:path draw:style-name="gr30"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30" draw:text-style-name="P2" draw:layer="layout" svg:width="0.544cm" svg:height="1.451cm" svg:x="21.723cm" svg:y="18.218cm" svg:viewBox="0 0 545 1452" svg:d="M0 1452c29 0 59 0 88 0 152-484 305-968 457-1452-28 0-55 0-83 0-154 484-308 968-462 1452z">
            <text:p/>
          </draw:path>
          <draw:path draw:style-name="gr30"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305" draw:text-style-name="P119" draw:layer="layout" svg:width="5.357cm" svg:height="2.579cm" svg:x="1.652cm" svg:y="16.707cm">
          <draw:text-box>
            <text:p><text:span text:style-name="T75">– </text:span><text:span text:style-name="T75">6 C</text:span></text:p>
          </draw:text-box>
        </draw:frame>
        <draw:line draw:style-name="gr306" draw:text-style-name="P38" draw:layer="layout" svg:x1="6.904cm" svg:y1="8.849cm" svg:x2="13.208cm" svg:y2="12.631cm">
          <text:p/>
        </draw:line>
        <draw:g draw:style-name="gr5">
          <svg:title>TexMaths</svg:title>
          <svg:desc>44§display§\qty{8}{N\cdot s}§svg§600§TRUE§</svg:desc>
          <draw:path draw:style-name="gr93" draw:text-style-name="P43"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93" draw:text-style-name="P43"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93" draw:text-style-name="P43" draw:layer="layout" svg:width="0.175cm" svg:height="0.174cm" svg:x="13.783cm" svg:y="10.479cm" svg:viewBox="0 0 176 175" svg:d="M176 88c0-44-44-88-88-88-48 0-88 42-88 88s40 87 88 87 88-39 88-87z">
            <text:p/>
          </draw:path>
          <draw:path draw:style-name="gr93" draw:text-style-name="P43"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307" draw:text-style-name="P57"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08" draw:text-style-name="P38" draw:layer="layout" svg:x1="20.28cm" svg:y1="5.379cm" svg:x2="20.28cm" svg:y2="2.93cm">
          <text:p/>
        </draw:line>
        <draw:line draw:style-name="gr308" draw:text-style-name="P38" draw:layer="layout" svg:x1="21.98cm" svg:y1="5.456cm" svg:x2="21.98cm" svg:y2="7.905cm">
          <text:p/>
        </draw:line>
        <draw:line draw:style-name="gr309" draw:text-style-name="P1" draw:layer="layout" svg:x1="21.209cm" svg:y1="4.323cm" svg:x2="21.209cm" svg:y2="6.474cm">
          <text:p/>
        </draw:line>
        <presentation:notes draw:style-name="dp2">
          <draw:page-thumbnail draw:style-name="gr7" draw:layer="layout" svg:width="21.219cm" svg:height="10.476cm" svg:x="0.185cm" svg:y="2.123cm" draw:page-number="60" presentation:class="page"/>
          <draw:frame presentation:style-name="pr1" draw:text-style-name="P3" draw:layer="layout" svg:width="16.771cm" svg:height="12.572cm" svg:x="2.409cm" svg:y="13.271cm" presentation:class="notes" presentation:placeholder="true">
            <draw:text-box/>
          </draw:frame>
        </presentation:notes>
      </draw:page>
      <draw:page draw:name="page61" draw:style-name="dp1" draw:master-page-name="Default">
        <office:forms form:automatic-focus="false" form:apply-design-mode="false"/>
        <draw:path draw:style-name="gr310" draw:text-style-name="P57"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311" draw:text-style-name="P126"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94" draw:text-style-name="P44"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94" draw:text-style-name="P44"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94" draw:text-style-name="P44" draw:layer="layout" svg:width="0.079cm" svg:height="0.079cm" svg:x="13.574cm" svg:y="5.246cm" svg:viewBox="0 0 80 80" svg:d="M80 40c0-20-20-40-40-40-22 0-40 19-40 40s18 40 40 40 40-18 40-40z">
            <text:p/>
          </draw:path>
          <draw:path draw:style-name="gr94" draw:text-style-name="P44"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312" draw:text-style-name="P44"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312" draw:text-style-name="P44"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312" draw:text-style-name="P44" draw:layer="layout" svg:width="0.08cm" svg:height="0.079cm" svg:x="10.676cm" svg:y="9.571cm" svg:viewBox="0 0 81 80" svg:d="M81 40c0-20-20-40-40-40-23 0-41 19-41 40s18 40 41 40c22 0 40-18 40-40z">
            <text:p/>
          </draw:path>
          <draw:path draw:style-name="gr312" draw:text-style-name="P44"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313" draw:text-style-name="P58" draw:layer="layout" svg:x1="4.936cm" svg:y1="8.042cm" svg:x2="6.685cm" svg:y2="8.042cm">
          <text:p/>
        </draw:line>
        <draw:line draw:style-name="gr314" draw:text-style-name="P58" draw:layer="layout" svg:x1="4.936cm" svg:y1="8.042cm" svg:x2="4.936cm" svg:y2="6.293cm">
          <text:p/>
        </draw:line>
        <draw:frame draw:style-name="gr315" draw:text-style-name="P127" draw:layer="layout" svg:width="0.559cm" svg:height="0.814cm" svg:x="4.342cm" svg:y="6.46cm">
          <draw:text-box>
            <text:p><text:span text:style-name="T82">y</text:span></text:p>
          </draw:text-box>
        </draw:frame>
        <draw:frame draw:style-name="gr316" draw:text-style-name="P127" draw:layer="layout" svg:width="0.559cm" svg:height="0.814cm" svg:x="5.717cm" svg:y="7.905cm">
          <draw:text-box>
            <text:p><text:span text:style-name="T82">x</text:span></text:p>
          </draw:text-box>
        </draw:frame>
        <draw:line draw:style-name="gr317" draw:text-style-name="P38" draw:layer="layout" svg:x1="12.026cm" svg:y1="6.844cm" svg:x2="12.026cm" svg:y2="4.344cm">
          <text:p/>
        </draw:line>
        <draw:line draw:style-name="gr317" draw:text-style-name="P38" draw:layer="layout" svg:x1="13.664cm" svg:y1="9.172cm" svg:x2="8.664cm" svg:y2="9.172cm">
          <text:p/>
        </draw:line>
        <draw:line draw:style-name="gr318" draw:text-style-name="P70" draw:layer="layout" svg:x1="4.937cm" svg:y1="16.042cm" svg:x2="6.686cm" svg:y2="16.042cm">
          <text:p/>
        </draw:line>
        <draw:line draw:style-name="gr319" draw:text-style-name="P70" draw:layer="layout" svg:x1="4.937cm" svg:y1="16.042cm" svg:x2="4.937cm" svg:y2="14.293cm">
          <text:p/>
        </draw:line>
        <draw:frame draw:style-name="gr320" draw:text-style-name="P128" draw:layer="layout" svg:width="0.559cm" svg:height="0.958cm" svg:x="4.143cm" svg:y="14.06cm">
          <draw:text-box>
            <text:p><text:span text:style-name="T83">y</text:span></text:p>
          </draw:text-box>
        </draw:frame>
        <draw:frame draw:style-name="gr321" draw:text-style-name="P128" draw:layer="layout" svg:width="0.559cm" svg:height="0.958cm" svg:x="6.018cm" svg:y="16.005cm">
          <draw:text-box>
            <text:p><text:span text:style-name="T83">x</text:span></text:p>
          </draw:text-box>
        </draw:frame>
        <draw:path draw:style-name="gr310" draw:text-style-name="P57"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311" draw:text-style-name="P126"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94" draw:text-style-name="P44"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94" draw:text-style-name="P44"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94" draw:text-style-name="P44" draw:layer="layout" svg:width="0.079cm" svg:height="0.079cm" svg:x="24.001cm" svg:y="13.947cm" svg:viewBox="0 0 80 80" svg:d="M80 40c0-20-20-40-40-40-22 0-40 19-40 40s18 40 40 40 40-18 40-40z">
            <text:p/>
          </draw:path>
          <draw:path draw:style-name="gr94" draw:text-style-name="P44"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312" draw:text-style-name="P44"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312" draw:text-style-name="P44"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312" draw:text-style-name="P44" draw:layer="layout" svg:width="0.08cm" svg:height="0.079cm" svg:x="19.703cm" svg:y="17.572cm" svg:viewBox="0 0 81 80" svg:d="M81 40c0-20-20-40-40-40-23 0-41 19-41 40s18 40 41 40c22 0 40-18 40-40z">
            <text:p/>
          </draw:path>
          <draw:path draw:style-name="gr312" draw:text-style-name="P44"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317" draw:text-style-name="P38" draw:layer="layout" svg:x1="20.969cm" svg:y1="14.979cm" svg:x2="22.737cm" svg:y2="13.211cm">
          <text:p/>
        </draw:line>
        <draw:line draw:style-name="gr317" draw:text-style-name="P38" draw:layer="layout" svg:x1="22.691cm" svg:y1="17.173cm" svg:x2="17.691cm" svg:y2="17.173cm">
          <text:p/>
        </draw:line>
        <presentation:notes draw:style-name="dp2">
          <draw:page-thumbnail draw:style-name="gr7" draw:layer="layout" svg:width="21.219cm" svg:height="10.476cm" svg:x="0.185cm" svg:y="2.123cm" draw:page-number="61" presentation:class="page"/>
          <draw:frame presentation:style-name="pr1" draw:text-style-name="P7" draw:layer="layout" svg:width="16.771cm" svg:height="12.572cm" svg:x="2.409cm" svg:y="13.271cm" presentation:class="notes" presentation:placeholder="true">
            <draw:text-box/>
          </draw:frame>
        </presentation:notes>
      </draw:page>
      <draw:page draw:name="page62" draw:style-name="dp1" draw:master-page-name="Default">
        <office:forms form:automatic-focus="false" form:apply-design-mode="false"/>
        <draw:line draw:style-name="gr322" draw:text-style-name="P1" draw:layer="layout" svg:x1="16.302cm" svg:y1="7.568cm" svg:x2="14.454cm" svg:y2="0.671cm">
          <text:p/>
        </draw:line>
        <draw:line draw:style-name="gr322" draw:text-style-name="P1" draw:layer="layout" svg:x1="6.282cm" svg:y1="19.569cm" svg:x2="4.434cm" svg:y2="12.672cm">
          <text:p/>
        </draw:line>
        <draw:line draw:style-name="gr322" draw:text-style-name="P1" draw:layer="layout" svg:x1="22.282cm" svg:y1="17.569cm" svg:x2="20.434cm" svg:y2="10.672cm">
          <text:p/>
        </draw:line>
        <draw:frame draw:style-name="gr323" draw:text-style-name="P120" draw:layer="layout" svg:width="1.907cm" svg:height="1.521cm" svg:x="21.305cm" svg:y="12.46cm">
          <draw:text-box>
            <text:p><text:span text:style-name="T78">+5</text:span></text:p>
          </draw:text-box>
        </draw:frame>
        <draw:frame draw:style-name="gr324" draw:text-style-name="P121" draw:layer="layout" svg:width="1.772cm" svg:height="1.521cm" svg:x="19.351cm" svg:y="14.149cm">
          <draw:text-box>
            <text:p><text:span text:style-name="T79">–</text:span><text:span text:style-name="T79">5</text:span></text:p>
          </draw:text-box>
        </draw:frame>
        <draw:path draw:style-name="gr207" draw:text-style-name="P20" draw:layer="layout" svg:width="4.129cm" svg:height="0.473cm" draw:transform="rotate (0.261799387799149) translate (13.2207100785097cm 4.41955356275116cm)" svg:viewBox="0 0 4130 474" svg:d="M0 237c872-5 680-241 1382-237 628-4 701 474 1396 474 680 0 488-216 1352-227">
          <text:p/>
        </draw:path>
        <draw:path draw:style-name="gr325" draw:text-style-name="P20" draw:layer="layout" svg:width="4.129cm" svg:height="0.473cm" draw:transform="rotate (-2.87979326579064) translate (7.31528992149031cm 15.8194464372488cm)" svg:viewBox="0 0 4130 474" svg:d="M0 237c872-5 680-241 1382-237 628-4 701 474 1396 474 680 0 488-216 1352-227">
          <text:p/>
        </draw:path>
        <draw:frame draw:style-name="gr324" draw:text-style-name="P121" draw:layer="layout" svg:width="1.772cm" svg:height="1.521cm" svg:x="4.663cm" svg:y="16.271cm">
          <draw:text-box>
            <text:p><text:span text:style-name="T79">–</text:span><text:span text:style-name="T79">5</text:span></text:p>
          </draw:text-box>
        </draw:frame>
        <draw:frame draw:style-name="gr323" draw:text-style-name="P120" draw:layer="layout" svg:width="1.907cm" svg:height="1.521cm" svg:x="14.225cm" svg:y="2.559cm">
          <draw:text-box>
            <text:p><text:span text:style-name="T78">+5</text:span></text:p>
          </draw:text-box>
        </draw:frame>
        <presentation:notes draw:style-name="dp2">
          <draw:page-thumbnail draw:style-name="gr7" draw:layer="layout" svg:width="21.219cm" svg:height="10.476cm" svg:x="0.185cm" svg:y="2.123cm" draw:page-number="62" presentation:class="page"/>
          <draw:frame presentation:style-name="pr1" draw:text-style-name="P7" draw:layer="layout" svg:width="16.771cm" svg:height="12.572cm" svg:x="2.409cm" svg:y="13.271cm" presentation:class="notes" presentation:placeholder="true">
            <draw:text-box/>
          </draw:frame>
        </presentation:notes>
      </draw:page>
      <draw:page draw:name="page63" draw:style-name="dp1" draw:master-page-name="Default">
        <office:forms form:automatic-focus="false" form:apply-design-mode="false"/>
        <draw:line draw:style-name="gr322" draw:text-style-name="P1" draw:layer="layout" svg:x1="16.302cm" svg:y1="7.568cm" svg:x2="14.454cm" svg:y2="0.671cm">
          <text:p/>
        </draw:line>
        <draw:line draw:style-name="gr322" draw:text-style-name="P1" draw:layer="layout" svg:x1="6.282cm" svg:y1="19.569cm" svg:x2="4.434cm" svg:y2="12.672cm">
          <text:p/>
        </draw:line>
        <draw:line draw:style-name="gr322" draw:text-style-name="P1" draw:layer="layout" svg:x1="23.776cm" svg:y1="8.146cm" svg:x2="21.928cm" svg:y2="1.249cm">
          <text:p/>
        </draw:line>
        <draw:path draw:style-name="gr207" draw:text-style-name="P20" draw:layer="layout" svg:width="4.129cm" svg:height="0.473cm" draw:transform="rotate (0.261799387799149) translate (13.2207100785097cm 4.41955356275116cm)" svg:viewBox="0 0 4130 474" svg:d="M0 237c872-5 680-241 1382-237 628-4 701 474 1396 474 680 0 488-216 1352-227">
          <text:p/>
        </draw:path>
        <draw:path draw:style-name="gr325" draw:text-style-name="P20" draw:layer="layout" svg:width="4.129cm" svg:height="0.473cm" draw:transform="rotate (-2.87979326579064) translate (7.31528992149031cm 15.8194464372488cm)" svg:viewBox="0 0 4130 474" svg:d="M0 237c872-5 680-241 1382-237 628-4 701 474 1396 474 680 0 488-216 1352-227">
          <text:p/>
        </draw:path>
        <draw:frame draw:style-name="gr324" draw:text-style-name="P121" draw:layer="layout" svg:width="1.772cm" svg:height="1.521cm" svg:x="4.663cm" svg:y="16.271cm">
          <draw:text-box>
            <text:p><text:span text:style-name="T79">–</text:span><text:span text:style-name="T79">5</text:span></text:p>
          </draw:text-box>
        </draw:frame>
        <draw:frame draw:style-name="gr323" draw:text-style-name="P120" draw:layer="layout" svg:width="1.907cm" svg:height="1.521cm" svg:x="14.225cm" svg:y="2.559cm">
          <draw:text-box>
            <text:p><text:span text:style-name="T78">+5</text:span></text:p>
          </draw:text-box>
        </draw:frame>
        <draw:line draw:style-name="gr326" draw:text-style-name="P38" draw:layer="layout" svg:x1="7.287cm" svg:y1="7.953cm" svg:x2="5.067cm" svg:y2="5.489cm">
          <text:p/>
        </draw:line>
        <draw:line draw:style-name="gr327" draw:text-style-name="P38" draw:layer="layout" svg:x1="2.748cm" svg:y1="8.653cm" svg:x2="4.968cm" svg:y2="11.117cm">
          <text:p/>
        </draw:line>
        <draw:g draw:style-name="gr5">
          <svg:title>TexMaths</svg:title>
          <svg:desc>44§display§\qty{6}{N}§svg§600§TRUE§</svg:desc>
          <draw:path draw:style-name="gr93" draw:text-style-name="P43"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93" draw:text-style-name="P43"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187" draw:text-style-name="P69"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87" draw:text-style-name="P69"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328" draw:text-style-name="P38" draw:layer="layout" svg:x1="25.093cm" svg:y1="4.568cm" svg:x2="22.961cm" svg:y2="2.027cm">
          <text:p/>
        </draw:line>
        <draw:line draw:style-name="gr329" draw:text-style-name="P38" draw:layer="layout" svg:x1="20.532cm" svg:y1="4.827cm" svg:x2="22.664cm" svg:y2="7.368cm">
          <text:p/>
        </draw:line>
        <draw:line draw:style-name="gr322" draw:text-style-name="P1" draw:layer="layout" svg:x1="18.777cm" svg:y1="19.147cm" svg:x2="16.929cm" svg:y2="12.25cm">
          <text:p/>
        </draw:line>
        <draw:line draw:style-name="gr328" draw:text-style-name="P38" draw:layer="layout" svg:x1="20.094cm" svg:y1="15.569cm" svg:x2="17.962cm" svg:y2="13.028cm">
          <text:p/>
        </draw:line>
        <draw:line draw:style-name="gr329" draw:text-style-name="P38" draw:layer="layout" svg:x1="15.533cm" svg:y1="15.828cm" svg:x2="17.665cm" svg:y2="18.369cm">
          <text:p/>
        </draw:line>
        <draw:frame draw:style-name="gr330" draw:text-style-name="P129" draw:layer="layout" svg:width="4.875cm" svg:height="1.111cm" svg:x="18.467cm" svg:y="12.872cm">
          <draw:text-box>
            <text:p><text:span text:style-name="T84">(–21, +25, 0)</text:span></text:p>
          </draw:text-box>
        </draw:frame>
        <draw:frame draw:style-name="gr330" draw:text-style-name="P130" draw:layer="layout" svg:width="4.875cm" svg:height="1.111cm" svg:x="12.268cm" svg:y="17.437cm">
          <draw:text-box>
            <text:p><text:span text:style-name="T85">(+21, –25, 0)</text:span></text:p>
          </draw:text-box>
        </draw:frame>
        <presentation:notes draw:style-name="dp2">
          <draw:page-thumbnail draw:style-name="gr7" draw:layer="layout" svg:width="21.219cm" svg:height="10.476cm" svg:x="0.185cm" svg:y="2.123cm" draw:page-number="63" presentation:class="page"/>
          <draw:frame presentation:style-name="pr1" draw:text-style-name="P7" draw:layer="layout" svg:width="16.771cm" svg:height="12.572cm" svg:x="2.409cm" svg:y="13.271cm" presentation:class="notes" presentation:placeholder="true">
            <draw:text-box/>
          </draw:frame>
        </presentation:notes>
      </draw:page>
      <draw:page draw:name="page64" draw:style-name="dp1" draw:master-page-name="Default">
        <office:forms form:automatic-focus="false" form:apply-design-mode="false"/>
        <draw:line draw:style-name="gr322" draw:text-style-name="P1" draw:layer="layout" svg:x1="21.052cm" svg:y1="16.472cm" svg:x2="21.052cm" svg:y2="9.332cm">
          <text:p/>
        </draw:line>
        <draw:line draw:style-name="gr328" draw:text-style-name="P38" draw:layer="layout" svg:x1="21.702cm" svg:y1="11.702cm" svg:x2="24.401cm" svg:y2="13.502cm">
          <text:p/>
        </draw:line>
        <draw:line draw:style-name="gr329" draw:text-style-name="P38" draw:layer="layout" svg:x1="20.577cm" svg:y1="4.233cm" svg:x2="21.979cm" svg:y2="7.239cm">
          <text:p/>
        </draw:line>
        <draw:line draw:style-name="gr331" draw:text-style-name="P38" draw:layer="layout" svg:x1="20.401cm" svg:y1="14.102cm" svg:x2="17.702cm" svg:y2="12.302cm">
          <text:p/>
        </draw:line>
        <draw:line draw:style-name="gr322" draw:text-style-name="P1" draw:layer="layout" svg:x1="2.482cm" svg:y1="12.846cm" svg:x2="9.622cm" svg:y2="12.846cm">
          <text:p/>
        </draw:line>
        <draw:line draw:style-name="gr328" draw:text-style-name="P38" draw:layer="layout" svg:x1="6.352cm" svg:y1="11.396cm" svg:x2="4.552cm" svg:y2="12.296cm">
          <text:p/>
        </draw:line>
        <draw:line draw:style-name="gr331" draw:text-style-name="P38" draw:layer="layout" svg:x1="5.752cm" svg:y1="14.296cm" svg:x2="7.552cm" svg:y2="13.396cm">
          <text:p/>
        </draw:line>
        <draw:custom-shape draw:style-name="gr332" draw:text-style-name="P8"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2" draw:text-style-name="P8"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3" draw:text-style-name="P131" draw:layer="layout" svg:width="3.61cm" svg:height="1.098cm" svg:x="22.581cm" svg:y="13.524cm">
          <draw:text-box>
            <text:p><text:span text:style-name="T86">(9, –6, 0)</text:span></text:p>
          </draw:text-box>
        </draw:frame>
        <draw:frame draw:style-name="gr334" draw:text-style-name="P132" draw:layer="layout" svg:width="3.609cm" svg:height="1.098cm" svg:x="15.981cm" svg:y="11.224cm">
          <draw:text-box>
            <text:p><text:span text:style-name="T87">(–9, 6, 0)</text:span></text:p>
          </draw:text-box>
        </draw:frame>
        <draw:frame draw:style-name="gr335" draw:text-style-name="P131" draw:layer="layout" svg:width="4.033cm" svg:height="1.098cm" svg:x="2.281cm" svg:y="10.624cm">
          <draw:text-box>
            <text:p><text:span text:style-name="T86">(–6, –3, 0)</text:span></text:p>
          </draw:text-box>
        </draw:frame>
        <draw:frame draw:style-name="gr336" draw:text-style-name="P132" draw:layer="layout" svg:width="3.186cm" svg:height="1.098cm" svg:x="6.582cm" svg:y="13.924cm">
          <draw:text-box>
            <text:p><text:span text:style-name="T87">(6, 3, 0)</text:span></text:p>
          </draw:text-box>
        </draw:frame>
        <draw:frame draw:style-name="gr337" draw:text-style-name="P13" draw:layer="layout" svg:width="0.955cm" svg:height="0.992cm" svg:x="6.145cm" svg:y="11.854cm">
          <draw:text-box>
            <text:p><text:span text:style-name="T1">P</text:span></text:p>
          </draw:text-box>
        </draw:frame>
        <draw:frame draw:style-name="gr337" draw:text-style-name="P13" draw:layer="layout" svg:width="0.955cm" svg:height="0.992cm" svg:x="20.098cm" svg:y="11.876cm">
          <draw:text-box>
            <text:p><text:span text:style-name="T1">P</text:span></text:p>
          </draw:text-box>
        </draw:frame>
        <presentation:notes draw:style-name="dp2">
          <draw:page-thumbnail draw:style-name="gr7" draw:layer="layout" svg:width="21.219cm" svg:height="10.476cm" svg:x="0.185cm" svg:y="2.123cm" draw:page-number="64" presentation:class="page"/>
          <draw:frame presentation:style-name="pr1" draw:text-style-name="P7" draw:layer="layout" svg:width="16.771cm" svg:height="12.572cm" svg:x="2.409cm" svg:y="13.271cm" presentation:class="notes" presentation:placeholder="true">
            <draw:text-box/>
          </draw:frame>
        </presentation:notes>
      </draw:page>
      <draw:page draw:name="page65" draw:style-name="dp1" draw:master-page-name="Default">
        <office:forms form:automatic-focus="false" form:apply-design-mode="false"/>
        <draw:line draw:style-name="gr338" draw:text-style-name="P1" draw:layer="layout" svg:x1="9.964cm" svg:y1="19.914cm" svg:x2="7.692cm" svg:y2="11.535cm">
          <text:p/>
        </draw:line>
        <draw:path draw:style-name="gr339" draw:text-style-name="P133"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340" draw:text-style-name="P120" draw:layer="layout" svg:width="3.956cm" svg:height="1.521cm" draw:transform="rotate (-1.30602987926736) translate (10.514cm 15.492cm)">
          <draw:text-box>
            <text:p><text:span text:style-name="T78">+5 J/s</text:span></text:p>
          </draw:text-box>
        </draw:frame>
        <draw:frame draw:style-name="gr341" draw:text-style-name="P134" draw:layer="layout" svg:width="3.609cm" svg:height="1.521cm" draw:transform="rotate (-1.30602987926736) translate (8.792cm 16.248cm)">
          <draw:text-box>
            <text:p><text:span text:style-name="T88">-5 J/s</text:span></text:p>
          </draw:text-box>
        </draw:frame>
        <draw:frame draw:style-name="gr342" draw:text-style-name="P121" draw:layer="layout" svg:width="3.821cm" svg:height="1.521cm" draw:transform="rotate (-0.135263017029561) translate (2.726cm 11.378cm)">
          <draw:text-box>
            <text:p><text:span text:style-name="T79">–</text:span><text:span text:style-name="T79">1 J/s</text:span></text:p>
          </draw:text-box>
        </draw:frame>
        <draw:frame draw:style-name="gr343" draw:text-style-name="P135" draw:layer="layout" svg:width="3.956cm" svg:height="1.521cm" draw:transform="rotate (-0.135263017029561) translate (2.43cm 13.058cm)">
          <draw:text-box>
            <text:p><text:span text:style-name="T89">+1 J/s</text:span></text:p>
          </draw:text-box>
        </draw:frame>
        <draw:line draw:style-name="gr338" draw:text-style-name="P1" draw:layer="layout" svg:x1="22.916cm" svg:y1="19.917cm" svg:x2="22.916cm" svg:y2="11.235cm">
          <text:p/>
        </draw:line>
        <draw:path draw:style-name="gr339" draw:text-style-name="P133"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340" draw:text-style-name="P120" draw:layer="layout" svg:width="3.956cm" svg:height="1.521cm" draw:transform="rotate (-1.5707963267949) translate (24.604cm 15.793cm)">
          <draw:text-box>
            <text:p><text:span text:style-name="T78">+3 J/s</text:span></text:p>
          </draw:text-box>
        </draw:frame>
        <draw:frame draw:style-name="gr344" draw:text-style-name="P134" draw:layer="layout" svg:width="3.609cm" svg:height="1.521cm" draw:transform="rotate (-1.5707963267949) translate (22.746cm 15.967cm)">
          <draw:text-box>
            <text:p><text:span text:style-name="T88">-3 J/s</text:span></text:p>
          </draw:text-box>
        </draw:frame>
        <draw:frame draw:style-name="gr342" draw:text-style-name="P121" draw:layer="layout" svg:width="3.956cm" svg:height="1.521cm" svg:x="16.522cm" svg:y="11.995cm">
          <draw:text-box>
            <text:p><text:span text:style-name="T79">+3 J/s</text:span></text:p>
          </draw:text-box>
        </draw:frame>
        <draw:frame draw:style-name="gr343" draw:text-style-name="P135" draw:layer="layout" svg:width="3.956cm" svg:height="1.521cm" svg:x="16.522cm" svg:y="13.699cm">
          <draw:text-box>
            <text:p><text:span text:style-name="T89">–</text:span><text:span text:style-name="T89">3 J/s</text:span></text:p>
          </draw:text-box>
        </draw:frame>
        <draw:line draw:style-name="gr338" draw:text-style-name="P136" draw:layer="layout" svg:x1="15.406cm" svg:y1="5.482cm" svg:x2="7.25cm" svg:y2="2.507cm">
          <text:p/>
        </draw:line>
        <draw:path draw:style-name="gr339" draw:text-style-name="P137"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345" draw:text-style-name="P138" draw:layer="layout" svg:width="3.58cm" svg:height="1.381cm" draw:transform="rotate (-0.349763982099663) translate (12.456cm 2.905cm)">
          <draw:text-box>
            <text:p><text:span text:style-name="T90">+5 J/s</text:span></text:p>
          </draw:text-box>
        </draw:frame>
        <draw:frame draw:style-name="gr346" draw:text-style-name="P139" draw:layer="layout" svg:width="3.461cm" svg:height="1.521cm" draw:transform="rotate (-0.349763982099663) translate (12.009cm 4.333cm)">
          <draw:text-box>
            <text:p><text:span text:style-name="T91">–</text:span><text:span text:style-name="T91">5 J/s</text:span></text:p>
          </draw:text-box>
        </draw:frame>
        <draw:frame draw:style-name="gr347" draw:text-style-name="P140" draw:layer="layout" svg:width="3.81cm" svg:height="1.381cm" draw:transform="rotate (0.198269403026556) translate (2.363cm 3.174cm)">
          <draw:text-box>
            <text:p><text:span text:style-name="T92">–</text:span><text:span text:style-name="T92">1 J/s</text:span></text:p>
          </draw:text-box>
        </draw:frame>
        <draw:frame draw:style-name="gr348" draw:text-style-name="P141" draw:layer="layout" svg:width="3.956cm" svg:height="1.381cm" draw:transform="rotate (0.198269403026556) translate (2.533cm 4.602cm)">
          <draw:text-box>
            <text:p><text:span text:style-name="T93">+1 J/s</text:span></text:p>
          </draw:text-box>
        </draw:frame>
        <presentation:notes draw:style-name="dp2">
          <draw:page-thumbnail draw:style-name="gr7" draw:layer="layout" svg:width="21.219cm" svg:height="10.476cm" svg:x="0.185cm" svg:y="2.123cm" draw:page-number="65" presentation:class="page"/>
          <draw:frame presentation:style-name="pr1" draw:text-style-name="P7" draw:layer="layout" svg:width="16.771cm" svg:height="12.572cm" svg:x="2.409cm" svg:y="13.271cm" presentation:class="notes" presentation:placeholder="true">
            <draw:text-box/>
          </draw:frame>
        </presentation:notes>
      </draw:page>
      <draw:page draw:name="page66" draw:style-name="dp1" draw:master-page-name="Default">
        <office:forms form:automatic-focus="false" form:apply-design-mode="false"/>
        <draw:path draw:style-name="gr349" draw:text-style-name="P112"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93" draw:text-style-name="P43" draw:layer="layout" svg:width="0.9cm" svg:height="0.095cm" svg:x="15.204cm" svg:y="9.563cm" svg:viewBox="0 0 901 96" svg:d="M0 0c300 0 601 0 901 0 0 32 0 64 0 96-300 0-601 0-901 0 0-32 0-64 0-96z">
            <text:p/>
          </draw:path>
          <draw:path draw:style-name="gr93" draw:text-style-name="P43"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93" draw:text-style-name="P43"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350" draw:text-style-name="P1" draw:layer="layout" svg:x1="6.467cm" svg:y1="14.808cm" svg:x2="6.467cm" svg:y2="2.07cm">
          <text:p/>
        </draw:line>
        <draw:line draw:style-name="gr351" draw:text-style-name="P38" draw:layer="layout" svg:x1="4.986cm" svg:y1="15.165cm" svg:x2="10.178cm" svg:y2="15.165cm">
          <text:p/>
        </draw:line>
        <draw:measure draw:style-name="gr352" draw:text-style-name="P143" draw:layer="measurelines" svg:x1="6.487cm" svg:y1="2.021cm" svg:x2="23.3cm" svg:y2="2.021cm">
          <text:p text:style-name="P142"><text:span text:style-name="T94">1 m</text:span></text:p>
          <text:p text:style-name="P142"><text:span text:style-name="T95"/></text:p>
        </draw:measure>
        <draw:frame draw:style-name="gr353" draw:text-style-name="P144" draw:layer="layout" svg:width="3.131cm" svg:height="1.237cm" svg:x="6.956cm" svg:y="13.984cm">
          <draw:text-box>
            <text:p><text:span text:style-name="T96">1 m/s</text:span></text:p>
          </draw:text-box>
        </draw:frame>
        <draw:line draw:style-name="gr354" draw:text-style-name="P1" draw:layer="layout" svg:x1="4.118cm" svg:y1="14.757cm" svg:x2="6.187cm" svg:y2="14.757cm">
          <text:p/>
        </draw:line>
        <draw:line draw:style-name="gr354" draw:text-style-name="P1" draw:layer="layout" svg:x1="4.747cm" svg:y1="14.457cm" svg:x2="6.186cm" svg:y2="14.457cm">
          <text:p/>
        </draw:line>
        <draw:line draw:style-name="gr354" draw:text-style-name="P1" draw:layer="layout" svg:x1="5.43cm" svg:y1="14.157cm" svg:x2="6.185cm" svg:y2="14.157cm">
          <text:p/>
        </draw:line>
        <draw:line draw:style-name="gr354" draw:text-style-name="P1" draw:layer="layout" svg:x1="4.119cm" svg:y1="2.157cm" svg:x2="6.188cm" svg:y2="2.157cm">
          <text:p/>
        </draw:line>
        <draw:line draw:style-name="gr354" draw:text-style-name="P1" draw:layer="layout" svg:x1="4.748cm" svg:y1="2.457cm" svg:x2="6.187cm" svg:y2="2.457cm">
          <text:p/>
        </draw:line>
        <draw:line draw:style-name="gr354" draw:text-style-name="P1" draw:layer="layout" svg:x1="5.431cm" svg:y1="2.757cm" svg:x2="6.186cm" svg:y2="2.757cm">
          <text:p/>
        </draw:line>
        <draw:path draw:style-name="gr349" draw:text-style-name="P112"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93" draw:text-style-name="P43"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93" draw:text-style-name="P43"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66" presentation:class="page"/>
          <draw:frame presentation:style-name="pr1" draw:text-style-name="P7" draw:layer="layout" svg:width="16.771cm" svg:height="12.572cm" svg:x="2.409cm" svg:y="13.271cm" presentation:class="notes" presentation:placeholder="true">
            <draw:text-box/>
          </draw:frame>
        </presentation:notes>
      </draw:page>
      <draw:page draw:name="page67" draw:style-name="dp1" draw:master-page-name="Default">
        <office:forms form:automatic-focus="false" form:apply-design-mode="false"/>
        <draw:g draw:style-name="gr5">
          <draw:path draw:style-name="gr272" draw:text-style-name="P1" draw:layer="layout" svg:width="5.555cm" svg:height="5.432cm" draw:transform="skewX (0.00174532925199433) rotate (-2.41518661890975) translate (10.7421562157411cm 4.4922439708551cm)" svg:viewBox="0 0 5556 5433" svg:d="M0 5433c730-1096 1489-1926 1421-2671-68-746-255-1881 513-2349 768-467 3516-902 3622 871">
            <text:p/>
          </draw:path>
          <draw:line draw:style-name="gr355" draw:text-style-name="P38" draw:layer="layout" svg:x1="6.673cm" svg:y1="1.54cm" svg:x2="5.565cm" svg:y2="0.31cm">
            <text:p/>
          </draw:line>
          <draw:line draw:style-name="gr355" draw:text-style-name="P38" draw:layer="layout" svg:x1="6.79cm" svg:y1="2.353cm" svg:x2="5.682cm" svg:y2="1.123cm">
            <text:p/>
          </draw:line>
          <draw:line draw:style-name="gr355" draw:text-style-name="P38" draw:layer="layout" svg:x1="7.107cm" svg:y1="3.266cm" svg:x2="5.999cm" svg:y2="2.036cm">
            <text:p/>
          </draw:line>
          <draw:line draw:style-name="gr355" draw:text-style-name="P38" draw:layer="layout" svg:x1="7.524cm" svg:y1="4.279cm" svg:x2="6.416cm" svg:y2="3.049cm">
            <text:p/>
          </draw:line>
          <draw:line draw:style-name="gr355" draw:text-style-name="P38" draw:layer="layout" svg:x1="8.241cm" svg:y1="5.792cm" svg:x2="7.133cm" svg:y2="4.562cm">
            <text:p/>
          </draw:line>
          <draw:line draw:style-name="gr355" draw:text-style-name="P38" draw:layer="layout" svg:x1="7.958cm" svg:y1="6.405cm" svg:x2="6.85cm" svg:y2="5.175cm">
            <text:p/>
          </draw:line>
          <draw:line draw:style-name="gr355" draw:text-style-name="P38" draw:layer="layout" svg:x1="7.375cm" svg:y1="6.818cm" svg:x2="6.267cm" svg:y2="5.588cm">
            <text:p/>
          </draw:line>
          <draw:line draw:style-name="gr355" draw:text-style-name="P38" draw:layer="layout" svg:x1="6.592cm" svg:y1="6.931cm" svg:x2="5.484cm" svg:y2="5.701cm">
            <text:p/>
          </draw:line>
        </draw:g>
        <draw:g draw:style-name="gr5">
          <draw:path draw:style-name="gr27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355" draw:text-style-name="P38" draw:layer="layout" svg:x1="9.191cm" svg:y1="14.453cm" svg:x2="8.083cm" svg:y2="13.223cm">
            <text:p/>
          </draw:line>
          <draw:line draw:style-name="gr355" draw:text-style-name="P38" draw:layer="layout" svg:x1="9.308cm" svg:y1="15.266cm" svg:x2="8.2cm" svg:y2="14.036cm">
            <text:p/>
          </draw:line>
          <draw:line draw:style-name="gr355" draw:text-style-name="P38" draw:layer="layout" svg:x1="9.625cm" svg:y1="16.179cm" svg:x2="8.517cm" svg:y2="14.949cm">
            <text:p/>
          </draw:line>
          <draw:line draw:style-name="gr355" draw:text-style-name="P38" draw:layer="layout" svg:x1="10.042cm" svg:y1="17.192cm" svg:x2="8.934cm" svg:y2="15.962cm">
            <text:p/>
          </draw:line>
          <draw:line draw:style-name="gr355" draw:text-style-name="P38" draw:layer="layout" svg:x1="10.459cm" svg:y1="18.505cm" svg:x2="9.351cm" svg:y2="17.275cm">
            <text:p/>
          </draw:line>
          <draw:line draw:style-name="gr355" draw:text-style-name="P38" draw:layer="layout" svg:x1="10.576cm" svg:y1="19.418cm" svg:x2="9.468cm" svg:y2="18.188cm">
            <text:p/>
          </draw:line>
          <draw:line draw:style-name="gr355" draw:text-style-name="P38" draw:layer="layout" svg:x1="10.393cm" svg:y1="20.131cm" svg:x2="9.285cm" svg:y2="18.901cm">
            <text:p/>
          </draw:line>
          <draw:line draw:style-name="gr355" draw:text-style-name="P38" draw:layer="layout" svg:x1="9.81cm" svg:y1="20.644cm" svg:x2="8.702cm" svg:y2="19.414cm">
            <text:p/>
          </draw:line>
        </draw:g>
        <draw:custom-shape draw:style-name="gr356" draw:text-style-name="P11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57"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57"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57"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57"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54">
          <draw:path draw:style-name="gr272" draw:text-style-name="P1" draw:layer="layout" svg:width="5.555cm" svg:height="5.432cm" draw:transform="skewX (0.00174532925199433) rotate (-2.41518661890975) translate (25.9431562157411cm 4.75324397085511cm)" svg:viewBox="0 0 5556 5433" svg:d="M0 5433c730-1096 1489-1926 1421-2671-68-746-255-1881 513-2349 768-467 3516-902 3622 871">
            <text:p/>
          </draw:path>
          <draw:custom-shape draw:style-name="gr276" draw:text-style-name="P20"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54">
          <draw:path draw:style-name="gr27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76" draw:text-style-name="P20"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20"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56" draw:text-style-name="P11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57"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57"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57"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57"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58" draw:text-style-name="P20" draw:layer="layout" svg:width="2.854cm" svg:height="0.944cm" draw:transform="skewX (-0.0656243798749868) rotate (-3.02465559370617) translate (10.162cm 4.758cm)" draw:kind="arc" draw:start-angle="218.62" draw:end-angle="318.07">
          <text:p/>
        </draw:ellipse>
        <draw:ellipse draw:style-name="gr359" draw:text-style-name="P20" draw:layer="layout" svg:width="4.397cm" svg:height="0.947cm" draw:transform="skewX (-0.20315632493214) rotate (0.0757472895365539) translate (19.946cm 4.21cm)" draw:kind="arc" draw:start-angle="218.6" draw:end-angle="318.08">
          <text:p/>
        </draw:ellipse>
        <draw:frame draw:style-name="gr360" draw:text-style-name="P145" draw:layer="layout" svg:width="0.951cm" svg:height="0.992cm" svg:x="20.87cm" svg:y="3.703cm">
          <draw:text-box>
            <text:p><text:span text:style-name="T97">+</text:span></text:p>
          </draw:text-box>
        </draw:frame>
        <presentation:notes draw:style-name="dp2">
          <draw:page-thumbnail draw:style-name="gr7" draw:layer="layout" svg:width="21.219cm" svg:height="10.476cm" svg:x="0.185cm" svg:y="2.123cm" draw:page-number="67" presentation:class="page"/>
          <draw:frame presentation:style-name="pr1" draw:text-style-name="P3" draw:layer="layout" svg:width="16.771cm" svg:height="12.572cm" svg:x="2.409cm" svg:y="13.271cm" presentation:class="notes" presentation:placeholder="true">
            <draw:text-box/>
          </draw:frame>
        </presentation:notes>
      </draw:page>
      <draw:page draw:name="page68" draw:style-name="dp1" draw:master-page-name="Default">
        <office:forms form:automatic-focus="false" form:apply-design-mode="false"/>
        <draw:g draw:style-name="gr5">
          <draw:path draw:style-name="gr272" draw:text-style-name="P1" draw:layer="layout" svg:width="5.555cm" svg:height="5.432cm" draw:transform="skewX (0.00174532925199433) rotate (-2.41518661890975) translate (6.34215621574109cm 4.7292439708551cm)" svg:viewBox="0 0 5556 5433" svg:d="M0 5433c730-1096 1489-1926 1421-2671-68-746-255-1881 513-2349 768-467 3516-902 3622 871">
            <text:p/>
          </draw:path>
          <draw:line draw:style-name="gr355" draw:text-style-name="P38" draw:layer="layout" svg:x1="2.273cm" svg:y1="1.777cm" svg:x2="1.165cm" svg:y2="0.547cm">
            <text:p/>
          </draw:line>
          <draw:line draw:style-name="gr355" draw:text-style-name="P38" draw:layer="layout" svg:x1="2.39cm" svg:y1="2.59cm" svg:x2="1.282cm" svg:y2="1.36cm">
            <text:p/>
          </draw:line>
          <draw:line draw:style-name="gr355" draw:text-style-name="P38" draw:layer="layout" svg:x1="2.707cm" svg:y1="3.503cm" svg:x2="1.599cm" svg:y2="2.273cm">
            <text:p/>
          </draw:line>
          <draw:line draw:style-name="gr355" draw:text-style-name="P38" draw:layer="layout" svg:x1="3.124cm" svg:y1="4.516cm" svg:x2="2.016cm" svg:y2="3.286cm">
            <text:p/>
          </draw:line>
          <draw:line draw:style-name="gr355" draw:text-style-name="P38" draw:layer="layout" svg:x1="3.841cm" svg:y1="6.029cm" svg:x2="2.733cm" svg:y2="4.799cm">
            <text:p/>
          </draw:line>
          <draw:line draw:style-name="gr355" draw:text-style-name="P38" draw:layer="layout" svg:x1="3.558cm" svg:y1="6.642cm" svg:x2="2.45cm" svg:y2="5.412cm">
            <text:p/>
          </draw:line>
          <draw:line draw:style-name="gr355" draw:text-style-name="P38" draw:layer="layout" svg:x1="2.975cm" svg:y1="7.055cm" svg:x2="1.867cm" svg:y2="5.825cm">
            <text:p/>
          </draw:line>
          <draw:line draw:style-name="gr355" draw:text-style-name="P38" draw:layer="layout" svg:x1="2.192cm" svg:y1="7.168cm" svg:x2="1.084cm" svg:y2="5.938cm">
            <text:p/>
          </draw:line>
        </draw:g>
        <draw:g draw:style-name="gr5">
          <draw:path draw:style-name="gr272" draw:text-style-name="P1" draw:layer="layout" svg:width="5.555cm" svg:height="5.432cm" draw:transform="skewX (0.00174532925199433) rotate (-2.41518661890975) translate (17.3471562157411cm 4.7088731501864cm)" svg:viewBox="0 0 5556 5433" svg:d="M0 5433c730-1096 1489-1926 1421-2671-68-746-255-1881 513-2349 768-467 3516-902 3622 871">
            <text:p/>
          </draw:path>
          <draw:line draw:style-name="gr355" draw:text-style-name="P38" draw:layer="layout" svg:x1="15.796cm" svg:y1="1.852cm" svg:x2="14.688cm" svg:y2="0.622cm">
            <text:p/>
          </draw:line>
          <draw:line draw:style-name="gr355" draw:text-style-name="P38" draw:layer="layout" svg:x1="15.913cm" svg:y1="2.665cm" svg:x2="14.805cm" svg:y2="1.435cm">
            <text:p/>
          </draw:line>
          <draw:line draw:style-name="gr355" draw:text-style-name="P38" draw:layer="layout" svg:x1="16.23cm" svg:y1="3.578cm" svg:x2="15.122cm" svg:y2="2.348cm">
            <text:p/>
          </draw:line>
          <draw:line draw:style-name="gr355" draw:text-style-name="P38" draw:layer="layout" svg:x1="16.647cm" svg:y1="4.591cm" svg:x2="15.539cm" svg:y2="3.361cm">
            <text:p/>
          </draw:line>
          <draw:line draw:style-name="gr355" draw:text-style-name="P38" draw:layer="layout" svg:x1="17.064cm" svg:y1="5.904cm" svg:x2="15.956cm" svg:y2="4.674cm">
            <text:p/>
          </draw:line>
          <draw:line draw:style-name="gr355" draw:text-style-name="P38" draw:layer="layout" svg:x1="17.181cm" svg:y1="6.817cm" svg:x2="16.073cm" svg:y2="5.587cm">
            <text:p/>
          </draw:line>
          <draw:line draw:style-name="gr355" draw:text-style-name="P38" draw:layer="layout" svg:x1="16.998cm" svg:y1="7.53cm" svg:x2="15.89cm" svg:y2="6.3cm">
            <text:p/>
          </draw:line>
          <draw:line draw:style-name="gr355" draw:text-style-name="P38" draw:layer="layout" svg:x1="16.415cm" svg:y1="8.043cm" svg:x2="15.307cm" svg:y2="6.813cm">
            <text:p/>
          </draw:line>
        </draw:g>
        <draw:custom-shape draw:style-name="gr356" draw:text-style-name="P115"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57" draw:text-style-name="P10"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57" draw:text-style-name="P10"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357" draw:text-style-name="P10"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57" draw:text-style-name="P10"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272"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361" draw:text-style-name="P38" draw:layer="layout" svg:x1="3.706cm" svg:y1="10.705cm" svg:x2="4.814cm" svg:y2="11.935cm">
            <text:p/>
          </draw:line>
          <draw:line draw:style-name="gr361" draw:text-style-name="P38" draw:layer="layout" svg:x1="3.823cm" svg:y1="11.518cm" svg:x2="4.931cm" svg:y2="12.748cm">
            <text:p/>
          </draw:line>
          <draw:line draw:style-name="gr361" draw:text-style-name="P38" draw:layer="layout" svg:x1="4.14cm" svg:y1="12.431cm" svg:x2="5.248cm" svg:y2="13.661cm">
            <text:p/>
          </draw:line>
          <draw:line draw:style-name="gr361" draw:text-style-name="P38" draw:layer="layout" svg:x1="4.557cm" svg:y1="13.444cm" svg:x2="5.665cm" svg:y2="14.674cm">
            <text:p/>
          </draw:line>
          <draw:line draw:style-name="gr361" draw:text-style-name="P38" draw:layer="layout" svg:x1="4.974cm" svg:y1="14.757cm" svg:x2="6.082cm" svg:y2="15.987cm">
            <text:p/>
          </draw:line>
          <draw:line draw:style-name="gr361" draw:text-style-name="P38" draw:layer="layout" svg:x1="5.091cm" svg:y1="15.67cm" svg:x2="6.199cm" svg:y2="16.9cm">
            <text:p/>
          </draw:line>
          <draw:line draw:style-name="gr361" draw:text-style-name="P38" draw:layer="layout" svg:x1="4.908cm" svg:y1="16.383cm" svg:x2="6.016cm" svg:y2="17.613cm">
            <text:p/>
          </draw:line>
          <draw:line draw:style-name="gr361" draw:text-style-name="P38" draw:layer="layout" svg:x1="4.325cm" svg:y1="16.896cm" svg:x2="5.433cm" svg:y2="18.126cm">
            <text:p/>
          </draw:line>
        </draw:g>
        <draw:custom-shape draw:style-name="gr356" draw:text-style-name="P115"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57" draw:text-style-name="P10"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57" draw:text-style-name="P10"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357" draw:text-style-name="P10"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57" draw:text-style-name="P10"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272"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361" draw:text-style-name="P38" draw:layer="layout" svg:x1="12.184cm" svg:y1="10.506cm" svg:x2="13.292cm" svg:y2="11.736cm">
            <text:p/>
          </draw:line>
          <draw:line draw:style-name="gr361" draw:text-style-name="P38" draw:layer="layout" svg:x1="12.301cm" svg:y1="11.319cm" svg:x2="13.409cm" svg:y2="12.549cm">
            <text:p/>
          </draw:line>
          <draw:line draw:style-name="gr361" draw:text-style-name="P38" draw:layer="layout" svg:x1="12.618cm" svg:y1="12.232cm" svg:x2="13.726cm" svg:y2="13.462cm">
            <text:p/>
          </draw:line>
          <draw:line draw:style-name="gr361" draw:text-style-name="P38" draw:layer="layout" svg:x1="13.035cm" svg:y1="13.245cm" svg:x2="14.143cm" svg:y2="14.475cm">
            <text:p/>
          </draw:line>
          <draw:line draw:style-name="gr361" draw:text-style-name="P38" draw:layer="layout" svg:x1="13.752cm" svg:y1="14.758cm" svg:x2="14.86cm" svg:y2="15.988cm">
            <text:p/>
          </draw:line>
          <draw:line draw:style-name="gr361" draw:text-style-name="P38" draw:layer="layout" svg:x1="13.469cm" svg:y1="15.371cm" svg:x2="14.577cm" svg:y2="16.601cm">
            <text:p/>
          </draw:line>
          <draw:line draw:style-name="gr361" draw:text-style-name="P38" draw:layer="layout" svg:x1="12.886cm" svg:y1="15.784cm" svg:x2="13.994cm" svg:y2="17.014cm">
            <text:p/>
          </draw:line>
          <draw:line draw:style-name="gr361" draw:text-style-name="P38" draw:layer="layout" svg:x1="12.103cm" svg:y1="15.897cm" svg:x2="13.211cm" svg:y2="17.127cm">
            <text:p/>
          </draw:line>
        </draw:g>
        <draw:line draw:style-name="gr362" draw:text-style-name="P38" draw:layer="layout" svg:x1="25.423cm" svg:y1="9.808cm" svg:x2="23.203cm" svg:y2="7.344cm">
          <text:p/>
        </draw:line>
        <draw:line draw:style-name="gr327" draw:text-style-name="P38" draw:layer="layout" svg:x1="20.884cm" svg:y1="10.508cm" svg:x2="23.104cm" svg:y2="12.972cm">
          <text:p/>
        </draw:line>
        <draw:path draw:style-name="gr272"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93" draw:text-style-name="P43"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93" draw:text-style-name="P43"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187" draw:text-style-name="P69"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87" draw:text-style-name="P69"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363" draw:text-style-name="P38" draw:layer="layout" svg:x1="20.861cm" svg:y1="17.49cm" svg:x2="23.081cm" svg:y2="19.954cm">
          <text:p/>
        </draw:line>
        <draw:line draw:style-name="gr364" draw:text-style-name="P38" draw:layer="layout" svg:x1="26.055cm" svg:y1="18.928cm" svg:x2="23.835cm" svg:y2="16.464cm">
          <text:p/>
        </draw:line>
        <draw:line draw:style-name="gr365" draw:text-style-name="P38" draw:layer="layout" svg:x1="17.821cm" svg:y1="17.45cm" svg:x2="20.041cm" svg:y2="19.914cm">
          <text:p/>
        </draw:line>
        <presentation:notes draw:style-name="dp2">
          <draw:page-thumbnail draw:style-name="gr7" draw:layer="layout" svg:width="21.219cm" svg:height="10.476cm" svg:x="0.185cm" svg:y="2.123cm" draw:page-number="68" presentation:class="page"/>
          <draw:frame presentation:style-name="pr1" draw:text-style-name="P3" draw:layer="layout" svg:width="16.771cm" svg:height="12.572cm" svg:x="2.409cm" svg:y="13.271cm" presentation:class="notes" presentation:placeholder="true">
            <draw:text-box/>
          </draw:frame>
        </presentation:notes>
      </draw:page>
      <draw:page draw:name="page69" draw:style-name="dp1" draw:master-page-name="Default">
        <office:forms form:automatic-focus="false" form:apply-design-mode="false"/>
        <draw:path draw:style-name="gr366" draw:text-style-name="P146"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93" draw:text-style-name="P43"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93" draw:text-style-name="P43"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93" draw:text-style-name="P43"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93" draw:text-style-name="P43"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93" draw:text-style-name="P43"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93" draw:text-style-name="P43" draw:layer="layout" svg:width="0.374cm" svg:height="0.999cm" draw:transform="rotate (0.436332312998582) translate (9.92847924123594cm 8.0941031751276cm)" svg:viewBox="0 0 375 1000" svg:d="M0 1000c20 0 40 0 61 0 104-333 209-667 314-1000-19 0-38 0-57 0-106 333-212 667-318 1000z">
            <text:p/>
          </draw:path>
          <draw:path draw:style-name="gr93" draw:text-style-name="P43"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187" draw:text-style-name="P69" draw:layer="layout" svg:width="0.567cm" svg:height="0.062cm" draw:transform="rotate (0.436332312998582) translate (9.2984303076641cm 10.8323208887531cm)" svg:viewBox="0 0 568 63" svg:d="M0 0c189 0 379 0 568 0 0 21 0 42 0 63-189 0-379 0-568 0 0-21 0-42 0-63z">
            <text:p/>
          </draw:path>
          <draw:path draw:style-name="gr187" draw:text-style-name="P69"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187" draw:text-style-name="P69"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187" draw:text-style-name="P69"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187" draw:text-style-name="P69"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187" draw:text-style-name="P69" draw:layer="layout" svg:width="0.374cm" svg:height="0.999cm" draw:transform="rotate (0.436332312998582) translate (12.0904703279294cm 9.013678984271cm)" svg:viewBox="0 0 375 1000" svg:d="M0 1000c20 0 40 0 60 0 105-333 210-667 315-1000-20 0-39 0-58 0-106 333-211 667-317 1000z">
            <text:p/>
          </draw:path>
          <draw:path draw:style-name="gr187" draw:text-style-name="P69"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69" presentation:class="page"/>
          <draw:frame presentation:style-name="pr1" draw:text-style-name="P7" draw:layer="layout" svg:width="16.771cm" svg:height="12.572cm" svg:x="2.409cm" svg:y="13.271cm" presentation:class="notes" presentation:placeholder="true">
            <draw:text-box/>
          </draw:frame>
        </presentation:notes>
      </draw:page>
      <draw:page draw:name="page70" draw:style-name="dp1" draw:master-page-name="Default">
        <office:forms form:automatic-focus="false" form:apply-design-mode="false"/>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367" draw:text-style-name="P147"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70" presentation:class="page"/>
          <draw:frame presentation:style-name="pr1" draw:text-style-name="P7" draw:layer="layout" svg:width="16.771cm" svg:height="12.572cm" svg:x="2.409cm" svg:y="13.271cm" presentation:class="notes" presentation:placeholder="true">
            <draw:text-box/>
          </draw:frame>
        </presentation:notes>
      </draw:page>
      <draw:page draw:name="page71"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154">
          <draw:custom-shape draw:style-name="gr368" draw:text-style-name="P20"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8" draw:text-style-name="P20"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8" draw:text-style-name="P20"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69" draw:text-style-name="P38" draw:layer="layout" svg:width="6.919cm" svg:height="0.463cm" svg:x="11.454cm" svg:y="8.322cm" svg:viewBox="0 0 6920 464" svg:d="M0 464c0 0 709-464 3059-464 2349 0 3861 427 3861 427">
          <text:p/>
        </draw:path>
        <draw:g draw:style-name="gr154">
          <draw:custom-shape draw:style-name="gr370" draw:text-style-name="P111" draw:layer="layout" svg:width="2.625cm" svg:height="1.259cm" svg:x="8.945cm" svg:y="11.61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0" draw:text-style-name="P111" draw:layer="layout" svg:width="2.625cm" svg:height="1.259cm" svg:x="11.945cm" svg:y="11.61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0" draw:text-style-name="P111" draw:layer="layout" svg:width="2.625cm" svg:height="1.259cm" svg:x="14.945cm" svg:y="11.61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69" draw:text-style-name="P38"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71" presentation:class="page"/>
          <draw:frame presentation:style-name="pr1" draw:text-style-name="P7" draw:layer="layout" svg:width="16.771cm" svg:height="12.572cm" svg:x="2.409cm" svg:y="13.271cm" presentation:class="notes" presentation:placeholder="true">
            <draw:text-box/>
          </draw:frame>
        </presentation:notes>
      </draw:page>
      <draw:page draw:name="page72"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371" draw:text-style-name="P20"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2" draw:text-style-name="P111" draw:layer="layout" svg:width="3.171cm" svg:height="1.521cm" svg:x="10.345cm" svg:y="10.57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73" draw:text-style-name="P1" draw:layer="layout" svg:x1="14.154cm" svg:y1="16.526cm" svg:x2="14.154cm" svg:y2="5.644cm">
          <text:p/>
        </draw:line>
        <presentation:notes draw:style-name="dp2">
          <draw:page-thumbnail draw:style-name="gr7" draw:layer="layout" svg:width="21.219cm" svg:height="10.476cm" svg:x="0.185cm" svg:y="2.123cm" draw:page-number="72" presentation:class="page"/>
          <draw:frame presentation:style-name="pr1" draw:text-style-name="P7" draw:layer="layout" svg:width="16.771cm" svg:height="12.572cm" svg:x="2.409cm" svg:y="13.271cm" presentation:class="notes" presentation:placeholder="true">
            <draw:text-box/>
          </draw:frame>
        </presentation:notes>
      </draw:page>
      <draw:page draw:name="page73"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374" draw:text-style-name="P147" draw:layer="layout" svg:width="8.929cm" svg:height="1.899cm" svg:x="11.775cm" svg:y="8.15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73" presentation:class="page"/>
          <draw:frame presentation:style-name="pr1" draw:text-style-name="P3" draw:layer="layout" svg:width="16.771cm" svg:height="12.572cm" svg:x="2.409cm" svg:y="13.271cm" presentation:class="notes" presentation:placeholder="true">
            <draw:text-box/>
          </draw:frame>
        </presentation:notes>
      </draw:page>
      <draw:page draw:name="page74"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154">
          <draw:custom-shape draw:style-name="gr370" draw:text-style-name="P111" draw:layer="layout" svg:width="2.625cm" svg:height="1.259cm" svg:x="11.34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0" draw:text-style-name="P111" draw:layer="layout" svg:width="2.625cm" svg:height="1.259cm" svg:x="14.34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0" draw:text-style-name="P111" draw:layer="layout" svg:width="2.625cm" svg:height="1.259cm" svg:x="17.34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69" draw:text-style-name="P38" draw:layer="layout" svg:width="6.919cm" svg:height="0.463cm" svg:x="12.254cm" svg:y="0.523cm" svg:viewBox="0 0 6920 464" svg:d="M0 464c0 0 709-464 3059-464 2349 0 3861 427 3861 427">
          <text:p/>
        </draw:path>
        <draw:g draw:style-name="gr154">
          <draw:custom-shape draw:style-name="gr368" draw:text-style-name="P20" draw:layer="layout" svg:width="2.625cm" svg:height="1.259cm" svg:x="19.301cm" svg:y="3.8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8" draw:text-style-name="P20" draw:layer="layout" svg:width="2.625cm" svg:height="1.259cm" svg:x="16.301cm" svg:y="3.8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8" draw:text-style-name="P20" draw:layer="layout" svg:width="2.625cm" svg:height="1.259cm" svg:x="13.301cm" svg:y="3.8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69" draw:text-style-name="P38" draw:layer="layout" svg:width="6.919cm" svg:height="0.463cm" draw:transform="rotate (-3.14159265358979) translate (21.074cm 6.094cm)" svg:viewBox="0 0 6920 464" svg:d="M0 464c0 0 709-464 3059-464 2349 0 3861 427 3861 427">
          <text:p/>
        </draw:path>
        <draw:custom-shape draw:style-name="gr368" draw:text-style-name="P20" draw:layer="layout" svg:width="2.625cm" svg:height="1.259cm" svg:x="16.344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0" draw:text-style-name="P111" draw:layer="layout" svg:width="2.625cm" svg:height="1.259cm" svg:x="13.001cm" svg:y="10.0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22" draw:text-style-name="P1" draw:layer="layout" svg:x1="15.997cm" svg:y1="13.898cm" svg:x2="15.997cm" svg:y2="8.967cm">
          <text:p/>
        </draw:line>
        <presentation:notes draw:style-name="dp2">
          <draw:page-thumbnail draw:style-name="gr7" draw:layer="layout" svg:width="21.219cm" svg:height="10.476cm" svg:x="0.185cm" svg:y="2.123cm" draw:page-number="74" presentation:class="page"/>
          <draw:frame presentation:style-name="pr1" draw:text-style-name="P3" draw:layer="layout" svg:width="16.771cm" svg:height="12.572cm" svg:x="2.409cm" svg:y="13.271cm" presentation:class="notes" presentation:placeholder="true">
            <draw:text-box/>
          </draw:frame>
        </presentation:notes>
      </draw:page>
      <draw:page draw:name="page75"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154">
          <draw:custom-shape draw:style-name="gr370" draw:text-style-name="P111" draw:layer="layout" svg:width="2.625cm" svg:height="1.259cm" svg:x="11.34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0" draw:text-style-name="P111" draw:layer="layout" svg:width="2.625cm" svg:height="1.259cm" svg:x="14.34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0" draw:text-style-name="P111" draw:layer="layout" svg:width="2.625cm" svg:height="1.259cm" svg:x="17.34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69" draw:text-style-name="P38" draw:layer="layout" svg:width="6.919cm" svg:height="0.463cm" svg:x="12.254cm" svg:y="0.523cm" svg:viewBox="0 0 6920 464" svg:d="M0 464c0 0 709-464 3059-464 2349 0 3861 427 3861 427">
          <text:p/>
        </draw:path>
        <draw:g draw:style-name="gr154">
          <draw:custom-shape draw:style-name="gr368" draw:text-style-name="P20" draw:layer="layout" svg:width="2.625cm" svg:height="1.259cm" svg:x="19.301cm" svg:y="3.8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8" draw:text-style-name="P20" draw:layer="layout" svg:width="2.625cm" svg:height="1.259cm" svg:x="16.301cm" svg:y="3.8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8" draw:text-style-name="P20" draw:layer="layout" svg:width="2.625cm" svg:height="1.259cm" svg:x="13.301cm" svg:y="3.8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69" draw:text-style-name="P38" draw:layer="layout" svg:width="6.919cm" svg:height="0.463cm" draw:transform="rotate (-3.14159265358979) translate (21.074cm 6.094cm)" svg:viewBox="0 0 6920 464" svg:d="M0 464c0 0 709-464 3059-464 2349 0 3861 427 3861 427">
          <text:p/>
        </draw:path>
        <draw:g draw:style-name="gr154">
          <draw:custom-shape draw:style-name="gr368" draw:text-style-name="P20" draw:layer="layout" svg:width="2.625cm" svg:height="1.259cm" svg:x="11.44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8" draw:text-style-name="P20" draw:layer="layout" svg:width="2.625cm" svg:height="1.259cm" svg:x="14.44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8" draw:text-style-name="P20" draw:layer="layout" svg:width="2.625cm" svg:height="1.259cm" svg:x="17.44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69" draw:text-style-name="P38" draw:layer="layout" svg:width="6.919cm" svg:height="0.463cm" svg:x="12.354cm" svg:y="8.523cm" svg:viewBox="0 0 6920 464" svg:d="M0 464c0 0 709-464 3059-464 2349 0 3861 427 3861 427">
          <text:p/>
        </draw:path>
        <draw:g draw:style-name="gr154">
          <draw:custom-shape draw:style-name="gr370" draw:text-style-name="P111" draw:layer="layout" svg:width="2.625cm" svg:height="1.259cm" svg:x="15.901cm" svg:y="11.8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0" draw:text-style-name="P111" draw:layer="layout" svg:width="2.625cm" svg:height="1.259cm" svg:x="12.901cm" svg:y="11.8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0" draw:text-style-name="P111" draw:layer="layout" svg:width="2.625cm" svg:height="1.259cm" svg:x="9.901cm" svg:y="11.8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69" draw:text-style-name="P38"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75" presentation:class="page"/>
          <draw:frame presentation:style-name="pr1" draw:text-style-name="P7" draw:layer="layout" svg:width="16.771cm" svg:height="12.572cm" svg:x="2.409cm" svg:y="13.271cm" presentation:class="notes" presentation:placeholder="true">
            <draw:text-box/>
          </draw:frame>
        </presentation:notes>
      </draw:page>
      <draw:page draw:name="page76"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375" draw:text-style-name="P148" draw:layer="layout" svg:width="14.083cm" svg:height="2.414cm" svg:x="6.273cm" svg:y="11.988cm">
          <text:p/>
          <draw:enhanced-geometry svg:viewBox="0 0 21600 21600" draw:type="rectangle" draw:enhanced-path="M 0 0 L 21600 0 21600 21600 0 21600 0 0 Z N"/>
        </draw:custom-shape>
        <draw:g draw:style-name="gr154">
          <draw:custom-shape draw:style-name="gr376" draw:text-style-name="P111" draw:layer="layout" svg:width="2.5cm" svg:height="0.819cm" svg:x="17.512cm" svg:y="10.28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6" draw:text-style-name="P111" draw:layer="layout" svg:width="2.5cm" svg:height="0.819cm" svg:x="17.512cm" svg:y="11.5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6" draw:text-style-name="P111" draw:layer="layout" svg:width="2.5cm" svg:height="0.819cm" svg:x="17.512cm" svg:y="12.75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77" draw:text-style-name="P38" draw:layer="layout" svg:width="3.973cm" svg:height="0.463cm" draw:transform="rotate (1.5707963267949) translate (16.902cm 13.97cm)" svg:viewBox="0 0 3974 464" svg:d="M0 464c0 0 407-464 1757-464 1349 0 2217 427 2217 427">
          <text:p/>
        </draw:path>
        <draw:g draw:style-name="gr154">
          <draw:custom-shape draw:style-name="gr378" draw:text-style-name="P20"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8" draw:text-style-name="P20"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8" draw:text-style-name="P20"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77" draw:text-style-name="P38"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76" presentation:class="page"/>
          <draw:frame presentation:style-name="pr1" draw:text-style-name="P7" draw:layer="layout" svg:width="16.771cm" svg:height="12.572cm" svg:x="2.409cm" svg:y="13.271cm" presentation:class="notes" presentation:placeholder="true">
            <draw:text-box/>
          </draw:frame>
        </presentation:notes>
      </draw:page>
      <draw:page draw:name="page77" draw:style-name="dp1" draw:master-page-name="Default">
        <office:forms form:automatic-focus="false" form:apply-design-mode="false"/>
        <draw:frame draw:style-name="gr8" draw:text-style-name="P149" draw:layer="layout" svg:width="10.84cm" svg:height="7.31cm" svg:x="7.494cm" svg:y="5.176cm">
          <draw:image xlink:href="Pictures/1000000100000134000000D0096F4A01.png" xlink:type="simple" xlink:show="embed" xlink:actuate="onLoad" draw:mime-type="image/png">
            <text:p/>
          </draw:image>
        </draw:frame>
        <draw:custom-shape draw:style-name="gr375" draw:text-style-name="P150" draw:layer="layout" svg:width="14.083cm" svg:height="2.414cm" svg:x="6.273cm" svg:y="11.988cm">
          <text:p/>
          <draw:enhanced-geometry svg:viewBox="0 0 21600 21600" draw:type="rectangle" draw:enhanced-path="M 0 0 L 21600 0 21600 21600 0 21600 0 0 Z N"/>
        </draw:custom-shape>
        <draw:custom-shape draw:style-name="gr379" draw:text-style-name="P151"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0" draw:text-style-name="P152"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81" draw:text-style-name="P149" draw:layer="layout" svg:x1="12.002cm" svg:y1="11.986cm" svg:x2="20.26cm" svg:y2="11.986cm">
          <text:p/>
        </draw:line>
        <presentation:notes draw:style-name="dp2">
          <draw:page-thumbnail draw:style-name="gr7" draw:layer="layout" svg:width="21.219cm" svg:height="10.476cm" svg:x="0.185cm" svg:y="2.123cm" draw:page-number="77" presentation:class="page"/>
          <draw:frame presentation:style-name="pr1" draw:text-style-name="P7" draw:layer="layout" svg:width="16.771cm" svg:height="12.572cm" svg:x="2.409cm" svg:y="13.271cm" presentation:class="notes" presentation:placeholder="true">
            <draw:text-box/>
          </draw:frame>
        </presentation:notes>
      </draw:page>
      <draw:page draw:name="page78"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375" draw:text-style-name="P148" draw:layer="layout" svg:width="14.083cm" svg:height="2.414cm" svg:x="6.273cm" svg:y="11.988cm">
          <text:p/>
          <draw:enhanced-geometry svg:viewBox="0 0 21600 21600" draw:type="rectangle" draw:enhanced-path="M 0 0 L 21600 0 21600 21600 0 21600 0 0 Z N"/>
        </draw:custom-shape>
        <draw:custom-shape draw:style-name="gr379" draw:text-style-name="P111"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0" draw:text-style-name="P20"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81" draw:text-style-name="P1" draw:layer="layout" svg:x1="12.002cm" svg:y1="11.986cm" svg:x2="20.26cm" svg:y2="11.986cm">
          <text:p/>
        </draw:line>
        <presentation:notes draw:style-name="dp2">
          <draw:page-thumbnail draw:style-name="gr7" draw:layer="layout" svg:width="21.219cm" svg:height="10.476cm" svg:x="0.185cm" svg:y="2.123cm" draw:page-number="78" presentation:class="page"/>
          <draw:frame presentation:style-name="pr1" draw:text-style-name="P3" draw:layer="layout" svg:width="16.771cm" svg:height="12.572cm" svg:x="2.409cm" svg:y="13.271cm" presentation:class="notes" presentation:placeholder="true">
            <draw:text-box/>
          </draw:frame>
        </presentation:notes>
      </draw:page>
      <draw:page draw:name="page79" draw:style-name="dp1" draw:master-page-name="Default">
        <office:forms form:automatic-focus="false" form:apply-design-mode="false"/>
        <draw:g draw:style-name="gr154">
          <draw:line draw:style-name="gr382" draw:text-style-name="P1" draw:layer="layout" svg:x1="5.142cm" svg:y1="0.308cm" svg:x2="5.142cm" svg:y2="11.212cm">
            <text:p/>
          </draw:line>
          <draw:path draw:style-name="gr383" draw:text-style-name="P38" draw:layer="layout" svg:width="7.831cm" svg:height="0.463cm" draw:transform="rotate (-3.14159265358979) translate (9.058cm 4.697cm)" svg:viewBox="0 0 7832 464" svg:d="M7832 464c0 0-803-464-3462-464s-4370 427-4370 427">
            <text:p/>
          </draw:path>
          <draw:g draw:style-name="gr154">
            <draw:custom-shape draw:style-name="gr384" draw:text-style-name="P153" draw:layer="layout" svg:width="2.625cm" svg:height="1.259cm" svg:x="0.77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4" draw:text-style-name="P153" draw:layer="layout" svg:width="2.625cm" svg:height="1.259cm" svg:x="3.77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4" draw:text-style-name="P153" draw:layer="layout" svg:width="2.625cm" svg:height="1.259cm" svg:x="6.77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85" draw:text-style-name="P154" draw:layer="layout" svg:width="7.831cm" svg:height="0.463cm" svg:x="1.226cm" svg:y="6.823cm" svg:viewBox="0 0 7832 464" svg:d="M7832 464c0 0-803-464-3462-464s-4370 427-4370 427">
            <text:p/>
          </draw:path>
          <draw:g draw:style-name="gr154">
            <draw:custom-shape draw:style-name="gr386" draw:text-style-name="P155" draw:layer="layout" svg:width="2.625cm" svg:height="1.259cm" svg:x="6.83cm" svg:y="7.4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6" draw:text-style-name="P155" draw:layer="layout" svg:width="2.625cm" svg:height="1.259cm" svg:x="3.83cm" svg:y="7.4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6" draw:text-style-name="P155" draw:layer="layout" svg:width="2.625cm" svg:height="1.259cm" svg:x="0.83cm" svg:y="7.4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154">
          <draw:line draw:style-name="gr382" draw:text-style-name="P1" draw:layer="layout" svg:x1="16.191cm" svg:y1="0.236cm" svg:x2="16.191cm" svg:y2="11.14cm">
            <text:p/>
          </draw:line>
          <draw:path draw:style-name="gr383" draw:text-style-name="P38" draw:layer="layout" svg:width="7.831cm" svg:height="0.463cm" draw:transform="rotate (-3.14159265358979) translate (20.107cm 4.625cm)" svg:viewBox="0 0 7832 464" svg:d="M7832 464c0 0-803-464-3462-464s-4370 427-4370 427">
            <text:p/>
          </draw:path>
          <draw:g draw:style-name="gr154">
            <draw:custom-shape draw:style-name="gr384" draw:text-style-name="P153"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4" draw:text-style-name="P153"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4" draw:text-style-name="P153"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85" draw:text-style-name="P154" draw:layer="layout" svg:width="7.831cm" svg:height="0.463cm" svg:x="12.275cm" svg:y="6.751cm" svg:viewBox="0 0 7832 464" svg:d="M7832 464c0 0-803-464-3462-464s-4370 427-4370 427">
            <text:p/>
          </draw:path>
          <draw:g draw:style-name="gr154">
            <draw:custom-shape draw:style-name="gr386" draw:text-style-name="P155" draw:layer="layout" svg:width="2.625cm" svg:height="1.259cm" svg:x="11.821cm" svg:y="7.34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6" draw:text-style-name="P155" draw:layer="layout" svg:width="2.625cm" svg:height="1.259cm" svg:x="14.821cm" svg:y="7.34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6" draw:text-style-name="P155" draw:layer="layout" svg:width="2.625cm" svg:height="1.259cm" svg:x="17.821cm" svg:y="7.34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154">
          <draw:line draw:style-name="gr382" draw:text-style-name="P1" draw:layer="layout" svg:x1="24.391cm" svg:y1="9.036cm" svg:x2="24.391cm" svg:y2="19.94cm">
            <text:p/>
          </draw:line>
          <draw:path draw:style-name="gr383" draw:text-style-name="P38" draw:layer="layout" svg:width="7.831cm" svg:height="0.463cm" draw:transform="rotate (-3.14159265358979) translate (28.307cm 13.425cm)" svg:viewBox="0 0 7832 464" svg:d="M7832 464c0 0-803-464-3462-464s-4370 427-4370 427">
            <text:p/>
          </draw:path>
          <draw:g draw:style-name="gr154">
            <draw:custom-shape draw:style-name="gr384" draw:text-style-name="P153"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4" draw:text-style-name="P153"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4" draw:text-style-name="P153"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85" draw:text-style-name="P154" draw:layer="layout" svg:width="7.831cm" svg:height="0.463cm" svg:x="20.475cm" svg:y="15.551cm" svg:viewBox="0 0 7832 464" svg:d="M7832 464c0 0-803-464-3462-464s-4370 427-4370 427">
            <text:p/>
          </draw:path>
          <draw:g draw:style-name="gr154">
            <draw:custom-shape draw:style-name="gr386" draw:text-style-name="P155" draw:layer="layout" svg:width="2.625cm" svg:height="1.259cm" draw:transform="rotate (1.5707963267949) translate (21.704cm 18.48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6" draw:text-style-name="P155" draw:layer="layout" svg:width="2.625cm" svg:height="1.259cm" draw:transform="rotate (1.5707963267949) translate (23.704cm 18.48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6" draw:text-style-name="P155" draw:layer="layout" svg:width="2.625cm" svg:height="1.259cm" draw:transform="rotate (1.5707963267949) translate (25.704cm 18.48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387" draw:text-style-name="P156" draw:layer="layout" svg:width="1.563cm" svg:height="1.733cm" svg:x="0.63cm" svg:y="4.894cm">
          <draw:text-box>
            <text:p><text:span text:style-name="T98">A</text:span></text:p>
          </draw:text-box>
        </draw:frame>
        <draw:frame draw:style-name="gr388" draw:text-style-name="P156" draw:layer="layout" svg:width="1.408cm" svg:height="1.733cm" svg:x="8.371cm" svg:y="4.894cm">
          <draw:text-box>
            <text:p><text:span text:style-name="T98">B</text:span></text:p>
          </draw:text-box>
        </draw:frame>
        <draw:g draw:style-name="gr5">
          <draw:frame draw:style-name="gr387" draw:text-style-name="P156" draw:layer="layout" svg:width="1.563cm" svg:height="1.733cm" svg:x="11.631cm" svg:y="4.822cm">
            <draw:text-box>
              <text:p><text:span text:style-name="T98">A</text:span></text:p>
            </draw:text-box>
          </draw:frame>
          <draw:frame draw:style-name="gr388" draw:text-style-name="P156" draw:layer="layout" svg:width="1.408cm" svg:height="1.733cm" svg:x="19.372cm" svg:y="4.822cm">
            <draw:text-box>
              <text:p><text:span text:style-name="T98">B</text:span></text:p>
            </draw:text-box>
          </draw:frame>
        </draw:g>
        <draw:g draw:style-name="gr5">
          <draw:frame draw:style-name="gr387" draw:text-style-name="P156" draw:layer="layout" svg:width="1.563cm" svg:height="1.733cm" svg:x="19.732cm" svg:y="13.622cm">
            <draw:text-box>
              <text:p><text:span text:style-name="T98">A</text:span></text:p>
            </draw:text-box>
          </draw:frame>
          <draw:frame draw:style-name="gr388" draw:text-style-name="P156" draw:layer="layout" svg:width="1.408cm" svg:height="1.733cm" svg:x="27.473cm" svg:y="13.622cm">
            <draw:text-box>
              <text:p><text:span text:style-name="T98">B</text:span></text:p>
            </draw:text-box>
          </draw:frame>
        </draw:g>
        <presentation:notes draw:style-name="dp2">
          <draw:page-thumbnail draw:style-name="gr7" draw:layer="layout" svg:width="21.219cm" svg:height="10.476cm" svg:x="0.185cm" svg:y="2.123cm" draw:page-number="79" presentation:class="page"/>
          <draw:frame presentation:style-name="pr1" draw:text-style-name="P7" draw:layer="layout" svg:width="16.771cm" svg:height="12.572cm" svg:x="2.409cm" svg:y="13.271cm" presentation:class="notes" presentation:placeholder="true">
            <draw:text-box/>
          </draw:frame>
        </presentation:notes>
      </draw:page>
      <draw:page draw:name="page80" draw:style-name="dp1" draw:master-page-name="Default">
        <office:forms form:automatic-focus="false" form:apply-design-mode="false"/>
        <draw:line draw:style-name="gr382" draw:text-style-name="P1" draw:layer="layout" svg:x1="5.41cm" svg:y1="0.306cm" svg:x2="5.41cm" svg:y2="8.247cm">
          <text:p/>
        </draw:line>
        <draw:custom-shape draw:style-name="gr389" draw:text-style-name="P157" draw:layer="layout" svg:width="2.625cm" svg:height="1.259cm" svg:x="5.843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0" draw:text-style-name="P158" draw:layer="layout" svg:width="2.625cm" svg:height="1.259cm" svg:x="2.298cm" svg:y="3.79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91" draw:text-style-name="P156" draw:layer="layout" svg:width="1.573cm" svg:height="1.733cm" svg:x="3.629cm" svg:y="0.306cm">
          <draw:text-box>
            <text:p><text:span text:style-name="T98">A</text:span></text:p>
          </draw:text-box>
        </draw:frame>
        <draw:frame draw:style-name="gr388" draw:text-style-name="P156" draw:layer="layout" svg:width="1.408cm" svg:height="1.733cm" svg:x="5.706cm" svg:y="0.306cm">
          <draw:text-box>
            <text:p><text:span text:style-name="T98">B</text:span></text:p>
          </draw:text-box>
        </draw:frame>
        <draw:line draw:style-name="gr382" draw:text-style-name="P1" draw:layer="layout" svg:x1="5.41cm" svg:y1="11.307cm" svg:x2="5.41cm" svg:y2="19.248cm">
          <text:p/>
        </draw:line>
        <draw:custom-shape draw:style-name="gr389" draw:text-style-name="P157"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0" draw:text-style-name="P158" draw:layer="layout" svg:width="2.625cm" svg:height="1.259cm" svg:x="2.242cm" svg:y="14.79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91" draw:text-style-name="P156" draw:layer="layout" svg:width="1.573cm" svg:height="1.733cm" svg:x="3.629cm" svg:y="11.307cm">
          <draw:text-box>
            <text:p><text:span text:style-name="T98">A</text:span></text:p>
          </draw:text-box>
        </draw:frame>
        <draw:frame draw:style-name="gr388" draw:text-style-name="P156" draw:layer="layout" svg:width="1.408cm" svg:height="1.733cm" svg:x="5.706cm" svg:y="11.307cm">
          <draw:text-box>
            <text:p><text:span text:style-name="T98">B</text:span></text:p>
          </draw:text-box>
        </draw:frame>
        <draw:line draw:style-name="gr382" draw:text-style-name="P1" draw:layer="layout" svg:x1="11.41cm" svg:y1="6.308cm" svg:x2="11.41cm" svg:y2="14.249cm">
          <text:p/>
        </draw:line>
        <draw:custom-shape draw:style-name="gr389" draw:text-style-name="P157"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0" draw:text-style-name="P158" draw:layer="layout" svg:width="2.625cm" svg:height="1.259cm" draw:transform="rotate (1.5707963267949) translate (9.525cm 11.73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91" draw:text-style-name="P156" draw:layer="layout" svg:width="1.573cm" svg:height="1.733cm" svg:x="9.629cm" svg:y="6.308cm">
          <draw:text-box>
            <text:p><text:span text:style-name="T98">A</text:span></text:p>
          </draw:text-box>
        </draw:frame>
        <draw:frame draw:style-name="gr388" draw:text-style-name="P156" draw:layer="layout" svg:width="1.408cm" svg:height="1.733cm" svg:x="11.706cm" svg:y="6.308cm">
          <draw:text-box>
            <text:p><text:span text:style-name="T98">B</text:span></text:p>
          </draw:text-box>
        </draw:frame>
        <draw:line draw:style-name="gr382" draw:text-style-name="P1" draw:layer="layout" svg:x1="21.44cm" svg:y1="4.277cm" svg:x2="29.381cm" svg:y2="4.277cm">
          <text:p/>
        </draw:line>
        <draw:custom-shape draw:style-name="gr389" draw:text-style-name="P157" draw:layer="layout" svg:width="2.625cm" svg:height="1.259cm" draw:transform="rotate (-1.5707963267949) translate (25.785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0" draw:text-style-name="P158" draw:layer="layout" svg:width="2.625cm" svg:height="1.259cm" draw:transform="rotate (-1.5707963267949) translate (26.24cm 4.70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91" draw:text-style-name="P156" draw:layer="layout" svg:width="1.573cm" svg:height="1.733cm" svg:x="21.519cm" svg:y="4.405cm">
          <draw:text-box>
            <text:p><text:span text:style-name="T98">A</text:span></text:p>
          </draw:text-box>
        </draw:frame>
        <draw:frame draw:style-name="gr388" draw:text-style-name="P156" draw:layer="layout" svg:width="1.408cm" svg:height="1.733cm" svg:x="21.602cm" svg:y="2.611cm">
          <draw:text-box>
            <text:p><text:span text:style-name="T98">B</text:span></text:p>
          </draw:text-box>
        </draw:frame>
        <draw:line draw:style-name="gr382" draw:text-style-name="P1" draw:layer="layout" svg:x1="21.441cm" svg:y1="12.277cm" svg:x2="29.382cm" svg:y2="12.277cm">
          <text:p/>
        </draw:line>
        <draw:custom-shape draw:style-name="gr389" draw:text-style-name="P157" draw:layer="layout" svg:width="2.625cm" svg:height="1.259cm" draw:transform="rotate (-1.5707963267949) translate (25.786cm 9.10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0" draw:text-style-name="P158"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91" draw:text-style-name="P156" draw:layer="layout" svg:width="1.573cm" svg:height="1.733cm" svg:x="21.52cm" svg:y="12.405cm">
          <draw:text-box>
            <text:p><text:span text:style-name="T98">A</text:span></text:p>
          </draw:text-box>
        </draw:frame>
        <draw:frame draw:style-name="gr388" draw:text-style-name="P156" draw:layer="layout" svg:width="1.408cm" svg:height="1.733cm" svg:x="21.603cm" svg:y="10.611cm">
          <draw:text-box>
            <text:p><text:span text:style-name="T98">B</text:span></text:p>
          </draw:text-box>
        </draw:frame>
        <draw:line draw:style-name="gr382" draw:text-style-name="P1" draw:layer="layout" svg:x1="13.442cm" svg:y1="17.277cm" svg:x2="21.383cm" svg:y2="17.277cm">
          <text:p/>
        </draw:line>
        <draw:custom-shape draw:style-name="gr389" draw:text-style-name="P157" draw:layer="layout" svg:width="2.625cm" svg:height="1.259cm" draw:transform="rotate (-3.14159265358979) translate (18.469cm 16.6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0" draw:text-style-name="P158"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91" draw:text-style-name="P156" draw:layer="layout" svg:width="1.573cm" svg:height="1.733cm" svg:x="13.521cm" svg:y="17.405cm">
          <draw:text-box>
            <text:p><text:span text:style-name="T98">A</text:span></text:p>
          </draw:text-box>
        </draw:frame>
        <draw:frame draw:style-name="gr388" draw:text-style-name="P156" draw:layer="layout" svg:width="1.408cm" svg:height="1.733cm" svg:x="13.604cm" svg:y="15.611cm">
          <draw:text-box>
            <text:p><text:span text:style-name="T98">B</text:span></text:p>
          </draw:text-box>
        </draw:frame>
        <presentation:notes draw:style-name="dp2">
          <draw:page-thumbnail draw:style-name="gr7" draw:layer="layout" svg:width="21.219cm" svg:height="10.476cm" svg:x="0.185cm" svg:y="2.123cm" draw:page-number="80" presentation:class="page"/>
          <draw:frame presentation:style-name="pr1" draw:text-style-name="P7" draw:layer="layout" svg:width="16.771cm" svg:height="12.572cm" svg:x="2.409cm" svg:y="13.271cm" presentation:class="notes" presentation:placeholder="true">
            <draw:text-box/>
          </draw:frame>
        </presentation:notes>
      </draw:page>
      <draw:page draw:name="page81" draw:style-name="dp1" draw:master-page-name="Default">
        <office:forms form:automatic-focus="false" form:apply-design-mode="false"/>
        <draw:line draw:style-name="gr322" draw:text-style-name="P1" draw:layer="layout" svg:x1="2.552cm" svg:y1="3.995cm" svg:x2="9.692cm" svg:y2="3.995cm">
          <text:p/>
        </draw:line>
        <draw:line draw:style-name="gr328" draw:text-style-name="P38" draw:layer="layout" svg:x1="5.65cm" svg:y1="6.665cm" svg:x2="7.996cm" svg:y2="4.32cm">
          <text:p/>
        </draw:line>
        <draw:line draw:style-name="gr392" draw:text-style-name="P38" draw:layer="layout" svg:x1="6.696cm" svg:y1="1.249cm" svg:x2="4.35cm" svg:y2="3.594cm">
          <text:p/>
        </draw:line>
        <draw:g draw:style-name="gr5">
          <draw:line draw:style-name="gr318" draw:text-style-name="P70" draw:layer="layout" svg:x1="1.693cm" svg:y1="7.668cm" svg:x2="3.442cm" svg:y2="7.668cm">
            <text:p/>
          </draw:line>
          <draw:line draw:style-name="gr319" draw:text-style-name="P70" draw:layer="layout" svg:x1="1.693cm" svg:y1="7.668cm" svg:x2="1.693cm" svg:y2="5.919cm">
            <text:p/>
          </draw:line>
          <draw:frame draw:style-name="gr320" draw:text-style-name="P128" draw:layer="layout" svg:width="0.559cm" svg:height="0.958cm" svg:x="0.899cm" svg:y="5.686cm">
            <draw:text-box>
              <text:p><text:span text:style-name="T83">y</text:span></text:p>
            </draw:text-box>
          </draw:frame>
          <draw:frame draw:style-name="gr321" draw:text-style-name="P128" draw:layer="layout" svg:width="0.559cm" svg:height="0.958cm" svg:x="2.774cm" svg:y="7.631cm">
            <draw:text-box>
              <text:p><text:span text:style-name="T83">x</text:span></text:p>
            </draw:text-box>
          </draw:frame>
        </draw:g>
        <draw:frame draw:style-name="gr393" draw:text-style-name="P129" draw:layer="layout" svg:width="1.954cm" svg:height="0.992cm" svg:x="2.888cm" svg:y="2.053cm">
          <draw:text-box>
            <text:p><text:span text:style-name="T84">10 N</text:span></text:p>
          </draw:text-box>
        </draw:frame>
        <draw:frame draw:style-name="gr393" draw:text-style-name="P129" draw:layer="layout" svg:width="1.954cm" svg:height="0.992cm" svg:x="7.488cm" svg:y="5.019cm">
          <draw:text-box>
            <text:p><text:span text:style-name="T84">10 N</text:span></text:p>
          </draw:text-box>
        </draw:frame>
        <draw:line draw:style-name="gr322" draw:text-style-name="P1" draw:layer="layout" svg:x1="17.593cm" svg:y1="11.969cm" svg:x2="24.733cm" svg:y2="11.969cm">
          <text:p/>
        </draw:line>
        <draw:line draw:style-name="gr328" draw:text-style-name="P38" draw:layer="layout" svg:x1="22.822cm" svg:y1="13.466cm" svg:x2="19.505cm" svg:y2="13.466cm">
          <text:p/>
        </draw:line>
        <draw:line draw:style-name="gr392" draw:text-style-name="P38" draw:layer="layout" svg:x1="19.505cm" svg:y1="10.395cm" svg:x2="22.822cm" svg:y2="10.395cm">
          <text:p/>
        </draw:line>
        <draw:g draw:style-name="gr5">
          <draw:line draw:style-name="gr318" draw:text-style-name="P70" draw:layer="layout" svg:x1="16.734cm" svg:y1="15.642cm" svg:x2="18.483cm" svg:y2="15.642cm">
            <text:p/>
          </draw:line>
          <draw:line draw:style-name="gr319" draw:text-style-name="P70" draw:layer="layout" svg:x1="16.734cm" svg:y1="15.642cm" svg:x2="16.734cm" svg:y2="13.893cm">
            <text:p/>
          </draw:line>
          <draw:frame draw:style-name="gr320" draw:text-style-name="P128" draw:layer="layout" svg:width="0.559cm" svg:height="0.958cm" svg:x="15.94cm" svg:y="13.66cm">
            <draw:text-box>
              <text:p><text:span text:style-name="T83">y</text:span></text:p>
            </draw:text-box>
          </draw:frame>
          <draw:frame draw:style-name="gr321" draw:text-style-name="P128" draw:layer="layout" svg:width="0.559cm" svg:height="0.958cm" svg:x="17.815cm" svg:y="15.605cm">
            <draw:text-box>
              <text:p><text:span text:style-name="T83">x</text:span></text:p>
            </draw:text-box>
          </draw:frame>
        </draw:g>
        <draw:frame draw:style-name="gr394" draw:text-style-name="P129" draw:layer="layout" svg:width="1.582cm" svg:height="0.992cm" svg:x="20.372cm" svg:y="9.274cm">
          <draw:text-box>
            <text:p><text:span text:style-name="T84">3 N</text:span></text:p>
          </draw:text-box>
        </draw:frame>
        <draw:frame draw:style-name="gr394" draw:text-style-name="P129" draw:layer="layout" svg:width="1.582cm" svg:height="0.992cm" svg:x="20.372cm" svg:y="13.745cm">
          <draw:text-box>
            <text:p><text:span text:style-name="T84">3 N</text:span></text:p>
          </draw:text-box>
        </draw:frame>
        <draw:line draw:style-name="gr395" draw:text-style-name="P159" draw:layer="layout" svg:x1="2.622cm" svg:y1="18.797cm" svg:x2="4.972cm" svg:y2="18.797cm">
          <text:p/>
        </draw:line>
        <draw:line draw:style-name="gr396" draw:text-style-name="P159" draw:layer="layout" svg:x1="2.622cm" svg:y1="18.797cm" svg:x2="2.622cm" svg:y2="16.447cm">
          <text:p/>
        </draw:line>
        <draw:frame draw:style-name="gr397" draw:text-style-name="P160" draw:layer="layout" svg:width="0.751cm" svg:height="1.381cm" svg:x="1.655cm" svg:y="16.034cm">
          <draw:text-box>
            <text:p><text:span text:style-name="T99">z</text:span></text:p>
          </draw:text-box>
        </draw:frame>
        <draw:frame draw:style-name="gr398" draw:text-style-name="P160" draw:layer="layout" svg:width="0.752cm" svg:height="1.381cm" svg:x="4.174cm" svg:y="18.648cm">
          <draw:text-box>
            <text:p><text:span text:style-name="T99">x</text:span></text:p>
          </draw:text-box>
        </draw:frame>
        <draw:line draw:style-name="gr395" draw:text-style-name="P159" draw:layer="layout" svg:x1="2.622cm" svg:y1="18.797cm" svg:x2="3.622cm" svg:y2="17.797cm">
          <text:p/>
        </draw:line>
        <draw:frame draw:style-name="gr398" draw:text-style-name="P160" draw:layer="layout" svg:width="0.752cm" svg:height="1.381cm" svg:x="3.396cm" svg:y="16.849cm">
          <draw:text-box>
            <text:p><text:span text:style-name="T99">y</text:span></text:p>
          </draw:text-box>
        </draw:frame>
        <presentation:notes draw:style-name="dp2">
          <draw:page-thumbnail draw:style-name="gr7" draw:layer="layout" svg:width="21.219cm" svg:height="10.476cm" svg:x="0.185cm" svg:y="2.123cm" draw:page-number="81" presentation:class="page"/>
          <draw:frame presentation:style-name="pr1" draw:text-style-name="P7" draw:layer="layout" svg:width="16.771cm" svg:height="12.572cm" svg:x="2.409cm" svg:y="13.271cm" presentation:class="notes" presentation:placeholder="true">
            <draw:text-box/>
          </draw:frame>
        </presentation:notes>
      </draw:page>
      <draw:page draw:name="page82" draw:style-name="dp4" draw:master-page-name="Default">
        <office:forms form:automatic-focus="false" form:apply-design-mode="false"/>
        <draw:frame draw:style-name="gr8" draw:text-style-name="P1" draw:layer="layout" svg:width="12.036cm" svg:height="6.771cm" svg:x="1.5cm" svg:y="3.438cm">
          <draw:image xlink:href="Pictures/10000001000001C700000100EE74E754.png" xlink:type="simple" xlink:show="embed" xlink:actuate="onLoad" draw:mime-type="image/png">
            <text:p/>
          </draw:image>
        </draw:frame>
        <draw:line draw:style-name="gr399" draw:text-style-name="P161" draw:layer="layout" svg:x1="7.574cm" svg:y1="4.276cm" svg:x2="7.427cm" svg:y2="9.373cm">
          <text:p/>
        </draw:line>
        <draw:custom-shape draw:style-name="gr400" draw:text-style-name="P162"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1" draw:text-style-name="P163" draw:layer="layout" svg:width="0.932cm" svg:height="3.107cm" draw:transform="rotate (1.5995942594528) translate (7.995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54">
          <draw:frame draw:style-name="gr8" draw:text-style-name="P1" draw:layer="layout" svg:width="5.909cm" svg:height="3.324cm" svg:x="3.826cm" svg:y="12.665cm">
            <draw:image xlink:href="Pictures/10000001000001C700000100EE74E754.png" xlink:type="simple" xlink:show="embed" xlink:actuate="onLoad" draw:mime-type="image/png">
              <text:p/>
            </draw:image>
          </draw:frame>
          <draw:line draw:style-name="gr399" draw:text-style-name="P161" draw:layer="layout" svg:x1="6.808cm" svg:y1="13.076cm" svg:x2="6.736cm" svg:y2="15.578cm">
            <text:p/>
          </draw:line>
          <draw:custom-shape draw:style-name="gr402" draw:text-style-name="P162" draw:layer="layout" svg:width="0.458cm" svg:height="1.15cm" draw:transform="skewX (-0.015707963267949) rotate (0.0218166156499291) translate (6.031cm 13.632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3" draw:text-style-name="P163" draw:layer="layout" svg:width="0.457cm" svg:height="1.149cm" draw:transform="skewX (-0.0139626340159546) rotate (0.0240855436775217) translate (7.009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154">
          <draw:frame draw:style-name="gr8" draw:text-style-name="P1" draw:layer="layout" svg:width="5.909cm" svg:height="3.325cm" svg:x="10.8cm" svg:y="16.76cm">
            <draw:image xlink:href="Pictures/10000001000001C700000100EE74E754.png" xlink:type="simple" xlink:show="embed" xlink:actuate="onLoad" draw:mime-type="image/png">
              <text:p/>
            </draw:image>
          </draw:frame>
          <draw:line draw:style-name="gr399" draw:text-style-name="P161" draw:layer="layout" svg:x1="13.782cm" svg:y1="17.172cm" svg:x2="13.71cm" svg:y2="19.674cm">
            <text:p/>
          </draw:line>
          <draw:custom-shape draw:style-name="gr404" draw:text-style-name="P162" draw:layer="layout" svg:width="0.458cm" svg:height="1.526cm" draw:transform="skewX (-0.000698131700797645) rotate (0.899717229403077) translate (12.07cm 18.03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5" draw:text-style-name="P163"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406" draw:text-style-name="P161" draw:layer="layout" svg:x1="4.011cm" svg:y1="12.211cm" svg:x2="9.431cm" svg:y2="16.276cm">
            <text:p/>
          </draw:line>
          <draw:line draw:style-name="gr406" draw:text-style-name="P161" draw:layer="layout" svg:x1="3.365cm" svg:y1="15.782cm" svg:x2="10.399cm" svg:y2="12.921cm">
            <text:p/>
          </draw:line>
        </draw:g>
        <draw:g draw:style-name="gr5">
          <draw:line draw:style-name="gr406" draw:text-style-name="P161" draw:layer="layout" svg:x1="16.653cm" svg:y1="20.376cm" svg:x2="11.233cm" svg:y2="16.311cm">
            <text:p/>
          </draw:line>
          <draw:line draw:style-name="gr406" draw:text-style-name="P161" draw:layer="layout" svg:x1="17.299cm" svg:y1="16.805cm" svg:x2="10.265cm" svg:y2="19.666cm">
            <text:p/>
          </draw:line>
        </draw:g>
        <draw:g draw:style-name="gr154">
          <draw:frame draw:style-name="gr8" draw:text-style-name="P1" draw:layer="layout" svg:width="5.909cm" svg:height="3.324cm" svg:x="20.826cm" svg:y="15.666cm">
            <draw:image xlink:href="Pictures/10000001000001C700000100EE74E754.png" xlink:type="simple" xlink:show="embed" xlink:actuate="onLoad" draw:mime-type="image/png">
              <text:p/>
            </draw:image>
          </draw:frame>
          <draw:line draw:style-name="gr399" draw:text-style-name="P161" draw:layer="layout" svg:x1="23.808cm" svg:y1="16.077cm" svg:x2="23.736cm" svg:y2="18.579cm">
            <text:p/>
          </draw:line>
          <draw:custom-shape draw:style-name="gr402" draw:text-style-name="P162" draw:layer="layout" svg:width="0.458cm" svg:height="1.15cm" draw:transform="skewX (-0.015707963267949) rotate (1.59261294244483) translate (22.333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3" draw:text-style-name="P163" draw:layer="layout" svg:width="0.457cm" svg:height="1.149cm" draw:transform="skewX (-0.0139626340159546) rotate (1.59488187047242) translate (24.024cm 17.511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406" draw:text-style-name="P161" draw:layer="layout" svg:x1="21.011cm" svg:y1="15.212cm" svg:x2="26.431cm" svg:y2="19.277cm">
            <text:p/>
          </draw:line>
          <draw:line draw:style-name="gr406" draw:text-style-name="P161" draw:layer="layout" svg:x1="20.365cm" svg:y1="18.783cm" svg:x2="27.399cm" svg:y2="15.922cm">
            <text:p/>
          </draw:line>
        </draw:g>
        <draw:frame draw:style-name="gr8" draw:text-style-name="P1"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407" draw:text-style-name="P20" draw:layer="layout" svg:width="9.051cm" svg:height="9.202cm" svg:x="24.333cm" svg:y="3.85cm" draw:kind="arc" draw:start-angle="163.09" draw:end-angle="180">
          <text:p/>
        </draw:ellipse>
        <draw:line draw:style-name="gr399" draw:text-style-name="P161" draw:layer="layout" svg:x1="22.763cm" svg:y1="3.748cm" svg:x2="20.44cm" svg:y2="8.287cm">
          <text:p/>
        </draw:line>
        <draw:custom-shape draw:style-name="gr408" draw:text-style-name="P163"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9" draw:text-style-name="P164"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0" draw:text-style-name="P164"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11" draw:text-style-name="P166" draw:layer="layout" svg:width="4.329cm" svg:height="0.886cm" svg:x="20.026cm" svg:y="7.418cm">
          <draw:text-box>
            <text:p text:style-name="P165"><text:span text:style-name="T100">0.12 rad ≈ 6.9°</text:span></text:p>
          </draw:text-box>
        </draw:frame>
        <draw:g draw:style-name="gr5">
          <svg:title>TexMaths</svg:title>
          <svg:desc>28§latex§$$(\yF_{\text{left}})_x$$§svg§600§TRUE§</svg:desc>
          <draw:path draw:style-name="gr26" draw:text-style-name="P11" draw:layer="layout" svg:width="0.291cm" svg:height="1.107cm" svg:x="22.392cm" svg:y="8.625cm" svg:viewBox="0 0 292 1108" svg:d="M282 0c-177 115-282 308-282 554 0 226 108 439 276 554 5-7 11-13 16-20-161-138-187-272-187-537 0-266 30-407 187-531-3-7-6-13-10-20z">
            <text:p/>
          </draw:path>
          <draw:path draw:style-name="gr26" draw:text-style-name="P11"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26" draw:text-style-name="P11"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26" draw:text-style-name="P11"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26" draw:text-style-name="P11"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26" draw:text-style-name="P11"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26" draw:text-style-name="P11" draw:layer="layout" svg:width="0.291cm" svg:height="1.107cm" svg:x="24.689cm" svg:y="8.625cm" svg:viewBox="0 0 292 1108" svg:d="M13 0c-4 7-9 13-13 20 158 124 187 265 187 531 0 265-26 399-187 537 5 7 11 13 16 20 168-115 276-328 276-554 0-246-105-439-279-554z">
            <text:p/>
          </draw:path>
          <draw:path draw:style-name="gr26" draw:text-style-name="P11"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5">
          <svg:title>TexMaths</svg:title>
          <svg:desc>28§latex§$$(\yF_{\text{left}})_z$$§svg§600§TRUE§</svg:desc>
          <draw:path draw:style-name="gr26" draw:text-style-name="P11" draw:layer="layout" svg:width="0.291cm" svg:height="1.107cm" svg:x="23.788cm" svg:y="4.647cm" svg:viewBox="0 0 292 1108" svg:d="M282 0c-177 115-282 308-282 554 0 226 108 439 279 554 4-7 9-13 13-20-161-138-187-272-187-537 0-266 30-407 187-531-3-7-7-13-10-20z">
            <text:p/>
          </draw:path>
          <draw:path draw:style-name="gr26" draw:text-style-name="P11"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26" draw:text-style-name="P11"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26" draw:text-style-name="P11"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26" draw:text-style-name="P11"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26" draw:text-style-name="P11"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26" draw:text-style-name="P11" draw:layer="layout" svg:width="0.288cm" svg:height="1.107cm" svg:x="26.088cm" svg:y="4.647cm" svg:viewBox="0 0 289 1108" svg:d="M10 0c-3 7-7 13-10 20 154 124 187 265 187 531 0 265-30 399-187 537 4 7 9 13 13 20 167-115 276-328 276-554 0-246-105-439-279-554z">
            <text:p/>
          </draw:path>
          <draw:path draw:style-name="gr26" draw:text-style-name="P11"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7" draw:layer="layout" svg:width="21.219cm" svg:height="10.476cm" svg:x="0.185cm" svg:y="2.123cm" draw:page-number="82" presentation:class="page"/>
          <draw:frame presentation:style-name="pr1" draw:text-style-name="P7" draw:layer="layout" svg:width="16.771cm" svg:height="12.572cm" svg:x="2.409cm" svg:y="13.271cm" presentation:class="notes" presentation:placeholder="true">
            <draw:text-box/>
          </draw:frame>
        </presentation:notes>
      </draw:page>
      <draw:page draw:name="page83" draw:style-name="dp4" draw:master-page-name="Default">
        <office:forms form:automatic-focus="false" form:apply-design-mode="false"/>
        <draw:frame draw:style-name="gr99" draw:text-style-name="P1" draw:layer="layout" svg:width="12.036cm" svg:height="6.771cm" draw:transform="skewX (-4.57009166909353E-017) rotate (0.444186294632557) translate (9.529cm 9.553cm)">
          <draw:image xlink:href="Pictures/10000001000001C700000100EE74E754.png" xlink:type="simple" xlink:show="embed" xlink:actuate="onLoad" draw:mime-type="image/png">
            <text:p/>
          </draw:image>
        </draw:frame>
        <draw:ellipse draw:style-name="gr407" draw:text-style-name="P20" draw:layer="layout" svg:width="9.051cm" svg:height="9.202cm" svg:x="4.789cm" svg:y="8.182cm" draw:kind="arc" draw:start-angle="0" draw:end-angle="16.89">
          <text:p/>
        </draw:ellipse>
        <draw:line draw:style-name="gr399" draw:text-style-name="P161" draw:layer="layout" svg:x1="15.239cm" svg:y1="7.748cm" svg:x2="17.562cm" svg:y2="12.287cm">
          <text:p/>
        </draw:line>
        <draw:custom-shape draw:style-name="gr412" draw:text-style-name="P163" draw:layer="layout" svg:width="0.394cm" svg:height="5.416cm" draw:transform="skewX (0.000872664625997152) rotate (2.04465321871136) translate (11.242cm 12.968cm)">
          <text:p/>
          <draw:enhanced-geometry svg:viewBox="0 0 21600 21600" draw:mirror-horizontal="fals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3" draw:text-style-name="P164" draw:layer="layout" svg:width="0.42cm" svg:height="2.82cm" svg:x="10.99cm" svg:y="9.984cm">
          <text:p/>
          <draw:enhanced-geometry svg:viewBox="0 0 21600 21600" draw:mirror-horizontal="tru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4" draw:text-style-name="P164" draw:layer="layout" svg:width="0.36cm" svg:height="5cm" draw:transform="rotate (1.5707963267949) translate (11.175cm 12.979cm)">
          <text:p/>
          <draw:enhanced-geometry svg:viewBox="0 0 21600 21600" draw:mirror-horizontal="fals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11" draw:text-style-name="P166" draw:layer="layout" svg:width="4.329cm" svg:height="0.886cm" svg:x="13.826cm" svg:y="11.718cm">
          <draw:text-box>
            <text:p text:style-name="P165"><text:span text:style-name="T100">0.12 rad ≈ 6.9°</text:span></text:p>
          </draw:text-box>
        </draw:frame>
        <draw:g draw:style-name="gr5">
          <svg:title>TexMaths</svg:title>
          <svg:desc>28§latex§$$(\yF_{\text{right}})_z$$§svg§600§TRUE§</svg:desc>
          <draw:path draw:style-name="gr26" draw:text-style-name="P11" draw:layer="layout" svg:width="0.248cm" svg:height="0.946cm" svg:x="10.384cm" svg:y="9.066cm" svg:viewBox="0 0 249 947" svg:d="M241 0c-151 98-241 265-241 475 0 190 92 374 235 472 5-6 9-12 14-17-137-117-159-233-159-461 0-227 25-343 159-452-3-6-6-11-8-17z">
            <text:p/>
          </draw:path>
          <draw:path draw:style-name="gr26" draw:text-style-name="P11" draw:layer="layout" svg:width="0.584cm" svg:height="0.666cm" svg:x="10.68cm" svg:y="9.139cm" svg:viewBox="0 0 585 667" svg:d="M560 156c8-49 16-98 25-148-3-1-6-3-9-5-57-1-113-2-170-3-62 0-95 3-154 3-62 0-105-2-157-3-2 10-4 20-5 31 16 1 33 2 50 3 36 2 45 8 45 30 0 6 0 14-3 20-26 151-52 301-78 452-14 76-26 92-59 95-14 1-28 2-42 3-1 11-2 22-3 33 49-1 90-2 148-2 65 0 108 1 163 2 1-11 3-22 5-33-20-1-41-2-61-3-28-3-37-8-37-31 0-8 3-19 6-33 11-63 22-127 33-190 19 0 38 0 56 0 55 1 110 2 165 3 5-15 10-30 14-45-1-3-3-6-5-8-46 1-92 2-137 2-28 0-56 0-84 0 17-93 33-186 50-279 31-3 59-3 90-3 25 0 106 6 117 14 3 9 6 17 6 45 0 17 0 34 0 50 10 0 20 0 31 0z">
            <text:p/>
          </draw:path>
          <draw:path draw:style-name="gr26" draw:text-style-name="P11" draw:layer="layout" svg:width="0.254cm" svg:height="0.337cm" svg:x="11.246cm" svg:y="9.627cm" svg:viewBox="0 0 255 338" svg:d="M255 8c-9-5-23-8-34-8-22 0-45 11-62 31-13 16-26 31-39 47 0-25 0-50 0-75-2-1-3-2-5-3-37 17-76 25-112 31 0 6 0 13 0 19 8 0 17 0 25 0 31 0 34 6 34 53 0 53 0 106 0 159 0 45-3 51-28 54-12 0-23 0-34 0 0 7 0 14 0 22 31 0 59-3 90-3 33 0 67 3 100 3 0-8 0-15 0-22-12 0-24 0-36 0-31-3-34-6-34-54 0-40 0-81 0-122 0-42 28-79 65-79 22 0 36 12 47 34 5 0 10 0 14 0 3-29 6-58 9-87z">
            <text:p/>
          </draw:path>
          <draw:path draw:style-name="gr26" draw:text-style-name="P11" draw:layer="layout" svg:width="0.181cm" svg:height="0.493cm" svg:x="11.528cm" svg:y="9.471cm" svg:viewBox="0 0 182 494" svg:d="M182 494c0-7 0-15 0-22-11 0-23 0-34 0-25-3-28-8-28-53 0-87 0-173 0-260-2-1-3-2-5-3-37 17-73 26-112 31 0 7 0 13 0 20 8 0 17 0 25 0 31 0 34 5 34 53 0 53 0 106 0 159 0 45-3 50-28 53-12 0-23 0-34 0 0 7 0 15 0 22 31 0 63-3 92-3 30 0 59 3 90 3zM126 36c0-19-14-36-34-36-22 0-36 15-36 36s15 37 36 37 34-14 34-37z">
            <text:p/>
          </draw:path>
          <draw:path draw:style-name="gr26" draw:text-style-name="P11" draw:layer="layout" svg:width="0.366cm" svg:height="0.538cm" svg:x="11.746cm" svg:y="9.627cm" svg:viewBox="0 0 367 539" svg:d="M367 36c-1-2-2-5-3-8-34 1-67 2-101 3-28-23-53-31-90-31-30 0-67 11-95 28-42 22-61 59-61 100 0 54 33 90 87 95-20 15-40 30-59 45-6 11-11 20-11 31 0 19 14 30 47 42-20 11-41 22-61 33-12 6-20 31-20 53 0 67 64 112 154 112 109 0 193-70 193-156 0-51-34-87-84-87-38 0-76 0-115 0-36 0-53-8-53-28 0-8 6-17 23-33 5-3 5-6 11-9 5 3 11 3 16 3 31 0 68-14 98-34 31-25 48-53 48-92 0-14-3-22-8-36 22 0 44 0 67 0 5-10 11-20 17-31zM229 126c0 47-28 78-72 78-48 0-81-36-81-92s28-87 72-87c51 0 81 39 81 101zM291 408c0 61-56 109-132 109-61 0-106-37-106-90 0-33 20-61 48-75 11-3 33-6 81-6 81 0 109 17 109 62z">
            <text:p/>
          </draw:path>
          <draw:path draw:style-name="gr26" draw:text-style-name="P11" draw:layer="layout" svg:width="0.405cm" svg:height="0.521cm" svg:x="12.127cm" svg:y="9.443cm" svg:viewBox="0 0 406 522" svg:d="M406 522c0-7 0-15 0-22-11 0-21 0-31 0-22-3-25-6-25-53 0-46 0-91 0-137 0-84-39-126-121-126-28 0-42 6-56 20-18 16-37 31-55 47 0-82 0-164 0-245-2-2-4-4-6-6-31 14-56 20-112 28 0 6 0 13 0 19 13 0 26 0 39 0 14 0 20 9 20 31 0 123 0 246 0 369 0 44-3 50-28 53-10 0-21 0-31 0 0 7 0 15 0 22 28 0 57-3 87-3 29 0 61 3 89 3 0-7 0-15 0-22-10 0-20 0-31 0-25-3-27-9-27-53 0-50 0-101 0-151 0-34 47-67 92-67 47 0 78 36 78 89 0 68 0 136 0 204 20 0 39-3 56-3 23 0 42 3 62 3z">
            <text:p/>
          </draw:path>
          <draw:path draw:style-name="gr26" draw:text-style-name="P11" draw:layer="layout" svg:width="0.212cm" svg:height="0.451cm" svg:x="12.555cm" svg:y="9.518cm" svg:viewBox="0 0 213 452" svg:d="M213 134c-33 1-66 2-98 3 0-9 0-19 0-28 0-28 3-53 8-101-3-2-5-5-8-8-17 11-39 20-62 28 3 22 3 36 3 56 0 17 0 33 0 50-19 8-37 17-56 25 0 6 0 11 0 17 18-1 35-2 53-3 0 68 0 136 0 204 0 53 25 75 81 75 17 0 34-2 37-8 12-12 24-24 36-36-4-5-7-10-11-14-17 11-28 14-42 14-28 0-39-14-39-48 0-62 0-125 0-187 30 0 61 0 92 0 2-13 4-26 6-39z">
            <text:p/>
          </draw:path>
          <draw:path draw:style-name="gr26" draw:text-style-name="P11" draw:layer="layout" svg:width="0.245cm" svg:height="0.946cm" svg:x="12.854cm" svg:y="9.066cm" svg:viewBox="0 0 246 947" svg:d="M8 0c-2 6-5 11-8 17 131 109 159 225 159 452 0 228-25 344-159 461 4 5 7 11 11 17 143-98 235-282 235-472 0-210-89-377-238-475z">
            <text:p/>
          </draw:path>
          <draw:path draw:style-name="gr26" draw:text-style-name="P11" draw:layer="layout" svg:width="0.298cm" svg:height="0.348cm" svg:x="13.182cm" svg:y="9.608cm" svg:viewBox="0 0 299 349" svg:d="M288 240c-4 0-9 0-14 0-5 15-11 30-17 45-5 11-14 17-28 17-16 0-30-3-47-9-25-3-48-8-62-8-22 0-42 5-67 17 80-92 161-183 241-274 2-8 3-15 5-22-2-2-5-4-8-6-5 6-9 11-14 17-8 5-14 8-25 8-25 0-62-5-95-14-20-5-39-11-59-11-11 0-25 0-42 6-8 28-15 57-22 86 4 0 9 0 14 0 7-13 14-26 22-39 11-3 17-6 28-6 8 0 17 3 31 6 25 3 42 6 58 6 26 0 42-3 65-17-84 95-168 190-252 285 3 6 6 13 8 19 20-17 40-22 65-22 17 0 36 3 75 11 42 11 65 14 84 14 9 0 14 0 37-6 5-44 11-69 19-103z">
            <text:p/>
          </draw:path>
        </draw:g>
        <draw:g draw:style-name="gr5">
          <svg:title>TexMaths</svg:title>
          <svg:desc>28§latex§$$(\yF_{\text{right}})_x$$§svg§600§TRUE§</svg:desc>
          <draw:path draw:style-name="gr26" draw:text-style-name="P11" draw:layer="layout" svg:width="0.248cm" svg:height="0.946cm" svg:x="12.612cm" svg:y="13.043cm" svg:viewBox="0 0 249 947" svg:d="M241 0c-151 98-241 265-241 475 0 190 92 374 238 472 4-6 7-12 11-17-137-117-159-233-159-461 0-227 27-343 159-452-3-6-6-11-8-17z">
            <text:p/>
          </draw:path>
          <draw:path draw:style-name="gr26" draw:text-style-name="P11" draw:layer="layout" svg:width="0.584cm" svg:height="0.666cm" svg:x="12.908cm" svg:y="13.116cm" svg:viewBox="0 0 585 667" svg:d="M562 156c8-49 15-98 23-148-3-1-6-3-9-5-57-1-113-2-170-3-59 0-95 3-154 3-62 0-105-2-157-3-1 10-2 20-3 31 16 1 32 2 48 3 36 2 45 8 45 30 0 6 0 14-3 20-26 151-52 301-78 452-14 76-26 92-59 95-14 1-28 2-42 3-1 11-2 22-3 33 50-1 92-2 151-2 62 0 106 1 160 2 1-11 3-22 5-33-20-1-41-2-61-3-26-3-37-8-37-31 0-8 3-19 6-33 11-63 22-127 33-190 19 0 38 0 56 0 55 1 110 2 165 3 5-15 10-30 14-45-2-3-3-6-5-8-46 1-92 2-137 2-28 0-56 0-84 0 17-93 33-186 50-279 31-3 59-3 90-3 25 0 106 6 117 14 6 9 6 17 6 45 0 17 0 34 0 50 11 0 22 0 33 0z">
            <text:p/>
          </draw:path>
          <draw:path draw:style-name="gr26" draw:text-style-name="P11" draw:layer="layout" svg:width="0.254cm" svg:height="0.337cm" svg:x="13.474cm" svg:y="13.604cm" svg:viewBox="0 0 255 338" svg:d="M255 8c-9-5-20-8-34-8-22 0-45 11-59 31-14 16-28 31-42 47 0-25 0-50 0-75-2-1-3-2-5-3-37 17-73 25-112 31 0 6 0 13 0 19 8 0 17 0 25 0 31 0 34 6 34 53 0 53 0 106 0 159 0 45-3 51-28 54-12 0-23 0-34 0 0 7 0 14 0 22 31 0 59-3 90-3 33 0 67 3 103 3 0-8 0-15 0-22-13 0-26 0-39 0-31-3-34-6-34-54 0-40 0-81 0-122 0-42 31-79 65-79 22 0 36 12 47 34 6 0 11 0 17 0 2-29 4-58 6-87z">
            <text:p/>
          </draw:path>
          <draw:path draw:style-name="gr26" draw:text-style-name="P11" draw:layer="layout" svg:width="0.178cm" svg:height="0.493cm" svg:x="13.759cm" svg:y="13.448cm" svg:viewBox="0 0 179 494" svg:d="M179 494c0-7 0-15 0-22-11 0-22 0-34 0-25-3-25-8-25-53 0-87 0-173 0-260-3-1-5-2-8-3-36 17-73 26-112 31 0 7 0 13 0 20 9 0 19 0 28 0 28 0 31 5 31 53 0 53 0 106 0 159 0 45-3 50-25 53-12 0-23 0-34 0 0 7 0 15 0 22 31 0 59-3 90-3 30 0 58 3 89 3zM126 36c0-19-17-36-36-36-23 0-37 15-37 36s16 37 37 37c20 0 36-14 36-37z">
            <text:p/>
          </draw:path>
          <draw:path draw:style-name="gr26" draw:text-style-name="P11" draw:layer="layout" svg:width="0.365cm" svg:height="0.538cm" svg:x="13.974cm" svg:y="13.604cm" svg:viewBox="0 0 366 539" svg:d="M366 36c0-2-1-5-2-8-34 1-67 2-101 3-25-23-53-31-87-31-33 0-70 11-98 28-39 22-61 59-61 100 0 54 33 90 87 95-19 15-38 30-56 45-9 11-12 20-12 31 0 19 12 30 48 42-22 11-43 22-64 33-9 6-20 31-20 53 0 67 64 112 157 112 106 0 193-70 193-156 0-51-37-87-84-87-38 0-77 0-115 0-39 0-56-8-56-28 0-8 6-17 25-33 3-3 6-6 9-9 5 3 11 3 16 3 31 0 70-14 98-34 34-25 48-53 48-92 0-14 0-22-8-36 22 0 44 0 67 0 5-10 11-20 16-31zM232 126c0 47-31 78-75 78-48 0-79-36-79-92s26-87 73-87c48 0 81 39 81 101zM294 408c0 61-59 109-135 109-61 0-103-37-103-90 0-33 17-61 48-75 11-3 30-6 81-6 81 0 109 17 109 62z">
            <text:p/>
          </draw:path>
          <draw:path draw:style-name="gr26" draw:text-style-name="P11" draw:layer="layout" svg:width="0.405cm" svg:height="0.521cm" svg:x="14.355cm" svg:y="13.42cm" svg:viewBox="0 0 406 522" svg:d="M406 522c0-7 0-15 0-22-10 0-19 0-28 0-26-3-28-6-28-53 0-46 0-91 0-137 0-84-39-126-121-126-25 0-39 6-56 20-17 16-35 31-53 47 0-82 0-164 0-245-3-2-5-4-8-6-31 14-53 20-112 28 0 6 0 13 0 19 14 0 28 0 42 0 11 0 17 9 17 31 0 123 0 246 0 369 0 44-3 50-25 53-12 0-23 0-34 0 0 7 0 15 0 22 31 0 60-3 90-3 29 0 58 3 89 3 0-7 0-15 0-22-11 0-22 0-34 0-25-3-25-9-25-53 0-50 0-101 0-151 0-34 48-67 90-67 47 0 81 36 81 89 0 68 0 136 0 204 17 0 36-3 56-3 19 0 39 3 59 3z">
            <text:p/>
          </draw:path>
          <draw:path draw:style-name="gr26" draw:text-style-name="P11" draw:layer="layout" svg:width="0.214cm" svg:height="0.451cm" svg:x="14.783cm" svg:y="13.495cm" svg:viewBox="0 0 215 452" svg:d="M215 134c-33 1-67 2-100 3 0-9 0-19 0-28 0-28 2-53 8-101-3-2-6-5-8-8-17 11-39 20-62 28 3 22 3 36 3 56 0 17 0 33 0 50-19 8-37 17-56 25 0 6 0 11 0 17 19-1 37-2 56-3 0 68 0 136 0 204 0 53 22 75 78 75 17 0 34-2 39-8 12-12 23-24 34-36-3-5-6-10-8-14-20 11-31 14-42 14-28 0-42-14-42-48 0-62 0-125 0-187 30 0 61 0 92 0 3-13 6-26 8-39z">
            <text:p/>
          </draw:path>
          <draw:path draw:style-name="gr26" draw:text-style-name="P11" draw:layer="layout" svg:width="0.248cm" svg:height="0.946cm" svg:x="15.082cm" svg:y="13.043cm" svg:viewBox="0 0 249 947" svg:d="M11 0c-4 6-7 11-11 17 134 109 159 225 159 452 0 228-22 344-159 461 5 5 9 11 14 17 143-98 235-282 235-472 0-210-90-377-238-475z">
            <text:p/>
          </draw:path>
          <draw:path draw:style-name="gr26" draw:text-style-name="P11" draw:layer="layout" svg:width="0.34cm" svg:height="0.348cm" svg:x="15.418cm" svg:y="13.585cm" svg:viewBox="0 0 341 349" svg:d="M316 288c-2-5-4-10-5-14-28 19-45 30-56 30-12 0-20-5-28-19-6-14-14-42-17-62-5-24-10-48-14-72 8-11 17-23 25-34 34-47 53-64 76-64 11 0 19 6 22 17 4-1 7-2 11-3 4-20 8-41 11-61-8-6-16-6-22-6-28 0-56 25-101 89-9 13-18 26-28 39-1-11-2-22-3-33-8-70-28-95-70-95-19 0-33 6-41 14-14 20-28 39-42 59 4 2 9 5 14 8 19-25 36-34 47-34 25 0 39 28 53 98 3 15 6 30 9 45-11 15-21 30-31 45-31 47-53 69-73 69-11 0-19-2-22-5-2-8-4-15-6-23-4 1-9 2-14 3 0 14-3 25-8 48 0 8 0 11-3 14 11 5 22 8 31 8 25 0 53-20 75-53 18-28 36-56 53-84 3 17 6 34 9 50 11 62 25 87 50 87 17 0 39-11 62-31 12-10 24-20 36-30z">
            <text:p/>
          </draw:path>
        </draw:g>
        <presentation:notes draw:style-name="dp2">
          <draw:page-thumbnail draw:style-name="gr7" draw:layer="layout" svg:width="21.219cm" svg:height="10.476cm" svg:x="0.185cm" svg:y="2.123cm" draw:page-number="83" presentation:class="page"/>
          <draw:frame presentation:style-name="pr1" draw:text-style-name="P7" draw:layer="layout" svg:width="16.771cm" svg:height="12.572cm" svg:x="2.409cm" svg:y="13.271cm" presentation:class="notes" presentation:placeholder="true">
            <draw:text-box/>
          </draw:frame>
        </presentation:notes>
      </draw:page>
      <draw:page draw:name="page84" draw:style-name="dp1" draw:master-page-name="Default">
        <office:forms form:automatic-focus="false" form:apply-design-mode="false"/>
        <draw:frame draw:style-name="gr8" draw:text-style-name="P1" draw:layer="layout" svg:width="18.293cm" svg:height="14.277cm" svg:x="5.704cm" svg:y="6.247cm">
          <draw:image xlink:href="Pictures/10000000000002900000020031AF1E84.jpg" xlink:type="simple" xlink:show="embed" xlink:actuate="onLoad" draw:mime-type="image/jpeg">
            <text:p/>
          </draw:image>
        </draw:frame>
        <draw:polygon draw:style-name="gr415" draw:text-style-name="P1" draw:layer="layout" svg:width="12.265cm" svg:height="16.589cm" draw:transform="skewX (-3.66134598916496E-017) rotate (-1.84481301935801) translate (24.1995158092514cm 8.04436012415825cm)" svg:viewBox="0 0 12266 16590" draw:points="7429,13210 11538,13209 12266,10848 9846,1396 8232,0 4596,2278 4939,3743 2783,4349 1455,1077 0,1620 4453,16590 6255,16240 5332,12204 7061,11718 7458,13184">
          <text:p/>
        </draw:polygon>
        <draw:g draw:style-name="gr5">
          <draw:frame draw:style-name="gr8" draw:text-style-name="P1" draw:layer="layout" svg:width="11.681cm" svg:height="6.571cm" svg:x="1.307cm" svg:y="0.141cm">
            <draw:image xlink:href="Pictures/10000001000001C700000100EE74E754.png" xlink:type="simple" xlink:show="embed" xlink:actuate="onLoad" draw:mime-type="image/png">
              <text:p/>
            </draw:image>
          </draw:frame>
          <draw:line draw:style-name="gr399" draw:text-style-name="P161" draw:layer="layout" svg:x1="7.202cm" svg:y1="0.954cm" svg:x2="7.059cm" svg:y2="5.901cm">
            <text:p/>
          </draw:line>
        </draw:g>
        <draw:g draw:style-name="gr5">
          <draw:frame draw:style-name="gr416" draw:text-style-name="P1" draw:layer="layout" svg:width="11.681cm" svg:height="6.571cm" svg:x="16.607cm" svg:y="0.142cm">
            <draw:image xlink:href="Pictures/10000001000001C700000100EE74E754.png" xlink:type="simple" xlink:show="embed" xlink:actuate="onLoad" draw:mime-type="image/png">
              <text:p/>
            </draw:image>
          </draw:frame>
          <draw:line draw:style-name="gr399" draw:text-style-name="P161" draw:layer="layout" svg:x1="22.393cm" svg:y1="0.955cm" svg:x2="22.536cm" svg:y2="5.902cm">
            <text:p/>
          </draw:line>
        </draw:g>
        <draw:polygon draw:style-name="gr417" draw:text-style-name="P64" draw:layer="layout" svg:width="11.6cm" svg:height="2.622cm" svg:x="1.387cm" svg:y="6.712cm" svg:viewBox="0 0 11601 2623" draw:points="0,0 5486,2623 11601,0">
          <text:p/>
        </draw:polygon>
        <draw:polygon draw:style-name="gr417" draw:text-style-name="P64" draw:layer="layout" svg:width="11.6cm" svg:height="2.127cm" svg:x="16.632cm" svg:y="6.713cm" svg:viewBox="0 0 11601 2128" draw:points="0,0 6137,2128 11601,0">
          <text:p/>
        </draw:polygon>
        <draw:frame draw:style-name="gr418" draw:text-style-name="P167" draw:layer="layout" svg:width="2.195cm" svg:height="1.945cm" svg:x="5.938cm" svg:y="8.413cm">
          <draw:text-box>
            <text:p><text:span text:style-name="T101"></text:span></text:p>
          </draw:text-box>
        </draw:frame>
        <draw:frame draw:style-name="gr418" draw:text-style-name="P167" draw:layer="layout" svg:width="2.195cm" svg:height="1.945cm" svg:x="21.783cm" svg:y="7.836cm">
          <draw:text-box>
            <text:p><text:span text:style-name="T101"></text:span></text:p>
          </draw:text-box>
        </draw:frame>
        <draw:g draw:style-name="gr5">
          <draw:line draw:style-name="gr318" draw:text-style-name="P70" draw:layer="layout" svg:x1="2.621cm" svg:y1="18.796cm" svg:x2="4.971cm" svg:y2="18.796cm">
            <text:p/>
          </draw:line>
          <draw:line draw:style-name="gr319" draw:text-style-name="P70" draw:layer="layout" svg:x1="2.621cm" svg:y1="18.796cm" svg:x2="2.621cm" svg:y2="16.446cm">
            <text:p/>
          </draw:line>
          <draw:frame draw:style-name="gr419" draw:text-style-name="P168" draw:layer="layout" svg:width="0.751cm" svg:height="1.381cm" svg:x="1.654cm" svg:y="16.033cm">
            <draw:text-box>
              <text:p><text:span text:style-name="T102">z</text:span></text:p>
            </draw:text-box>
          </draw:frame>
          <draw:frame draw:style-name="gr420" draw:text-style-name="P168" draw:layer="layout" svg:width="0.752cm" svg:height="1.381cm" svg:x="4.173cm" svg:y="18.647cm">
            <draw:text-box>
              <text:p><text:span text:style-name="T102">x</text:span></text:p>
            </draw:text-box>
          </draw:frame>
        </draw:g>
        <presentation:notes draw:style-name="dp2">
          <draw:page-thumbnail draw:style-name="gr7" draw:layer="layout" svg:width="21.219cm" svg:height="10.476cm" svg:x="0.185cm" svg:y="2.123cm" draw:page-number="84" presentation:class="page"/>
          <draw:frame presentation:style-name="pr1" draw:text-style-name="P7" draw:layer="layout" svg:width="16.771cm" svg:height="12.572cm" svg:x="2.409cm" svg:y="13.271cm" presentation:class="notes" presentation:placeholder="true">
            <draw:text-box/>
          </draw:frame>
        </presentation:notes>
      </draw:page>
      <draw:page draw:name="page85" draw:style-name="dp1" draw:master-page-name="Default">
        <office:forms form:automatic-focus="false" form:apply-design-mode="false"/>
        <draw:frame draw:style-name="gr8" draw:text-style-name="P1" draw:layer="layout" svg:width="12.237cm" svg:height="6.884cm" svg:x="1.393cm" svg:y="1.333cm">
          <draw:image xlink:href="Pictures/10000001000001C700000100EE74E754.png" xlink:type="simple" xlink:show="embed" xlink:actuate="onLoad" draw:mime-type="image/png">
            <text:p/>
          </draw:image>
        </draw:frame>
        <draw:line draw:style-name="gr421" draw:text-style-name="P161" draw:layer="layout" svg:x1="7.568cm" svg:y1="2.185cm" svg:x2="7.419cm" svg:y2="7.367cm">
          <text:p/>
        </draw:line>
        <draw:custom-shape draw:style-name="gr422" draw:text-style-name="P163"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2.237cm" svg:height="6.884cm" svg:x="1.394cm" svg:y="9.333cm">
          <draw:image xlink:href="Pictures/10000001000001C700000100EE74E754.png" xlink:type="simple" xlink:show="embed" xlink:actuate="onLoad" draw:mime-type="image/png">
            <text:p/>
          </draw:image>
        </draw:frame>
        <draw:line draw:style-name="gr423" draw:text-style-name="P161" draw:layer="layout" svg:x1="7.583cm" svg:y1="11.094cm" svg:x2="7.489cm" svg:y2="14.389cm">
          <text:p/>
        </draw:line>
        <draw:custom-shape draw:style-name="gr422" draw:text-style-name="P163" draw:layer="layout" svg:width="0.948cm" svg:height="3.159cm" draw:transform="skewX (0.000698131700797732) translate (8.18cm 9.772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21.219cm" svg:height="10.476cm" svg:x="0.185cm" svg:y="2.123cm" draw:page-number="85" presentation:class="page"/>
          <draw:frame presentation:style-name="pr1" draw:text-style-name="P7" draw:layer="layout" svg:width="16.771cm" svg:height="12.572cm" svg:x="2.409cm" svg:y="13.271cm" presentation:class="notes" presentation:placeholder="true">
            <draw:text-box/>
          </draw:frame>
        </presentation:notes>
      </draw:page>
      <draw:page draw:name="page86"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424" draw:text-style-name="P170" draw:layer="layout" svg:x1="16.493cm" svg:y1="5.291cm" svg:x2="13.993cm" svg:y2="5.291cm">
          <text:p text:style-name="P169"><text:span text:style-name="T103">Δ</text:span><text:span text:style-name="T104">l</text:span><text:span text:style-name="T105"> </text:span><text:span text:style-name="T106">&lt; 0</text:span></text:p>
        </draw:measure>
        <draw:measure draw:style-name="gr425" draw:text-style-name="P170" draw:layer="layout" svg:x1="16.708cm" svg:y1="9.045cm" svg:x2="19.715cm" svg:y2="9.045cm">
          <text:p text:style-name="P169"><text:span text:style-name="T103">Δ</text:span><text:span text:style-name="T104">l</text:span><text:span text:style-name="T105"> </text:span><text:span text:style-name="T106">&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426" draw:text-style-name="P171" draw:layer="layout" svg:width="0.604cm" svg:height="3.159cm" draw:transform="skewX (0.000698131700797732) rotate (-1.5707963267949) translate (6.869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210" draw:text-style-name="P172" draw:layer="layout" svg:width="1.209cm" svg:height="1.521cm" svg:x="21.016cm" svg:y="8.649cm">
          <draw:text-box>
            <text:p><text:span text:style-name="T107">F</text:span></text:p>
          </draw:text-box>
        </draw:frame>
        <draw:frame draw:style-name="gr210" draw:text-style-name="P172" draw:layer="layout" svg:width="1.209cm" svg:height="1.521cm" svg:x="15.365cm" svg:y="2.648cm">
          <draw:text-box>
            <text:p><text:span text:style-name="T107">F</text:span></text:p>
          </draw:text-box>
        </draw:frame>
        <draw:frame draw:style-name="gr210" draw:text-style-name="P172" draw:layer="layout" svg:width="1.209cm" svg:height="1.521cm" svg:x="4.646cm" svg:y="2.649cm">
          <draw:text-box>
            <text:p><text:span text:style-name="T107">F</text:span></text:p>
          </draw:text-box>
        </draw:frame>
        <draw:frame draw:style-name="gr210" draw:text-style-name="P172" draw:layer="layout" svg:width="1.209cm" svg:height="1.521cm" svg:x="4.718cm" svg:y="8.649cm">
          <draw:text-box>
            <text:p><text:span text:style-name="T107">F</text:span></text:p>
          </draw:text-box>
        </draw:frame>
        <draw:custom-shape draw:style-name="gr427" draw:text-style-name="P1" draw:layer="layout" svg:width="6.779cm" svg:height="1.527cm" svg:x="7.131cm" svg:y="3.394cm">
          <text:p/>
          <draw:enhanced-geometry svg:viewBox="0 0 21600 21600" draw:type="rectangle" draw:enhanced-path="M 0 0 L 21600 0 21600 21600 0 21600 0 0 Z N"/>
        </draw:custom-shape>
        <draw:custom-shape draw:style-name="gr428" draw:text-style-name="P1" draw:layer="layout" svg:width="12.612cm" svg:height="1.527cm" svg:x="7.131cm" svg:y="9.367cm">
          <text:p/>
          <draw:enhanced-geometry svg:viewBox="0 0 21600 21600" draw:type="rectangle" draw:enhanced-path="M 0 0 L 21600 0 21600 21600 0 21600 0 0 Z N"/>
        </draw:custom-shape>
        <draw:custom-shape draw:style-name="gr426" draw:text-style-name="P171"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6" draw:text-style-name="P171"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6" draw:text-style-name="P171" draw:layer="layout" svg:width="0.604cm" svg:height="3.159cm" draw:transform="skewX (0.000698131700797732) rotate (-1.5707963267949) translate (17.516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29" draw:text-style-name="P173" draw:layer="layout" svg:x1="7.281cm" svg:y1="7.27cm" svg:x2="16.402cm" svg:y2="7.27cm">
          <text:p/>
        </draw:line>
        <draw:frame draw:style-name="gr430" draw:text-style-name="P174" draw:layer="layout" svg:width="1.413cm" svg:height="1.733cm" svg:x="10.163cm" svg:y="5.833cm">
          <draw:text-box>
            <text:p><text:span text:style-name="T108">l</text:span><text:span text:style-name="T109">n</text:span></text:p>
          </draw:text-box>
        </draw:frame>
        <presentation:notes draw:style-name="dp2">
          <draw:page-thumbnail draw:style-name="gr7" draw:layer="layout" svg:width="21.219cm" svg:height="10.476cm" svg:x="0.185cm" svg:y="2.123cm" draw:page-number="86" presentation:class="page"/>
          <draw:frame presentation:style-name="pr1" draw:text-style-name="P7" draw:layer="layout" svg:width="16.771cm" svg:height="12.572cm" svg:x="2.409cm" svg:y="13.271cm" presentation:class="notes" presentation:placeholder="true">
            <draw:text-box/>
          </draw:frame>
        </presentation:notes>
      </draw:page>
      <draw:page draw:name="page87"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431" draw:text-style-name="P170" draw:layer="layout" svg:x1="16.493cm" svg:y1="5.291cm" svg:x2="13.993cm" svg:y2="5.291cm">
          <text:p text:style-name="P169"><text:span text:style-name="T103">Δ</text:span><text:span text:style-name="T104">l</text:span><text:span text:style-name="T105"> </text:span><text:span text:style-name="T106">&lt; 0</text:span></text:p>
        </draw:measure>
        <draw:measure draw:style-name="gr432" draw:text-style-name="P170" draw:layer="layout" svg:x1="16.708cm" svg:y1="9.045cm" svg:x2="19.715cm" svg:y2="9.045cm">
          <text:p text:style-name="P169"><text:span text:style-name="T103">Δ</text:span><text:span text:style-name="T104">l</text:span><text:span text:style-name="T105"> </text:span><text:span text:style-name="T106">&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426" draw:text-style-name="P171" draw:layer="layout" svg:width="0.604cm" svg:height="3.159cm" draw:transform="skewX (0.000698131700797732) rotate (-1.5707963267949) translate (6.869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433" draw:text-style-name="P172" draw:layer="layout" svg:width="1.56cm" svg:height="1.521cm" svg:x="21.016cm" svg:y="8.649cm">
          <draw:text-box>
            <text:p text:style-name="P165"><text:span text:style-name="T110">F</text:span><text:span text:style-name="T111">e</text:span></text:p>
          </draw:text-box>
        </draw:frame>
        <draw:frame draw:style-name="gr433" draw:text-style-name="P172" draw:layer="layout" svg:width="1.56cm" svg:height="1.521cm" svg:x="15.365cm" svg:y="2.648cm">
          <draw:text-box>
            <text:p text:style-name="P165"><text:span text:style-name="T110">F</text:span><text:span text:style-name="T111">e</text:span></text:p>
          </draw:text-box>
        </draw:frame>
        <draw:custom-shape draw:style-name="gr427" draw:text-style-name="P1" draw:layer="layout" svg:width="6.779cm" svg:height="1.527cm" svg:x="7.131cm" svg:y="3.394cm">
          <text:p/>
          <draw:enhanced-geometry svg:viewBox="0 0 21600 21600" draw:type="rectangle" draw:enhanced-path="M 0 0 L 21600 0 21600 21600 0 21600 0 0 Z N"/>
        </draw:custom-shape>
        <draw:custom-shape draw:style-name="gr428" draw:text-style-name="P1" draw:layer="layout" svg:width="12.612cm" svg:height="1.527cm" svg:x="7.131cm" svg:y="9.367cm">
          <text:p/>
          <draw:enhanced-geometry svg:viewBox="0 0 21600 21600" draw:type="rectangle" draw:enhanced-path="M 0 0 L 21600 0 21600 21600 0 21600 0 0 Z N"/>
        </draw:custom-shape>
        <draw:custom-shape draw:style-name="gr426" draw:text-style-name="P171"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6" draw:text-style-name="P171"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6" draw:text-style-name="P171" draw:layer="layout" svg:width="0.604cm" svg:height="3.159cm" draw:transform="skewX (0.000698131700797732) rotate (-1.5707963267949) translate (17.416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29" draw:text-style-name="P173" draw:layer="layout" svg:x1="7.281cm" svg:y1="7.27cm" svg:x2="16.402cm" svg:y2="7.27cm">
          <text:p/>
        </draw:line>
        <draw:frame draw:style-name="gr430" draw:text-style-name="P174" draw:layer="layout" svg:width="1.413cm" svg:height="1.733cm" svg:x="10.163cm" svg:y="5.833cm">
          <draw:text-box>
            <text:p><text:span text:style-name="T108">l</text:span><text:span text:style-name="T109">n</text:span></text:p>
          </draw:text-box>
        </draw:frame>
        <presentation:notes draw:style-name="dp2">
          <draw:page-thumbnail draw:style-name="gr7" draw:layer="layout" svg:width="21.219cm" svg:height="10.476cm" svg:x="0.185cm" svg:y="2.123cm" draw:page-number="87" presentation:class="page"/>
          <draw:frame presentation:style-name="pr1" draw:text-style-name="P7" draw:layer="layout" svg:width="16.771cm" svg:height="12.572cm" svg:x="2.409cm" svg:y="13.271cm" presentation:class="notes" presentation:placeholder="true">
            <draw:text-box/>
          </draw:frame>
        </presentation:notes>
      </draw:page>
      <draw:page draw:name="page88" draw:style-name="dp1" draw:master-page-name="Default">
        <office:forms form:automatic-focus="false" form:apply-design-mode="false"/>
        <draw:g draw:style-name="gr154">
          <draw:frame draw:style-name="gr8" draw:text-style-name="P1"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434" draw:text-style-name="P176" draw:layer="layout" svg:x1="13.353cm" svg:y1="6.288cm" svg:x2="12.305cm" svg:y2="8.558cm">
            <text:p text:style-name="P175"><text:span text:style-name="T112">l &lt;</text:span><text:span text:style-name="T113"> </text:span><text:span text:style-name="T112">l</text:span><text:span text:style-name="T114">n</text:span></text:p>
          </draw:measure>
          <draw:measure draw:style-name="gr435" draw:text-style-name="P176" draw:layer="layout" svg:x1="16.776cm" svg:y1="7.83cm" svg:x2="18.113cm" svg:y2="4.938cm">
            <text:p text:style-name="P175"><text:span text:style-name="T112">l </text:span><text:span text:style-name="T113">&gt; </text:span><text:span text:style-name="T112">l</text:span><text:span text:style-name="T114">n</text:span></text:p>
          </draw:measure>
          <draw:frame draw:style-name="gr8" draw:text-style-name="P1"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426" draw:text-style-name="P171" draw:layer="layout" svg:width="0.604cm" svg:height="3.159cm" draw:transform="skewX (0.000872664625997143) rotate (-0.432841654494594) translate (13.417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436" draw:text-style-name="P177" draw:layer="layout" svg:width="1.56cm" svg:height="1.521cm" draw:transform="rotate (1.1379546723003) translate (18.299cm 3.59cm)">
            <draw:text-box>
              <text:p text:style-name="P165"><text:span text:style-name="T110">F</text:span><text:span text:style-name="T111">e</text:span></text:p>
            </draw:text-box>
          </draw:frame>
          <draw:frame draw:style-name="gr437" draw:text-style-name="P177" draw:layer="layout" svg:width="1.56cm" svg:height="1.521cm" draw:transform="rotate (1.1379546723003) translate (10.481cm 6.203cm)">
            <draw:text-box>
              <text:p text:style-name="P165"><text:span text:style-name="T110">F</text:span><text:span text:style-name="T111">e</text:span></text:p>
            </draw:text-box>
          </draw:frame>
          <draw:custom-shape draw:style-name="gr427" draw:text-style-name="P1"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428" draw:text-style-name="P1"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426" draw:text-style-name="P171" draw:layer="layout" svg:width="0.604cm" svg:height="3.157cm" draw:transform="rotate (-2.7087509990952) translate (20.832cm 4.93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6" draw:text-style-name="P171" draw:layer="layout" svg:width="0.604cm" svg:height="3.157cm" draw:transform="rotate (-2.7087509990952) translate (8.544cm 17.29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6" draw:text-style-name="P171" draw:layer="layout" svg:width="0.604cm" svg:height="3.159cm" draw:transform="skewX (0.000872664625997143) rotate (-0.432841654494594) translate (12.419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29" draw:text-style-name="P173" draw:layer="layout" svg:x1="11.224cm" svg:y1="15.616cm" svg:x2="15.168cm" svg:y2="7.077cm">
            <text:p/>
          </draw:line>
          <draw:frame draw:style-name="gr438" draw:text-style-name="P174" draw:layer="layout" svg:width="1.413cm" svg:height="1.733cm" draw:transform="rotate (1.1379546723003) translate (11.19cm 12.261cm)">
            <draw:text-box>
              <text:p><text:span text:style-name="T108">l</text:span><text:span text:style-name="T109">n</text:span></text:p>
            </draw:text-box>
          </draw:frame>
        </draw:g>
        <presentation:notes draw:style-name="dp2">
          <draw:page-thumbnail draw:style-name="gr7" draw:layer="layout" svg:width="21.219cm" svg:height="10.476cm" svg:x="0.185cm" svg:y="2.123cm" draw:page-number="88" presentation:class="page"/>
          <draw:frame presentation:style-name="pr1" draw:text-style-name="P7" draw:layer="layout" svg:width="16.771cm" svg:height="12.572cm" svg:x="2.409cm" svg:y="13.271cm" presentation:class="notes" presentation:placeholder="true">
            <draw:text-box/>
          </draw:frame>
        </presentation:notes>
      </draw:page>
      <draw:page draw:name="page89" draw:style-name="dp1" draw:master-page-name="Default">
        <office:forms form:automatic-focus="false" form:apply-design-mode="false"/>
        <draw:g draw:style-name="gr154">
          <draw:frame draw:style-name="gr8" draw:text-style-name="P1"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439" draw:text-style-name="P176" draw:layer="layout" svg:x1="17.58cm" svg:y1="8.183cm" svg:x2="15.101cm" svg:y2="8.503cm">
            <text:p text:style-name="P175"><text:span text:style-name="T112">l &lt;</text:span><text:span text:style-name="T113"> </text:span><text:span text:style-name="T112">l</text:span><text:span text:style-name="T114">n</text:span></text:p>
          </draw:measure>
          <draw:measure draw:style-name="gr440" draw:text-style-name="P176" draw:layer="layout" svg:x1="18.096cm" svg:y1="11.901cm" svg:x2="21.256cm" svg:y2="11.495cm">
            <text:p text:style-name="P175"><text:span text:style-name="T112">l </text:span><text:span text:style-name="T113">&gt; </text:span><text:span text:style-name="T112">l</text:span><text:span text:style-name="T114">n</text:span></text:p>
          </draw:measure>
          <draw:frame draw:style-name="gr8" draw:text-style-name="P1"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426" draw:text-style-name="P171"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441" draw:text-style-name="P177" draw:layer="layout" svg:width="1.56cm" svg:height="1.521cm" draw:transform="rotate (0.128281700021583) translate (22.496cm 10.935cm)">
            <draw:text-box>
              <text:p text:style-name="P165"><text:span text:style-name="T110">F</text:span><text:span text:style-name="T111">e</text:span></text:p>
            </draw:text-box>
          </draw:frame>
          <draw:frame draw:style-name="gr442" draw:text-style-name="P177" draw:layer="layout" svg:width="1.56cm" svg:height="1.521cm" draw:transform="rotate (0.128281700021583) translate (16.124cm 5.706cm)">
            <draw:text-box>
              <text:p text:style-name="P165"><text:span text:style-name="T110">F</text:span><text:span text:style-name="T111">e</text:span></text:p>
            </draw:text-box>
          </draw:frame>
          <draw:custom-shape draw:style-name="gr427" draw:text-style-name="P1"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428" draw:text-style-name="P1"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426" draw:text-style-name="P171" draw:layer="layout" svg:width="0.604cm" svg:height="3.161cm" draw:transform="skewX (0.00575958653158131) rotate (-1.69907802681648) translate (24.889cm 12.212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6" draw:text-style-name="P171" draw:layer="layout" svg:width="0.604cm" svg:height="3.161cm" draw:transform="skewX (0.00575958653158131) rotate (-1.69907802681648) translate (7.89cm 8.383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6" draw:text-style-name="P171"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29" draw:text-style-name="P173" draw:layer="layout" svg:x1="8.549cm" svg:y1="11.344cm" svg:x2="17.877cm" svg:y2="10.139cm">
            <text:p/>
          </draw:line>
          <draw:frame draw:style-name="gr438" draw:text-style-name="P174" draw:layer="layout" svg:width="1.413cm" svg:height="1.733cm" draw:transform="rotate (0.128281700021583) translate (11.372cm 9.53cm)">
            <draw:text-box>
              <text:p><text:span text:style-name="T108">l</text:span><text:span text:style-name="T109">n</text:span></text:p>
            </draw:text-box>
          </draw:frame>
        </draw:g>
        <presentation:notes draw:style-name="dp2">
          <draw:page-thumbnail draw:style-name="gr7" draw:layer="layout" svg:width="21.219cm" svg:height="10.476cm" svg:x="0.185cm" svg:y="2.123cm" draw:page-number="89" presentation:class="page"/>
          <draw:frame presentation:style-name="pr1" draw:text-style-name="P7" draw:layer="layout" svg:width="16.771cm" svg:height="12.572cm" svg:x="2.409cm" svg:y="13.271cm" presentation:class="notes" presentation:placeholder="true">
            <draw:text-box/>
          </draw:frame>
        </presentation:notes>
      </draw:page>
      <draw:page draw:name="page90" draw:style-name="dp1" draw:master-page-name="Default">
        <office:forms form:automatic-focus="false" form:apply-design-mode="false"/>
        <draw:frame draw:style-name="gr8" draw:text-style-name="P1"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443" draw:text-style-name="P170" draw:layer="layout" svg:x1="13.567cm" svg:y1="6.046cm" svg:x2="12.824cm" svg:y2="8.433cm">
          <text:p text:style-name="P169"><text:span text:style-name="T103">Δ</text:span><text:span text:style-name="T104">l</text:span><text:span text:style-name="T105"> </text:span><text:span text:style-name="T106">&lt; 0</text:span></text:p>
        </draw:measure>
        <draw:measure draw:style-name="gr444" draw:text-style-name="P170" draw:layer="layout" svg:x1="17.214cm" svg:y1="6.956cm" svg:x2="18.109cm" svg:y2="4.085cm">
          <text:p text:style-name="P169"><text:span text:style-name="T103">Δ</text:span><text:span text:style-name="T104">l</text:span><text:span text:style-name="T105"> </text:span><text:span text:style-name="T106">&gt; 0</text:span></text:p>
        </draw:measure>
        <draw:frame draw:style-name="gr8" draw:text-style-name="P1"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426" draw:text-style-name="P171" draw:layer="layout" svg:width="0.604cm" svg:height="3.164cm" draw:transform="skewX (0.0125663706143591) rotate (-0.30159289474462) translate (15.044cm 16.53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433" draw:text-style-name="P172" draw:layer="layout" svg:width="1.56cm" svg:height="1.521cm" draw:transform="rotate (1.26920343205028) translate (18.116cm 2.725cm)">
          <draw:text-box>
            <text:p><text:span text:style-name="T107">F</text:span><text:span text:style-name="T111">e</text:span></text:p>
          </draw:text-box>
        </draw:frame>
        <draw:frame draw:style-name="gr433" draw:text-style-name="P172" draw:layer="layout" svg:width="1.56cm" svg:height="1.521cm" draw:transform="rotate (1.26920343205028) translate (10.708cm 6.338cm)">
          <draw:text-box>
            <text:p text:style-name="P165"><text:span text:style-name="T110">F</text:span><text:span text:style-name="T111">e</text:span></text:p>
          </draw:text-box>
        </draw:frame>
        <draw:custom-shape draw:style-name="gr427" draw:text-style-name="P1"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428" draw:text-style-name="P1"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426" draw:text-style-name="P171"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6" draw:text-style-name="P171"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6" draw:text-style-name="P171" draw:layer="layout" svg:width="0.604cm" svg:height="3.164cm" draw:transform="skewX (0.0125663706143591) rotate (-0.30159289474462) translate (12.502cm 4.59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29" draw:text-style-name="P173" draw:layer="layout" svg:x1="12.72cm" svg:y1="15.43cm" svg:x2="15.429cm" svg:y2="6.721cm">
          <text:p/>
        </draw:line>
        <draw:frame draw:style-name="gr430" draw:text-style-name="P174" draw:layer="layout" svg:width="1.413cm" svg:height="1.733cm" draw:transform="rotate (1.26920343205028) translate (12.203cm 12.252cm)">
          <draw:text-box>
            <text:p><text:span text:style-name="T108">l</text:span><text:span text:style-name="T109">n</text:span></text:p>
          </draw:text-box>
        </draw:frame>
        <presentation:notes draw:style-name="dp2">
          <draw:page-thumbnail draw:style-name="gr7" draw:layer="layout" svg:width="21.219cm" svg:height="10.476cm" svg:x="0.185cm" svg:y="2.123cm" draw:page-number="90" presentation:class="page"/>
          <draw:frame presentation:style-name="pr1" draw:text-style-name="P7" draw:layer="layout" svg:width="16.771cm" svg:height="12.572cm" svg:x="2.409cm" svg:y="13.271cm" presentation:class="notes" presentation:placeholder="true">
            <draw:text-box/>
          </draw:frame>
        </presentation:notes>
      </draw:page>
      <draw:page draw:name="page91" draw:style-name="dp1" draw:master-page-name="Default">
        <office:forms form:automatic-focus="false" form:apply-design-mode="false"/>
        <draw:frame draw:style-name="gr8" draw:text-style-name="P1" draw:layer="layout" svg:width="1.62cm" svg:height="9.551cm" svg:x="27.103cm" svg:y="6.281cm">
          <draw:image xlink:href="Pictures/10000001000000160000007EDC6C60E4.png" xlink:type="simple" xlink:show="embed" xlink:actuate="onLoad" draw:mime-type="image/png">
            <text:p/>
          </draw:image>
        </draw:frame>
        <draw:frame draw:style-name="gr8" draw:text-style-name="P1" draw:layer="layout" svg:width="1.62cm" svg:height="9.3cm" svg:x="13.209cm" svg:y="6.375cm">
          <draw:image xlink:href="Pictures/10000001000000160000007EDC6C60E4.png" xlink:type="simple" xlink:show="embed" xlink:actuate="onLoad" draw:mime-type="image/png">
            <text:p/>
          </draw:image>
        </draw:frame>
        <draw:frame draw:style-name="gr8" draw:text-style-name="P1" draw:layer="layout" svg:width="1.623cm" svg:height="9.302cm" svg:x="2.091cm" svg:y="3.217cm">
          <draw:image xlink:href="Pictures/10000000000000160000007E449197A3.png" xlink:type="simple" xlink:show="embed" xlink:actuate="onLoad" draw:mime-type="image/png">
            <text:p/>
          </draw:image>
        </draw:frame>
        <draw:custom-shape draw:style-name="gr445" draw:text-style-name="P179" draw:layer="layout" svg:width="1.635cm" svg:height="1.635cm" svg:x="13.194cm" svg:y="15.75cm">
          <text:p text:style-name="P178"><text:span text:style-name="T115">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5" draw:text-style-name="P179" draw:layer="layout" svg:width="1.635cm" svg:height="1.635cm" svg:x="13.194cm" svg:y="4.739cm">
          <text:p text:style-name="P178"><text:span text:style-name="T116">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6" draw:text-style-name="P1" draw:layer="layout" svg:width="1.74cm" svg:height="12.777cm" svg:x="13.141cm" svg:y="4.668cm">
          <text:p/>
          <draw:enhanced-geometry svg:viewBox="0 0 21600 21600" draw:type="rectangle" draw:enhanced-path="M 0 0 L 21600 0 21600 21600 0 21600 0 0 Z N"/>
        </draw:custom-shape>
        <draw:line draw:style-name="gr447" draw:text-style-name="P1" draw:layer="layout" svg:x1="13.141cm" svg:y1="6.455cm" svg:x2="14.881cm" svg:y2="6.455cm">
          <text:p/>
        </draw:line>
        <draw:line draw:style-name="gr448" draw:text-style-name="P1" draw:layer="layout" svg:x1="13.141cm" svg:y1="15.657cm" svg:x2="14.881cm" svg:y2="15.657cm">
          <text:p/>
        </draw:line>
        <draw:custom-shape draw:style-name="gr449" draw:text-style-name="P171"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50" draw:text-style-name="P180" draw:layer="layout" svg:width="2.107cm" svg:height="1.733cm" svg:x="15.284cm" svg:y="5.233cm">
          <draw:text-box>
            <text:p><text:span text:style-name="T20">F</text:span><text:span text:style-name="T117">bs</text:span></text:p>
          </draw:text-box>
        </draw:frame>
        <draw:custom-shape draw:style-name="gr449" draw:text-style-name="P171"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50" draw:text-style-name="P180" draw:layer="layout" svg:width="2.107cm" svg:height="1.733cm" svg:x="15.285cm" svg:y="15.566cm">
          <draw:text-box>
            <text:p><text:span text:style-name="T20">F</text:span><text:span text:style-name="T117">as</text:span></text:p>
          </draw:text-box>
        </draw:frame>
        <draw:frame draw:style-name="gr8" draw:text-style-name="P1" draw:layer="layout" svg:width="1.62cm" svg:height="9.3cm" svg:x="20.157cm" svg:y="6.375cm">
          <draw:image xlink:href="Pictures/10000001000000160000007EDC6C60E4.png" xlink:type="simple" xlink:show="embed" xlink:actuate="onLoad" draw:mime-type="image/png">
            <text:p/>
          </draw:image>
        </draw:frame>
        <draw:custom-shape draw:style-name="gr445" draw:text-style-name="P179" draw:layer="layout" svg:width="1.635cm" svg:height="1.635cm" svg:x="20.142cm" svg:y="15.75cm">
          <text:p text:style-name="P178"><text:span text:style-name="T115">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5" draw:text-style-name="P179" draw:layer="layout" svg:width="1.635cm" svg:height="1.635cm" svg:x="20.142cm" svg:y="4.739cm">
          <text:p text:style-name="P178"><text:span text:style-name="T116">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6" draw:text-style-name="P1" draw:layer="layout" svg:width="1.74cm" svg:height="12.777cm" svg:x="20.089cm" svg:y="4.668cm">
          <text:p/>
          <draw:enhanced-geometry svg:viewBox="0 0 21600 21600" draw:type="rectangle" draw:enhanced-path="M 0 0 L 21600 0 21600 21600 0 21600 0 0 Z N"/>
        </draw:custom-shape>
        <draw:line draw:style-name="gr451" draw:text-style-name="P1" draw:layer="layout" svg:x1="20.089cm" svg:y1="6.4cm" svg:x2="21.829cm" svg:y2="6.4cm">
          <text:p/>
        </draw:line>
        <draw:line draw:style-name="gr451" draw:text-style-name="P1" draw:layer="layout" svg:x1="20.089cm" svg:y1="15.8cm" svg:x2="21.829cm" svg:y2="15.8cm">
          <text:p/>
        </draw:line>
        <draw:custom-shape draw:style-name="gr426" draw:text-style-name="P171" draw:layer="layout" svg:width="0.604cm" svg:height="3.159cm" draw:transform="skewX (0.0015707963267949) rotate (-3.14159265358979) translate (22.521cm 8.54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52" draw:text-style-name="P180" draw:layer="layout" svg:width="1.726cm" svg:height="1.733cm" svg:x="22.232cm" svg:y="6.133cm">
          <draw:text-box>
            <text:p><text:span text:style-name="T20">F</text:span><text:span text:style-name="T117">b</text:span></text:p>
          </draw:text-box>
        </draw:frame>
        <draw:custom-shape draw:style-name="gr453" draw:text-style-name="P171" draw:layer="layout" svg:width="0.263cm" svg:height="1.019cm" draw:transform="skewX (0.00191986217719376) rotate (-3.14159265358979) translate (21.53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54" draw:text-style-name="P180" draw:layer="layout" svg:width="1.709cm" svg:height="1.733cm" svg:x="22.233cm" svg:y="14.632cm">
          <draw:text-box>
            <text:p><text:span text:style-name="T20">F</text:span><text:span text:style-name="T117">a</text:span></text:p>
          </draw:text-box>
        </draw:frame>
        <draw:frame draw:style-name="gr455" draw:text-style-name="P180" draw:layer="layout" svg:width="3.034cm" svg:height="1.733cm" svg:x="9.644cm" svg:y="7.233cm">
          <draw:text-box>
            <text:p><text:span text:style-name="T118">– </text:span><text:span text:style-name="T20">F</text:span><text:span text:style-name="T117">bs</text:span></text:p>
          </draw:text-box>
        </draw:frame>
        <draw:custom-shape draw:style-name="gr449" draw:text-style-name="P171"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49" draw:text-style-name="P171"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55" draw:text-style-name="P180" draw:layer="layout" svg:width="3.034cm" svg:height="1.733cm" svg:x="9.652cm" svg:y="13.467cm">
          <draw:text-box>
            <text:p><text:span text:style-name="T118">– </text:span><text:span text:style-name="T20">F</text:span><text:span text:style-name="T117">as</text:span></text:p>
          </draw:text-box>
        </draw:frame>
        <draw:custom-shape draw:style-name="gr445" draw:text-style-name="P179" draw:layer="layout" svg:width="1.635cm" svg:height="1.635cm" svg:x="27.088cm" svg:y="15.75cm">
          <text:p text:style-name="P178"><text:span text:style-name="T115">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5" draw:text-style-name="P179" draw:layer="layout" svg:width="1.635cm" svg:height="1.635cm" svg:x="27.088cm" svg:y="4.739cm">
          <text:p text:style-name="P178"><text:span text:style-name="T116">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3" draw:text-style-name="P171" draw:layer="layout" svg:width="0.263cm" svg:height="1.019cm" draw:transform="skewX (0.00191986217719376) rotate (-3.14159265358979) translate (28.476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46" draw:text-style-name="P1" draw:layer="layout" svg:width="1.74cm" svg:height="12.777cm" svg:x="27.035cm" svg:y="4.668cm">
          <text:p/>
          <draw:enhanced-geometry svg:viewBox="0 0 21600 21600" draw:type="rectangle" draw:enhanced-path="M 0 0 L 21600 0 21600 21600 0 21600 0 0 Z N"/>
        </draw:custom-shape>
        <draw:frame draw:style-name="gr8" draw:text-style-name="P1"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445" draw:text-style-name="P179" draw:layer="layout" svg:width="1.635cm" svg:height="1.635cm" svg:x="14.771cm" svg:y="18.433cm">
          <text:p text:style-name="P178"><text:span text:style-name="T115">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5" draw:text-style-name="P179" draw:layer="layout" svg:width="1.635cm" svg:height="1.635cm" svg:x="3.76cm" svg:y="18.433cm">
          <text:p text:style-name="P178"><text:span text:style-name="T11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6" draw:text-style-name="P1"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91" presentation:class="page"/>
          <draw:frame presentation:style-name="pr1" draw:text-style-name="P7" draw:layer="layout" svg:width="16.771cm" svg:height="12.572cm" svg:x="2.409cm" svg:y="13.271cm" presentation:class="notes" presentation:placeholder="true">
            <draw:text-box/>
          </draw:frame>
        </presentation:notes>
      </draw:page>
      <draw:page draw:name="page92" draw:style-name="dp1" draw:master-page-name="Default">
        <office:forms form:automatic-focus="false" form:apply-design-mode="false"/>
        <draw:line draw:style-name="gr318" draw:text-style-name="P70" draw:layer="layout" svg:x1="7.615cm" svg:y1="12.937cm" svg:x2="15.262cm" svg:y2="12.937cm">
          <text:p/>
        </draw:line>
        <draw:line draw:style-name="gr319" draw:text-style-name="P70" draw:layer="layout" svg:x1="7.615cm" svg:y1="12.964cm" svg:x2="7.615cm" svg:y2="5.317cm">
          <text:p/>
        </draw:line>
        <draw:frame draw:style-name="gr457" draw:text-style-name="P181" draw:layer="layout" svg:width="2.233cm" svg:height="0.958cm" svg:x="13.042cm" svg:y="12.94cm">
          <draw:text-box>
            <text:p><text:span text:style-name="T119">space</text:span></text:p>
          </draw:text-box>
        </draw:frame>
        <draw:frame draw:style-name="gr458" draw:text-style-name="P181" draw:layer="layout" svg:width="1.899cm" svg:height="0.958cm" draw:transform="rotate (1.5707963267949) translate (6.513cm 7.368cm)">
          <draw:text-box>
            <text:p><text:span text:style-name="T119">time</text:span></text:p>
          </draw:text-box>
        </draw:frame>
        <draw:line draw:style-name="gr459" draw:text-style-name="P70" draw:layer="layout" svg:x1="8.615cm" svg:y1="12.963cm" svg:x2="8.615cm" svg:y2="5.792cm">
          <text:p/>
        </draw:line>
        <draw:line draw:style-name="gr459" draw:text-style-name="P70" draw:layer="layout" svg:x1="9.615cm" svg:y1="12.963cm" svg:x2="9.615cm" svg:y2="5.792cm">
          <text:p/>
        </draw:line>
        <draw:line draw:style-name="gr459" draw:text-style-name="P70" draw:layer="layout" svg:x1="10.615cm" svg:y1="12.963cm" svg:x2="10.615cm" svg:y2="5.792cm">
          <text:p/>
        </draw:line>
        <draw:line draw:style-name="gr459" draw:text-style-name="P70" draw:layer="layout" svg:x1="11.615cm" svg:y1="12.963cm" svg:x2="11.615cm" svg:y2="5.792cm">
          <text:p/>
        </draw:line>
        <draw:line draw:style-name="gr459" draw:text-style-name="P70" draw:layer="layout" svg:x1="12.615cm" svg:y1="12.963cm" svg:x2="12.615cm" svg:y2="5.792cm">
          <text:p/>
        </draw:line>
        <draw:line draw:style-name="gr459" draw:text-style-name="P70" draw:layer="layout" svg:x1="13.615cm" svg:y1="12.963cm" svg:x2="13.615cm" svg:y2="5.792cm">
          <text:p/>
        </draw:line>
        <draw:line draw:style-name="gr459" draw:text-style-name="P70" draw:layer="layout" svg:x1="14.615cm" svg:y1="12.963cm" svg:x2="14.615cm" svg:y2="5.792cm">
          <text:p/>
        </draw:line>
        <draw:line draw:style-name="gr459" draw:text-style-name="P70" draw:layer="layout" svg:x1="7.629cm" svg:y1="5.978cm" svg:x2="14.8cm" svg:y2="5.978cm">
          <text:p/>
        </draw:line>
        <draw:line draw:style-name="gr459" draw:text-style-name="P70" draw:layer="layout" svg:x1="7.629cm" svg:y1="6.972cm" svg:x2="14.8cm" svg:y2="6.972cm">
          <text:p/>
        </draw:line>
        <draw:line draw:style-name="gr459" draw:text-style-name="P70" draw:layer="layout" svg:x1="7.629cm" svg:y1="7.966cm" svg:x2="14.8cm" svg:y2="7.966cm">
          <text:p/>
        </draw:line>
        <draw:line draw:style-name="gr459" draw:text-style-name="P70" draw:layer="layout" svg:x1="7.629cm" svg:y1="8.96cm" svg:x2="14.8cm" svg:y2="8.96cm">
          <text:p/>
        </draw:line>
        <draw:line draw:style-name="gr459" draw:text-style-name="P70" draw:layer="layout" svg:x1="7.629cm" svg:y1="9.955cm" svg:x2="14.8cm" svg:y2="9.955cm">
          <text:p/>
        </draw:line>
        <draw:line draw:style-name="gr459" draw:text-style-name="P70" draw:layer="layout" svg:x1="7.629cm" svg:y1="10.949cm" svg:x2="14.8cm" svg:y2="10.949cm">
          <text:p/>
        </draw:line>
        <draw:line draw:style-name="gr459" draw:text-style-name="P70" draw:layer="layout" svg:x1="7.629cm" svg:y1="11.943cm" svg:x2="14.8cm" svg:y2="11.943cm">
          <text:p/>
        </draw:line>
        <draw:line draw:style-name="gr460" draw:text-style-name="P1" draw:layer="layout" svg:x1="7.615cm" svg:y1="12.937cm" svg:x2="11.615cm" svg:y2="7.034cm">
          <text:p/>
        </draw:line>
        <presentation:notes draw:style-name="dp2">
          <draw:page-thumbnail draw:style-name="gr7" draw:layer="layout" svg:width="21.219cm" svg:height="10.476cm" svg:x="0.185cm" svg:y="2.123cm" draw:page-number="92" presentation:class="page"/>
          <draw:frame presentation:style-name="pr1" draw:text-style-name="P7" draw:layer="layout" svg:width="16.771cm" svg:height="12.572cm" svg:x="2.409cm" svg:y="13.271cm" presentation:class="notes" presentation:placeholder="true">
            <draw:text-box/>
          </draw:frame>
        </presentation:notes>
      </draw:page>
      <draw:page draw:name="page93" draw:style-name="dp1" draw:master-page-name="Default">
        <office:forms form:automatic-focus="false" form:apply-design-mode="false"/>
        <draw:frame draw:style-name="gr461" draw:text-style-name="P182" draw:layer="layout" svg:width="5.472cm" svg:height="1.733cm" svg:x="4.809cm" svg:y="0.92cm">
          <draw:text-box>
            <text:p text:style-name="P38"><text:span text:style-name="T120">matter content:</text:span></text:p>
            <text:p text:style-name="P38"><text:span text:style-name="T120">20 mol</text:span></text:p>
          </draw:text-box>
        </draw:frame>
        <draw:frame draw:style-name="gr461" draw:text-style-name="P182" draw:layer="layout" svg:width="5.472cm" svg:height="1.733cm" svg:x="4.809cm" svg:y="7.621cm">
          <draw:text-box>
            <text:p text:style-name="P38"><text:span text:style-name="T120">matter content:</text:span></text:p>
            <text:p text:style-name="P38"><text:span text:style-name="T120">23 mol</text:span></text:p>
          </draw:text-box>
        </draw:frame>
        <draw:frame draw:style-name="gr462" draw:text-style-name="P183" draw:layer="layout" svg:width="3.762cm" svg:height="2.156cm" svg:x="10.707cm" svg:y="3.976cm">
          <draw:text-box>
            <text:p text:style-name="P38"><text:span text:style-name="T121">integrated</text:span></text:p>
            <text:p text:style-name="P38"><text:span text:style-name="T121">matter flux:</text:span></text:p>
            <text:p text:style-name="P38"><text:span text:style-name="T121">3 mol</text:span></text:p>
          </draw:text-box>
        </draw:frame>
        <draw:path draw:style-name="gr463" draw:text-style-name="P1" draw:layer="layout" svg:width="2.13cm" svg:height="6.712cm" svg:x="2.483cm" svg:y="1.757cm" svg:viewBox="0 0 2131 6713" svg:d="M2131 0c-375 0-742 155-1066 450s-593 718-779 1228c-188 511-286 1089-286 1678v1c0 589 99 1167 286 1678s455 933 779 1228 691 450 1065 450">
          <text:p/>
        </draw:path>
        <draw:path draw:style-name="gr463" draw:text-style-name="P1" draw:layer="layout" svg:width="2.13cm" svg:height="6.712cm" draw:transform="rotate (-3.14159265358979) translate (12.613cm 8.47cm)" svg:viewBox="0 0 2131 6713" svg:d="M2131 0c-375 0-742 155-1066 450s-593 718-779 1228c-188 511-286 1089-286 1678v1c0 589 99 1167 286 1678s455 933 779 1228 691 450 1065 450">
          <text:p/>
        </draw:path>
        <draw:frame draw:style-name="gr462" draw:text-style-name="P184" draw:layer="layout" svg:width="3.762cm" svg:height="2.156cm" svg:x="0.607cm" svg:y="3.976cm">
          <draw:text-box>
            <text:p text:style-name="P38"><text:span text:style-name="T122">integrated</text:span></text:p>
            <text:p text:style-name="P38"><text:span text:style-name="T122">matter flux:</text:span></text:p>
            <text:p text:style-name="P38"><text:span text:style-name="T122">– </text:span><text:span text:style-name="T122">3 mol</text:span></text:p>
          </draw:text-box>
        </draw:frame>
        <draw:frame draw:style-name="gr464" draw:text-style-name="P182" draw:layer="layout" svg:width="5.883cm" svg:height="1.733cm" svg:x="18.605cm" svg:y="7.42cm">
          <draw:text-box>
            <text:p text:style-name="P38"><text:span text:style-name="T120">entropy content:</text:span></text:p>
            <text:p text:style-name="P38"><text:span text:style-name="T120">20 J/K</text:span></text:p>
          </draw:text-box>
        </draw:frame>
        <draw:frame draw:style-name="gr464" draw:text-style-name="P182" draw:layer="layout" svg:width="5.883cm" svg:height="1.733cm" svg:x="18.605cm" svg:y="17.621cm">
          <draw:text-box>
            <text:p text:style-name="P38"><text:span text:style-name="T120">entropy content:</text:span></text:p>
            <text:p text:style-name="P38"><text:span text:style-name="T123">&gt;</text:span><text:span text:style-name="T120"> 23 J/K</text:span></text:p>
          </draw:text-box>
        </draw:frame>
        <draw:frame draw:style-name="gr465" draw:text-style-name="P183" draw:layer="layout" svg:width="4.117cm" svg:height="2.156cm" svg:x="24.53cm" svg:y="12.376cm">
          <draw:text-box>
            <text:p text:style-name="P38"><text:span text:style-name="T121">integrated</text:span></text:p>
            <text:p text:style-name="P38"><text:span text:style-name="T121">entropy flux:</text:span></text:p>
            <text:p text:style-name="P38"><text:span text:style-name="T121">3 J/K</text:span></text:p>
          </draw:text-box>
        </draw:frame>
        <draw:path draw:style-name="gr463" draw:text-style-name="P1" draw:layer="layout" svg:width="2.13cm" svg:height="6.712cm" svg:x="16.483cm" svg:y="11.757cm" svg:viewBox="0 0 2131 6713" svg:d="M2131 0c-375 0-742 155-1066 450s-593 718-779 1228c-188 511-286 1089-286 1678v1c0 589 99 1167 286 1678s455 933 779 1228 691 450 1065 450">
          <text:p/>
        </draw:path>
        <draw:path draw:style-name="gr463" draw:text-style-name="P1" draw:layer="layout" svg:width="2.13cm" svg:height="10.188cm" draw:transform="rotate (-3.14159265358979) translate (26.613cm 18.47cm)" svg:viewBox="0 0 2131 10189" svg:d="M2131 0c-375 0-742 236-1066 683s-593 1090-779 1864c-188 775-286 1653-286 2547v1c0 894 99 1772 286 2547s455 1417 779 1864 691 683 1065 683">
          <text:p/>
        </draw:path>
        <draw:frame draw:style-name="gr465" draw:text-style-name="P184" draw:layer="layout" svg:width="4.117cm" svg:height="2.156cm" svg:x="14.43cm" svg:y="14.076cm">
          <draw:text-box>
            <text:p text:style-name="P38"><text:span text:style-name="T122">integrated</text:span></text:p>
            <text:p text:style-name="P38"><text:span text:style-name="T122">entropy flux:</text:span></text:p>
            <text:p text:style-name="P38"><text:span text:style-name="T122">– </text:span><text:span text:style-name="T122">3 J/K</text:span></text:p>
          </draw:text-box>
        </draw:frame>
        <draw:frame draw:style-name="gr464" draw:text-style-name="P182" draw:layer="layout" svg:width="5.883cm" svg:height="1.733cm" svg:x="18.606cm" svg:y="10.921cm">
          <draw:text-box>
            <text:p text:style-name="P38"><text:span text:style-name="T120">entropy content:</text:span></text:p>
            <text:p text:style-name="P38"><text:span text:style-name="T123">&gt;</text:span><text:span text:style-name="T120"> 20 J/K</text:span></text:p>
          </draw:text-box>
        </draw:frame>
        <presentation:notes draw:style-name="dp2">
          <draw:page-thumbnail draw:style-name="gr7" draw:layer="layout" svg:width="21.219cm" svg:height="10.476cm" svg:x="0.185cm" svg:y="2.123cm" draw:page-number="93" presentation:class="page"/>
          <draw:frame presentation:style-name="pr1" draw:text-style-name="P7" draw:layer="layout" svg:width="16.771cm" svg:height="12.572cm" svg:x="2.409cm" svg:y="13.271cm" presentation:class="notes" presentation:placeholder="true">
            <draw:text-box/>
          </draw:frame>
        </presentation:notes>
      </draw:page>
      <draw:page draw:name="page94" draw:style-name="dp1" draw:master-page-name="Default">
        <office:forms form:automatic-focus="false" form:apply-design-mode="false"/>
        <draw:path draw:style-name="gr466" draw:text-style-name="P185" draw:layer="layout" svg:width="14.342cm" svg:height="16.603cm" draw:transform="rotate (-0.725358837128844) translate (14.552740706173cm 0.702012263343217cm)" svg:viewBox="0 0 14343 16604" svg:d="M10463 8530c172-1862 4107-6118 2191-7284s-9737-2722-10004 1700c-267 4423 1386 2747-1526 6045-2913 3298 329 5214 4120 6756 3790 1540 4900 1054 8257-1867 3057-2329-3207-3491-3038-5350z">
          <text:p/>
        </draw:path>
        <draw:polyline draw:style-name="gr467" draw:text-style-name="P186" draw:layer="layout" svg:width="2.656cm" svg:height="5.503cm" svg:x="6.672cm" svg:y="12.639cm" svg:viewBox="0 0 2657 5504" draw:points="0,0 198,635 719,1959 1358,3325 2016,4551 2336,5059 2657,5504">
          <text:p/>
        </draw:polyline>
        <draw:polyline draw:style-name="gr468" draw:text-style-name="P186"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187" draw:text-style-name="P69"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187" draw:text-style-name="P69"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187" draw:text-style-name="P69"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187" draw:text-style-name="P69"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469" draw:text-style-name="P187" draw:layer="layout" svg:width="2.662cm" svg:height="0.305cm" draw:transform="rotate (-2.73144027937113) translate (9.02789709415397cm 14.926868945393cm)" svg:viewBox="0 0 2663 306" svg:d="M0 153c562-3 438-156 891-153 405-2 452 306 900 306 439 0 315-139 872-146">
          <text:p/>
        </draw:path>
        <draw:path draw:style-name="gr470" draw:text-style-name="P187" draw:layer="layout" svg:width="2.662cm" svg:height="0.305cm" draw:transform="skewX (0.00034906585039886) rotate (1.87134202398832) translate (20.6307385749146cm 13.7535543912651cm)" svg:viewBox="0 0 2663 306" svg:d="M0 153c562-3 438-156 891-153 405-2 452 306 900 306 439 0 315-139 872-146">
          <text:p/>
        </draw:path>
        <draw:g draw:style-name="gr5">
          <svg:title>TexMaths</svg:title>
          <svg:desc>28§latex§$$\yF\cdot\yv$$§svg§600§TRUE§</svg:desc>
          <draw:path draw:style-name="gr93" draw:text-style-name="P43"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93" draw:text-style-name="P43" draw:layer="layout" svg:width="0.114cm" svg:height="0.113cm" svg:x="28.305cm" svg:y="1cm" svg:viewBox="0 0 115 114" svg:d="M115 56c0-28-28-56-59-56-28 0-56 26-56 56 0 29 25 58 56 58s59-28 59-58z">
            <text:p/>
          </draw:path>
          <draw:path draw:style-name="gr93" draw:text-style-name="P43"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28§latex§$$-\yF\cdot\yv$$§svg§600§TRUE§</svg:desc>
          <draw:path draw:style-name="gr93" draw:text-style-name="P43" draw:layer="layout" svg:width="0.525cm" svg:height="0.058cm" svg:x="26.485cm" svg:y="17.633cm" svg:viewBox="0 0 526 59" svg:d="M526 59c0-20 0-39 0-59-175 0-351 0-526 0 0 20 0 39 0 59 175 0 351 0 526 0z">
            <text:p/>
          </draw:path>
          <draw:path draw:style-name="gr93" draw:text-style-name="P43" draw:layer="layout" svg:width="0.584cm" svg:height="0.665cm" svg:x="27.092cm" svg:y="17.262cm" svg:viewBox="0 0 585 666" svg:d="M562 156c8-49 15-98 23-148-3-1-6-3-9-5-57-1-114-2-170-3-59 0-96 3-154 3-62 0-103-2-154-3-2 10-4 20-6 31 16 1 32 2 48 2 36 3 45 12 45 34 0 3 0 11 0 19-27 150-54 300-82 449-14 76-25 92-55 95-14 1-28 2-42 3-2 11-4 22-6 33 50-1 92-2 151-2 62 0 106 1 159 2 2-11 4-22 6-33-20-1-41-2-61-3-26-3-34-8-34-31 0-8 0-19 3-33 12-63 24-126 36-190 18 0 36 0 53 0 55 1 110 2 165 3 5-15 10-30 14-44-2-3-4-6-5-9-46 1-92 2-137 3-28 0-56 0-84 0 16-93 33-186 50-279 31-3 59-3 90-3 25 0 106 6 117 17 6 6 6 14 6 42 0 17 0 33 0 50 11 0 22 0 33 0z">
            <text:p/>
          </draw:path>
          <draw:path draw:style-name="gr93" draw:text-style-name="P43" draw:layer="layout" svg:width="0.114cm" svg:height="0.113cm" svg:x="28.012cm" svg:y="17.605cm" svg:viewBox="0 0 115 114" svg:d="M115 56c0-28-28-56-59-56-28 0-56 26-56 56 0 29 25 58 56 58s59-28 59-58z">
            <text:p/>
          </draw:path>
          <draw:path draw:style-name="gr93" draw:text-style-name="P43" draw:layer="layout" svg:width="0.483cm" svg:height="0.473cm" svg:x="28.448cm" svg:y="17.468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polyline draw:style-name="gr471" draw:text-style-name="P188"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472" draw:text-style-name="P68"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472" draw:text-style-name="P68"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472" draw:text-style-name="P68"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472" draw:text-style-name="P68" draw:layer="layout" svg:width="0.384cm" svg:height="0.041cm" svg:x="1.956cm" svg:y="2.945cm" svg:viewBox="0 0 385 42" svg:d="M0 0c128 0 257 0 385 0 0 14 0 28 0 42-128 0-257 0-385 0 0-14 0-28 0-42z">
            <text:p/>
          </draw:path>
        </draw:g>
        <draw:path draw:style-name="gr473" draw:text-style-name="P187" draw:layer="layout" svg:width="2.662cm" svg:height="0.306cm" draw:transform="skewX (0.00122173047639608) rotate (1.79175501009738) translate (10.2316615628833cm 9.36986881176465cm)" svg:viewBox="0 0 2663 307" svg:d="M0 152c562-2 438-155 891-152 405-2 452 306 900 307 439 0 315-139 872-146">
          <text:p/>
        </draw:path>
        <draw:frame draw:style-name="gr474" draw:text-style-name="P190" draw:layer="layout" svg:width="3.317cm" svg:height="2.185cm" svg:x="5.18cm" svg:y="16.049cm">
          <draw:text-box>
            <text:p text:style-name="P38"><text:span text:style-name="T121">heat flux</text:span></text:p>
            <text:p text:style-name="P189"><text:span text:style-name="T124">10 J/s</text:span></text:p>
          </draw:text-box>
        </draw:frame>
        <draw:frame draw:style-name="gr475" draw:text-style-name="P191" draw:layer="layout" svg:width="3.148cm" svg:height="2.511cm" svg:x="7.167cm" svg:y="13.33cm">
          <draw:text-box>
            <text:p><text:span text:style-name="T124">100 K</text:span></text:p>
          </draw:text-box>
        </draw:frame>
        <draw:frame draw:style-name="gr476" draw:text-style-name="P192" draw:layer="layout" svg:width="3.868cm" svg:height="3.484cm" svg:x="15.685cm" svg:y="5.874cm">
          <draw:text-box>
            <text:p text:style-name="P38"><text:span text:style-name="T122">heat flux</text:span></text:p>
            <text:p text:style-name="P189"><text:span text:style-name="T125">200 J/s</text:span></text:p>
          </draw:text-box>
        </draw:frame>
        <draw:frame draw:style-name="gr475" draw:text-style-name="P193" draw:layer="layout" svg:width="3.148cm" svg:height="2.511cm" svg:x="16.353cm" svg:y="2.646cm">
          <draw:text-box>
            <text:p><text:span text:style-name="T125">400 K</text:span></text:p>
          </draw:text-box>
        </draw:frame>
        <draw:frame draw:style-name="gr477" draw:text-style-name="P194" draw:layer="layout" svg:width="4.151cm" svg:height="2.185cm" svg:x="16.144cm" svg:y="10.12cm">
          <draw:text-box>
            <text:p text:style-name="P38"><text:span text:style-name="T126">mech. power</text:span></text:p>
            <text:p text:style-name="P189"><text:span text:style-name="T127">30 J/s</text:span></text:p>
          </draw:text-box>
        </draw:frame>
        <draw:frame draw:style-name="gr475" draw:text-style-name="P98" draw:layer="layout" svg:width="3.148cm" svg:height="2.511cm" svg:x="20.584cm" svg:y="12.289cm">
          <draw:text-box>
            <text:p><text:span text:style-name="T127">100 K</text:span></text:p>
          </draw:text-box>
        </draw:frame>
        <draw:polyline draw:style-name="gr478" draw:text-style-name="P146" draw:layer="layout" svg:width="3.61cm" svg:height="2.116cm" svg:x="16.788cm" svg:y="3.83cm" svg:viewBox="0 0 3611 2117" draw:points="3611,2117 2997,1541 2354,1026 1691,593 1016,261 677,140 338,52 0,0">
          <text:p/>
        </draw:polyline>
        <draw:path draw:style-name="gr479" draw:text-style-name="P187" draw:layer="layout" svg:width="2.662cm" svg:height="0.305cm" draw:transform="skewX (0.000349065850398893) rotate (-2.28393785915978) translate (19.7797702937029cm 3.81010364213414cm)" svg:viewBox="0 0 2663 306" svg:d="M0 153c562-3 438-156 891-153 405-2 452 306 900 306 439 0 315-139 872-146">
          <text:p/>
        </draw:path>
        <draw:frame draw:style-name="gr475" draw:text-style-name="P195" draw:layer="layout" svg:width="3.148cm" svg:height="2.511cm" svg:x="10.489cm" svg:y="7.943cm">
          <draw:text-box>
            <text:p><text:span text:style-name="T128">150 K</text:span></text:p>
          </draw:text-box>
        </draw:frame>
        <draw:frame draw:style-name="gr474" draw:text-style-name="P196" draw:layer="layout" svg:width="3.317cm" svg:height="2.185cm" svg:x="9.859cm" svg:y="4.771cm">
          <draw:text-box>
            <text:p text:style-name="P38"><text:span text:style-name="T129">heat flux</text:span></text:p>
            <text:p text:style-name="P189"><text:span text:style-name="T128">40 J/s</text:span></text:p>
          </draw:text-box>
        </draw:frame>
        <draw:frame draw:style-name="gr477" draw:text-style-name="P196" draw:layer="layout" svg:width="4.151cm" svg:height="2.185cm" svg:x="5.686cm" svg:y="4.771cm">
          <draw:text-box>
            <text:p text:style-name="P38"><text:span text:style-name="T129">mech. power</text:span></text:p>
            <text:p text:style-name="P189"><text:span text:style-name="T128">50 J/s</text:span></text:p>
          </draw:text-box>
        </draw:frame>
        <presentation:notes draw:style-name="dp2">
          <draw:page-thumbnail draw:style-name="gr7" draw:layer="layout" svg:width="21.219cm" svg:height="10.476cm" svg:x="0.185cm" svg:y="2.123cm" draw:page-number="94" presentation:class="page"/>
          <draw:frame presentation:style-name="pr1" draw:text-style-name="P7" draw:layer="layout" svg:width="16.771cm" svg:height="12.572cm" svg:x="2.409cm" svg:y="13.271cm" presentation:class="notes" presentation:placeholder="true">
            <draw:text-box/>
          </draw:frame>
        </presentation:notes>
      </draw:page>
      <draw:page draw:name="page95" draw:style-name="dp1" draw:master-page-name="Default">
        <office:forms form:automatic-focus="false" form:apply-design-mode="false"/>
        <draw:path draw:style-name="gr466" draw:text-style-name="P185" draw:layer="layout" svg:width="14.342cm" svg:height="16.603cm" draw:transform="rotate (-0.725358837128844) translate (14.552740706173cm 0.702012263343217cm)" svg:viewBox="0 0 14343 16604" svg:d="M10463 8530c172-1862 4107-6118 2191-7284s-9737-2722-10004 1700c-267 4423 1386 2747-1526 6045-2913 3298 329 5214 4120 6756 3790 1540 4900 1054 8257-1867 3057-2329-3207-3491-3038-5350z">
          <text:p/>
        </draw:path>
        <draw:polyline draw:style-name="gr480" draw:text-style-name="P186"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187" draw:text-style-name="P69"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187" draw:text-style-name="P69"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187" draw:text-style-name="P69"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187" draw:text-style-name="P69"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481" draw:text-style-name="P187"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5">
          <svg:title>TexMaths</svg:title>
          <svg:desc>28§latex§$$\yF\cdot\yv$$§svg§600§TRUE§</svg:desc>
          <draw:path draw:style-name="gr93" draw:text-style-name="P43"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93" draw:text-style-name="P43" draw:layer="layout" svg:width="0.114cm" svg:height="0.113cm" svg:x="28.305cm" svg:y="1cm" svg:viewBox="0 0 115 114" svg:d="M115 56c0-28-28-56-59-56-28 0-56 26-56 56 0 29 25 58 56 58s59-28 59-58z">
            <text:p/>
          </draw:path>
          <draw:path draw:style-name="gr93" draw:text-style-name="P43"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44§latex§$$-\yF\cdot\yv$$§svg§600§TRUE§</svg:desc>
          <draw:path draw:style-name="gr482" draw:text-style-name="P197" draw:layer="layout" svg:width="1.274cm" svg:height="0.141cm" svg:x="17.314cm" svg:y="14.716cm" svg:viewBox="0 0 1275 142" svg:d="M1275 142c0-47 0-95 0-142-425 0-850 0-1275 0 0 47 0 95 0 142 425 0 850 0 1275 0z">
            <text:p/>
          </draw:path>
          <draw:path draw:style-name="gr482" draw:text-style-name="P197"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482" draw:text-style-name="P197" draw:layer="layout" svg:width="0.277cm" svg:height="0.276cm" svg:x="21.016cm" svg:y="14.648cm" svg:viewBox="0 0 278 277" svg:d="M278 135c0-67-68-135-142-135-68 0-136 64-136 135s61 142 136 142c74 0 142-67 142-142z">
            <text:p/>
          </draw:path>
          <draw:path draw:style-name="gr482" draw:text-style-name="P197"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478" draw:text-style-name="P188"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472" draw:text-style-name="P68"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472" draw:text-style-name="P68"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472" draw:text-style-name="P68"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472" draw:text-style-name="P68" draw:layer="layout" svg:width="0.384cm" svg:height="0.041cm" svg:x="1.956cm" svg:y="2.945cm" svg:viewBox="0 0 385 42" svg:d="M0 0c128 0 257 0 385 0 0 14 0 28 0 42-128 0-257 0-385 0 0-14 0-28 0-42z">
            <text:p/>
          </draw:path>
        </draw:g>
        <draw:path draw:style-name="gr483" draw:text-style-name="P187"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484" draw:text-style-name="P198" draw:layer="layout" svg:width="8.605cm" svg:height="1.661cm" svg:x="16.789cm" svg:y="15.591cm">
          <draw:text-box>
            <text:p text:style-name="P38"><text:span text:style-name="T130">mech. power</text:span></text:p>
          </draw:text-box>
        </draw:frame>
        <draw:frame draw:style-name="gr485" draw:text-style-name="P199" draw:layer="layout" svg:width="5.955cm" svg:height="1.661cm" svg:x="8.81cm" svg:y="11.899cm">
          <draw:text-box>
            <text:p text:style-name="P38"><text:span text:style-name="T131">heat flux</text:span></text:p>
          </draw:text-box>
        </draw:frame>
        <draw:g draw:style-name="gr5">
          <svg:title>TexMaths</svg:title>
          <svg:desc>44§latex§$$\yQ$$§svg§600§TRUE§</svg:desc>
          <draw:path draw:style-name="gr187" draw:text-style-name="P69" draw:layer="layout" svg:width="1.642cm" svg:height="2.143cm" svg:x="10.93cm" svg:y="9.6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5">
          <svg:title>TexMaths</svg:title>
          <svg:desc>44§latex§$$\yte$$§svg§600§TRUE§</svg:desc>
          <draw:path draw:style-name="gr187" draw:text-style-name="P69" draw:layer="layout" svg:width="1.371cm" svg:height="1.634cm" svg:x="8.185cm" svg:y="8.7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presentation:notes draw:style-name="dp2">
          <draw:page-thumbnail draw:style-name="gr7" draw:layer="layout" svg:width="21.219cm" svg:height="10.476cm" svg:x="0.185cm" svg:y="2.123cm" draw:page-number="95" presentation:class="page"/>
          <draw:frame presentation:style-name="pr1" draw:text-style-name="P7" draw:layer="layout" svg:width="16.771cm" svg:height="12.572cm" svg:x="2.409cm" svg:y="13.271cm" presentation:class="notes" presentation:placeholder="true">
            <draw:text-box/>
          </draw:frame>
        </presentation:notes>
      </draw:page>
      <draw:page draw:name="page96" draw:style-name="dp1" draw:master-page-name="Default">
        <office:forms form:automatic-focus="false" form:apply-design-mode="false"/>
        <draw:path draw:style-name="gr466" draw:text-style-name="P185" draw:layer="layout" svg:width="14.342cm" svg:height="16.603cm" draw:transform="rotate (-0.725358837128844) translate (14.552740706173cm 0.702012263343217cm)" svg:viewBox="0 0 14343 16604" svg:d="M10463 8530c172-1862 4107-6118 2191-7284s-9737-2722-10004 1700c-267 4423 1386 2747-1526 6045-2913 3298 329 5214 4120 6756 3790 1540 4900 1054 8257-1867 3057-2329-3207-3491-3038-5350z">
          <text:p/>
        </draw:path>
        <draw:polyline draw:style-name="gr480" draw:text-style-name="P186"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187" draw:text-style-name="P69"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187" draw:text-style-name="P69"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187" draw:text-style-name="P69"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187" draw:text-style-name="P69"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481" draw:text-style-name="P187"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5">
          <svg:title>TexMaths</svg:title>
          <svg:desc>28§latex§$$\yF\cdot\yv$$§svg§600§TRUE§</svg:desc>
          <draw:path draw:style-name="gr93" draw:text-style-name="P43"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93" draw:text-style-name="P43" draw:layer="layout" svg:width="0.114cm" svg:height="0.113cm" svg:x="28.305cm" svg:y="1cm" svg:viewBox="0 0 115 114" svg:d="M115 56c0-28-28-56-59-56-28 0-56 26-56 56 0 29 25 58 56 58s59-28 59-58z">
            <text:p/>
          </draw:path>
          <draw:path draw:style-name="gr93" draw:text-style-name="P43"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44§latex§$$-\yF\cdot\yv$$§svg§600§TRUE§</svg:desc>
          <draw:path draw:style-name="gr482" draw:text-style-name="P197" draw:layer="layout" svg:width="1.274cm" svg:height="0.141cm" svg:x="17.314cm" svg:y="14.716cm" svg:viewBox="0 0 1275 142" svg:d="M1275 142c0-47 0-95 0-142-425 0-850 0-1275 0 0 47 0 95 0 142 425 0 850 0 1275 0z">
            <text:p/>
          </draw:path>
          <draw:path draw:style-name="gr482" draw:text-style-name="P197"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482" draw:text-style-name="P197" draw:layer="layout" svg:width="0.277cm" svg:height="0.276cm" svg:x="21.016cm" svg:y="14.648cm" svg:viewBox="0 0 278 277" svg:d="M278 135c0-67-68-135-142-135-68 0-136 64-136 135s61 142 136 142c74 0 142-67 142-142z">
            <text:p/>
          </draw:path>
          <draw:path draw:style-name="gr482" draw:text-style-name="P197"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478" draw:text-style-name="P188"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472" draw:text-style-name="P68"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472" draw:text-style-name="P68"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472" draw:text-style-name="P68"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472" draw:text-style-name="P68" draw:layer="layout" svg:width="0.384cm" svg:height="0.041cm" svg:x="1.956cm" svg:y="2.945cm" svg:viewBox="0 0 385 42" svg:d="M0 0c128 0 257 0 385 0 0 14 0 28 0 42-128 0-257 0-385 0 0-14 0-28 0-42z">
            <text:p/>
          </draw:path>
        </draw:g>
        <draw:path draw:style-name="gr483" draw:text-style-name="P187"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484" draw:text-style-name="P198" draw:layer="layout" svg:width="8.605cm" svg:height="1.661cm" svg:x="20.789cm" svg:y="17.591cm">
          <draw:text-box>
            <text:p text:style-name="P38"><text:span text:style-name="T130">mech. power</text:span></text:p>
          </draw:text-box>
        </draw:frame>
        <draw:frame draw:style-name="gr485" draw:text-style-name="P199" draw:layer="layout" svg:width="5.955cm" svg:height="1.661cm" svg:x="9.41cm" svg:y="0.599cm">
          <draw:text-box>
            <text:p text:style-name="P38"><text:span text:style-name="T131">heat flux</text:span></text:p>
          </draw:text-box>
        </draw:frame>
        <draw:g draw:style-name="gr5">
          <svg:title>TexMaths</svg:title>
          <svg:desc>44§latex§$$\yQ$$§svg§600§TRUE§</svg:desc>
          <draw:path draw:style-name="gr187" draw:text-style-name="P69" draw:layer="layout" svg:width="1.642cm" svg:height="2.143cm" svg:x="3.53cm" svg:y="16.3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5">
          <svg:title>TexMaths</svg:title>
          <svg:desc>44§latex§$$\yte$$§svg§600§TRUE§</svg:desc>
          <draw:path draw:style-name="gr187" draw:text-style-name="P69" draw:layer="layout" svg:width="1.371cm" svg:height="1.634cm" svg:x="0.085cm" svg:y="16.8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draw:polyline draw:style-name="gr486" draw:text-style-name="P146" draw:layer="layout" svg:width="3.61cm" svg:height="2.116cm" svg:x="16.789cm" svg:y="3.841cm" svg:viewBox="0 0 3611 2117" draw:points="3611,2117 2997,1541 2354,1026 1691,593 1016,261 677,140 338,52 0,0">
          <text:p/>
        </draw:polyline>
        <draw:path draw:style-name="gr487" draw:text-style-name="P187" draw:layer="layout" svg:width="2.662cm" svg:height="0.305cm" draw:transform="skewX (0.000349065850398821) rotate (-2.28393785915978) translate (19.780770293703cm 3.84310364213414cm)" svg:viewBox="0 0 2663 306" svg:d="M0 153c562-3 438-156 891-153 405-2 452 306 900 306 439 0 315-139 872-146">
          <text:p/>
        </draw:path>
        <draw:g draw:style-name="gr5">
          <svg:title>TexMaths</svg:title>
          <svg:desc>44§latex§$$\yQ^+$$§svg§600§TRUE§</svg:desc>
          <draw:path draw:style-name="gr187" draw:text-style-name="P69" draw:layer="layout" svg:width="1.626cm" svg:height="2.139cm" svg:x="10.798cm" svg:y="9.743cm" svg:viewBox="0 0 1627 2140" svg:d="M1533 1809c-18 0-36 0-54 0-20 129-67 189-162 189-40 0-87-13-147-40-184-74-368-149-552-223-60-27-100-34-154-34-175 0-303 122-296 297 0 14 0 27 0 41 20 11 40 22 61 34 0-183 53-270 181-270 67 0 134 20 222 67 114 61 228 122 343 182 141 75 181 88 275 88 175 0 262-101 283-331zM1627 662c0-419-242-662-666-662-558 0-961 432-961 1026 0 446 215 682 632 682 195 0 363-47 517-142 296-182 478-533 478-904zM1418 702c0 297-87 561-248 729-115 115-269 176-451 176-343 0-517-203-517-594 0-311 94-581 255-750 114-108 256-162 430-162 115 0 229 27 309 75 148 87 222 263 222 526z">
            <text:p/>
          </draw:path>
          <draw:path draw:style-name="gr187" draw:text-style-name="P69" draw:layer="layout" svg:width="0.933cm" svg:height="0.937cm" svg:x="12.754cm" svg:y="9.493cm" svg:viewBox="0 0 934 938" svg:d="M934 520c0-32 0-63 0-95-139 0-278 0-416 0 0-141 0-283 0-425-34 0-68 0-101 0 0 142 0 284 0 425-139 0-278 0-417 0 0 32 0 63 0 95 139 0 278 0 417 0 0 139 0 279 0 418 33 0 67 0 101 0 0-139 0-279 0-418 138 0 277 0 416 0z">
            <text:p/>
          </draw:path>
        </draw:g>
        <draw:g draw:style-name="gr5">
          <svg:title>TexMaths</svg:title>
          <svg:desc>44§latex§$$\yQ^-$$§svg§600§TRUE§</svg:desc>
          <draw:path draw:style-name="gr472" draw:text-style-name="P68" draw:layer="layout" svg:width="1.629cm" svg:height="2.139cm" svg:x="16.201cm" svg:y="6.317cm" svg:viewBox="0 0 1630 2140" svg:d="M1536 1809c-18 0-36 0-54 0-13 128-67 189-161 189-41 0-88-13-149-40-184-75-368-149-552-223-61-27-101-34-155-34-175 0-303 122-297 297 0 14 0 27 0 41 21 11 41 22 61 34 0-183 54-271 182-271 67 0 135 21 222 75 115 58 229 117 344 175 141 75 182 88 276 88 175 0 263-101 283-331zM1630 662c0-419-242-662-667-662-559 0-963 432-963 1026 0 446 216 682 633 682 202 0 364-47 519-142 297-182 478-533 478-904zM1428 702c0 297-94 560-256 729-114 115-269 176-451 176-344 0-519-203-519-594 0-304 94-581 256-750 115-108 256-162 431-162 115 0 229 27 310 75 148 87 229 263 229 526z">
            <text:p/>
          </draw:path>
          <draw:path draw:style-name="gr472" draw:text-style-name="P68" draw:layer="layout" svg:width="0.922cm" svg:height="0.1cm" svg:x="18.168cm" svg:y="6.486cm" svg:viewBox="0 0 923 101" svg:d="M0 0c308 0 615 0 923 0 0 34 0 68 0 101-308 0-615 0-923 0 0-33 0-67 0-101z">
            <text:p/>
          </draw:path>
        </draw:g>
        <draw:g draw:style-name="gr5">
          <svg:title>TexMaths</svg:title>
          <svg:desc>44§latex§$$\yte^-$$§svg§600§TRUE§</svg:desc>
          <draw:path draw:style-name="gr472" draw:text-style-name="P68" draw:layer="layout" svg:width="1.374cm" svg:height="1.639cm" svg:x="15.398cm" svg:y="4.417cm" svg:viewBox="0 0 1375 1640" svg:d="M1314 386c21-128 41-257 61-386-223 7-450 7-670 7-221 0-441 0-664-7-14 129-27 258-41 386 23 0 45 0 68 0 11-47 22-95 34-142 13-47 27-85 40-102 14-17 109-34 197-34s176 0 264 0c-68 409-136 818-203 1227-41 217-48 230-143 230-38 3-76 5-115 7-4 23-9 45-13 68 115-7 223-7 338-7 102 0 211 0 312 7 2-23 5-45 7-68-45-2-90-4-136-7-61 0-88-20-88-67 0-27 0-34 7-82 75-436 149-872 224-1308 58 0 117 0 176 0 183 0 271 14 278 41 6 20 13 61 6 88-2 50-4 100-6 149 22 0 45 0 67 0z">
            <text:p/>
          </draw:path>
          <draw:path draw:style-name="gr472" draw:text-style-name="P68" draw:layer="layout" svg:width="0.934cm" svg:height="0.101cm" svg:x="16.983cm" svg:y="4.553cm" svg:viewBox="0 0 935 102" svg:d="M0 0c312 0 623 0 935 0 0 34 0 68 0 102-312 0-623 0-935 0 0-34 0-68 0-102z">
            <text:p/>
          </draw:path>
        </draw:g>
        <draw:g draw:style-name="gr5">
          <svg:title>TexMaths</svg:title>
          <svg:desc>44§latex§$$\yte^+$$§svg§600§TRUE§</svg:desc>
          <draw:path draw:style-name="gr187" draw:text-style-name="P69" draw:layer="layout" svg:width="1.371cm" svg:height="1.627cm" svg:x="7.685cm" svg:y="8.812cm" svg:viewBox="0 0 1372 1628" svg:d="M1304 383c23-127 45-255 68-383-223 0-446 7-669 7s-439-7-662-7c-14 128-27 256-41 383 23 0 45 0 68 0 11-47 22-94 33-141 14-54 27-91 41-107 13-17 108-27 189-27 90 0 180 0 270 0-67 405-135 811-202 1217-41 215-48 222-142 229-41 2-81 4-122 6-2 23-4 45-7 68 108-7 223-7 338-7 102 0 210 0 311 7 2-23 5-45 7-68-45-2-90-4-135-6-61 0-88-21-88-68 0-27 0-33 7-80 74-433 148-866 223-1298 58 0 117 0 175 0 183 0 271 6 277 40 7 13 7 60 7 87-2 50-4 99-7 148 21 0 41 0 61 0z">
            <text:p/>
          </draw:path>
          <draw:path draw:style-name="gr187" draw:text-style-name="P69" draw:layer="layout" svg:width="0.938cm" svg:height="0.934cm" svg:x="9.266cm" svg:y="8.53cm" svg:viewBox="0 0 939 935" svg:d="M939 518c0-34 0-67 0-101-139 0-279 0-419 0 0-139 0-278 0-417-33 0-67 0-101 0 0 139 0 278 0 417-140 0-279 0-419 0 0 34 0 67 0 101 140 0 279 0 419 0 0 139 0 278 0 417 34 0 68 0 101 0 0-139 0-278 0-417 140 0 280 0 419 0z">
            <text:p/>
          </draw:path>
        </draw:g>
        <presentation:notes draw:style-name="dp2">
          <draw:page-thumbnail draw:style-name="gr7" draw:layer="layout" svg:width="21.219cm" svg:height="10.476cm" svg:x="0.185cm" svg:y="2.123cm" draw:page-number="96" presentation:class="page"/>
          <draw:frame presentation:style-name="pr1" draw:text-style-name="P7" draw:layer="layout" svg:width="16.771cm" svg:height="12.572cm" svg:x="2.409cm" svg:y="13.271cm" presentation:class="notes" presentation:placeholder="true">
            <draw:text-box/>
          </draw:frame>
        </presentation:notes>
      </draw:page>
      <draw:page draw:name="page97" draw:style-name="dp5" draw:master-page-name="Default">
        <office:forms form:automatic-focus="false" form:apply-design-mode="false"/>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488" draw:text-style-name="P38" draw:layer="layout" svg:x1="24.368cm" svg:y1="3.781cm" svg:x2="26.047cm" svg:y2="3.781cm">
          <text:p/>
        </draw:line>
        <draw:g draw:style-name="gr154">
          <draw:custom-shape draw:style-name="gr368" draw:text-style-name="P20"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8" draw:text-style-name="P20"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8" draw:text-style-name="P20"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69" draw:text-style-name="P38" draw:layer="layout" svg:width="6.919cm" svg:height="0.463cm" svg:x="10.354cm" svg:y="8.321cm" svg:viewBox="0 0 6920 464" svg:d="M0 464c0 0 709-464 3059-464 2349 0 3861 427 3861 427">
          <text:p/>
        </draw:path>
        <draw:g draw:style-name="gr154">
          <draw:custom-shape draw:style-name="gr370" draw:text-style-name="P111" draw:layer="layout" svg:width="2.625cm" svg:height="1.259cm" svg:x="9.445cm" svg:y="11.61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0" draw:text-style-name="P111" draw:layer="layout" svg:width="2.625cm" svg:height="1.259cm" svg:x="12.445cm" svg:y="11.61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0" draw:text-style-name="P111" draw:layer="layout" svg:width="2.625cm" svg:height="1.259cm" svg:x="15.445cm" svg:y="11.61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69" draw:text-style-name="P38"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97" presentation:class="page"/>
          <draw:frame presentation:style-name="pr1" draw:text-style-name="P7" draw:layer="layout" svg:width="16.771cm" svg:height="12.572cm" svg:x="2.409cm" svg:y="13.271cm" presentation:class="notes" presentation:placeholder="true">
            <draw:text-box/>
          </draw:frame>
        </presentation:notes>
      </draw:page>
      <draw:page draw:name="page98" draw:style-name="dp5" draw:master-page-name="Default">
        <office:forms form:automatic-focus="false" form:apply-design-mode="false"/>
        <draw:custom-shape draw:style-name="gr489" draw:text-style-name="P38" draw:layer="layout" svg:width="4.996cm" svg:height="3.387cm" svg:x="4.657cm" svg:y="5.728cm">
          <text:p/>
          <draw:enhanced-geometry svg:viewBox="0 0 21600 21600" draw:type="rectangle" draw:enhanced-path="M 0 0 L 21600 0 21600 21600 0 21600 0 0 Z N"/>
        </draw:custom-shape>
        <draw:custom-shape draw:style-name="gr490" draw:text-style-name="P27" draw:layer="layout" svg:width="6.095cm" svg:height="3.55cm" svg:x="7.431cm" svg:y="6.713cm">
          <text:p/>
          <draw:enhanced-geometry svg:viewBox="0 0 21600 21600" draw:type="rectangle" draw:enhanced-path="M 0 0 L 21600 0 21600 21600 0 21600 0 0 Z N"/>
        </draw:custom-shape>
        <draw:line draw:style-name="gr491" draw:text-style-name="P38" draw:layer="layout" svg:x1="23.089cm" svg:y1="3.991cm" svg:x2="25.538cm" svg:y2="3.991cm">
          <text:p/>
        </draw:line>
        <draw:custom-shape draw:style-name="gr492" draw:text-style-name="P38"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493" draw:text-style-name="P200"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494"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495" draw:text-style-name="P8"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5" draw:text-style-name="P8"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96" draw:text-style-name="P38" draw:layer="layout" svg:x1="23.081cm" svg:y1="4.891cm" svg:x2="25.53cm" svg:y2="4.891cm">
          <text:p/>
        </draw:line>
        <draw:line draw:style-name="gr497" draw:text-style-name="P38" draw:layer="layout" svg:x1="23.08cm" svg:y1="7.963cm" svg:x2="25.529cm" svg:y2="7.963cm">
          <text:p/>
        </draw:line>
        <draw:frame draw:style-name="gr498" draw:text-style-name="P201" draw:layer="layout" svg:width="28.049cm" svg:height="4.715cm" svg:x="0.4cm" svg:y="0.686cm">
          <draw:text-box>
            <text:p text:style-name="P165"><text:span text:style-name="T132"></text:span><text:span text:style-name="T133"></text:span><text:span text:style-name="T134"></text:span><text:span text:style-name="T133"></text:span><text:span text:style-name="T134"></text:span><text:span text:style-name="T133"></text:span><text:span text:style-name="T133">?  +</text:span></text:p>
            <text:p text:style-name="P165"><text:span text:style-name="T133"/></text:p>
            <text:p text:style-name="P165"><text:span text:style-name="T133"></text:span><text:span text:style-name="T133">$</text:span><text:span text:style-name="T134"></text:span><text:span text:style-name="T133"></text:span></text:p>
            <text:p text:style-name="P165"><text:span text:style-name="T133"/></text:p>
            <text:p text:style-name="P165"><text:span text:style-name="T133"></text:span><text:span text:style-name="T135"></text:span><text:span text:style-name="T133"></text:span><text:span text:style-name="T135"></text:span><text:span text:style-name="T133"></text:span><text:span text:style-name="T135"></text:span></text:p>
            <text:p text:style-name="P165"><text:span text:style-name="T133"/></text:p>
            <text:p text:style-name="P165"><text:span text:style-name="T133"></text:span><text:span text:style-name="T134"></text:span><text:span text:style-name="T133"></text:span></text:p>
            <text:p text:style-name="P165"><text:span text:style-name="T133"/></text:p>
            <text:p text:style-name="P165"><text:span text:style-name="T133"></text:span><text:span text:style-name="T134"></text:span><text:span text:style-name="T133"> </text:span></text:p>
          </draw:text-box>
        </draw:frame>
        <draw:frame draw:style-name="gr499" draw:text-style-name="P202" draw:layer="layout" svg:width="2.737cm" svg:height="1.111cm" svg:x="25.648cm" svg:y="0.686cm">
          <draw:text-box>
            <text:p text:style-name="P165"><text:span text:style-name="T136">✓</text:span><text:span text:style-name="T137">✔✗✘</text:span></text:p>
          </draw:text-box>
        </draw:frame>
        <draw:path draw:style-name="gr500" draw:text-style-name="P38" draw:layer="layout" svg:width="3.27cm" svg:height="0.382cm" draw:transform="skewX (-0.976511716490828) rotate (0.493055513688398) translate (13.3757920331826cm 18.1080085706411cm)" svg:viewBox="0 0 3271 383" svg:d="M0 382c2 5 1480-404 2307-381 695 19 716 307 964 382">
          <text:p/>
        </draw:path>
        <draw:ellipse draw:style-name="gr43" draw:text-style-name="P20" draw:layer="layout" svg:width="4.397cm" svg:height="0.947cm" draw:transform="skewX (-0.20315632493214) rotate (0.0757472895365539) translate (22.954cm 5.361cm)" draw:kind="arc" draw:start-angle="218.6" draw:end-angle="318.08">
          <text:p/>
        </draw:ellipse>
        <draw:polyline draw:style-name="gr501"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229" draw:text-style-name="P1" draw:layer="layout" svg:x1="11.829cm" svg:y1="12.152cm" svg:x2="14.307cm" svg:y2="12.152cm">
          <text:p/>
        </draw:line>
        <draw:custom-shape draw:style-name="gr502" draw:text-style-name="P27" draw:layer="layout" svg:width="0.507cm" svg:height="0.51cm" draw:transform="rotate (-1.5707963267949) translate (16.101cm 11.869cm)">
          <text:p/>
          <draw:enhanced-geometry svg:viewBox="0 0 21600 21600" draw:mirror-vertical="true" draw:type="rectangle" draw:enhanced-path="M 0 0 L 21600 0 21600 21600 0 21600 0 0 Z N"/>
        </draw:custom-shape>
        <draw:line draw:style-name="gr230" draw:text-style-name="P1" draw:layer="layout" svg:x1="14.748cm" svg:y1="12.152cm" svg:x2="18.096cm" svg:y2="12.152cm">
          <text:p/>
        </draw:line>
        <draw:g draw:style-name="gr5">
          <draw:line draw:style-name="gr406" draw:text-style-name="P161" draw:layer="layout" svg:x1="12.482cm" svg:y1="4.597cm" svg:x2="17.902cm" svg:y2="8.662cm">
            <text:p/>
          </draw:line>
          <draw:line draw:style-name="gr406" draw:text-style-name="P161" draw:layer="layout" svg:x1="11.836cm" svg:y1="8.168cm" svg:x2="18.87cm" svg:y2="5.307cm">
            <text:p/>
          </draw:line>
        </draw:g>
        <draw:path draw:style-name="gr503" draw:text-style-name="P16" draw:layer="layout" svg:width="2.661cm" svg:height="1.46cm" svg:x="13.606cm" svg:y="8.254cm" svg:viewBox="0 0 2662 1461" svg:d="M0 1461v-1312c0 0 428-137 867-149 448-13 504 293 909 280 453-11 324-160 886-179v5 1355z">
          <text:p/>
        </draw:path>
        <draw:path draw:style-name="gr504" draw:text-style-name="P20" draw:layer="layout" svg:width="2.662cm" svg:height="0.305cm" draw:transform="skewX (0.000349065850398889) rotate (-1.84132236085402) translate (19.184387070212cm 15.6428769681556cm)" svg:viewBox="0 0 2663 306" svg:d="M0 153c562-3 438-156 891-153 405-2 452 306 900 306 439 0 315-139 872-146">
          <text:p/>
        </draw:path>
        <draw:custom-shape draw:style-name="gr505" draw:text-style-name="P20" draw:layer="layout" svg:width="0.318cm" svg:height="0.318cm" svg:x="1.297cm" svg:y="9.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6" draw:text-style-name="P111" draw:layer="layout" svg:width="0.318cm" svg:height="0.318cm" svg:x="1.284cm" svg:y="9.2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80" draw:text-style-name="P1" draw:layer="layout" svg:x1="23.165cm" svg:y1="3.003cm" svg:x2="27.04cm" svg:y2="3.077cm">
          <text:p/>
        </draw:line>
        <draw:custom-shape draw:style-name="gr507" draw:text-style-name="P20" draw:layer="layout" svg:width="2.625cm" svg:height="1.259cm" svg:x="26.502cm" svg:y="10.24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508" draw:text-style-name="P38" draw:layer="layout" svg:width="6.919cm" svg:height="0.463cm" svg:x="21.354cm" svg:y="9.281cm" svg:viewBox="0 0 6920 464" svg:d="M0 464c0 0 709-464 3059-464 2349 0 3861 427 3861 427">
          <text:p/>
        </draw:path>
        <draw:path draw:style-name="gr75" draw:text-style-name="P5" draw:layer="layout" svg:width="3.014cm" svg:height="0.43cm" svg:x="10.548cm" svg:y="19.204cm" svg:viewBox="0 0 3015 431" svg:d="M0 246v-31-30h2442v30 31zM2447 386l26-53 18-59 4-61-6-61-18-57-25-52-33-43 602 215-602 216z">
          <text:p/>
        </draw:path>
        <draw:path draw:style-name="gr76" draw:text-style-name="P5" draw:layer="layout" svg:width="0.43cm" svg:height="3.014cm" svg:x="10.332cm" svg:y="16.404cm" svg:viewBox="0 0 431 3015" svg:d="M246 3015h-31-30v-2442h30 31zM386 568l-53-26-59-17-61-5-61 6-57 18-52 26-43 32 215-602 216 602z">
          <text:p/>
        </draw:path>
        <draw:path draw:style-name="gr77" draw:text-style-name="P6" draw:layer="layout" svg:width="0.404cm" svg:height="0.478cm" svg:x="9.954cm" svg:y="17.14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78" draw:text-style-name="P6" draw:layer="layout" svg:width="0.461cm" svg:height="0.478cm" svg:x="12.468cm" svg:y="19.638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509" draw:text-style-name="P203" draw:layer="layout" svg:width="1.549cm" svg:height="1.43cm" svg:x="0.876cm" svg:y="5.857cm">
          <draw:text-box>
            <text:p><text:span text:style-name="T138">🚀</text:span></text:p>
          </draw:text-box>
        </draw:frame>
        <draw:path draw:style-name="gr510" draw:text-style-name="P38" draw:layer="layout" svg:width="10.748cm" svg:height="0.839cm" draw:transform="skewX (-1.21893794959284) rotate (2.9860838172371) translate (13.0769156201671cm 10.8078087454519cm)" svg:viewBox="0 0 10749 840" svg:d="M0 835c4214-463 13444-1624 9991 5">
          <text:p/>
        </draw:path>
        <draw:path draw:style-name="gr511" draw:text-style-name="P1" draw:layer="layout" svg:width="3.356cm" svg:height="6.712cm" svg:x="13.046cm" svg:y="13.797cm" svg:viewBox="0 0 3357 6713" svg:d="M3357 0c-590 0-1168 155-1679 450s-934 718-1228 1228c-295 511-450 1089-450 1678v1c0 589 155 1167 450 1678s717 933 1228 1228 1089 450 1678 450">
          <text:p/>
        </draw:path>
        <draw:line draw:style-name="gr112" draw:text-style-name="P1" draw:layer="layout" svg:x1="1.534cm" svg:y1="11.471cm" svg:x2="1.534cm" svg:y2="13.309cm">
          <text:p/>
        </draw:line>
        <draw:line draw:style-name="gr112" draw:text-style-name="P1" draw:layer="layout" svg:x1="1.801cm" svg:y1="12.03cm" svg:x2="1.801cm" svg:y2="13.308cm">
          <text:p/>
        </draw:line>
        <draw:line draw:style-name="gr112" draw:text-style-name="P1" draw:layer="layout" svg:x1="2.067cm" svg:y1="12.637cm" svg:x2="2.067cm" svg:y2="13.308cm">
          <text:p/>
        </draw:line>
        <presentation:notes draw:style-name="dp2">
          <draw:page-thumbnail draw:style-name="gr7" draw:layer="layout" svg:width="21.219cm" svg:height="10.476cm" svg:x="0.185cm" svg:y="2.123cm" draw:page-number="98" presentation:class="page"/>
          <draw:frame presentation:style-name="pr1" draw:text-style-name="P7"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fixed"/>
    <style:font-face style:name="DejaVu Sans Mono1" svg:font-family="'DejaVu Sans Mono'"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face style:name="Font Awesome 6 Brands Regular1" svg:font-family="'Font Awesome 6 Brands Regular'" style:font-adornments="Roman" style:font-pitch="variable"/>
    <style:font-face style:name="Font Awesome 6 Brands Regular2" svg:font-family="'Font Awesome 6 Brands Regular'" style:font-adornments="Roman"/>
    <style:font-face style:name="Font Awesome 6 Brands Regular3" svg:font-family="'Font Awesome 6 Brands Regular'" style:font-adornments="Regular" style:font-pitch="variable"/>
    <style:font-face style:name="Font Awesome 6 Brands Regular4" svg:font-family="'Font Awesome 6 Brands Regular'" style:font-adornments="Regular"/>
    <style:font-face style:name="Font Awesome 6 Brands Regular5"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face style:name="Font Awesome 6 Free Regular2" svg:font-family="'Font Awesome 6 Free Regular'" style:font-adornments="Roman"/>
    <style:font-face style:name="Font Awesome 6 Free Regular3" svg:font-family="'Font Awesome 6 Free Regular'" style:font-adornments="Regular" style:font-pitch="variable"/>
    <style:font-face style:name="Font Awesome 6 Free Regular4" svg:font-family="'Font Awesome 6 Free Regular'" style:font-adornments="Regular"/>
    <style:font-face style:name="Font Awesome 6 Free Regular5"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Symbola" svg:font-family="Symbola" style:font-adornments="Regular" style:font-pitch="variable"/>
    <style:font-face style:name="Symbola1" svg:font-family="Symbo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Concrete" xlink:href="Pictures/1000000000000200000002008FAA15CD.jpg" xlink:type="simple" xlink:show="embed" xlink:actuate="onLoad"/>
    <draw:fill-image draw:name="Ice_20_light" draw:display-name="Ice light" xlink:href="Pictures/100000000000005E0000005EF75A91A4.jpg" xlink:type="simple" xlink:show="embed" xlink:actuate="onLoad"/>
    <draw:fill-image draw:name="Pool" xlink:href="Pictures/100000000000005E0000005ED8643444.jpg" xlink:type="simple" xlink:show="embed" xlink:actuate="onLoad"/>
    <draw:fill-image draw:name="Studio" xlink:href="Pictures/100000000000020000000200C64E4DBE.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20" draw:display-name="Arrowheads 20" svg:viewBox="0 0 20 20" svg:d="M0 20l10-20 10 20z"/>
    <draw:marker draw:name="Arrowheads_20_21" draw:display-name="Arrowheads 21"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_20__28_Rounded_29_" draw:display-name="Double Dash (Rounded)" draw:style="round" draw:dots1="1" draw:dots1-length="701%" draw:distance="399%"/>
    <draw:stroke-dash draw:name="Fine_20_Dotted" draw:display-name="Fine Dotted" draw:style="rect" draw:dots1="1" draw:distance="0.457cm"/>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_5f_1" style:display-name="Default Drawing Style_2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_5f_1" style:display-name="Default Drawing Style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_5f_1" style:display-name="Default Drawing Style_3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_5f_1" style:display-name="Default Drawing Style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1"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1"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7DT19H25M48S</meta:editing-duration>
    <meta:editing-cycles>133</meta:editing-cycles>
    <meta:generator>LibreOffice/7.6.6.3$Linux_X86_64 LibreOffice_project/60$Build-3</meta:generator>
    <dc:title>pglpm_A4L_palatino</dc:title>
    <dc:date>2024-05-19T11:35:54.940886813</dc:date>
    <meta:document-statistic meta:object-count="2531"/>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uu}{\bm{u}}§\newcommand*{\yww}{\bm{w}}§§§\newcommand*{\yr}{\bm{r}}§\newcommand*{\yra}{\yr_{a}}§\newcommand*{\yrb}{\yr_{b}}§\newcommand*{\yxa}{x_{a}}%§\newcommand*{\yxb}{x_{b}}%§\newcommand*{\yv}{\bm{v}}§\newcommand*{\yva}{\yv_{a}}§\newcommand*{\yvb}{\yv_{b}}§\newcommand*{\yvs}{\bm{v}_{\text{s}}}§\newcommand*{\yns}{\bm{n}_{\text{s}}}§\newcommand*{\yst}{\bm{\sigma}}§\newcommand*{\ylo}{l_{\textrm{n}}}§\newcommand*{\yle}{l}§\newcommand*{\ydl}{\incr\bm{l}}§\newcommand*{\ydlm}{\incr l}§\newcommand*{\tot}{_{\textrm{tot}}}§%§\newcommand*{\yN}{N}§\newcommand*{\yJ}{J}§\newcommand*{\yn}{n}§\newcommand*{\yj}{\bm{j}}§\newcommand*{\ya}{\varAlpha}§\newcommand*{\yrho}{\rho}§\newcommand*{\yM}{m}% m, and q_m for mass flow§\newcommand*{\yMa}{\yM_{a}}§\newcommand*{\yMb}{\yM_{b}}§\newcommand*{\yE}{E}§\newcommand*{\yU}{U}§\newcommand*{\yUd}{u}§\newcommand*{\yUr}{U_{\text{new}}}§\newcommand*{\yUo}{\yU_{0}}§\newcommand*{\yEk}{\yE_{\textrm{k}}}%T§\newcommand*{\yEp}{\yE_{\textrm{p}}}%V§\newcommand*{\yH}{\varPhi}% really used for heat-flow§\newcommand*{\yHs}{\yH_{s}}%§\newcommand*{\yQ}{Q}% Q really for time-integral§\newcommand*{\yQb}{Q_{\text{bot}}}%§\newcommand*{\yQp}{Q^{+}}%§\newcommand*{\yQm}{Q^{-}}%§\newcommand*{\yhe}{\incr H}% integrated heat flux§\newcommand*{\yhep}{\incr H^{+}}%§\newcommand*{\yhem}{\incr H^{-}}% §\newcommand*{\yW}{\incr W}% work§\newcommand*{\yR}{R}% for energy source§\newcommand*{\yg}{\bm{g}}% gravitational acceleration§\newcommand*{\ypo}{A}% gravitational potential energy§\newcommand*{\yP}{\bm{P}}§\newcommand*{\yPa}{\yP_{a}}§\newcommand*{\yPb}{\yP_{b}}§\newcommand*{\yp}{\bm{p}}§\newcommand*{\yF}{\bm{F}}§\newcommand*{\yFab}{\yF_{as}}§\newcommand*{\yFba}{\yF_{bs}}§\newcommand*{\yFpg}{F_{\text{pg}}}§\newcommand*{\yFgp}{F_{\text{gp}}}§\newcommand*{\yFatm}{F_{\text{atm}}}§\newcommand*{\yFn}{\yF_{\text{n}}}§\newcommand*{\yFt}{\yF_{\text{s}}}§\newcommand*{\yG}{\bm{G}}§\newcommand*{\yGa}{\yG_{a}}§\newcommand*{\yGb}{\yG_{b}}§\newcommand*{\yf}{\bm{f}}§\newcommand*{\yL}{\bm{L}}% L or H§%\newcommand*{\yl}{\bm{L}}§\newcommand*{\yT}{\bm{\tau}}% M or T or M_Q§\newcommand*{\ym}{\bm{M}}% M or T or M_Q§%\newcommand*{\yt}{\bm{\tau}}§\newcommand*{\yS}{S}§\newcommand*{\yB}{\varPi}§\newcommand*{\yvis}{\mu}%§\newcommand*{\yhea}{h}%heat-transfer coefficient§\newcommand*{\yte}{T}%temperature§\newcommand*{\ytece}{T_{\text{C}}}%§\newcommand*{\ytep}{\yte^{+}}%§\newcommand*{\ytem}{\yte^{-}}%§\newcommand*{\ytea}{\yte_{a}}%§\newcommand*{\yteb}{\yte_{b}}%§\newcommand*{\ytee}{\yte_{\text(ext)}}%§%§\newcommand*{\yti}{t_{0}}§\newcommand*{\ytf}{t_{1}}§\newcommand*{\yxi}{x_{0}}§\newcommand*{\yyi}{y_{0}}§\newcommand*{\yzi}{z_{0}}§\newcommand*{\Dt}{\incr t}§\newcommand*{\Dx}{\incr x}§\newcommand*{\Dy}{\incr y}§\newcommand*{\Dz}{\incr z}§\newcommand*{\Dth}{\tfrac{\incr t}{2}}§\newcommand*{\Dxh}{\tfrac{\incr x}{2}}§\newcommand*{\Dyh}{\tfrac{\incr y}{2}}§\newcommand*{\Dzh}{\tfrac{\incr z}{2}}§§§%% \newcommand*{\yuu}{\bm{u}}§%% \newcommand*{\yww}{\bm{w}}§%% §%% §%% \newcommand*{\yr}{\bm{r}}§%% \newcommand*{\yra}{\yr_{a}}§%% \newcommand*{\yrb}{\yr_{b}}§%% \newcommand*{\yv}{\bm{v}}§%% \newcommand*{\yva}{\yv_{a}}§%% \newcommand*{\yvb}{\yv_{b}}§%% \newcommand*{\yvs}{v_{\text{s}}}§%% \newcommand*{\ylo}{l_{\textrm{n}}}§%% \newcommand*{\yle}{l}§%% \newcommand*{\ydl}{\incr\bm{l}}§%% \newcommand*{\ydlm}{\incr l}§%% %§%% \newcommand*{\yN}{N}§%% \newcommand*{\yJ}{J}§%% \newcommand*{\yn}{n}§%% \newcommand*{\yj}{\bm{j}}§%% \newcommand*{\ya}{\varAlpha}§%% \newcommand*{\yrho}{\rho}§%% \newcommand*{\yM}{m}% m, and q_m for mass flow§%% \newcommand*{\yMa}{\yM_{a}}§%% \newcommand*{\yMb}{\yM_{b}}§%% \newcommand*{\yE}{E}§%% \newcommand*{\yU}{U}§%% \newcommand*{\yEk}{\yE_{\textrm{k}}}%T§%% \newcommand*{\yEp}{\yE_{\textrm{p}}}%V§%% \newcommand*{\yH}{\varPhi}% really used for heat-flow§%% \newcommand*{\yQ}{Q}% Q for time-integral§%% \newcommand*{\yW}{W}% A,W for time-integral§%% \newcommand*{\yR}{R}% for energy source§%% \newcommand*{\yg}{\bm{g}}% gravitational acceleration§%% \newcommand*{\yP}{\bm{P}}§%% \newcommand*{\yPa}{\yP_{a}}§%% \newcommand*{\yPb}{\yP_{b}}§%% \newcommand*{\yp}{\bm{p}}§%% \newcommand*{\yF}{\bm{F}}§%% \newcommand*{\yFa}{\yF_{a}}§%% \newcommand*{\yFb}{\yF_{b}}§%% \newcommand*{\yG}{\bm{G}}§%% \newcommand*{\yGa}{\yG_{a}}§%% \newcommand*{\yGb}{\yG_{b}}§%% \newcommand*{\yf}{\bm{f}}§%% \newcommand*{\yL}{\bm{L}}% L or H§%% %\newcommand*{\yl}{\bm{L}}§%% \newcommand*{\yT}{\bm{\tau}}% M or T or M_Q§%% \newcommand*{\ym}{\bm{M}}% M or T or M_Q§%% %\newcommand*{\yt}{\bm{\tau}}§%% \newcommand*{\yS}{S}§%% \newcommand*{\yB}{H}§%% \newcommand*{\yte}{T}%temperature§%% %§%% \newcommand*{\yti}{t_{0}}§%% \newcommand*{\ytf}{t_{1}}§%% \newcommand*{\yxi}{x_{0}}§%% \newcommand*{\yyi}{y_{0}}§%% \newcommand*{\yzi}{z_{0}}§%% \newcommand*{\Dt}{\incr t}§%% \newcommand*{\Dx}{\incr x}§%% \newcommand*{\Dy}{\incr y}§%% \newcommand*{\Dz}{\incr z}§%% \newcommand*{\Dth}{\tfrac{\incr t}{2}}§%% \newcommand*{\Dxh}{\tfrac{\incr x}{2}}§%% \newcommand*{\Dyh}{\tfrac{\incr y}{2}}§%% \newcommand*{\Dzh}{\tfrac{\incr z}{2}}§%% \newcommand*{\yvis}{\mu}%temperature§%% \newcommand*{\yxa}{x_{a}}%temperature§%% \newcommand*{\yxb}{x_{b}}%temperature§%% \newcommand*{\ytea}{\yte_{g}}%temperature§%% \newcommand*{\yteb}{\yte_{e}}%temperature§%% \newcommand*{\yFpg}{F_{\text{pg}}}§%% \newcommand*{\yFgp}{F_{\text{gp}}}§%% \newcommand*{\yFatm}{F_{\text{atm}}}§%% \newcommand*{\ytee}{\yte_{\text{ext}}}%temperature§ \newcommand*{\yFn}{\yF_{\text{n}}}§ \newcommand*{\yFt}{\yF_{\text{s}}}§ §§\usepackage[retain-explicit-plus,quantity-product=\:]{siunitx}§§</meta:user-defined>
    <meta:template xlink:type="simple" xlink:actuate="onRequest" xlink:title="pglpm_A4L_palatino" xlink:href="../../../.config/libreoffice/4/user/template/pglpm_A4L_palatino1.otp" meta:date="2024-02-21T11:40:09.419912412"/>
  </office:meta>
</office:document-meta>
</file>